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1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2.0583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580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2H03M30.303S">
            <text:p>12:03:30.30</text:p>
          </table:table-cell>
          <table:table-cell office:value-type="string">
            <text:p>TC0001_PlannerA 1-1</text:p>
          </table:table-cell>
          <table:table-cell office:value-type="string">
            <text:p>/channels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2H03M30.334S">
            <text:p>12:03:30.33</text:p>
          </table:table-cell>
          <table:table-cell office:value-type="string">
            <text:p>TC0002_PlannerB 2-1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2H03M30.356S">
            <text:p>12:03:30.36</text:p>
          </table:table-cell>
          <table:table-cell office:value-type="string">
            <text:p>TC0003_PlannerC 3-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2H03M30.375S">
            <text:p>12:03:30.38</text:p>
          </table:table-cell>
          <table:table-cell office:value-type="string">
            <text:p>TC0001_PlannerA 1-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2H03M30.38S">
            <text:p>12:03:30.38</text:p>
          </table:table-cell>
          <table:table-cell office:value-type="string">
            <text:p>TC0002_PlannerB 2-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2H03M30.408S">
            <text:p>12:03:30.41</text:p>
          </table:table-cell>
          <table:table-cell office:value-type="string">
            <text:p>TC0003_PlannerC 3-2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2H03M30.416S">
            <text:p>12:03:30.42</text:p>
          </table:table-cell>
          <table:table-cell office:value-type="string">
            <text:p>TC0001_PlannerA 1-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2H03M30.436S">
            <text:p>12:03:30.44</text:p>
          </table:table-cell>
          <table:table-cell office:value-type="string">
            <text:p>TC0002_PlannerB 2-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2H03M30.338S">
            <text:p>12:03:30.34</text:p>
          </table:table-cell>
          <table:table-cell office:value-type="string">
            <text:p>TC0002_PlannerB 2-1</text:p>
          </table:table-cell>
          <table:table-cell office:value-type="string">
            <text:p>/channels/login.do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2H03M30.315S">
            <text:p>12:03:30.32</text:p>
          </table:table-cell>
          <table:table-cell office:value-type="string">
            <text:p>TC0001_PlannerA 1-1</text:p>
          </table:table-cell>
          <table:table-cell office:value-type="string">
            <text:p>/channels/login.do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2H03M30.46S">
            <text:p>12:03:30.46</text:p>
          </table:table-cell>
          <table:table-cell office:value-type="string">
            <text:p>TC0003_PlannerC 3-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2H03M30.476S">
            <text:p>12:03:30.48</text:p>
          </table:table-cell>
          <table:table-cell office:value-type="string">
            <text:p>TC0001_PlannerA 1-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2H03M30.487S">
            <text:p>12:03:30.49</text:p>
          </table:table-cell>
          <table:table-cell office:value-type="string">
            <text:p>TC0002_PlannerB 2-4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2H03M30.361S">
            <text:p>12:03:30.36</text:p>
          </table:table-cell>
          <table:table-cell office:value-type="string">
            <text:p>TC0003_PlannerC 3-1</text:p>
          </table:table-cell>
          <table:table-cell office:value-type="string">
            <text:p>/channels/login.do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2H03M30.512S">
            <text:p>12:03:30.51</text:p>
          </table:table-cell>
          <table:table-cell office:value-type="string">
            <text:p>TC0003_PlannerC 3-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2H03M30.517S">
            <text:p>12:03:30.52</text:p>
          </table:table-cell>
          <table:table-cell office:value-type="string">
            <text:p>TC0001_PlannerA 1-5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2H03M30.536S">
            <text:p>12:03:30.54</text:p>
          </table:table-cell>
          <table:table-cell office:value-type="string">
            <text:p>TC0002_PlannerB 2-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2H03M30.411S">
            <text:p>12:03:30.41</text:p>
          </table:table-cell>
          <table:table-cell office:value-type="string">
            <text:p>TC0003_PlannerC 3-2</text:p>
          </table:table-cell>
          <table:table-cell office:value-type="string">
            <text:p>/channels/login.do</text:p>
          </table:table-cell>
          <table:table-cell office:value-type="float" office:value="155">
            <text:p>155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2H03M30.564S">
            <text:p>12:03:30.56</text:p>
          </table:table-cell>
          <table:table-cell office:value-type="string">
            <text:p>TC0003_PlannerC 3-5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2H03M30.578S">
            <text:p>12:03:30.58</text:p>
          </table:table-cell>
          <table:table-cell office:value-type="string">
            <text:p>TC0001_PlannerA 1-6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2H03M30.589S">
            <text:p>12:03:30.59</text:p>
          </table:table-cell>
          <table:table-cell office:value-type="string">
            <text:p>TC0002_PlannerB 2-6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2H03M30.383S">
            <text:p>12:03:30.38</text:p>
          </table:table-cell>
          <table:table-cell office:value-type="string">
            <text:p>TC0002_PlannerB 2-2</text:p>
          </table:table-cell>
          <table:table-cell office:value-type="string">
            <text:p>/channels/login.do</text:p>
          </table:table-cell>
          <table:table-cell office:value-type="float" office:value="222">
            <text:p>222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2H03M30.616S">
            <text:p>12:03:30.62</text:p>
          </table:table-cell>
          <table:table-cell office:value-type="string">
            <text:p>TC0003_PlannerC 3-6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2H03M30.618S">
            <text:p>12:03:30.62</text:p>
          </table:table-cell>
          <table:table-cell office:value-type="string">
            <text:p>TC0001_PlannerA 1-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2H03M30.641S">
            <text:p>12:03:30.64</text:p>
          </table:table-cell>
          <table:table-cell office:value-type="string">
            <text:p>TC0002_PlannerB 2-7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2H03M30.379S">
            <text:p>12:03:30.38</text:p>
          </table:table-cell>
          <table:table-cell office:value-type="string">
            <text:p>TC0001_PlannerA 1-2</text:p>
          </table:table-cell>
          <table:table-cell office:value-type="string">
            <text:p>/channels/login.do</text:p>
          </table:table-cell>
          <table:table-cell office:value-type="float" office:value="266">
            <text:p>266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2H03M30.667S">
            <text:p>12:03:30.67</text:p>
          </table:table-cell>
          <table:table-cell office:value-type="string">
            <text:p>TC0003_PlannerC 3-7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2H03M30.679S">
            <text:p>12:03:30.68</text:p>
          </table:table-cell>
          <table:table-cell office:value-type="string">
            <text:p>TC0001_PlannerA 1-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2H03M30.581S">
            <text:p>12:03:30.58</text:p>
          </table:table-cell>
          <table:table-cell office:value-type="string">
            <text:p>TC0001_PlannerA 1-6</text:p>
          </table:table-cell>
          <table:table-cell office:value-type="string">
            <text:p>/channels/login.do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2H03M30.694S">
            <text:p>12:03:30.69</text:p>
          </table:table-cell>
          <table:table-cell office:value-type="string">
            <text:p>TC0002_PlannerB 2-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2H03M30.718S">
            <text:p>12:03:30.72</text:p>
          </table:table-cell>
          <table:table-cell office:value-type="string">
            <text:p>TC0003_PlannerC 3-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2H03M30.719S">
            <text:p>12:03:30.72</text:p>
          </table:table-cell>
          <table:table-cell office:value-type="string">
            <text:p>TC0001_PlannerA 1-9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2H03M30.745S">
            <text:p>12:03:30.75</text:p>
          </table:table-cell>
          <table:table-cell office:value-type="string">
            <text:p>TC0002_PlannerB 2-9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2H03M30.569S">
            <text:p>12:03:30.57</text:p>
          </table:table-cell>
          <table:table-cell office:value-type="string">
            <text:p>TC0003_PlannerC 3-5</text:p>
          </table:table-cell>
          <table:table-cell office:value-type="string">
            <text:p>/channels/login.do</text:p>
          </table:table-cell>
          <table:table-cell office:value-type="float" office:value="188">
            <text:p>188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2H03M30.567S">
            <text:p>12:03:30.57</text:p>
          </table:table-cell>
          <table:table-cell office:value-type="string">
            <text:p>TC0003_PlannerC 3-2</text:p>
          </table:table-cell>
          <table:table-cell office:value-type="string">
            <text:p>/channels/;jsessionid=1197tgiio6kkp17th1n7oib6uq</text:p>
          </table:table-cell>
          <table:table-cell office:value-type="float" office:value="203">
            <text:p>203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2H03M30.768S">
            <text:p>12:03:30.77</text:p>
          </table:table-cell>
          <table:table-cell office:value-type="string">
            <text:p>TC0003_PlannerC 3-9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2H03M30.78S">
            <text:p>12:03:30.78</text:p>
          </table:table-cell>
          <table:table-cell office:value-type="string">
            <text:p>TC0001_PlannerA 1-10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2H03M30.796S">
            <text:p>12:03:30.80</text:p>
          </table:table-cell>
          <table:table-cell office:value-type="string">
            <text:p>TC0002_PlannerB 2-10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2H03M30.819S">
            <text:p>12:03:30.82</text:p>
          </table:table-cell>
          <table:table-cell office:value-type="string">
            <text:p>TC0003_PlannerC 3-1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2H03M30.82S">
            <text:p>12:03:30.82</text:p>
          </table:table-cell>
          <table:table-cell office:value-type="string">
            <text:p>TC0001_PlannerA 1-1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2H03M30.847S">
            <text:p>12:03:30.85</text:p>
          </table:table-cell>
          <table:table-cell office:value-type="string">
            <text:p>TC0002_PlannerB 2-11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2H03M30.87S">
            <text:p>12:03:30.87</text:p>
          </table:table-cell>
          <table:table-cell office:value-type="string">
            <text:p>TC0003_PlannerC 3-11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2H03M30.513S">
            <text:p>12:03:30.51</text:p>
          </table:table-cell>
          <table:table-cell office:value-type="string">
            <text:p>TC0003_PlannerC 3-1</text:p>
          </table:table-cell>
          <table:table-cell office:value-type="string">
            <text:p>/channels/;jsessionid=1197tgiio6kkp17th1n7oib6uq</text:p>
          </table:table-cell>
          <table:table-cell office:value-type="float" office:value="370">
            <text:p>370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2H03M30.881S">
            <text:p>12:03:30.88</text:p>
          </table:table-cell>
          <table:table-cell office:value-type="string">
            <text:p>TC0001_PlannerA 1-1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2H03M30.898S">
            <text:p>12:03:30.90</text:p>
          </table:table-cell>
          <table:table-cell office:value-type="string">
            <text:p>TC0002_PlannerB 2-1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2H03M30.522S">
            <text:p>12:03:30.52</text:p>
          </table:table-cell>
          <table:table-cell office:value-type="string">
            <text:p>TC0001_PlannerA 1-5</text:p>
          </table:table-cell>
          <table:table-cell office:value-type="string">
            <text:p>/channels/login.do</text:p>
          </table:table-cell>
          <table:table-cell office:value-type="float" office:value="380">
            <text:p>380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2H03M30.515S">
            <text:p>12:03:30.52</text:p>
          </table:table-cell>
          <table:table-cell office:value-type="string">
            <text:p>TC0003_PlannerC 3-4</text:p>
          </table:table-cell>
          <table:table-cell office:value-type="string">
            <text:p>/channels/login.do</text:p>
          </table:table-cell>
          <table:table-cell office:value-type="float" office:value="398">
            <text:p>398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2H03M30.921S">
            <text:p>12:03:30.92</text:p>
          </table:table-cell>
          <table:table-cell office:value-type="string">
            <text:p>TC0001_PlannerA 1-1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2H03M30.921S">
            <text:p>12:03:30.92</text:p>
          </table:table-cell>
          <table:table-cell office:value-type="string">
            <text:p>TC0003_PlannerC 3-12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2H03M30.949S">
            <text:p>12:03:30.95</text:p>
          </table:table-cell>
          <table:table-cell office:value-type="string">
            <text:p>TC0002_PlannerB 2-1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2H03M30.971S">
            <text:p>12:03:30.97</text:p>
          </table:table-cell>
          <table:table-cell office:value-type="string">
            <text:p>TC0003_PlannerC 3-1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2H03M30.972S">
            <text:p>12:03:30.97</text:p>
          </table:table-cell>
          <table:table-cell office:value-type="string">
            <text:p>TC0001_PlannerA 1-1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2H03M30.539S">
            <text:p>12:03:30.54</text:p>
          </table:table-cell>
          <table:table-cell office:value-type="string">
            <text:p>TC0002_PlannerB 2-5</text:p>
          </table:table-cell>
          <table:table-cell office:value-type="string">
            <text:p>/channels/login.do</text:p>
          </table:table-cell>
          <table:table-cell office:value-type="float" office:value="437">
            <text:p>437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2H03M30.494S">
            <text:p>12:03:30.49</text:p>
          </table:table-cell>
          <table:table-cell office:value-type="string">
            <text:p>TC0002_PlannerB 2-4</text:p>
          </table:table-cell>
          <table:table-cell office:value-type="string">
            <text:p>/channels/login.do</text:p>
          </table:table-cell>
          <table:table-cell office:value-type="float" office:value="491">
            <text:p>491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2H03M31S">
            <text:p>12:03:31.00</text:p>
          </table:table-cell>
          <table:table-cell office:value-type="string">
            <text:p>TC0002_PlannerB 2-1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2H03M31.022S">
            <text:p>12:03:31.02</text:p>
          </table:table-cell>
          <table:table-cell office:value-type="string">
            <text:p>TC0003_PlannerC 3-1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2H03M31.031S">
            <text:p>12:03:31.03</text:p>
          </table:table-cell>
          <table:table-cell office:value-type="string">
            <text:p>TC0001_PlannerA 1-1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2H03M30.479S">
            <text:p>12:03:30.48</text:p>
          </table:table-cell>
          <table:table-cell office:value-type="string">
            <text:p>TC0001_PlannerA 1-4</text:p>
          </table:table-cell>
          <table:table-cell office:value-type="string">
            <text:p>/channels/login.do</text:p>
          </table:table-cell>
          <table:table-cell office:value-type="float" office:value="571">
            <text:p>571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2H03M31.051S">
            <text:p>12:03:31.05</text:p>
          </table:table-cell>
          <table:table-cell office:value-type="string">
            <text:p>TC0002_PlannerB 2-1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2H03M30.463S">
            <text:p>12:03:30.46</text:p>
          </table:table-cell>
          <table:table-cell office:value-type="string">
            <text:p>TC0003_PlannerC 3-3</text:p>
          </table:table-cell>
          <table:table-cell office:value-type="string">
            <text:p>/channels/login.do</text:p>
          </table:table-cell>
          <table:table-cell office:value-type="float" office:value="599">
            <text:p>599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2H03M30.458S">
            <text:p>12:03:30.46</text:p>
          </table:table-cell>
          <table:table-cell office:value-type="string">
            <text:p>TC0001_PlannerA 1-1</text:p>
          </table:table-cell>
          <table:table-cell office:value-type="string">
            <text:p>/channels/</text:p>
          </table:table-cell>
          <table:table-cell office:value-type="float" office:value="619">
            <text:p>619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2H03M31.074S">
            <text:p>12:03:31.07</text:p>
          </table:table-cell>
          <table:table-cell office:value-type="string">
            <text:p>TC0003_PlannerC 3-1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2H03M31.073S">
            <text:p>12:03:31.07</text:p>
          </table:table-cell>
          <table:table-cell office:value-type="string">
            <text:p>TC0001_PlannerA 1-16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2H03M31.101S">
            <text:p>12:03:31.10</text:p>
          </table:table-cell>
          <table:table-cell office:value-type="string">
            <text:p>TC0002_PlannerB 2-16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2H03M31.123S">
            <text:p>12:03:31.12</text:p>
          </table:table-cell>
          <table:table-cell office:value-type="string">
            <text:p>TC0003_PlannerC 3-16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2H03M30.446S">
            <text:p>12:03:30.45</text:p>
          </table:table-cell>
          <table:table-cell office:value-type="string">
            <text:p>TC0002_PlannerB 2-1</text:p>
          </table:table-cell>
          <table:table-cell office:value-type="string">
            <text:p>/channels/;jsessionid=1ulf4k4c0axy31vb3lvtfuz2hs</text:p>
          </table:table-cell>
          <table:table-cell office:value-type="float" office:value="689">
            <text:p>689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2H03M31.132S">
            <text:p>12:03:31.13</text:p>
          </table:table-cell>
          <table:table-cell office:value-type="string">
            <text:p>TC0001_PlannerA 1-1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2H03M30.439S">
            <text:p>12:03:30.44</text:p>
          </table:table-cell>
          <table:table-cell office:value-type="string">
            <text:p>TC0002_PlannerB 2-3</text:p>
          </table:table-cell>
          <table:table-cell office:value-type="string">
            <text:p>/channels/login.do</text:p>
          </table:table-cell>
          <table:table-cell office:value-type="float" office:value="706">
            <text:p>706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2H03M31.152S">
            <text:p>12:03:31.15</text:p>
          </table:table-cell>
          <table:table-cell office:value-type="string">
            <text:p>TC0002_PlannerB 2-1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2H03M31.174S">
            <text:p>12:03:31.17</text:p>
          </table:table-cell>
          <table:table-cell office:value-type="string">
            <text:p>TC0001_PlannerA 1-1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2H03M31.175S">
            <text:p>12:03:31.18</text:p>
          </table:table-cell>
          <table:table-cell office:value-type="string">
            <text:p>TC0003_PlannerC 3-1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2H03M31.203S">
            <text:p>12:03:31.20</text:p>
          </table:table-cell>
          <table:table-cell office:value-type="string">
            <text:p>TC0002_PlannerB 2-1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2H03M31.078S">
            <text:p>12:03:31.08</text:p>
          </table:table-cell>
          <table:table-cell office:value-type="string">
            <text:p>TC0003_PlannerC 3-15</text:p>
          </table:table-cell>
          <table:table-cell office:value-type="string">
            <text:p>/channels/login.do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2H03M31.226S">
            <text:p>12:03:31.23</text:p>
          </table:table-cell>
          <table:table-cell office:value-type="string">
            <text:p>TC0003_PlannerC 3-1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2H03M31.077S">
            <text:p>12:03:31.08</text:p>
          </table:table-cell>
          <table:table-cell office:value-type="string">
            <text:p>TC0001_PlannerA 1-1</text:p>
          </table:table-cell>
          <table:table-cell office:value-type="string">
            <text:p>/channels/home</text:p>
          </table:table-cell>
          <table:table-cell office:value-type="float" office:value="156">
            <text:p>156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2H03M31.234S">
            <text:p>12:03:31.23</text:p>
          </table:table-cell>
          <table:table-cell office:value-type="string">
            <text:p>TC0001_PlannerA 1-19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2H03M31.254S">
            <text:p>12:03:31.25</text:p>
          </table:table-cell>
          <table:table-cell office:value-type="string">
            <text:p>TC0002_PlannerB 2-1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2H03M31.277S">
            <text:p>12:03:31.28</text:p>
          </table:table-cell>
          <table:table-cell office:value-type="string">
            <text:p>TC0001_PlannerA 1-20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2H03M31.277S">
            <text:p>12:03:31.28</text:p>
          </table:table-cell>
          <table:table-cell office:value-type="string">
            <text:p>TC0003_PlannerC 3-19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2H03M31.063S">
            <text:p>12:03:31.06</text:p>
          </table:table-cell>
          <table:table-cell office:value-type="string">
            <text:p>TC0003_PlannerC 3-3</text:p>
          </table:table-cell>
          <table:table-cell office:value-type="string">
            <text:p>/channels/;jsessionid=1197tgiio6kkp17th1n7oib6uq</text:p>
          </table:table-cell>
          <table:table-cell office:value-type="float" office:value="226">
            <text:p>226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2H03M31.305S">
            <text:p>12:03:31.31</text:p>
          </table:table-cell>
          <table:table-cell office:value-type="string">
            <text:p>TC0002_PlannerB 2-20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2H03M31.328S">
            <text:p>12:03:31.33</text:p>
          </table:table-cell>
          <table:table-cell office:value-type="string">
            <text:p>TC0003_PlannerC 3-20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2H03M31.049S">
            <text:p>12:03:31.05</text:p>
          </table:table-cell>
          <table:table-cell office:value-type="string">
            <text:p>TC0001_PlannerA 1-4</text:p>
          </table:table-cell>
          <table:table-cell office:value-type="string">
            <text:p>/channels/</text:p>
          </table:table-cell>
          <table:table-cell office:value-type="float" office:value="284">
            <text:p>284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2H03M31.054S">
            <text:p>12:03:31.05</text:p>
          </table:table-cell>
          <table:table-cell office:value-type="string">
            <text:p>TC0002_PlannerB 2-15</text:p>
          </table:table-cell>
          <table:table-cell office:value-type="string">
            <text:p>/channels/login.do</text:p>
          </table:table-cell>
          <table:table-cell office:value-type="float" office:value="292">
            <text:p>29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2H03M30.419S">
            <text:p>12:03:30.42</text:p>
          </table:table-cell>
          <table:table-cell office:value-type="string">
            <text:p>TC0001_PlannerA 1-3</text:p>
          </table:table-cell>
          <table:table-cell office:value-type="string">
            <text:p>/channels/login.do</text:p>
          </table:table-cell>
          <table:table-cell office:value-type="float" office:value="939">
            <text:p>939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2H03M31.034S">
            <text:p>12:03:31.03</text:p>
          </table:table-cell>
          <table:table-cell office:value-type="string">
            <text:p>TC0001_PlannerA 1-15</text:p>
          </table:table-cell>
          <table:table-cell office:value-type="string">
            <text:p>/channels/login.do</text:p>
          </table:table-cell>
          <table:table-cell office:value-type="float" office:value="336">
            <text:p>336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2H03M30.986S">
            <text:p>12:03:30.99</text:p>
          </table:table-cell>
          <table:table-cell office:value-type="string">
            <text:p>TC0002_PlannerB 2-4</text:p>
          </table:table-cell>
          <table:table-cell office:value-type="string">
            <text:p>/channels/;jsessionid=1ulf4k4c0axy31vb3lvtfuz2hs</text:p>
          </table:table-cell>
          <table:table-cell office:value-type="float" office:value="547">
            <text:p>547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2H03M31.025S">
            <text:p>12:03:31.03</text:p>
          </table:table-cell>
          <table:table-cell office:value-type="string">
            <text:p>TC0003_PlannerC 3-14</text:p>
          </table:table-cell>
          <table:table-cell office:value-type="string">
            <text:p>/channels/login.do</text:p>
          </table:table-cell>
          <table:table-cell office:value-type="float" office:value="522">
            <text:p>52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2H03M30.975S">
            <text:p>12:03:30.98</text:p>
          </table:table-cell>
          <table:table-cell office:value-type="string">
            <text:p>TC0001_PlannerA 1-14</text:p>
          </table:table-cell>
          <table:table-cell office:value-type="string">
            <text:p>/channels/login.do</text:p>
          </table:table-cell>
          <table:table-cell office:value-type="float" office:value="614">
            <text:p>614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2H03M30.976S">
            <text:p>12:03:30.98</text:p>
          </table:table-cell>
          <table:table-cell office:value-type="string">
            <text:p>TC0002_PlannerB 2-5</text:p>
          </table:table-cell>
          <table:table-cell office:value-type="string">
            <text:p>/channels/;jsessionid=1ulf4k4c0axy31vb3lvtfuz2hs</text:p>
          </table:table-cell>
          <table:table-cell office:value-type="float" office:value="629">
            <text:p>629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2H03M31.003S">
            <text:p>12:03:31.00</text:p>
          </table:table-cell>
          <table:table-cell office:value-type="string">
            <text:p>TC0002_PlannerB 2-14</text:p>
          </table:table-cell>
          <table:table-cell office:value-type="string">
            <text:p>/channels/login.do</text:p>
          </table:table-cell>
          <table:table-cell office:value-type="float" office:value="617">
            <text:p>617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2H03M31.233S">
            <text:p>12:03:31.23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416">
            <text:p>416</text:p>
          </table:table-cell>
          <table:table-cell office:value-type="string">
            <text:p>Success</text:p>
          </table:table-cell>
          <table:table-cell office:value-type="float" office:value="43678">
            <text:p>43678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2H03M30.976S">
            <text:p>12:03:30.98</text:p>
          </table:table-cell>
          <table:table-cell office:value-type="string">
            <text:p>TC0003_PlannerC 3-13</text:p>
          </table:table-cell>
          <table:table-cell office:value-type="string">
            <text:p>/channels/login.do</text:p>
          </table:table-cell>
          <table:table-cell office:value-type="float" office:value="682">
            <text:p>68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2H03M30.952S">
            <text:p>12:03:30.95</text:p>
          </table:table-cell>
          <table:table-cell office:value-type="string">
            <text:p>TC0002_PlannerB 2-13</text:p>
          </table:table-cell>
          <table:table-cell office:value-type="string">
            <text:p>/channels/login.do</text:p>
          </table:table-cell>
          <table:table-cell office:value-type="float" office:value="736">
            <text:p>736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2H03M31.65S">
            <text:p>12:03:31.65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69896">
            <text:p>69896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2H03M30.925S">
            <text:p>12:03:30.93</text:p>
          </table:table-cell>
          <table:table-cell office:value-type="string">
            <text:p>TC0003_PlannerC 3-12</text:p>
          </table:table-cell>
          <table:table-cell office:value-type="string">
            <text:p>/channels/login.do</text:p>
          </table:table-cell>
          <table:table-cell office:value-type="float" office:value="869">
            <text:p>869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2H03M30.924S">
            <text:p>12:03:30.92</text:p>
          </table:table-cell>
          <table:table-cell office:value-type="string">
            <text:p>TC0001_PlannerA 1-13</text:p>
          </table:table-cell>
          <table:table-cell office:value-type="string">
            <text:p>/channels/login.do</text:p>
          </table:table-cell>
          <table:table-cell office:value-type="float" office:value="877">
            <text:p>877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2H03M30.914S">
            <text:p>12:03:30.91</text:p>
          </table:table-cell>
          <table:table-cell office:value-type="string">
            <text:p>TC0003_PlannerC 3-4</text:p>
          </table:table-cell>
          <table:table-cell office:value-type="string">
            <text:p>/channels/;jsessionid=1197tgiio6kkp17th1n7oib6uq</text:p>
          </table:table-cell>
          <table:table-cell office:value-type="float" office:value="955">
            <text:p>955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2H03M30.903S">
            <text:p>12:03:30.90</text:p>
          </table:table-cell>
          <table:table-cell office:value-type="string">
            <text:p>TC0002_PlannerB 2-12</text:p>
          </table:table-cell>
          <table:table-cell office:value-type="string">
            <text:p>/channels/login.do</text:p>
          </table:table-cell>
          <table:table-cell office:value-type="float" office:value="979">
            <text:p>979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2H03M30.903S">
            <text:p>12:03:30.90</text:p>
          </table:table-cell>
          <table:table-cell office:value-type="string">
            <text:p>TC0001_PlannerA 1-5</text:p>
          </table:table-cell>
          <table:table-cell office:value-type="string">
            <text:p>/channels/</text:p>
          </table:table-cell>
          <table:table-cell office:value-type="float" office:value="1042">
            <text:p>1042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2H03M31.788S">
            <text:p>12:03:31.79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77">
            <text:p>177</text:p>
          </table:table-cell>
          <table:table-cell office:value-type="string">
            <text:p>Success</text:p>
          </table:table-cell>
          <table:table-cell office:value-type="float" office:value="35304">
            <text:p>35304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2H03M30.885S">
            <text:p>12:03:30.89</text:p>
          </table:table-cell>
          <table:table-cell office:value-type="string">
            <text:p>TC0003_PlannerC 3-1</text:p>
          </table:table-cell>
          <table:table-cell office:value-type="string">
            <text:p>/channels/home</text:p>
          </table:table-cell>
          <table:table-cell office:value-type="float" office:value="1089">
            <text:p>1089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2H03M30.885S">
            <text:p>12:03:30.89</text:p>
          </table:table-cell>
          <table:table-cell office:value-type="string">
            <text:p>TC0001_PlannerA 1-12</text:p>
          </table:table-cell>
          <table:table-cell office:value-type="string">
            <text:p>/channels/login.do</text:p>
          </table:table-cell>
          <table:table-cell office:value-type="float" office:value="1102">
            <text:p>110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2H03M30.873S">
            <text:p>12:03:30.87</text:p>
          </table:table-cell>
          <table:table-cell office:value-type="string">
            <text:p>TC0003_PlannerC 3-11</text:p>
          </table:table-cell>
          <table:table-cell office:value-type="string">
            <text:p>/channels/login.do</text:p>
          </table:table-cell>
          <table:table-cell office:value-type="float" office:value="1160">
            <text:p>1160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2H03M30.85S">
            <text:p>12:03:30.85</text:p>
          </table:table-cell>
          <table:table-cell office:value-type="string">
            <text:p>TC0002_PlannerB 2-11</text:p>
          </table:table-cell>
          <table:table-cell office:value-type="string">
            <text:p>/channels/login.do</text:p>
          </table:table-cell>
          <table:table-cell office:value-type="float" office:value="1235">
            <text:p>1235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2H03M31.965S">
            <text:p>12:03:31.97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66">
            <text:p>166</text:p>
          </table:table-cell>
          <table:table-cell office:value-type="string">
            <text:p>Success</text:p>
          </table:table-cell>
          <table:table-cell office:value-type="float" office:value="36975">
            <text:p>36975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2H03M30.823S">
            <text:p>12:03:30.82</text:p>
          </table:table-cell>
          <table:table-cell office:value-type="string">
            <text:p>TC0001_PlannerA 1-11</text:p>
          </table:table-cell>
          <table:table-cell office:value-type="string">
            <text:p>/channels/login.do</text:p>
          </table:table-cell>
          <table:table-cell office:value-type="float" office:value="1330">
            <text:p>1330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2H03M30.799S">
            <text:p>12:03:30.80</text:p>
          </table:table-cell>
          <table:table-cell office:value-type="string">
            <text:p>TC0002_PlannerB 2-10</text:p>
          </table:table-cell>
          <table:table-cell office:value-type="string">
            <text:p>/channels/login.do</text:p>
          </table:table-cell>
          <table:table-cell office:value-type="float" office:value="1439">
            <text:p>1439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2H03M30.783S">
            <text:p>12:03:30.78</text:p>
          </table:table-cell>
          <table:table-cell office:value-type="string">
            <text:p>TC0001_PlannerA 1-10</text:p>
          </table:table-cell>
          <table:table-cell office:value-type="string">
            <text:p>/channels/login.do</text:p>
          </table:table-cell>
          <table:table-cell office:value-type="float" office:value="1482">
            <text:p>148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2H03M30.822S">
            <text:p>12:03:30.82</text:p>
          </table:table-cell>
          <table:table-cell office:value-type="string">
            <text:p>TC0003_PlannerC 3-10</text:p>
          </table:table-cell>
          <table:table-cell office:value-type="string">
            <text:p>/channels/login.do</text:p>
          </table:table-cell>
          <table:table-cell office:value-type="float" office:value="1489">
            <text:p>1489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2H03M30.757S">
            <text:p>12:03:30.76</text:p>
          </table:table-cell>
          <table:table-cell office:value-type="string">
            <text:p>TC0003_PlannerC 3-5</text:p>
          </table:table-cell>
          <table:table-cell office:value-type="string">
            <text:p>/channels/;jsessionid=1197tgiio6kkp17th1n7oib6uq</text:p>
          </table:table-cell>
          <table:table-cell office:value-type="float" office:value="1622">
            <text:p>1622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2H03M30.771S">
            <text:p>12:03:30.77</text:p>
          </table:table-cell>
          <table:table-cell office:value-type="string">
            <text:p>TC0003_PlannerC 3-2</text:p>
          </table:table-cell>
          <table:table-cell office:value-type="string">
            <text:p>/channels/home</text:p>
          </table:table-cell>
          <table:table-cell office:value-type="float" office:value="1617">
            <text:p>1617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2H03M30.774S">
            <text:p>12:03:30.77</text:p>
          </table:table-cell>
          <table:table-cell office:value-type="string">
            <text:p>TC0003_PlannerC 3-9</text:p>
          </table:table-cell>
          <table:table-cell office:value-type="string">
            <text:p>/channels/login.do</text:p>
          </table:table-cell>
          <table:table-cell office:value-type="float" office:value="1628">
            <text:p>1628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2H03M30.748S">
            <text:p>12:03:30.75</text:p>
          </table:table-cell>
          <table:table-cell office:value-type="string">
            <text:p>TC0002_PlannerB 2-9</text:p>
          </table:table-cell>
          <table:table-cell office:value-type="string">
            <text:p>/channels/login.do</text:p>
          </table:table-cell>
          <table:table-cell office:value-type="float" office:value="1692">
            <text:p>169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2H03M32.133S">
            <text:p>12:03:32.13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317">
            <text:p>317</text:p>
          </table:table-cell>
          <table:table-cell office:value-type="string">
            <text:p>Success</text:p>
          </table:table-cell>
          <table:table-cell office:value-type="float" office:value="4728">
            <text:p>4728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2H03M31.975S">
            <text:p>12:03:31.98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483">
            <text:p>483</text:p>
          </table:table-cell>
          <table:table-cell office:value-type="string">
            <text:p>Success</text:p>
          </table:table-cell>
          <table:table-cell office:value-type="float" office:value="44792">
            <text:p>44792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2H03M32.451S">
            <text:p>12:03:32.45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51687">
            <text:p>51687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2H03M32.546S">
            <text:p>12:03:32.55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2H03M32.459S">
            <text:p>12:03:32.46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69936">
            <text:p>69936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2H03M32.564S">
            <text:p>12:03:32.56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2H03M30.721S">
            <text:p>12:03:30.72</text:p>
          </table:table-cell>
          <table:table-cell office:value-type="string">
            <text:p>TC0003_PlannerC 3-8</text:p>
          </table:table-cell>
          <table:table-cell office:value-type="string">
            <text:p>/channels/login.do</text:p>
          </table:table-cell>
          <table:table-cell office:value-type="float" office:value="1878">
            <text:p>1878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2H03M32.589S">
            <text:p>12:03:32.59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2H03M30.721S">
            <text:p>12:03:30.72</text:p>
          </table:table-cell>
          <table:table-cell office:value-type="string">
            <text:p>TC0001_PlannerA 1-9</text:p>
          </table:table-cell>
          <table:table-cell office:value-type="string">
            <text:p>/channels/login.do</text:p>
          </table:table-cell>
          <table:table-cell office:value-type="float" office:value="1894">
            <text:p>1894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2H03M32.611S">
            <text:p>12:03:32.61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9063">
            <text:p>19063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2H03M32.581S">
            <text:p>12:03:32.58</text:p>
          </table:table-cell>
          <table:table-cell office:value-type="string">
            <text:p>TC0003_PlannerC 3-1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35304">
            <text:p>35304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2H03M30.682S">
            <text:p>12:03:30.68</text:p>
          </table:table-cell>
          <table:table-cell office:value-type="string">
            <text:p>TC0001_PlannerA 1-8</text:p>
          </table:table-cell>
          <table:table-cell office:value-type="string">
            <text:p>/channels/login.do</text:p>
          </table:table-cell>
          <table:table-cell office:value-type="float" office:value="2072">
            <text:p>207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2H03M32.643S">
            <text:p>12:03:32.64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37036">
            <text:p>37036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2H03M32.778S">
            <text:p>12:03:32.78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51687">
            <text:p>51687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2H03M32.638S">
            <text:p>12:03:32.64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65">
            <text:p>165</text:p>
          </table:table-cell>
          <table:table-cell office:value-type="string">
            <text:p>Success</text:p>
          </table:table-cell>
          <table:table-cell office:value-type="float" office:value="73954">
            <text:p>73954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2H03M32.803S">
            <text:p>12:03:32.80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2H03M30.697S">
            <text:p>12:03:30.70</text:p>
          </table:table-cell>
          <table:table-cell office:value-type="string">
            <text:p>TC0002_PlannerB 2-8</text:p>
          </table:table-cell>
          <table:table-cell office:value-type="string">
            <text:p>/channels/login.do</text:p>
          </table:table-cell>
          <table:table-cell office:value-type="float" office:value="2134">
            <text:p>2134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2H03M30.686S">
            <text:p>12:03:30.69</text:p>
          </table:table-cell>
          <table:table-cell office:value-type="string">
            <text:p>TC0001_PlannerA 1-6</text:p>
          </table:table-cell>
          <table:table-cell office:value-type="string">
            <text:p>/channels/</text:p>
          </table:table-cell>
          <table:table-cell office:value-type="float" office:value="2156">
            <text:p>2156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2H03M32.389S">
            <text:p>12:03:32.39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469">
            <text:p>469</text:p>
          </table:table-cell>
          <table:table-cell office:value-type="string">
            <text:p>Success</text:p>
          </table:table-cell>
          <table:table-cell office:value-type="float" office:value="45927">
            <text:p>45927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2H03M30.67S">
            <text:p>12:03:30.67</text:p>
          </table:table-cell>
          <table:table-cell office:value-type="string">
            <text:p>TC0003_PlannerC 3-7</text:p>
          </table:table-cell>
          <table:table-cell office:value-type="string">
            <text:p>/channels/login.do</text:p>
          </table:table-cell>
          <table:table-cell office:value-type="float" office:value="2199">
            <text:p>2199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2H03M30.646S">
            <text:p>12:03:30.65</text:p>
          </table:table-cell>
          <table:table-cell office:value-type="string">
            <text:p>TC0001_PlannerA 1-2</text:p>
          </table:table-cell>
          <table:table-cell office:value-type="string">
            <text:p>/channels/</text:p>
          </table:table-cell>
          <table:table-cell office:value-type="float" office:value="2260">
            <text:p>2260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2H03M30.644S">
            <text:p>12:03:30.64</text:p>
          </table:table-cell>
          <table:table-cell office:value-type="string">
            <text:p>TC0002_PlannerB 2-7</text:p>
          </table:table-cell>
          <table:table-cell office:value-type="string">
            <text:p>/channels/login.do</text:p>
          </table:table-cell>
          <table:table-cell office:value-type="float" office:value="2341">
            <text:p>2341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2H03M32.823S">
            <text:p>12:03:32.82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208">
            <text:p>208</text:p>
          </table:table-cell>
          <table:table-cell office:value-type="string">
            <text:p>Success</text:p>
          </table:table-cell>
          <table:table-cell office:value-type="float" office:value="5803">
            <text:p>5803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2H03M32.8S">
            <text:p>12:03:32.80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236">
            <text:p>236</text:p>
          </table:table-cell>
          <table:table-cell office:value-type="string">
            <text:p>Success</text:p>
          </table:table-cell>
          <table:table-cell office:value-type="float" office:value="5824">
            <text:p>5824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2H03M33.042S">
            <text:p>12:03:33.04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41646">
            <text:p>41646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2H03M33.073S">
            <text:p>12:03:33.07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2H03M33.08S">
            <text:p>12:03:33.08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2H03M32.86S">
            <text:p>12:03:32.86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231">
            <text:p>231</text:p>
          </table:table-cell>
          <table:table-cell office:value-type="string">
            <text:p>Success</text:p>
          </table:table-cell>
          <table:table-cell office:value-type="float" office:value="69977">
            <text:p>69977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2H03M33.091S">
            <text:p>12:03:33.09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2H03M33.031S">
            <text:p>12:03:33.03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2H03M30.621S">
            <text:p>12:03:30.62</text:p>
          </table:table-cell>
          <table:table-cell office:value-type="string">
            <text:p>TC0001_PlannerA 1-7</text:p>
          </table:table-cell>
          <table:table-cell office:value-type="string">
            <text:p>/channels/login.do</text:p>
          </table:table-cell>
          <table:table-cell office:value-type="float" office:value="2499">
            <text:p>2499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2H03M30.62S">
            <text:p>12:03:30.62</text:p>
          </table:table-cell>
          <table:table-cell office:value-type="string">
            <text:p>TC0003_PlannerC 3-6</text:p>
          </table:table-cell>
          <table:table-cell office:value-type="string">
            <text:p>/channels/login.do</text:p>
          </table:table-cell>
          <table:table-cell office:value-type="float" office:value="2515">
            <text:p>2515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2H03M31.621S">
            <text:p>12:03:31.62</text:p>
          </table:table-cell>
          <table:table-cell office:value-type="string">
            <text:p>TC0002_PlannerB 2-14</text:p>
          </table:table-cell>
          <table:table-cell office:value-type="string">
            <text:p>/channels/;jsessionid=1ulf4k4c0axy31vb3lvtfuz2hs</text:p>
          </table:table-cell>
          <table:table-cell office:value-type="float" office:value="1544">
            <text:p>1544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2H03M31.534S">
            <text:p>12:03:31.53</text:p>
          </table:table-cell>
          <table:table-cell office:value-type="string">
            <text:p>TC0002_PlannerB 2-4</text:p>
          </table:table-cell>
          <table:table-cell office:value-type="string">
            <text:p>/channels/home</text:p>
          </table:table-cell>
          <table:table-cell office:value-type="float" office:value="1708">
            <text:p>1708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2H03M30.605S">
            <text:p>12:03:30.61</text:p>
          </table:table-cell>
          <table:table-cell office:value-type="string">
            <text:p>TC0002_PlannerB 2-2</text:p>
          </table:table-cell>
          <table:table-cell office:value-type="string">
            <text:p>/channels/;jsessionid=1ulf4k4c0axy31vb3lvtfuz2hs</text:p>
          </table:table-cell>
          <table:table-cell office:value-type="float" office:value="2680">
            <text:p>2680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2H03M31.606S">
            <text:p>12:03:31.61</text:p>
          </table:table-cell>
          <table:table-cell office:value-type="string">
            <text:p>TC0002_PlannerB 2-5</text:p>
          </table:table-cell>
          <table:table-cell office:value-type="string">
            <text:p>/channels/home</text:p>
          </table:table-cell>
          <table:table-cell office:value-type="float" office:value="1707">
            <text:p>170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2H03M32.869S">
            <text:p>12:03:32.87</text:p>
          </table:table-cell>
          <table:table-cell office:value-type="string">
            <text:p>TC0003_PlannerC 3-7</text:p>
          </table:table-cell>
          <table:table-cell office:value-type="string">
            <text:p>/channels/;jsessionid=1197tgiio6kkp17th1n7oib6uq</text:p>
          </table:table-cell>
          <table:table-cell office:value-type="float" office:value="485">
            <text:p>485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2H03M31.793S">
            <text:p>12:03:31.79</text:p>
          </table:table-cell>
          <table:table-cell office:value-type="string">
            <text:p>TC0003_PlannerC 3-12</text:p>
          </table:table-cell>
          <table:table-cell office:value-type="string">
            <text:p>/channels/;jsessionid=1197tgiio6kkp17th1n7oib6uq</text:p>
          </table:table-cell>
          <table:table-cell office:value-type="float" office:value="1612">
            <text:p>1612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2H03M32.265S">
            <text:p>12:03:32.27</text:p>
          </table:table-cell>
          <table:table-cell office:value-type="string">
            <text:p>TC0001_PlannerA 1-10</text:p>
          </table:table-cell>
          <table:table-cell office:value-type="string">
            <text:p>/channels/</text:p>
          </table:table-cell>
          <table:table-cell office:value-type="float" office:value="1276">
            <text:p>1276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2H03M32.616S">
            <text:p>12:03:32.62</text:p>
          </table:table-cell>
          <table:table-cell office:value-type="string">
            <text:p>TC0001_PlannerA 1-9</text:p>
          </table:table-cell>
          <table:table-cell office:value-type="string">
            <text:p>/channels/</text:p>
          </table:table-cell>
          <table:table-cell office:value-type="float" office:value="1028">
            <text:p>1028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2H03M32.986S">
            <text:p>12:03:32.99</text:p>
          </table:table-cell>
          <table:table-cell office:value-type="string">
            <text:p>TC0002_PlannerB 2-7</text:p>
          </table:table-cell>
          <table:table-cell office:value-type="string">
            <text:p>/channels/;jsessionid=1ulf4k4c0axy31vb3lvtfuz2hs</text:p>
          </table:table-cell>
          <table:table-cell office:value-type="float" office:value="727">
            <text:p>727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2H03M32.842S">
            <text:p>12:03:32.84</text:p>
          </table:table-cell>
          <table:table-cell office:value-type="string">
            <text:p>TC0001_PlannerA 1-6</text:p>
          </table:table-cell>
          <table:table-cell office:value-type="string">
            <text:p>/channels/home</text:p>
          </table:table-cell>
          <table:table-cell office:value-type="float" office:value="910">
            <text:p>910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2H03M32.831S">
            <text:p>12:03:32.83</text:p>
          </table:table-cell>
          <table:table-cell office:value-type="string">
            <text:p>TC0002_PlannerB 2-8</text:p>
          </table:table-cell>
          <table:table-cell office:value-type="string">
            <text:p>/channels/;jsessionid=1ulf4k4c0axy31vb3lvtfuz2hs</text:p>
          </table:table-cell>
          <table:table-cell office:value-type="float" office:value="934">
            <text:p>934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2H03M32.754S">
            <text:p>12:03:32.75</text:p>
          </table:table-cell>
          <table:table-cell office:value-type="string">
            <text:p>TC0001_PlannerA 1-8</text:p>
          </table:table-cell>
          <table:table-cell office:value-type="string">
            <text:p>/channels/</text:p>
          </table:table-cell>
          <table:table-cell office:value-type="float" office:value="1026">
            <text:p>1026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2H03M32.6S">
            <text:p>12:03:32.60</text:p>
          </table:table-cell>
          <table:table-cell office:value-type="string">
            <text:p>TC0003_PlannerC 3-8</text:p>
          </table:table-cell>
          <table:table-cell office:value-type="string">
            <text:p>/channels/;jsessionid=1197tgiio6kkp17th1n7oib6uq</text:p>
          </table:table-cell>
          <table:table-cell office:value-type="float" office:value="1190">
            <text:p>1190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2H03M32.907S">
            <text:p>12:03:32.91</text:p>
          </table:table-cell>
          <table:table-cell office:value-type="string">
            <text:p>TC0001_PlannerA 1-2</text:p>
          </table:table-cell>
          <table:table-cell office:value-type="string">
            <text:p>/channels/home</text:p>
          </table:table-cell>
          <table:table-cell office:value-type="float" office:value="894">
            <text:p>894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2H03M32.44S">
            <text:p>12:03:32.44</text:p>
          </table:table-cell>
          <table:table-cell office:value-type="string">
            <text:p>TC0002_PlannerB 2-9</text:p>
          </table:table-cell>
          <table:table-cell office:value-type="string">
            <text:p>/channels/;jsessionid=1ulf4k4c0axy31vb3lvtfuz2hs</text:p>
          </table:table-cell>
          <table:table-cell office:value-type="float" office:value="1372">
            <text:p>1372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2H03M32.402S">
            <text:p>12:03:32.40</text:p>
          </table:table-cell>
          <table:table-cell office:value-type="string">
            <text:p>TC0003_PlannerC 3-9</text:p>
          </table:table-cell>
          <table:table-cell office:value-type="string">
            <text:p>/channels/;jsessionid=1197tgiio6kkp17th1n7oib6uq</text:p>
          </table:table-cell>
          <table:table-cell office:value-type="float" office:value="1423">
            <text:p>1423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2H03M32.381S">
            <text:p>12:03:32.38</text:p>
          </table:table-cell>
          <table:table-cell office:value-type="string">
            <text:p>TC0003_PlannerC 3-5</text:p>
          </table:table-cell>
          <table:table-cell office:value-type="string">
            <text:p>/channels/home</text:p>
          </table:table-cell>
          <table:table-cell office:value-type="float" office:value="1456">
            <text:p>145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2H03M32.312S">
            <text:p>12:03:32.31</text:p>
          </table:table-cell>
          <table:table-cell office:value-type="string">
            <text:p>TC0003_PlannerC 3-10</text:p>
          </table:table-cell>
          <table:table-cell office:value-type="string">
            <text:p>/channels/;jsessionid=1197tgiio6kkp17th1n7oib6uq</text:p>
          </table:table-cell>
          <table:table-cell office:value-type="float" office:value="1537">
            <text:p>1537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2H03M32.238S">
            <text:p>12:03:32.24</text:p>
          </table:table-cell>
          <table:table-cell office:value-type="string">
            <text:p>TC0002_PlannerB 2-10</text:p>
          </table:table-cell>
          <table:table-cell office:value-type="string">
            <text:p>/channels/;jsessionid=1ulf4k4c0axy31vb3lvtfuz2hs</text:p>
          </table:table-cell>
          <table:table-cell office:value-type="float" office:value="1623">
            <text:p>1623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2H03M32.154S">
            <text:p>12:03:32.15</text:p>
          </table:table-cell>
          <table:table-cell office:value-type="string">
            <text:p>TC0001_PlannerA 1-11</text:p>
          </table:table-cell>
          <table:table-cell office:value-type="string">
            <text:p>/channels/</text:p>
          </table:table-cell>
          <table:table-cell office:value-type="float" office:value="1719">
            <text:p>1719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2H03M32.086S">
            <text:p>12:03:32.09</text:p>
          </table:table-cell>
          <table:table-cell office:value-type="string">
            <text:p>TC0002_PlannerB 2-11</text:p>
          </table:table-cell>
          <table:table-cell office:value-type="string">
            <text:p>/channels/;jsessionid=1ulf4k4c0axy31vb3lvtfuz2hs</text:p>
          </table:table-cell>
          <table:table-cell office:value-type="float" office:value="1800">
            <text:p>1800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2H03M32.034S">
            <text:p>12:03:32.03</text:p>
          </table:table-cell>
          <table:table-cell office:value-type="string">
            <text:p>TC0003_PlannerC 3-11</text:p>
          </table:table-cell>
          <table:table-cell office:value-type="string">
            <text:p>/channels/;jsessionid=1197tgiio6kkp17th1n7oib6uq</text:p>
          </table:table-cell>
          <table:table-cell office:value-type="float" office:value="1864">
            <text:p>1864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2H03M31.988S">
            <text:p>12:03:31.99</text:p>
          </table:table-cell>
          <table:table-cell office:value-type="string">
            <text:p>TC0001_PlannerA 1-12</text:p>
          </table:table-cell>
          <table:table-cell office:value-type="string">
            <text:p>/channels/</text:p>
          </table:table-cell>
          <table:table-cell office:value-type="float" office:value="1921">
            <text:p>1921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2H03M31.945S">
            <text:p>12:03:31.95</text:p>
          </table:table-cell>
          <table:table-cell office:value-type="string">
            <text:p>TC0001_PlannerA 1-5</text:p>
          </table:table-cell>
          <table:table-cell office:value-type="string">
            <text:p>/channels/home</text:p>
          </table:table-cell>
          <table:table-cell office:value-type="float" office:value="1976">
            <text:p>197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2H03M31.884S">
            <text:p>12:03:31.88</text:p>
          </table:table-cell>
          <table:table-cell office:value-type="string">
            <text:p>TC0002_PlannerB 2-12</text:p>
          </table:table-cell>
          <table:table-cell office:value-type="string">
            <text:p>/channels/;jsessionid=1ulf4k4c0axy31vb3lvtfuz2hs</text:p>
          </table:table-cell>
          <table:table-cell office:value-type="float" office:value="2049">
            <text:p>2049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2H03M31.871S">
            <text:p>12:03:31.87</text:p>
          </table:table-cell>
          <table:table-cell office:value-type="string">
            <text:p>TC0003_PlannerC 3-4</text:p>
          </table:table-cell>
          <table:table-cell office:value-type="string">
            <text:p>/channels/home</text:p>
          </table:table-cell>
          <table:table-cell office:value-type="float" office:value="2078">
            <text:p>2078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2H03M31.801S">
            <text:p>12:03:31.80</text:p>
          </table:table-cell>
          <table:table-cell office:value-type="string">
            <text:p>TC0001_PlannerA 1-13</text:p>
          </table:table-cell>
          <table:table-cell office:value-type="string">
            <text:p>/channels/</text:p>
          </table:table-cell>
          <table:table-cell office:value-type="float" office:value="2168">
            <text:p>2168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2H03M31.69S">
            <text:p>12:03:31.69</text:p>
          </table:table-cell>
          <table:table-cell office:value-type="string">
            <text:p>TC0002_PlannerB 2-13</text:p>
          </table:table-cell>
          <table:table-cell office:value-type="string">
            <text:p>/channels/;jsessionid=1ulf4k4c0axy31vb3lvtfuz2hs</text:p>
          </table:table-cell>
          <table:table-cell office:value-type="float" office:value="2299">
            <text:p>2299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2H03M31.659S">
            <text:p>12:03:31.66</text:p>
          </table:table-cell>
          <table:table-cell office:value-type="string">
            <text:p>TC0003_PlannerC 3-13</text:p>
          </table:table-cell>
          <table:table-cell office:value-type="string">
            <text:p>/channels/;jsessionid=1197tgiio6kkp17th1n7oib6uq</text:p>
          </table:table-cell>
          <table:table-cell office:value-type="float" office:value="2345">
            <text:p>2345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2H03M31.59S">
            <text:p>12:03:31.59</text:p>
          </table:table-cell>
          <table:table-cell office:value-type="string">
            <text:p>TC0001_PlannerA 1-14</text:p>
          </table:table-cell>
          <table:table-cell office:value-type="string">
            <text:p>/channels/</text:p>
          </table:table-cell>
          <table:table-cell office:value-type="float" office:value="2426">
            <text:p>2426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2H03M31.547S">
            <text:p>12:03:31.55</text:p>
          </table:table-cell>
          <table:table-cell office:value-type="string">
            <text:p>TC0003_PlannerC 3-14</text:p>
          </table:table-cell>
          <table:table-cell office:value-type="string">
            <text:p>/channels/;jsessionid=1197tgiio6kkp17th1n7oib6uq</text:p>
          </table:table-cell>
          <table:table-cell office:value-type="float" office:value="2483">
            <text:p>2483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2H03M31.37S">
            <text:p>12:03:31.37</text:p>
          </table:table-cell>
          <table:table-cell office:value-type="string">
            <text:p>TC0001_PlannerA 1-15</text:p>
          </table:table-cell>
          <table:table-cell office:value-type="string">
            <text:p>/channels/</text:p>
          </table:table-cell>
          <table:table-cell office:value-type="float" office:value="2673">
            <text:p>2673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2H03M31.358S">
            <text:p>12:03:31.36</text:p>
          </table:table-cell>
          <table:table-cell office:value-type="string">
            <text:p>TC0001_PlannerA 1-3</text:p>
          </table:table-cell>
          <table:table-cell office:value-type="string">
            <text:p>/channels/</text:p>
          </table:table-cell>
          <table:table-cell office:value-type="float" office:value="2695">
            <text:p>2695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2H03M31.346S">
            <text:p>12:03:31.35</text:p>
          </table:table-cell>
          <table:table-cell office:value-type="string">
            <text:p>TC0002_PlannerB 2-15</text:p>
          </table:table-cell>
          <table:table-cell office:value-type="string">
            <text:p>/channels/;jsessionid=1ulf4k4c0axy31vb3lvtfuz2hs</text:p>
          </table:table-cell>
          <table:table-cell office:value-type="float" office:value="2765">
            <text:p>2765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2H03M31.334S">
            <text:p>12:03:31.33</text:p>
          </table:table-cell>
          <table:table-cell office:value-type="string">
            <text:p>TC0001_PlannerA 1-4</text:p>
          </table:table-cell>
          <table:table-cell office:value-type="string">
            <text:p>/channels/home</text:p>
          </table:table-cell>
          <table:table-cell office:value-type="float" office:value="2872">
            <text:p>2872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2H03M31.331S">
            <text:p>12:03:31.33</text:p>
          </table:table-cell>
          <table:table-cell office:value-type="string">
            <text:p>TC0003_PlannerC 3-20</text:p>
          </table:table-cell>
          <table:table-cell office:value-type="string">
            <text:p>/channels/login.do</text:p>
          </table:table-cell>
          <table:table-cell office:value-type="float" office:value="2890">
            <text:p>2890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2H03M30.592S">
            <text:p>12:03:30.59</text:p>
          </table:table-cell>
          <table:table-cell office:value-type="string">
            <text:p>TC0002_PlannerB 2-6</text:p>
          </table:table-cell>
          <table:table-cell office:value-type="string">
            <text:p>/channels/login.do</text:p>
          </table:table-cell>
          <table:table-cell office:value-type="float" office:value="3644">
            <text:p>3644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2H03M31.289S">
            <text:p>12:03:31.29</text:p>
          </table:table-cell>
          <table:table-cell office:value-type="string">
            <text:p>TC0003_PlannerC 3-3</text:p>
          </table:table-cell>
          <table:table-cell office:value-type="string">
            <text:p>/channels/home</text:p>
          </table:table-cell>
          <table:table-cell office:value-type="float" office:value="2962">
            <text:p>2962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2H03M31.308S">
            <text:p>12:03:31.31</text:p>
          </table:table-cell>
          <table:table-cell office:value-type="string">
            <text:p>TC0002_PlannerB 2-20</text:p>
          </table:table-cell>
          <table:table-cell office:value-type="string">
            <text:p>/channels/login.do</text:p>
          </table:table-cell>
          <table:table-cell office:value-type="float" office:value="3002">
            <text:p>300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2H03M33.097S">
            <text:p>12:03:33.10</text:p>
          </table:table-cell>
          <table:table-cell office:value-type="string">
            <text:p>TC0003_PlannerC 3-1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227">
            <text:p>1227</text:p>
          </table:table-cell>
          <table:table-cell office:value-type="string">
            <text:p>Success</text:p>
          </table:table-cell>
          <table:table-cell office:value-type="float" office:value="9310">
            <text:p>9310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2H03M31.283S">
            <text:p>12:03:31.28</text:p>
          </table:table-cell>
          <table:table-cell office:value-type="string">
            <text:p>TC0003_PlannerC 3-19</text:p>
          </table:table-cell>
          <table:table-cell office:value-type="string">
            <text:p>/channels/login.do</text:p>
          </table:table-cell>
          <table:table-cell office:value-type="float" office:value="3053">
            <text:p>3053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2H03M31.258S">
            <text:p>12:03:31.26</text:p>
          </table:table-cell>
          <table:table-cell office:value-type="string">
            <text:p>TC0002_PlannerB 2-19</text:p>
          </table:table-cell>
          <table:table-cell office:value-type="string">
            <text:p>/channels/login.do</text:p>
          </table:table-cell>
          <table:table-cell office:value-type="float" office:value="3172">
            <text:p>317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2H03M31.238S">
            <text:p>12:03:31.24</text:p>
          </table:table-cell>
          <table:table-cell office:value-type="string">
            <text:p>TC0001_PlannerA 1-19</text:p>
          </table:table-cell>
          <table:table-cell office:value-type="string">
            <text:p>/channels/login.do</text:p>
          </table:table-cell>
          <table:table-cell office:value-type="float" office:value="3279">
            <text:p>3279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2H03M31.282S">
            <text:p>12:03:31.28</text:p>
          </table:table-cell>
          <table:table-cell office:value-type="string">
            <text:p>TC0001_PlannerA 1-20</text:p>
          </table:table-cell>
          <table:table-cell office:value-type="string">
            <text:p>/channels/login.do</text:p>
          </table:table-cell>
          <table:table-cell office:value-type="float" office:value="3282">
            <text:p>328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2H03M31.221S">
            <text:p>12:03:31.22</text:p>
          </table:table-cell>
          <table:table-cell office:value-type="string">
            <text:p>TC0003_PlannerC 3-15</text:p>
          </table:table-cell>
          <table:table-cell office:value-type="string">
            <text:p>/channels/;jsessionid=1197tgiio6kkp17th1n7oib6uq</text:p>
          </table:table-cell>
          <table:table-cell office:value-type="float" office:value="3372">
            <text:p>3372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2H03M31.23S">
            <text:p>12:03:31.23</text:p>
          </table:table-cell>
          <table:table-cell office:value-type="string">
            <text:p>TC0003_PlannerC 3-18</text:p>
          </table:table-cell>
          <table:table-cell office:value-type="string">
            <text:p>/channels/login.do</text:p>
          </table:table-cell>
          <table:table-cell office:value-type="float" office:value="3380">
            <text:p>3380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2H03M31.206S">
            <text:p>12:03:31.21</text:p>
          </table:table-cell>
          <table:table-cell office:value-type="string">
            <text:p>TC0002_PlannerB 2-18</text:p>
          </table:table-cell>
          <table:table-cell office:value-type="string">
            <text:p>/channels/login.do</text:p>
          </table:table-cell>
          <table:table-cell office:value-type="float" office:value="3415">
            <text:p>3415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2H03M31.178S">
            <text:p>12:03:31.18</text:p>
          </table:table-cell>
          <table:table-cell office:value-type="string">
            <text:p>TC0003_PlannerC 3-17</text:p>
          </table:table-cell>
          <table:table-cell office:value-type="string">
            <text:p>/channels/login.do</text:p>
          </table:table-cell>
          <table:table-cell office:value-type="float" office:value="3456">
            <text:p>3456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2H03M31.145S">
            <text:p>12:03:31.15</text:p>
          </table:table-cell>
          <table:table-cell office:value-type="string">
            <text:p>TC0002_PlannerB 2-3</text:p>
          </table:table-cell>
          <table:table-cell office:value-type="string">
            <text:p>/channels/;jsessionid=1ulf4k4c0axy31vb3lvtfuz2hs</text:p>
          </table:table-cell>
          <table:table-cell office:value-type="float" office:value="3593">
            <text:p>3593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2H03M31.178S">
            <text:p>12:03:31.18</text:p>
          </table:table-cell>
          <table:table-cell office:value-type="string">
            <text:p>TC0001_PlannerA 1-18</text:p>
          </table:table-cell>
          <table:table-cell office:value-type="string">
            <text:p>/channels/login.do</text:p>
          </table:table-cell>
          <table:table-cell office:value-type="float" office:value="3570">
            <text:p>3570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2H03M31.136S">
            <text:p>12:03:31.14</text:p>
          </table:table-cell>
          <table:table-cell office:value-type="string">
            <text:p>TC0001_PlannerA 1-17</text:p>
          </table:table-cell>
          <table:table-cell office:value-type="string">
            <text:p>/channels/login.do</text:p>
          </table:table-cell>
          <table:table-cell office:value-type="float" office:value="3668">
            <text:p>3668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2H03M31.156S">
            <text:p>12:03:31.16</text:p>
          </table:table-cell>
          <table:table-cell office:value-type="string">
            <text:p>TC0002_PlannerB 2-17</text:p>
          </table:table-cell>
          <table:table-cell office:value-type="string">
            <text:p>/channels/login.do</text:p>
          </table:table-cell>
          <table:table-cell office:value-type="float" office:value="3661">
            <text:p>3661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2H03M31.135S">
            <text:p>12:03:31.14</text:p>
          </table:table-cell>
          <table:table-cell office:value-type="string">
            <text:p>TC0002_PlannerB 2-1</text:p>
          </table:table-cell>
          <table:table-cell office:value-type="string">
            <text:p>/channels/home</text:p>
          </table:table-cell>
          <table:table-cell office:value-type="float" office:value="3734">
            <text:p>3734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2H03M31.127S">
            <text:p>12:03:31.13</text:p>
          </table:table-cell>
          <table:table-cell office:value-type="string">
            <text:p>TC0003_PlannerC 3-16</text:p>
          </table:table-cell>
          <table:table-cell office:value-type="string">
            <text:p>/channels/login.do</text:p>
          </table:table-cell>
          <table:table-cell office:value-type="float" office:value="3788">
            <text:p>3788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time" office:time-value="PT12H03M31.104S">
            <text:p>12:03:31.10</text:p>
          </table:table-cell>
          <table:table-cell office:value-type="string">
            <text:p>TC0002_PlannerB 2-16</text:p>
          </table:table-cell>
          <table:table-cell office:value-type="string">
            <text:p>/channels/login.do</text:p>
          </table:table-cell>
          <table:table-cell office:value-type="float" office:value="3869">
            <text:p>3869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time" office:time-value="PT12H03M31.078S">
            <text:p>12:03:31.08</text:p>
          </table:table-cell>
          <table:table-cell office:value-type="string">
            <text:p>TC0001_PlannerA 1-16</text:p>
          </table:table-cell>
          <table:table-cell office:value-type="string">
            <text:p>/channels/login.do</text:p>
          </table:table-cell>
          <table:table-cell office:value-type="float" office:value="3952">
            <text:p>395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time" office:time-value="PT12H03M34.804S">
            <text:p>12:03:34.80</text:p>
          </table:table-cell>
          <table:table-cell office:value-type="string">
            <text:p>TC0001_PlannerA 1-17</text:p>
          </table:table-cell>
          <table:table-cell office:value-type="string">
            <text:p>/channels/</text:p>
          </table:table-cell>
          <table:table-cell office:value-type="float" office:value="243">
            <text:p>243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time" office:time-value="PT12H03M34.818S">
            <text:p>12:03:34.82</text:p>
          </table:table-cell>
          <table:table-cell office:value-type="string">
            <text:p>TC0002_PlannerB 2-17</text:p>
          </table:table-cell>
          <table:table-cell office:value-type="string">
            <text:p>/channels/;jsessionid=1ulf4k4c0axy31vb3lvtfuz2hs</text:p>
          </table:table-cell>
          <table:table-cell office:value-type="float" office:value="243">
            <text:p>243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time" office:time-value="PT12H03M34.635S">
            <text:p>12:03:34.64</text:p>
          </table:table-cell>
          <table:table-cell office:value-type="string">
            <text:p>TC0003_PlannerC 3-17</text:p>
          </table:table-cell>
          <table:table-cell office:value-type="string">
            <text:p>/channels/;jsessionid=1197tgiio6kkp17th1n7oib6uq</text:p>
          </table:table-cell>
          <table:table-cell office:value-type="float" office:value="577">
            <text:p>577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time" office:time-value="PT12H03M34.738S">
            <text:p>12:03:34.74</text:p>
          </table:table-cell>
          <table:table-cell office:value-type="string">
            <text:p>TC0002_PlannerB 2-3</text:p>
          </table:table-cell>
          <table:table-cell office:value-type="string">
            <text:p>/channels/home</text:p>
          </table:table-cell>
          <table:table-cell office:value-type="float" office:value="490">
            <text:p>490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time" office:time-value="PT12H03M34.622S">
            <text:p>12:03:34.62</text:p>
          </table:table-cell>
          <table:table-cell office:value-type="string">
            <text:p>TC0002_PlannerB 2-18</text:p>
          </table:table-cell>
          <table:table-cell office:value-type="string">
            <text:p>/channels/;jsessionid=1ulf4k4c0axy31vb3lvtfuz2hs</text:p>
          </table:table-cell>
          <table:table-cell office:value-type="float" office:value="629">
            <text:p>629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time" office:time-value="PT12H03M34.611S">
            <text:p>12:03:34.61</text:p>
          </table:table-cell>
          <table:table-cell office:value-type="string">
            <text:p>TC0003_PlannerC 3-18</text:p>
          </table:table-cell>
          <table:table-cell office:value-type="string">
            <text:p>/channels/;jsessionid=1197tgiio6kkp17th1n7oib6uq</text:p>
          </table:table-cell>
          <table:table-cell office:value-type="float" office:value="653">
            <text:p>653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time" office:time-value="PT12H03M33.765S">
            <text:p>12:03:33.77</text:p>
          </table:table-cell>
          <table:table-cell office:value-type="string">
            <text:p>TC0002_PlannerB 2-8</text:p>
          </table:table-cell>
          <table:table-cell office:value-type="string">
            <text:p>/channels/home</text:p>
          </table:table-cell>
          <table:table-cell office:value-type="float" office:value="1514">
            <text:p>1514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time" office:time-value="PT12H03M33.91S">
            <text:p>12:03:33.91</text:p>
          </table:table-cell>
          <table:table-cell office:value-type="string">
            <text:p>TC0001_PlannerA 1-12</text:p>
          </table:table-cell>
          <table:table-cell office:value-type="string">
            <text:p>/channels/home</text:p>
          </table:table-cell>
          <table:table-cell office:value-type="float" office:value="1583">
            <text:p>158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time" office:time-value="PT12H03M33.862S">
            <text:p>12:03:33.86</text:p>
          </table:table-cell>
          <table:table-cell office:value-type="string">
            <text:p>TC0002_PlannerB 2-10</text:p>
          </table:table-cell>
          <table:table-cell office:value-type="string">
            <text:p>/channels/home</text:p>
          </table:table-cell>
          <table:table-cell office:value-type="float" office:value="1718">
            <text:p>1718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time" office:time-value="PT12H03M33.85S">
            <text:p>12:03:33.85</text:p>
          </table:table-cell>
          <table:table-cell office:value-type="string">
            <text:p>TC0003_PlannerC 3-10</text:p>
          </table:table-cell>
          <table:table-cell office:value-type="string">
            <text:p>/channels/home</text:p>
          </table:table-cell>
          <table:table-cell office:value-type="float" office:value="1760">
            <text:p>1760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13">
            <text:p>213</text:p>
          </table:table-cell>
          <table:table-cell office:value-type="time" office:time-value="PT12H03M33.825S">
            <text:p>12:03:33.83</text:p>
          </table:table-cell>
          <table:table-cell office:value-type="string">
            <text:p>TC0003_PlannerC 3-9</text:p>
          </table:table-cell>
          <table:table-cell office:value-type="string">
            <text:p>/channels/home</text:p>
          </table:table-cell>
          <table:table-cell office:value-type="float" office:value="1808">
            <text:p>1808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time" office:time-value="PT12H03M33.781S">
            <text:p>12:03:33.78</text:p>
          </table:table-cell>
          <table:table-cell office:value-type="string">
            <text:p>TC0001_PlannerA 1-8</text:p>
          </table:table-cell>
          <table:table-cell office:value-type="string">
            <text:p>/channels/home</text:p>
          </table:table-cell>
          <table:table-cell office:value-type="float" office:value="1938">
            <text:p>1938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time" office:time-value="PT12H03M34.593S">
            <text:p>12:03:34.59</text:p>
          </table:table-cell>
          <table:table-cell office:value-type="string">
            <text:p>TC0003_PlannerC 3-15</text:p>
          </table:table-cell>
          <table:table-cell office:value-type="string">
            <text:p>/channels/home</text:p>
          </table:table-cell>
          <table:table-cell office:value-type="float" office:value="1134">
            <text:p>1134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time" office:time-value="PT12H03M34.564S">
            <text:p>12:03:34.56</text:p>
          </table:table-cell>
          <table:table-cell office:value-type="string">
            <text:p>TC0001_PlannerA 1-19</text:p>
          </table:table-cell>
          <table:table-cell office:value-type="string">
            <text:p>/channels/</text:p>
          </table:table-cell>
          <table:table-cell office:value-type="float" office:value="1287">
            <text:p>1287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time" office:time-value="PT12H03M34.237S">
            <text:p>12:03:34.24</text:p>
          </table:table-cell>
          <table:table-cell office:value-type="string">
            <text:p>TC0002_PlannerB 2-6</text:p>
          </table:table-cell>
          <table:table-cell office:value-type="string">
            <text:p>/channels/;jsessionid=1ulf4k4c0axy31vb3lvtfuz2hs</text:p>
          </table:table-cell>
          <table:table-cell office:value-type="float" office:value="1682">
            <text:p>1682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time" office:time-value="PT12H03M34.749S">
            <text:p>12:03:34.75</text:p>
          </table:table-cell>
          <table:table-cell office:value-type="string">
            <text:p>TC0001_PlannerA 1-18</text:p>
          </table:table-cell>
          <table:table-cell office:value-type="string">
            <text:p>/channels/</text:p>
          </table:table-cell>
          <table:table-cell office:value-type="float" office:value="1240">
            <text:p>1240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time" office:time-value="PT12H03M34.565S">
            <text:p>12:03:34.57</text:p>
          </table:table-cell>
          <table:table-cell office:value-type="string">
            <text:p>TC0001_PlannerA 1-20</text:p>
          </table:table-cell>
          <table:table-cell office:value-type="string">
            <text:p>/channels/</text:p>
          </table:table-cell>
          <table:table-cell office:value-type="float" office:value="1439">
            <text:p>1439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office:value-type="time" office:time-value="PT12H03M34.431S">
            <text:p>12:03:34.43</text:p>
          </table:table-cell>
          <table:table-cell office:value-type="string">
            <text:p>TC0002_PlannerB 2-19</text:p>
          </table:table-cell>
          <table:table-cell office:value-type="string">
            <text:p>/channels/;jsessionid=1ulf4k4c0axy31vb3lvtfuz2hs</text:p>
          </table:table-cell>
          <table:table-cell office:value-type="float" office:value="1589">
            <text:p>1589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time" office:time-value="PT12H03M34.337S">
            <text:p>12:03:34.34</text:p>
          </table:table-cell>
          <table:table-cell office:value-type="string">
            <text:p>TC0003_PlannerC 3-19</text:p>
          </table:table-cell>
          <table:table-cell office:value-type="string">
            <text:p>/channels/;jsessionid=1197tgiio6kkp17th1n7oib6uq</text:p>
          </table:table-cell>
          <table:table-cell office:value-type="float" office:value="1697">
            <text:p>1697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22">
            <text:p>222</text:p>
          </table:table-cell>
          <table:table-cell office:value-type="time" office:time-value="PT12H03M34.311S">
            <text:p>12:03:34.31</text:p>
          </table:table-cell>
          <table:table-cell office:value-type="string">
            <text:p>TC0002_PlannerB 2-20</text:p>
          </table:table-cell>
          <table:table-cell office:value-type="string">
            <text:p>/channels/;jsessionid=1ulf4k4c0axy31vb3lvtfuz2hs</text:p>
          </table:table-cell>
          <table:table-cell office:value-type="float" office:value="1734">
            <text:p>1734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time" office:time-value="PT12H03M34.222S">
            <text:p>12:03:34.22</text:p>
          </table:table-cell>
          <table:table-cell office:value-type="string">
            <text:p>TC0003_PlannerC 3-20</text:p>
          </table:table-cell>
          <table:table-cell office:value-type="string">
            <text:p>/channels/;jsessionid=1197tgiio6kkp17th1n7oib6uq</text:p>
          </table:table-cell>
          <table:table-cell office:value-type="float" office:value="1842">
            <text:p>1842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time" office:time-value="PT12H03M34.112S">
            <text:p>12:03:34.11</text:p>
          </table:table-cell>
          <table:table-cell office:value-type="string">
            <text:p>TC0002_PlannerB 2-15</text:p>
          </table:table-cell>
          <table:table-cell office:value-type="string">
            <text:p>/channels/home</text:p>
          </table:table-cell>
          <table:table-cell office:value-type="float" office:value="1965">
            <text:p>1965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time" office:time-value="PT12H03M34.053S">
            <text:p>12:03:34.05</text:p>
          </table:table-cell>
          <table:table-cell office:value-type="string">
            <text:p>TC0001_PlannerA 1-3</text:p>
          </table:table-cell>
          <table:table-cell office:value-type="string">
            <text:p>/channels/home</text:p>
          </table:table-cell>
          <table:table-cell office:value-type="float" office:value="2035">
            <text:p>2035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time" office:time-value="PT12H03M34.043S">
            <text:p>12:03:34.04</text:p>
          </table:table-cell>
          <table:table-cell office:value-type="string">
            <text:p>TC0001_PlannerA 1-15</text:p>
          </table:table-cell>
          <table:table-cell office:value-type="string">
            <text:p>/channels/home</text:p>
          </table:table-cell>
          <table:table-cell office:value-type="float" office:value="2067">
            <text:p>206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time" office:time-value="PT12H03M33.541S">
            <text:p>12:03:33.54</text:p>
          </table:table-cell>
          <table:table-cell office:value-type="string">
            <text:p>TC0001_PlannerA 1-10</text:p>
          </table:table-cell>
          <table:table-cell office:value-type="string">
            <text:p>/channels/home</text:p>
          </table:table-cell>
          <table:table-cell office:value-type="float" office:value="2580">
            <text:p>2580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time" office:time-value="PT12H03M33.407S">
            <text:p>12:03:33.41</text:p>
          </table:table-cell>
          <table:table-cell office:value-type="string">
            <text:p>TC0003_PlannerC 3-12</text:p>
          </table:table-cell>
          <table:table-cell office:value-type="string">
            <text:p>/channels/home</text:p>
          </table:table-cell>
          <table:table-cell office:value-type="float" office:value="2750">
            <text:p>2750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29">
            <text:p>229</text:p>
          </table:table-cell>
          <table:table-cell office:value-type="time" office:time-value="PT12H03M33.79S">
            <text:p>12:03:33.79</text:p>
          </table:table-cell>
          <table:table-cell office:value-type="string">
            <text:p>TC0003_PlannerC 3-8</text:p>
          </table:table-cell>
          <table:table-cell office:value-type="string">
            <text:p>/channels/home</text:p>
          </table:table-cell>
          <table:table-cell office:value-type="float" office:value="2373">
            <text:p>237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30">
            <text:p>230</text:p>
          </table:table-cell>
          <table:table-cell office:value-type="time" office:time-value="PT12H03M33.354S">
            <text:p>12:03:33.35</text:p>
          </table:table-cell>
          <table:table-cell office:value-type="string">
            <text:p>TC0003_PlannerC 3-7</text:p>
          </table:table-cell>
          <table:table-cell office:value-type="string">
            <text:p>/channels/home</text:p>
          </table:table-cell>
          <table:table-cell office:value-type="float" office:value="2823">
            <text:p>282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31">
            <text:p>231</text:p>
          </table:table-cell>
          <table:table-cell office:value-type="time" office:time-value="PT12H03M33.813S">
            <text:p>12:03:33.81</text:p>
          </table:table-cell>
          <table:table-cell office:value-type="string">
            <text:p>TC0002_PlannerB 2-9</text:p>
          </table:table-cell>
          <table:table-cell office:value-type="string">
            <text:p>/channels/home</text:p>
          </table:table-cell>
          <table:table-cell office:value-type="float" office:value="2375">
            <text:p>2375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time" office:time-value="PT12H03M33.285S">
            <text:p>12:03:33.29</text:p>
          </table:table-cell>
          <table:table-cell office:value-type="string">
            <text:p>TC0002_PlannerB 2-2</text:p>
          </table:table-cell>
          <table:table-cell office:value-type="string">
            <text:p>/channels/home</text:p>
          </table:table-cell>
          <table:table-cell office:value-type="float" office:value="2919">
            <text:p>2919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time" office:time-value="PT12H03M33.887S">
            <text:p>12:03:33.89</text:p>
          </table:table-cell>
          <table:table-cell office:value-type="string">
            <text:p>TC0002_PlannerB 2-11</text:p>
          </table:table-cell>
          <table:table-cell office:value-type="string">
            <text:p>/channels/home</text:p>
          </table:table-cell>
          <table:table-cell office:value-type="float" office:value="2330">
            <text:p>2330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34">
            <text:p>234</text:p>
          </table:table-cell>
          <table:table-cell office:value-type="time" office:time-value="PT12H03M33.874S">
            <text:p>12:03:33.87</text:p>
          </table:table-cell>
          <table:table-cell office:value-type="string">
            <text:p>TC0001_PlannerA 1-11</text:p>
          </table:table-cell>
          <table:table-cell office:value-type="string">
            <text:p>/channels/home</text:p>
          </table:table-cell>
          <table:table-cell office:value-type="float" office:value="2358">
            <text:p>2358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35">
            <text:p>235</text:p>
          </table:table-cell>
          <table:table-cell office:value-type="time" office:time-value="PT12H03M33.166S">
            <text:p>12:03:33.17</text:p>
          </table:table-cell>
          <table:table-cell office:value-type="string">
            <text:p>TC0002_PlannerB 2-14</text:p>
          </table:table-cell>
          <table:table-cell office:value-type="string">
            <text:p>/channels/home</text:p>
          </table:table-cell>
          <table:table-cell office:value-type="float" office:value="3079">
            <text:p>3079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time" office:time-value="PT12H03M33.898S">
            <text:p>12:03:33.90</text:p>
          </table:table-cell>
          <table:table-cell office:value-type="string">
            <text:p>TC0003_PlannerC 3-11</text:p>
          </table:table-cell>
          <table:table-cell office:value-type="string">
            <text:p>/channels/home</text:p>
          </table:table-cell>
          <table:table-cell office:value-type="float" office:value="2360">
            <text:p>2360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37">
            <text:p>237</text:p>
          </table:table-cell>
          <table:table-cell office:value-type="time" office:time-value="PT12H03M33.135S">
            <text:p>12:03:33.14</text:p>
          </table:table-cell>
          <table:table-cell office:value-type="string">
            <text:p>TC0003_PlannerC 3-6</text:p>
          </table:table-cell>
          <table:table-cell office:value-type="string">
            <text:p>/channels/;jsessionid=1197tgiio6kkp17th1n7oib6uq</text:p>
          </table:table-cell>
          <table:table-cell office:value-type="float" office:value="3133">
            <text:p>3133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38">
            <text:p>238</text:p>
          </table:table-cell>
          <table:table-cell office:value-type="time" office:time-value="PT12H03M33.933S">
            <text:p>12:03:33.93</text:p>
          </table:table-cell>
          <table:table-cell office:value-type="string">
            <text:p>TC0002_PlannerB 2-12</text:p>
          </table:table-cell>
          <table:table-cell office:value-type="string">
            <text:p>/channels/home</text:p>
          </table:table-cell>
          <table:table-cell office:value-type="float" office:value="2349">
            <text:p>2349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time" office:time-value="PT12H03M33.969S">
            <text:p>12:03:33.97</text:p>
          </table:table-cell>
          <table:table-cell office:value-type="string">
            <text:p>TC0001_PlannerA 1-13</text:p>
          </table:table-cell>
          <table:table-cell office:value-type="string">
            <text:p>/channels/home</text:p>
          </table:table-cell>
          <table:table-cell office:value-type="float" office:value="2323">
            <text:p>232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time" office:time-value="PT12H03M33.121S">
            <text:p>12:03:33.12</text:p>
          </table:table-cell>
          <table:table-cell office:value-type="string">
            <text:p>TC0001_PlannerA 1-7</text:p>
          </table:table-cell>
          <table:table-cell office:value-type="string">
            <text:p>/channels/</text:p>
          </table:table-cell>
          <table:table-cell office:value-type="float" office:value="3184">
            <text:p>3184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time" office:time-value="PT12H03M33.99S">
            <text:p>12:03:33.99</text:p>
          </table:table-cell>
          <table:table-cell office:value-type="string">
            <text:p>TC0002_PlannerB 2-13</text:p>
          </table:table-cell>
          <table:table-cell office:value-type="string">
            <text:p>/channels/home</text:p>
          </table:table-cell>
          <table:table-cell office:value-type="float" office:value="2325">
            <text:p>2325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time" office:time-value="PT12H03M35.061S">
            <text:p>12:03:35.06</text:p>
          </table:table-cell>
          <table:table-cell office:value-type="string">
            <text:p>TC0002_PlannerB 2-17</text:p>
          </table:table-cell>
          <table:table-cell office:value-type="string">
            <text:p>/channels/home</text:p>
          </table:table-cell>
          <table:table-cell office:value-type="float" office:value="1264">
            <text:p>1264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time" office:time-value="PT12H03M34.005S">
            <text:p>12:03:34.01</text:p>
          </table:table-cell>
          <table:table-cell office:value-type="string">
            <text:p>TC0003_PlannerC 3-13</text:p>
          </table:table-cell>
          <table:table-cell office:value-type="string">
            <text:p>/channels/home</text:p>
          </table:table-cell>
          <table:table-cell office:value-type="float" office:value="2332">
            <text:p>2332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time" office:time-value="PT12H03M35.048S">
            <text:p>12:03:35.05</text:p>
          </table:table-cell>
          <table:table-cell office:value-type="string">
            <text:p>TC0001_PlannerA 1-17</text:p>
          </table:table-cell>
          <table:table-cell office:value-type="string">
            <text:p>/channels/home</text:p>
          </table:table-cell>
          <table:table-cell office:value-type="float" office:value="1302">
            <text:p>1302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time" office:time-value="PT12H03M34.018S">
            <text:p>12:03:34.02</text:p>
          </table:table-cell>
          <table:table-cell office:value-type="string">
            <text:p>TC0001_PlannerA 1-14</text:p>
          </table:table-cell>
          <table:table-cell office:value-type="string">
            <text:p>/channels/home</text:p>
          </table:table-cell>
          <table:table-cell office:value-type="float" office:value="2347">
            <text:p>234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time" office:time-value="PT12H03M35.031S">
            <text:p>12:03:35.03</text:p>
          </table:table-cell>
          <table:table-cell office:value-type="string">
            <text:p>TC0001_PlannerA 1-16</text:p>
          </table:table-cell>
          <table:table-cell office:value-type="string">
            <text:p>/channels/</text:p>
          </table:table-cell>
          <table:table-cell office:value-type="float" office:value="1350">
            <text:p>1350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47">
            <text:p>247</text:p>
          </table:table-cell>
          <table:table-cell office:value-type="time" office:time-value="PT12H03M34.974S">
            <text:p>12:03:34.97</text:p>
          </table:table-cell>
          <table:table-cell office:value-type="string">
            <text:p>TC0002_PlannerB 2-16</text:p>
          </table:table-cell>
          <table:table-cell office:value-type="string">
            <text:p>/channels/;jsessionid=1ulf4k4c0axy31vb3lvtfuz2hs</text:p>
          </table:table-cell>
          <table:table-cell office:value-type="float" office:value="1422">
            <text:p>1422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48">
            <text:p>248</text:p>
          </table:table-cell>
          <table:table-cell office:value-type="time" office:time-value="PT12H03M34.915S">
            <text:p>12:03:34.92</text:p>
          </table:table-cell>
          <table:table-cell office:value-type="string">
            <text:p>TC0003_PlannerC 3-16</text:p>
          </table:table-cell>
          <table:table-cell office:value-type="string">
            <text:p>/channels/;jsessionid=1197tgiio6kkp17th1n7oib6uq</text:p>
          </table:table-cell>
          <table:table-cell office:value-type="float" office:value="1494">
            <text:p>1494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49">
            <text:p>249</text:p>
          </table:table-cell>
          <table:table-cell office:value-type="time" office:time-value="PT12H03M34.031S">
            <text:p>12:03:34.03</text:p>
          </table:table-cell>
          <table:table-cell office:value-type="string">
            <text:p>TC0003_PlannerC 3-14</text:p>
          </table:table-cell>
          <table:table-cell office:value-type="string">
            <text:p>/channels/home</text:p>
          </table:table-cell>
          <table:table-cell office:value-type="float" office:value="2393">
            <text:p>239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time" office:time-value="PT12H03M33.714S">
            <text:p>12:03:33.71</text:p>
          </table:table-cell>
          <table:table-cell office:value-type="string">
            <text:p>TC0002_PlannerB 2-7</text:p>
          </table:table-cell>
          <table:table-cell office:value-type="string">
            <text:p>/channels/home</text:p>
          </table:table-cell>
          <table:table-cell office:value-type="float" office:value="2726">
            <text:p>272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time" office:time-value="PT12H03M33.645S">
            <text:p>12:03:33.65</text:p>
          </table:table-cell>
          <table:table-cell office:value-type="string">
            <text:p>TC0001_PlannerA 1-9</text:p>
          </table:table-cell>
          <table:table-cell office:value-type="string">
            <text:p>/channels/home</text:p>
          </table:table-cell>
          <table:table-cell office:value-type="float" office:value="2808">
            <text:p>2808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52">
            <text:p>252</text:p>
          </table:table-cell>
          <table:table-cell office:value-type="time" office:time-value="PT12H03M35.253S">
            <text:p>12:03:35.25</text:p>
          </table:table-cell>
          <table:table-cell office:value-type="string">
            <text:p>TC0002_PlannerB 2-18</text:p>
          </table:table-cell>
          <table:table-cell office:value-type="string">
            <text:p>/channels/home</text:p>
          </table:table-cell>
          <table:table-cell office:value-type="float" office:value="1239">
            <text:p>1239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time" office:time-value="PT12H03M35.213S">
            <text:p>12:03:35.21</text:p>
          </table:table-cell>
          <table:table-cell office:value-type="string">
            <text:p>TC0003_PlannerC 3-17</text:p>
          </table:table-cell>
          <table:table-cell office:value-type="string">
            <text:p>/channels/home</text:p>
          </table:table-cell>
          <table:table-cell office:value-type="float" office:value="1288">
            <text:p>1288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54">
            <text:p>254</text:p>
          </table:table-cell>
          <table:table-cell office:value-type="time" office:time-value="PT12H03M35.265S">
            <text:p>12:03:35.27</text:p>
          </table:table-cell>
          <table:table-cell office:value-type="string">
            <text:p>TC0003_PlannerC 3-18</text:p>
          </table:table-cell>
          <table:table-cell office:value-type="string">
            <text:p>/channels/home</text:p>
          </table:table-cell>
          <table:table-cell office:value-type="float" office:value="1248">
            <text:p>1248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time" office:time-value="PT12H03M35.852S">
            <text:p>12:03:35.85</text:p>
          </table:table-cell>
          <table:table-cell office:value-type="string">
            <text:p>TC0001_PlannerA 1-19</text:p>
          </table:table-cell>
          <table:table-cell office:value-type="string">
            <text:p>/channels/home</text:p>
          </table:table-cell>
          <table:table-cell office:value-type="float" office:value="696">
            <text:p>69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office:value-type="time" office:time-value="PT12H03M36.065S">
            <text:p>12:03:36.07</text:p>
          </table:table-cell>
          <table:table-cell office:value-type="string">
            <text:p>TC0003_PlannerC 3-20</text:p>
          </table:table-cell>
          <table:table-cell office:value-type="string">
            <text:p>/channels/home</text:p>
          </table:table-cell>
          <table:table-cell office:value-type="float" office:value="525">
            <text:p>525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time" office:time-value="PT12H03M36.046S">
            <text:p>12:03:36.05</text:p>
          </table:table-cell>
          <table:table-cell office:value-type="string">
            <text:p>TC0002_PlannerB 2-20</text:p>
          </table:table-cell>
          <table:table-cell office:value-type="string">
            <text:p>/channels/home</text:p>
          </table:table-cell>
          <table:table-cell office:value-type="float" office:value="664">
            <text:p>664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time" office:time-value="PT12H03M36.021S">
            <text:p>12:03:36.02</text:p>
          </table:table-cell>
          <table:table-cell office:value-type="string">
            <text:p>TC0002_PlannerB 2-19</text:p>
          </table:table-cell>
          <table:table-cell office:value-type="string">
            <text:p>/channels/home</text:p>
          </table:table-cell>
          <table:table-cell office:value-type="float" office:value="845">
            <text:p>845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59">
            <text:p>259</text:p>
          </table:table-cell>
          <table:table-cell office:value-type="time" office:time-value="PT12H03M36.034S">
            <text:p>12:03:36.03</text:p>
          </table:table-cell>
          <table:table-cell office:value-type="string">
            <text:p>TC0003_PlannerC 3-19</text:p>
          </table:table-cell>
          <table:table-cell office:value-type="string">
            <text:p>/channels/home</text:p>
          </table:table-cell>
          <table:table-cell office:value-type="float" office:value="847">
            <text:p>84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time" office:time-value="PT12H03M36.005S">
            <text:p>12:03:36.01</text:p>
          </table:table-cell>
          <table:table-cell office:value-type="string">
            <text:p>TC0001_PlannerA 1-20</text:p>
          </table:table-cell>
          <table:table-cell office:value-type="string">
            <text:p>/channels/home</text:p>
          </table:table-cell>
          <table:table-cell office:value-type="float" office:value="891">
            <text:p>891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61">
            <text:p>261</text:p>
          </table:table-cell>
          <table:table-cell office:value-type="time" office:time-value="PT12H03M35.989S">
            <text:p>12:03:35.99</text:p>
          </table:table-cell>
          <table:table-cell office:value-type="string">
            <text:p>TC0001_PlannerA 1-18</text:p>
          </table:table-cell>
          <table:table-cell office:value-type="string">
            <text:p>/channels/home</text:p>
          </table:table-cell>
          <table:table-cell office:value-type="float" office:value="921">
            <text:p>921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time" office:time-value="PT12H03M35.92S">
            <text:p>12:03:35.92</text:p>
          </table:table-cell>
          <table:table-cell office:value-type="string">
            <text:p>TC0002_PlannerB 2-6</text:p>
          </table:table-cell>
          <table:table-cell office:value-type="string">
            <text:p>/channels/home</text:p>
          </table:table-cell>
          <table:table-cell office:value-type="float" office:value="1002">
            <text:p>1002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63">
            <text:p>263</text:p>
          </table:table-cell>
          <table:table-cell office:value-type="time" office:time-value="PT12H03M36.409S">
            <text:p>12:03:36.41</text:p>
          </table:table-cell>
          <table:table-cell office:value-type="string">
            <text:p>TC0003_PlannerC 3-16</text:p>
          </table:table-cell>
          <table:table-cell office:value-type="string">
            <text:p>/channels/home</text:p>
          </table:table-cell>
          <table:table-cell office:value-type="float" office:value="524">
            <text:p>524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time" office:time-value="PT12H03M36.397S">
            <text:p>12:03:36.40</text:p>
          </table:table-cell>
          <table:table-cell office:value-type="string">
            <text:p>TC0002_PlannerB 2-16</text:p>
          </table:table-cell>
          <table:table-cell office:value-type="string">
            <text:p>/channels/home</text:p>
          </table:table-cell>
          <table:table-cell office:value-type="float" office:value="549">
            <text:p>549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time" office:time-value="PT12H03M36.381S">
            <text:p>12:03:36.38</text:p>
          </table:table-cell>
          <table:table-cell office:value-type="string">
            <text:p>TC0001_PlannerA 1-16</text:p>
          </table:table-cell>
          <table:table-cell office:value-type="string">
            <text:p>/channels/home</text:p>
          </table:table-cell>
          <table:table-cell office:value-type="float" office:value="577">
            <text:p>57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66">
            <text:p>266</text:p>
          </table:table-cell>
          <table:table-cell office:value-type="time" office:time-value="PT12H03M36.305S">
            <text:p>12:03:36.31</text:p>
          </table:table-cell>
          <table:table-cell office:value-type="string">
            <text:p>TC0001_PlannerA 1-7</text:p>
          </table:table-cell>
          <table:table-cell office:value-type="string">
            <text:p>/channels/home</text:p>
          </table:table-cell>
          <table:table-cell office:value-type="float" office:value="680">
            <text:p>680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time" office:time-value="PT12H03M36.269S">
            <text:p>12:03:36.27</text:p>
          </table:table-cell>
          <table:table-cell office:value-type="string">
            <text:p>TC0003_PlannerC 3-6</text:p>
          </table:table-cell>
          <table:table-cell office:value-type="string">
            <text:p>/channels/home</text:p>
          </table:table-cell>
          <table:table-cell office:value-type="float" office:value="720">
            <text:p>720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time" office:time-value="PT12H03M34.325S">
            <text:p>12:03:34.33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3027">
            <text:p>3027</text:p>
          </table:table-cell>
          <table:table-cell office:value-type="string">
            <text:p>Success</text:p>
          </table:table-cell>
          <table:table-cell office:value-type="float" office:value="6204">
            <text:p>6204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time" office:time-value="PT12H03M33.091S">
            <text:p>12:03:33.09</text:p>
          </table:table-cell>
          <table:table-cell office:value-type="string">
            <text:p>TC0003_PlannerC 3-2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4463">
            <text:p>4463</text:p>
          </table:table-cell>
          <table:table-cell office:value-type="string">
            <text:p>Success</text:p>
          </table:table-cell>
          <table:table-cell office:value-type="float" office:value="35304">
            <text:p>35304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time" office:time-value="PT12H03M33.1S">
            <text:p>12:03:33.10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4458">
            <text:p>4458</text:p>
          </table:table-cell>
          <table:table-cell office:value-type="string">
            <text:p>Success</text:p>
          </table:table-cell>
          <table:table-cell office:value-type="float" office:value="45277">
            <text:p>45277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time" office:time-value="PT12H03M37.559S">
            <text:p>12:03:37.56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2">
            <text:p>272</text:p>
          </table:table-cell>
          <table:table-cell office:value-type="time" office:time-value="PT12H03M37.556S">
            <text:p>12:03:37.56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37076">
            <text:p>37076</text:p>
          </table:table-cell>
          <table:table-cell table:number-columns-repeated="1017"/>
        </table:table-row>
        <table:table-row table:style-name="ro1">
          <table:table-cell office:value-type="float" office:value="273">
            <text:p>273</text:p>
          </table:table-cell>
          <table:table-cell office:value-type="time" office:time-value="PT12H03M37.705S">
            <text:p>12:03:37.71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45136">
            <text:p>45136</text:p>
          </table:table-cell>
          <table:table-cell table:number-columns-repeated="1017"/>
        </table:table-row>
        <table:table-row table:style-name="ro1">
          <table:table-cell office:value-type="float" office:value="274">
            <text:p>274</text:p>
          </table:table-cell>
          <table:table-cell office:value-type="time" office:time-value="PT12H03M37.572S">
            <text:p>12:03:37.57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57">
            <text:p>157</text:p>
          </table:table-cell>
          <table:table-cell office:value-type="string">
            <text:p>Success</text:p>
          </table:table-cell>
          <table:table-cell office:value-type="float" office:value="46640">
            <text:p>46640</text:p>
          </table:table-cell>
          <table:table-cell table:number-columns-repeated="1017"/>
        </table:table-row>
        <table:table-row table:style-name="ro1">
          <table:table-cell office:value-type="float" office:value="275">
            <text:p>275</text:p>
          </table:table-cell>
          <table:table-cell office:value-type="time" office:time-value="PT12H03M37.731S">
            <text:p>12:03:37.73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6">
            <text:p>276</text:p>
          </table:table-cell>
          <table:table-cell office:value-type="time" office:time-value="PT12H03M37.737S">
            <text:p>12:03:37.74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597">
            <text:p>597</text:p>
          </table:table-cell>
          <table:table-cell office:value-type="string">
            <text:p>Success</text:p>
          </table:table-cell>
          <table:table-cell office:value-type="float" office:value="47354">
            <text:p>47354</text:p>
          </table:table-cell>
          <table:table-cell table:number-columns-repeated="1017"/>
        </table:table-row>
        <table:table-row table:style-name="ro1">
          <table:table-cell office:value-type="float" office:value="277">
            <text:p>277</text:p>
          </table:table-cell>
          <table:table-cell office:value-type="time" office:time-value="PT12H03M38.335S">
            <text:p>12:03:38.34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8">
            <text:p>278</text:p>
          </table:table-cell>
          <table:table-cell office:value-type="time" office:time-value="PT12H03M38.35S">
            <text:p>12:03:38.35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48024">
            <text:p>48024</text:p>
          </table:table-cell>
          <table:table-cell table:number-columns-repeated="1017"/>
        </table:table-row>
        <table:table-row table:style-name="ro1">
          <table:table-cell office:value-type="float" office:value="279">
            <text:p>279</text:p>
          </table:table-cell>
          <table:table-cell office:value-type="time" office:time-value="PT12H03M33.922S">
            <text:p>12:03:33.92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4836">
            <text:p>4836</text:p>
          </table:table-cell>
          <table:table-cell office:value-type="string">
            <text:p>Success</text:p>
          </table:table-cell>
          <table:table-cell office:value-type="float" office:value="107940">
            <text:p>107940</text:p>
          </table:table-cell>
          <table:table-cell table:number-columns-repeated="1017"/>
        </table:table-row>
        <table:table-row table:style-name="ro1">
          <table:table-cell office:value-type="float" office:value="280">
            <text:p>280</text:p>
          </table:table-cell>
          <table:table-cell office:value-type="time" office:time-value="PT12H03M35.719S">
            <text:p>12:03:35.72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3056">
            <text:p>3056</text:p>
          </table:table-cell>
          <table:table-cell office:value-type="string">
            <text:p>Success</text:p>
          </table:table-cell>
          <table:table-cell office:value-type="float" office:value="107914">
            <text:p>107914</text:p>
          </table:table-cell>
          <table:table-cell table:number-columns-repeated="1017"/>
        </table:table-row>
        <table:table-row table:style-name="ro1">
          <table:table-cell office:value-type="float" office:value="281">
            <text:p>281</text:p>
          </table:table-cell>
          <table:table-cell office:value-type="time" office:time-value="PT12H03M36.282S">
            <text:p>12:03:36.28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524">
            <text:p>2524</text:p>
          </table:table-cell>
          <table:table-cell office:value-type="string">
            <text:p>Success</text:p>
          </table:table-cell>
          <table:table-cell office:value-type="float" office:value="107922">
            <text:p>107922</text:p>
          </table:table-cell>
          <table:table-cell table:number-columns-repeated="1017"/>
        </table:table-row>
        <table:table-row table:style-name="ro1">
          <table:table-cell office:value-type="float" office:value="282">
            <text:p>282</text:p>
          </table:table-cell>
          <table:table-cell office:value-type="time" office:time-value="PT12H03M35.279S">
            <text:p>12:03:35.28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3534">
            <text:p>3534</text:p>
          </table:table-cell>
          <table:table-cell office:value-type="string">
            <text:p>Success</text:p>
          </table:table-cell>
          <table:table-cell office:value-type="float" office:value="107923">
            <text:p>107923</text:p>
          </table:table-cell>
          <table:table-cell table:number-columns-repeated="1017"/>
        </table:table-row>
        <table:table-row table:style-name="ro1">
          <table:table-cell office:value-type="float" office:value="283">
            <text:p>283</text:p>
          </table:table-cell>
          <table:table-cell office:value-type="time" office:time-value="PT12H03M36.163S">
            <text:p>12:03:36.16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2717">
            <text:p>2717</text:p>
          </table:table-cell>
          <table:table-cell office:value-type="string">
            <text:p>Success</text:p>
          </table:table-cell>
          <table:table-cell office:value-type="float" office:value="107921">
            <text:p>107921</text:p>
          </table:table-cell>
          <table:table-cell table:number-columns-repeated="1017"/>
        </table:table-row>
        <table:table-row table:style-name="ro1">
          <table:table-cell office:value-type="float" office:value="284">
            <text:p>284</text:p>
          </table:table-cell>
          <table:table-cell office:value-type="time" office:time-value="PT12H03M37.726S">
            <text:p>12:03:37.73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168">
            <text:p>1168</text:p>
          </table:table-cell>
          <table:table-cell office:value-type="string">
            <text:p>Success</text:p>
          </table:table-cell>
          <table:table-cell office:value-type="float" office:value="67110">
            <text:p>67110</text:p>
          </table:table-cell>
          <table:table-cell table:number-columns-repeated="1017"/>
        </table:table-row>
        <table:table-row table:style-name="ro1">
          <table:table-cell office:value-type="float" office:value="285">
            <text:p>285</text:p>
          </table:table-cell>
          <table:table-cell office:value-type="time" office:time-value="PT12H03M33.314S">
            <text:p>12:03:33.31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5635">
            <text:p>5635</text:p>
          </table:table-cell>
          <table:table-cell office:value-type="string">
            <text:p>Success</text:p>
          </table:table-cell>
          <table:table-cell office:value-type="float" office:value="107947">
            <text:p>107947</text:p>
          </table:table-cell>
          <table:table-cell table:number-columns-repeated="1017"/>
        </table:table-row>
        <table:table-row table:style-name="ro1">
          <table:table-cell office:value-type="float" office:value="286">
            <text:p>286</text:p>
          </table:table-cell>
          <table:table-cell office:value-type="time" office:time-value="PT12H03M36.259S">
            <text:p>12:03:36.26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2704">
            <text:p>2704</text:p>
          </table:table-cell>
          <table:table-cell office:value-type="string">
            <text:p>Success</text:p>
          </table:table-cell>
          <table:table-cell office:value-type="float" office:value="107921">
            <text:p>107921</text:p>
          </table:table-cell>
          <table:table-cell table:number-columns-repeated="1017"/>
        </table:table-row>
        <table:table-row table:style-name="ro1">
          <table:table-cell office:value-type="float" office:value="287">
            <text:p>287</text:p>
          </table:table-cell>
          <table:table-cell office:value-type="time" office:time-value="PT12H03M36.233S">
            <text:p>12:03:36.23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749">
            <text:p>2749</text:p>
          </table:table-cell>
          <table:table-cell office:value-type="string">
            <text:p>Success</text:p>
          </table:table-cell>
          <table:table-cell office:value-type="float" office:value="107922">
            <text:p>107922</text:p>
          </table:table-cell>
          <table:table-cell table:number-columns-repeated="1017"/>
        </table:table-row>
        <table:table-row table:style-name="ro1">
          <table:table-cell office:value-type="float" office:value="288">
            <text:p>288</text:p>
          </table:table-cell>
          <table:table-cell office:value-type="time" office:time-value="PT12H03M34.869S">
            <text:p>12:03:34.87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4130">
            <text:p>4130</text:p>
          </table:table-cell>
          <table:table-cell office:value-type="string">
            <text:p>Success</text:p>
          </table:table-cell>
          <table:table-cell office:value-type="float" office:value="107920">
            <text:p>107920</text:p>
          </table:table-cell>
          <table:table-cell table:number-columns-repeated="1017"/>
        </table:table-row>
        <table:table-row table:style-name="ro1">
          <table:table-cell office:value-type="float" office:value="289">
            <text:p>289</text:p>
          </table:table-cell>
          <table:table-cell office:value-type="time" office:time-value="PT12H03M36.548S">
            <text:p>12:03:36.55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465">
            <text:p>2465</text:p>
          </table:table-cell>
          <table:table-cell office:value-type="string">
            <text:p>Success</text:p>
          </table:table-cell>
          <table:table-cell office:value-type="float" office:value="107922">
            <text:p>107922</text:p>
          </table:table-cell>
          <table:table-cell table:number-columns-repeated="1017"/>
        </table:table-row>
        <table:table-row table:style-name="ro1">
          <table:table-cell office:value-type="float" office:value="290">
            <text:p>290</text:p>
          </table:table-cell>
          <table:table-cell office:value-type="time" office:time-value="PT12H03M34.207S">
            <text:p>12:03:34.21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4814">
            <text:p>4814</text:p>
          </table:table-cell>
          <table:table-cell office:value-type="string">
            <text:p>Success</text:p>
          </table:table-cell>
          <table:table-cell office:value-type="float" office:value="108656">
            <text:p>108656</text:p>
          </table:table-cell>
          <table:table-cell table:number-columns-repeated="1017"/>
        </table:table-row>
        <table:table-row table:style-name="ro1">
          <table:table-cell office:value-type="float" office:value="291">
            <text:p>291</text:p>
          </table:table-cell>
          <table:table-cell office:value-type="time" office:time-value="PT12H03M36.365S">
            <text:p>12:03:36.37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2658">
            <text:p>2658</text:p>
          </table:table-cell>
          <table:table-cell office:value-type="string">
            <text:p>Success</text:p>
          </table:table-cell>
          <table:table-cell office:value-type="float" office:value="107921">
            <text:p>107921</text:p>
          </table:table-cell>
          <table:table-cell table:number-columns-repeated="1017"/>
        </table:table-row>
        <table:table-row table:style-name="ro1">
          <table:table-cell office:value-type="float" office:value="292">
            <text:p>292</text:p>
          </table:table-cell>
          <table:table-cell office:value-type="time" office:time-value="PT12H03M33.801S">
            <text:p>12:03:33.80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5236">
            <text:p>5236</text:p>
          </table:table-cell>
          <table:table-cell office:value-type="string">
            <text:p>Success</text:p>
          </table:table-cell>
          <table:table-cell office:value-type="float" office:value="107943">
            <text:p>107943</text:p>
          </table:table-cell>
          <table:table-cell table:number-columns-repeated="1017"/>
        </table:table-row>
        <table:table-row table:style-name="ro1">
          <table:table-cell office:value-type="float" office:value="293">
            <text:p>293</text:p>
          </table:table-cell>
          <table:table-cell office:value-type="time" office:time-value="PT12H03M35.229S">
            <text:p>12:03:35.23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3807">
            <text:p>3807</text:p>
          </table:table-cell>
          <table:table-cell office:value-type="string">
            <text:p>Success</text:p>
          </table:table-cell>
          <table:table-cell office:value-type="float" office:value="107925">
            <text:p>107925</text:p>
          </table:table-cell>
          <table:table-cell table:number-columns-repeated="1017"/>
        </table:table-row>
        <table:table-row table:style-name="ro1">
          <table:table-cell office:value-type="float" office:value="294">
            <text:p>294</text:p>
          </table:table-cell>
          <table:table-cell office:value-type="time" office:time-value="PT12H03M36.338S">
            <text:p>12:03:36.34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2766">
            <text:p>2766</text:p>
          </table:table-cell>
          <table:table-cell office:value-type="string">
            <text:p>Success</text:p>
          </table:table-cell>
          <table:table-cell office:value-type="float" office:value="107924">
            <text:p>107924</text:p>
          </table:table-cell>
          <table:table-cell table:number-columns-repeated="1017"/>
        </table:table-row>
        <table:table-row table:style-name="ro1">
          <table:table-cell office:value-type="float" office:value="295">
            <text:p>295</text:p>
          </table:table-cell>
          <table:table-cell office:value-type="time" office:time-value="PT12H03M36.59S">
            <text:p>12:03:36.59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2523">
            <text:p>2523</text:p>
          </table:table-cell>
          <table:table-cell office:value-type="string">
            <text:p>Success</text:p>
          </table:table-cell>
          <table:table-cell office:value-type="float" office:value="107923">
            <text:p>107923</text:p>
          </table:table-cell>
          <table:table-cell table:number-columns-repeated="1017"/>
        </table:table-row>
        <table:table-row table:style-name="ro1">
          <table:table-cell office:value-type="float" office:value="296">
            <text:p>296</text:p>
          </table:table-cell>
          <table:table-cell office:value-type="time" office:time-value="PT12H03M36.441S">
            <text:p>12:03:36.44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2672">
            <text:p>2672</text:p>
          </table:table-cell>
          <table:table-cell office:value-type="string">
            <text:p>Success</text:p>
          </table:table-cell>
          <table:table-cell office:value-type="float" office:value="107922">
            <text:p>107922</text:p>
          </table:table-cell>
          <table:table-cell table:number-columns-repeated="1017"/>
        </table:table-row>
        <table:table-row table:style-name="ro1">
          <table:table-cell office:value-type="float" office:value="297">
            <text:p>297</text:p>
          </table:table-cell>
          <table:table-cell office:value-type="time" office:time-value="PT12H03M34.25S">
            <text:p>12:03:34.25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4860">
            <text:p>4860</text:p>
          </table:table-cell>
          <table:table-cell office:value-type="string">
            <text:p>Success</text:p>
          </table:table-cell>
          <table:table-cell office:value-type="float" office:value="107928">
            <text:p>107928</text:p>
          </table:table-cell>
          <table:table-cell table:number-columns-repeated="1017"/>
        </table:table-row>
        <table:table-row table:style-name="ro1">
          <table:table-cell office:value-type="float" office:value="298">
            <text:p>298</text:p>
          </table:table-cell>
          <table:table-cell office:value-type="time" office:time-value="PT12H03M36.177S">
            <text:p>12:03:36.18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2940">
            <text:p>2940</text:p>
          </table:table-cell>
          <table:table-cell office:value-type="string">
            <text:p>Success</text:p>
          </table:table-cell>
          <table:table-cell office:value-type="float" office:value="107925">
            <text:p>107925</text:p>
          </table:table-cell>
          <table:table-cell table:number-columns-repeated="1017"/>
        </table:table-row>
        <table:table-row table:style-name="ro1">
          <table:table-cell office:value-type="float" office:value="299">
            <text:p>299</text:p>
          </table:table-cell>
          <table:table-cell office:value-type="time" office:time-value="PT12H03M35.611S">
            <text:p>12:03:35.61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3509">
            <text:p>3509</text:p>
          </table:table-cell>
          <table:table-cell office:value-type="string">
            <text:p>Success</text:p>
          </table:table-cell>
          <table:table-cell office:value-type="float" office:value="107921">
            <text:p>107921</text:p>
          </table:table-cell>
          <table:table-cell table:number-columns-repeated="1017"/>
        </table:table-row>
        <table:table-row table:style-name="ro1">
          <table:table-cell office:value-type="float" office:value="300">
            <text:p>300</text:p>
          </table:table-cell>
          <table:table-cell office:value-type="time" office:time-value="PT12H03M36.897S">
            <text:p>12:03:36.90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228">
            <text:p>2228</text:p>
          </table:table-cell>
          <table:table-cell office:value-type="string">
            <text:p>Success</text:p>
          </table:table-cell>
          <table:table-cell office:value-type="float" office:value="107923">
            <text:p>107923</text:p>
          </table:table-cell>
          <table:table-cell table:number-columns-repeated="1017"/>
        </table:table-row>
        <table:table-row table:style-name="ro1">
          <table:table-cell office:value-type="float" office:value="301">
            <text:p>301</text:p>
          </table:table-cell>
          <table:table-cell office:value-type="time" office:time-value="PT12H03M36.986S">
            <text:p>12:03:36.99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2147">
            <text:p>2147</text:p>
          </table:table-cell>
          <table:table-cell office:value-type="string">
            <text:p>Success</text:p>
          </table:table-cell>
          <table:table-cell office:value-type="float" office:value="107925">
            <text:p>107925</text:p>
          </table:table-cell>
          <table:table-cell table:number-columns-repeated="1017"/>
        </table:table-row>
        <table:table-row table:style-name="ro1">
          <table:table-cell office:value-type="float" office:value="302">
            <text:p>302</text:p>
          </table:table-cell>
          <table:table-cell office:value-type="time" office:time-value="PT12H03M36.122S">
            <text:p>12:03:36.12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3024">
            <text:p>3024</text:p>
          </table:table-cell>
          <table:table-cell office:value-type="string">
            <text:p>Success</text:p>
          </table:table-cell>
          <table:table-cell office:value-type="float" office:value="107923">
            <text:p>107923</text:p>
          </table:table-cell>
          <table:table-cell table:number-columns-repeated="1017"/>
        </table:table-row>
        <table:table-row table:style-name="ro1">
          <table:table-cell office:value-type="float" office:value="303">
            <text:p>303</text:p>
          </table:table-cell>
          <table:table-cell office:value-type="time" office:time-value="PT12H03M36.514S">
            <text:p>12:03:36.51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2699">
            <text:p>2699</text:p>
          </table:table-cell>
          <table:table-cell office:value-type="string">
            <text:p>Success</text:p>
          </table:table-cell>
          <table:table-cell office:value-type="float" office:value="107923">
            <text:p>107923</text:p>
          </table:table-cell>
          <table:table-cell table:number-columns-repeated="1017"/>
        </table:table-row>
        <table:table-row table:style-name="ro1">
          <table:table-cell office:value-type="float" office:value="304">
            <text:p>304</text:p>
          </table:table-cell>
          <table:table-cell office:value-type="time" office:time-value="PT12H03M36.189S">
            <text:p>12:03:36.19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3055">
            <text:p>3055</text:p>
          </table:table-cell>
          <table:table-cell office:value-type="string">
            <text:p>Success</text:p>
          </table:table-cell>
          <table:table-cell office:value-type="float" office:value="107928">
            <text:p>107928</text:p>
          </table:table-cell>
          <table:table-cell table:number-columns-repeated="1017"/>
        </table:table-row>
        <table:table-row table:style-name="ro1">
          <table:table-cell office:value-type="float" office:value="305">
            <text:p>305</text:p>
          </table:table-cell>
          <table:table-cell office:value-type="time" office:time-value="PT12H03M33.837S">
            <text:p>12:03:33.84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5425">
            <text:p>5425</text:p>
          </table:table-cell>
          <table:table-cell office:value-type="string">
            <text:p>Success</text:p>
          </table:table-cell>
          <table:table-cell office:value-type="float" office:value="107981">
            <text:p>107981</text:p>
          </table:table-cell>
          <table:table-cell table:number-columns-repeated="1017"/>
        </table:table-row>
        <table:table-row table:style-name="ro1">
          <table:table-cell office:value-type="float" office:value="306">
            <text:p>306</text:p>
          </table:table-cell>
          <table:table-cell office:value-type="time" office:time-value="PT12H03M36.71S">
            <text:p>12:03:36.71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2552">
            <text:p>2552</text:p>
          </table:table-cell>
          <table:table-cell office:value-type="string">
            <text:p>Success</text:p>
          </table:table-cell>
          <table:table-cell office:value-type="float" office:value="107921">
            <text:p>107921</text:p>
          </table:table-cell>
          <table:table-cell table:number-columns-repeated="1017"/>
        </table:table-row>
        <table:table-row table:style-name="ro1">
          <table:table-cell office:value-type="float" office:value="307">
            <text:p>307</text:p>
          </table:table-cell>
          <table:table-cell office:value-type="time" office:time-value="PT12H03M36.881S">
            <text:p>12:03:36.88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2383">
            <text:p>2383</text:p>
          </table:table-cell>
          <table:table-cell office:value-type="string">
            <text:p>Success</text:p>
          </table:table-cell>
          <table:table-cell office:value-type="float" office:value="107933">
            <text:p>107933</text:p>
          </table:table-cell>
          <table:table-cell table:number-columns-repeated="1017"/>
        </table:table-row>
        <table:table-row table:style-name="ro1">
          <table:table-cell office:value-type="float" office:value="308">
            <text:p>308</text:p>
          </table:table-cell>
          <table:table-cell office:value-type="time" office:time-value="PT12H03M36.91S">
            <text:p>12:03:36.91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375">
            <text:p>2375</text:p>
          </table:table-cell>
          <table:table-cell office:value-type="string">
            <text:p>Success</text:p>
          </table:table-cell>
          <table:table-cell office:value-type="float" office:value="107925">
            <text:p>107925</text:p>
          </table:table-cell>
          <table:table-cell table:number-columns-repeated="1017"/>
        </table:table-row>
        <table:table-row table:style-name="ro1">
          <table:table-cell office:value-type="float" office:value="309">
            <text:p>309</text:p>
          </table:table-cell>
          <table:table-cell office:value-type="time" office:time-value="PT12H03M36.946S">
            <text:p>12:03:36.95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2380">
            <text:p>2380</text:p>
          </table:table-cell>
          <table:table-cell office:value-type="string">
            <text:p>Success</text:p>
          </table:table-cell>
          <table:table-cell office:value-type="float" office:value="107921">
            <text:p>107921</text:p>
          </table:table-cell>
          <table:table-cell table:number-columns-repeated="1017"/>
        </table:table-row>
        <table:table-row table:style-name="ro1">
          <table:table-cell office:value-type="float" office:value="310">
            <text:p>310</text:p>
          </table:table-cell>
          <table:table-cell office:value-type="time" office:time-value="PT12H03M35.727S">
            <text:p>12:03:35.73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3607">
            <text:p>3607</text:p>
          </table:table-cell>
          <table:table-cell office:value-type="string">
            <text:p>Success</text:p>
          </table:table-cell>
          <table:table-cell office:value-type="float" office:value="107922">
            <text:p>107922</text:p>
          </table:table-cell>
          <table:table-cell table:number-columns-repeated="1017"/>
        </table:table-row>
        <table:table-row table:style-name="ro1">
          <table:table-cell office:value-type="float" office:value="311">
            <text:p>311</text:p>
          </table:table-cell>
          <table:table-cell office:value-type="time" office:time-value="PT12H03M36.453S">
            <text:p>12:03:36.45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2889">
            <text:p>2889</text:p>
          </table:table-cell>
          <table:table-cell office:value-type="string">
            <text:p>Success</text:p>
          </table:table-cell>
          <table:table-cell office:value-type="float" office:value="107930">
            <text:p>107930</text:p>
          </table:table-cell>
          <table:table-cell table:number-columns-repeated="1017"/>
        </table:table-row>
        <table:table-row table:style-name="ro1">
          <table:table-cell office:value-type="float" office:value="312">
            <text:p>312</text:p>
          </table:table-cell>
          <table:table-cell office:value-type="time" office:time-value="PT12H03M36.959S">
            <text:p>12:03:36.96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2412">
            <text:p>2412</text:p>
          </table:table-cell>
          <table:table-cell office:value-type="string">
            <text:p>Success</text:p>
          </table:table-cell>
          <table:table-cell office:value-type="float" office:value="107921">
            <text:p>107921</text:p>
          </table:table-cell>
          <table:table-cell table:number-columns-repeated="1017"/>
        </table:table-row>
        <table:table-row table:style-name="ro1">
          <table:table-cell office:value-type="float" office:value="313">
            <text:p>313</text:p>
          </table:table-cell>
          <table:table-cell office:value-type="time" office:time-value="PT12H03M33.242S">
            <text:p>12:03:33.24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6159">
            <text:p>6159</text:p>
          </table:table-cell>
          <table:table-cell office:value-type="string">
            <text:p>Success</text:p>
          </table:table-cell>
          <table:table-cell office:value-type="float" office:value="107947">
            <text:p>107947</text:p>
          </table:table-cell>
          <table:table-cell table:number-columns-repeated="1017"/>
        </table:table-row>
        <table:table-row table:style-name="ro1">
          <table:table-cell office:value-type="float" office:value="314">
            <text:p>314</text:p>
          </table:table-cell>
          <table:table-cell office:value-type="time" office:time-value="PT12H03M36.35S">
            <text:p>12:03:36.35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057">
            <text:p>3057</text:p>
          </table:table-cell>
          <table:table-cell office:value-type="string">
            <text:p>Success</text:p>
          </table:table-cell>
          <table:table-cell office:value-type="float" office:value="107930">
            <text:p>107930</text:p>
          </table:table-cell>
          <table:table-cell table:number-columns-repeated="1017"/>
        </table:table-row>
        <table:table-row table:style-name="ro1">
          <table:table-cell office:value-type="float" office:value="315">
            <text:p>315</text:p>
          </table:table-cell>
          <table:table-cell office:value-type="time" office:time-value="PT12H03M36.867S">
            <text:p>12:03:36.87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2561">
            <text:p>2561</text:p>
          </table:table-cell>
          <table:table-cell office:value-type="string">
            <text:p>Success</text:p>
          </table:table-cell>
          <table:table-cell office:value-type="float" office:value="107975">
            <text:p>107975</text:p>
          </table:table-cell>
          <table:table-cell table:number-columns-repeated="1017"/>
        </table:table-row>
        <table:table-row table:style-name="ro1">
          <table:table-cell office:value-type="float" office:value="316">
            <text:p>316</text:p>
          </table:table-cell>
          <table:table-cell office:value-type="time" office:time-value="PT12H03M33.754S">
            <text:p>12:03:33.75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5679">
            <text:p>5679</text:p>
          </table:table-cell>
          <table:table-cell office:value-type="string">
            <text:p>Success</text:p>
          </table:table-cell>
          <table:table-cell office:value-type="float" office:value="107951">
            <text:p>107951</text:p>
          </table:table-cell>
          <table:table-cell table:number-columns-repeated="1017"/>
        </table:table-row>
        <table:table-row table:style-name="ro1">
          <table:table-cell office:value-type="float" office:value="317">
            <text:p>317</text:p>
          </table:table-cell>
          <table:table-cell office:value-type="time" office:time-value="PT12H03M36.315S">
            <text:p>12:03:36.32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3126">
            <text:p>3126</text:p>
          </table:table-cell>
          <table:table-cell office:value-type="string">
            <text:p>Success</text:p>
          </table:table-cell>
          <table:table-cell office:value-type="float" office:value="107929">
            <text:p>107929</text:p>
          </table:table-cell>
          <table:table-cell table:number-columns-repeated="1017"/>
        </table:table-row>
        <table:table-row table:style-name="ro1">
          <table:table-cell office:value-type="float" office:value="318">
            <text:p>318</text:p>
          </table:table-cell>
          <table:table-cell office:value-type="time" office:time-value="PT12H03M35.581S">
            <text:p>12:03:35.58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3874">
            <text:p>3874</text:p>
          </table:table-cell>
          <table:table-cell office:value-type="string">
            <text:p>Success</text:p>
          </table:table-cell>
          <table:table-cell office:value-type="float" office:value="107935">
            <text:p>107935</text:p>
          </table:table-cell>
          <table:table-cell table:number-columns-repeated="1017"/>
        </table:table-row>
        <table:table-row table:style-name="ro1">
          <table:table-cell office:value-type="float" office:value="319">
            <text:p>319</text:p>
          </table:table-cell>
          <table:table-cell office:value-type="time" office:time-value="PT12H03M38.471S">
            <text:p>12:03:38.47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988">
            <text:p>988</text:p>
          </table:table-cell>
          <table:table-cell office:value-type="string">
            <text:p>Success</text:p>
          </table:table-cell>
          <table:table-cell office:value-type="float" office:value="67100">
            <text:p>67100</text:p>
          </table:table-cell>
          <table:table-cell table:number-columns-repeated="1017"/>
        </table:table-row>
        <table:table-row table:style-name="ro1">
          <table:table-cell office:value-type="float" office:value="320">
            <text:p>320</text:p>
          </table:table-cell>
          <table:table-cell office:value-type="time" office:time-value="PT12H03M36.492S">
            <text:p>12:03:36.49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980">
            <text:p>2980</text:p>
          </table:table-cell>
          <table:table-cell office:value-type="string">
            <text:p>Success</text:p>
          </table:table-cell>
          <table:table-cell office:value-type="float" office:value="107928">
            <text:p>107928</text:p>
          </table:table-cell>
          <table:table-cell table:number-columns-repeated="1017"/>
        </table:table-row>
        <table:table-row table:style-name="ro1">
          <table:table-cell office:value-type="float" office:value="321">
            <text:p>321</text:p>
          </table:table-cell>
          <table:table-cell office:value-type="time" office:time-value="PT12H03M36.078S">
            <text:p>12:03:36.08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3401">
            <text:p>3401</text:p>
          </table:table-cell>
          <table:table-cell office:value-type="string">
            <text:p>Success</text:p>
          </table:table-cell>
          <table:table-cell office:value-type="float" office:value="107937">
            <text:p>107937</text:p>
          </table:table-cell>
          <table:table-cell table:number-columns-repeated="1017"/>
        </table:table-row>
        <table:table-row table:style-name="ro1">
          <table:table-cell office:value-type="float" office:value="322">
            <text:p>322</text:p>
          </table:table-cell>
          <table:table-cell office:value-type="time" office:time-value="PT12H03M33.949S">
            <text:p>12:03:33.95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5536">
            <text:p>5536</text:p>
          </table:table-cell>
          <table:table-cell office:value-type="string">
            <text:p>Success</text:p>
          </table:table-cell>
          <table:table-cell office:value-type="float" office:value="107945">
            <text:p>107945</text:p>
          </table:table-cell>
          <table:table-cell table:number-columns-repeated="1017"/>
        </table:table-row>
        <table:table-row table:style-name="ro1">
          <table:table-cell office:value-type="float" office:value="323">
            <text:p>323</text:p>
          </table:table-cell>
          <table:table-cell office:value-type="time" office:time-value="PT12H03M36.99S">
            <text:p>12:03:36.99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2504">
            <text:p>2504</text:p>
          </table:table-cell>
          <table:table-cell office:value-type="string">
            <text:p>Success</text:p>
          </table:table-cell>
          <table:table-cell office:value-type="float" office:value="107933">
            <text:p>107933</text:p>
          </table:table-cell>
          <table:table-cell table:number-columns-repeated="1017"/>
        </table:table-row>
        <table:table-row table:style-name="ro1">
          <table:table-cell office:value-type="float" office:value="324">
            <text:p>324</text:p>
          </table:table-cell>
          <table:table-cell office:value-type="time" office:time-value="PT12H03M35.493S">
            <text:p>12:03:35.49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4008">
            <text:p>4008</text:p>
          </table:table-cell>
          <table:table-cell office:value-type="string">
            <text:p>Success</text:p>
          </table:table-cell>
          <table:table-cell office:value-type="float" office:value="107971">
            <text:p>107971</text:p>
          </table:table-cell>
          <table:table-cell table:number-columns-repeated="1017"/>
        </table:table-row>
        <table:table-row table:style-name="ro1">
          <table:table-cell office:value-type="float" office:value="325">
            <text:p>325</text:p>
          </table:table-cell>
          <table:table-cell office:value-type="time" office:time-value="PT12H03M39.46S">
            <text:p>12:03:39.46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326">
            <text:p>326</text:p>
          </table:table-cell>
          <table:table-cell office:value-type="time" office:time-value="PT12H03M36.089S">
            <text:p>12:03:36.09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3420">
            <text:p>3420</text:p>
          </table:table-cell>
          <table:table-cell office:value-type="string">
            <text:p>Success</text:p>
          </table:table-cell>
          <table:table-cell office:value-type="float" office:value="107922">
            <text:p>107922</text:p>
          </table:table-cell>
          <table:table-cell table:number-columns-repeated="1017"/>
        </table:table-row>
        <table:table-row table:style-name="ro1">
          <table:table-cell office:value-type="float" office:value="327">
            <text:p>327</text:p>
          </table:table-cell>
          <table:table-cell office:value-type="time" office:time-value="PT12H03M36.923S">
            <text:p>12:03:36.92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2589">
            <text:p>2589</text:p>
          </table:table-cell>
          <table:table-cell office:value-type="string">
            <text:p>Success</text:p>
          </table:table-cell>
          <table:table-cell office:value-type="float" office:value="107939">
            <text:p>107939</text:p>
          </table:table-cell>
          <table:table-cell table:number-columns-repeated="1017"/>
        </table:table-row>
        <table:table-row table:style-name="ro1">
          <table:table-cell office:value-type="float" office:value="328">
            <text:p>328</text:p>
          </table:table-cell>
          <table:table-cell office:value-type="time" office:time-value="PT12H03M37.354S">
            <text:p>12:03:37.35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2189">
            <text:p>2189</text:p>
          </table:table-cell>
          <table:table-cell office:value-type="string">
            <text:p>Success</text:p>
          </table:table-cell>
          <table:table-cell office:value-type="float" office:value="67111">
            <text:p>67111</text:p>
          </table:table-cell>
          <table:table-cell table:number-columns-repeated="1017"/>
        </table:table-row>
        <table:table-row table:style-name="ro1">
          <table:table-cell office:value-type="float" office:value="329">
            <text:p>329</text:p>
          </table:table-cell>
          <table:table-cell office:value-type="time" office:time-value="PT12H03M36.326S">
            <text:p>12:03:36.33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3224">
            <text:p>3224</text:p>
          </table:table-cell>
          <table:table-cell office:value-type="string">
            <text:p>Success</text:p>
          </table:table-cell>
          <table:table-cell office:value-type="float" office:value="107939">
            <text:p>107939</text:p>
          </table:table-cell>
          <table:table-cell table:number-columns-repeated="1017"/>
        </table:table-row>
        <table:table-row table:style-name="ro1">
          <table:table-cell office:value-type="float" office:value="330">
            <text:p>330</text:p>
          </table:table-cell>
          <table:table-cell office:value-type="time" office:time-value="PT12H03M36.245S">
            <text:p>12:03:36.25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3305">
            <text:p>3305</text:p>
          </table:table-cell>
          <table:table-cell office:value-type="string">
            <text:p>Success</text:p>
          </table:table-cell>
          <table:table-cell office:value-type="float" office:value="107936">
            <text:p>107936</text:p>
          </table:table-cell>
          <table:table-cell table:number-columns-repeated="1017"/>
        </table:table-row>
        <table:table-row table:style-name="ro1">
          <table:table-cell office:value-type="float" office:value="331">
            <text:p>331</text:p>
          </table:table-cell>
          <table:table-cell office:value-type="time" office:time-value="PT12H03M36.501S">
            <text:p>12:03:36.50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3052">
            <text:p>3052</text:p>
          </table:table-cell>
          <table:table-cell office:value-type="string">
            <text:p>Success</text:p>
          </table:table-cell>
          <table:table-cell office:value-type="float" office:value="107930">
            <text:p>107930</text:p>
          </table:table-cell>
          <table:table-cell table:number-columns-repeated="1017"/>
        </table:table-row>
        <table:table-row table:style-name="ro1">
          <table:table-cell office:value-type="float" office:value="332">
            <text:p>332</text:p>
          </table:table-cell>
          <table:table-cell office:value-type="time" office:time-value="PT12H03M36.293S">
            <text:p>12:03:36.29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3275">
            <text:p>3275</text:p>
          </table:table-cell>
          <table:table-cell office:value-type="string">
            <text:p>Success</text:p>
          </table:table-cell>
          <table:table-cell office:value-type="float" office:value="107931">
            <text:p>107931</text:p>
          </table:table-cell>
          <table:table-cell table:number-columns-repeated="1017"/>
        </table:table-row>
        <table:table-row table:style-name="ro1">
          <table:table-cell office:value-type="float" office:value="333">
            <text:p>333</text:p>
          </table:table-cell>
          <table:table-cell office:value-type="time" office:time-value="PT12H03M35.634S">
            <text:p>12:03:35.63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3954">
            <text:p>3954</text:p>
          </table:table-cell>
          <table:table-cell office:value-type="string">
            <text:p>Success</text:p>
          </table:table-cell>
          <table:table-cell office:value-type="float" office:value="107938">
            <text:p>107938</text:p>
          </table:table-cell>
          <table:table-cell table:number-columns-repeated="1017"/>
        </table:table-row>
        <table:table-row table:style-name="ro1">
          <table:table-cell office:value-type="float" office:value="334">
            <text:p>334</text:p>
          </table:table-cell>
          <table:table-cell office:value-type="time" office:time-value="PT12H03M36.158S">
            <text:p>12:03:36.16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3483">
            <text:p>3483</text:p>
          </table:table-cell>
          <table:table-cell office:value-type="string">
            <text:p>Success</text:p>
          </table:table-cell>
          <table:table-cell office:value-type="float" office:value="107934">
            <text:p>107934</text:p>
          </table:table-cell>
          <table:table-cell table:number-columns-repeated="1017"/>
        </table:table-row>
        <table:table-row table:style-name="ro1">
          <table:table-cell office:value-type="float" office:value="335">
            <text:p>335</text:p>
          </table:table-cell>
          <table:table-cell office:value-type="time" office:time-value="PT12H03M36.206S">
            <text:p>12:03:36.21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3437">
            <text:p>3437</text:p>
          </table:table-cell>
          <table:table-cell office:value-type="string">
            <text:p>Success</text:p>
          </table:table-cell>
          <table:table-cell office:value-type="float" office:value="107941">
            <text:p>107941</text:p>
          </table:table-cell>
          <table:table-cell table:number-columns-repeated="1017"/>
        </table:table-row>
        <table:table-row table:style-name="ro1">
          <table:table-cell office:value-type="float" office:value="336">
            <text:p>336</text:p>
          </table:table-cell>
          <table:table-cell office:value-type="time" office:time-value="PT12H03M36.934S">
            <text:p>12:03:36.93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2710">
            <text:p>2710</text:p>
          </table:table-cell>
          <table:table-cell office:value-type="string">
            <text:p>Success</text:p>
          </table:table-cell>
          <table:table-cell office:value-type="float" office:value="107931">
            <text:p>107931</text:p>
          </table:table-cell>
          <table:table-cell table:number-columns-repeated="1017"/>
        </table:table-row>
        <table:table-row table:style-name="ro1">
          <table:table-cell office:value-type="float" office:value="337">
            <text:p>337</text:p>
          </table:table-cell>
          <table:table-cell office:value-type="time" office:time-value="PT12H03M36.424S">
            <text:p>12:03:36.42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3221">
            <text:p>3221</text:p>
          </table:table-cell>
          <table:table-cell office:value-type="string">
            <text:p>Success</text:p>
          </table:table-cell>
          <table:table-cell office:value-type="float" office:value="107939">
            <text:p>107939</text:p>
          </table:table-cell>
          <table:table-cell table:number-columns-repeated="1017"/>
        </table:table-row>
        <table:table-row table:style-name="ro1">
          <table:table-cell office:value-type="float" office:value="338">
            <text:p>338</text:p>
          </table:table-cell>
          <table:table-cell office:value-type="time" office:time-value="PT12H03M36.11S">
            <text:p>12:03:36.11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3538">
            <text:p>3538</text:p>
          </table:table-cell>
          <table:table-cell office:value-type="string">
            <text:p>Success</text:p>
          </table:table-cell>
          <table:table-cell office:value-type="float" office:value="107938">
            <text:p>107938</text:p>
          </table:table-cell>
          <table:table-cell table:number-columns-repeated="1017"/>
        </table:table-row>
        <table:table-row table:style-name="ro1">
          <table:table-cell office:value-type="float" office:value="339">
            <text:p>339</text:p>
          </table:table-cell>
          <table:table-cell office:value-type="time" office:time-value="PT12H03M36.217S">
            <text:p>12:03:36.22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3434">
            <text:p>3434</text:p>
          </table:table-cell>
          <table:table-cell office:value-type="string">
            <text:p>Success</text:p>
          </table:table-cell>
          <table:table-cell office:value-type="float" office:value="107938">
            <text:p>107938</text:p>
          </table:table-cell>
          <table:table-cell table:number-columns-repeated="1017"/>
        </table:table-row>
        <table:table-row table:style-name="ro1">
          <table:table-cell office:value-type="float" office:value="340">
            <text:p>340</text:p>
          </table:table-cell>
          <table:table-cell office:value-type="time" office:time-value="PT12H03M38.761S">
            <text:p>12:03:38.76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983">
            <text:p>9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41">
            <text:p>341</text:p>
          </table:table-cell>
          <table:table-cell office:value-type="time" office:time-value="PT12H03M39.543S">
            <text:p>12:03:39.54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392">
            <text:p>1392</text:p>
          </table:table-cell>
          <table:table-cell office:value-type="string">
            <text:p>Success</text:p>
          </table:table-cell>
          <table:table-cell office:value-type="float" office:value="34988">
            <text:p>34988</text:p>
          </table:table-cell>
          <table:table-cell table:number-columns-repeated="1017"/>
        </table:table-row>
        <table:table-row table:style-name="ro1">
          <table:table-cell office:value-type="float" office:value="342">
            <text:p>342</text:p>
          </table:table-cell>
          <table:table-cell office:value-type="time" office:time-value="PT12H03M39.744S">
            <text:p>12:03:39.74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197">
            <text:p>1197</text:p>
          </table:table-cell>
          <table:table-cell office:value-type="string">
            <text:p>Success</text:p>
          </table:table-cell>
          <table:table-cell office:value-type="float" office:value="35302">
            <text:p>35302</text:p>
          </table:table-cell>
          <table:table-cell table:number-columns-repeated="1017"/>
        </table:table-row>
        <table:table-row table:style-name="ro1">
          <table:table-cell office:value-type="float" office:value="343">
            <text:p>343</text:p>
          </table:table-cell>
          <table:table-cell office:value-type="time" office:time-value="PT12H03M39.504S">
            <text:p>12:03:39.50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449">
            <text:p>1449</text:p>
          </table:table-cell>
          <table:table-cell office:value-type="string">
            <text:p>Success</text:p>
          </table:table-cell>
          <table:table-cell office:value-type="float" office:value="49299">
            <text:p>49299</text:p>
          </table:table-cell>
          <table:table-cell table:number-columns-repeated="1017"/>
        </table:table-row>
        <table:table-row table:style-name="ro1">
          <table:table-cell office:value-type="float" office:value="344">
            <text:p>344</text:p>
          </table:table-cell>
          <table:table-cell office:value-type="time" office:time-value="PT12H03M40.936S">
            <text:p>12:03:40.94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345">
            <text:p>345</text:p>
          </table:table-cell>
          <table:table-cell office:value-type="time" office:time-value="PT12H03M41.033S">
            <text:p>12:03:41.03</text:p>
          </table:table-cell>
          <table:table-cell office:value-type="string">
            <text:p>TC0003_PlannerC 3-1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739">
            <text:p>2739</text:p>
          </table:table-cell>
          <table:table-cell table:number-columns-repeated="1017"/>
        </table:table-row>
        <table:table-row table:style-name="ro1">
          <table:table-cell office:value-type="float" office:value="346">
            <text:p>346</text:p>
          </table:table-cell>
          <table:table-cell office:value-type="time" office:time-value="PT12H03M38.894S">
            <text:p>12:03:38.89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2279">
            <text:p>2279</text:p>
          </table:table-cell>
          <table:table-cell office:value-type="string">
            <text:p>Success</text:p>
          </table:table-cell>
          <table:table-cell office:value-type="float" office:value="40737">
            <text:p>40737</text:p>
          </table:table-cell>
          <table:table-cell table:number-columns-repeated="1017"/>
        </table:table-row>
        <table:table-row table:style-name="ro1">
          <table:table-cell office:value-type="float" office:value="347">
            <text:p>347</text:p>
          </table:table-cell>
          <table:table-cell office:value-type="time" office:time-value="PT12H03M41.174S">
            <text:p>12:03:41.17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48">
            <text:p>348</text:p>
          </table:table-cell>
          <table:table-cell office:value-type="time" office:time-value="PT12H03M41.195S">
            <text:p>12:03:41.20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49">
            <text:p>349</text:p>
          </table:table-cell>
          <table:table-cell office:value-type="time" office:time-value="PT12H03M41.279S">
            <text:p>12:03:41.28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50">
            <text:p>350</text:p>
          </table:table-cell>
          <table:table-cell office:value-type="time" office:time-value="PT12H03M41.356S">
            <text:p>12:03:41.36</text:p>
          </table:table-cell>
          <table:table-cell office:value-type="string">
            <text:p>TC0003_PlannerC 3-2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351">
            <text:p>351</text:p>
          </table:table-cell>
          <table:table-cell office:value-type="time" office:time-value="PT12H03M41.077S">
            <text:p>12:03:41.08</text:p>
          </table:table-cell>
          <table:table-cell office:value-type="string">
            <text:p>TC0003_PlannerC 3-1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29">
            <text:p>329</text:p>
          </table:table-cell>
          <table:table-cell office:value-type="string">
            <text:p>Success</text:p>
          </table:table-cell>
          <table:table-cell office:value-type="float" office:value="36711">
            <text:p>36711</text:p>
          </table:table-cell>
          <table:table-cell table:number-columns-repeated="1017"/>
        </table:table-row>
        <table:table-row table:style-name="ro1">
          <table:table-cell office:value-type="float" office:value="352">
            <text:p>352</text:p>
          </table:table-cell>
          <table:table-cell office:value-type="time" office:time-value="PT12H03M41.396S">
            <text:p>12:03:41.40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353">
            <text:p>353</text:p>
          </table:table-cell>
          <table:table-cell office:value-type="time" office:time-value="PT12H03M39.117S">
            <text:p>12:03:39.12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2350">
            <text:p>2350</text:p>
          </table:table-cell>
          <table:table-cell office:value-type="string">
            <text:p>Success</text:p>
          </table:table-cell>
          <table:table-cell office:value-type="float" office:value="72250">
            <text:p>72250</text:p>
          </table:table-cell>
          <table:table-cell table:number-columns-repeated="1017"/>
        </table:table-row>
        <table:table-row table:style-name="ro1">
          <table:table-cell office:value-type="float" office:value="354">
            <text:p>354</text:p>
          </table:table-cell>
          <table:table-cell office:value-type="time" office:time-value="PT12H03M39.147S">
            <text:p>12:03:39.15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2329">
            <text:p>2329</text:p>
          </table:table-cell>
          <table:table-cell office:value-type="string">
            <text:p>Success</text:p>
          </table:table-cell>
          <table:table-cell office:value-type="float" office:value="72248">
            <text:p>72248</text:p>
          </table:table-cell>
          <table:table-cell table:number-columns-repeated="1017"/>
        </table:table-row>
        <table:table-row table:style-name="ro1">
          <table:table-cell office:value-type="float" office:value="355">
            <text:p>355</text:p>
          </table:table-cell>
          <table:table-cell office:value-type="time" office:time-value="PT12H03M41.447S">
            <text:p>12:03:41.45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67247">
            <text:p>67247</text:p>
          </table:table-cell>
          <table:table-cell table:number-columns-repeated="1017"/>
        </table:table-row>
        <table:table-row table:style-name="ro1">
          <table:table-cell office:value-type="float" office:value="356">
            <text:p>356</text:p>
          </table:table-cell>
          <table:table-cell office:value-type="time" office:time-value="PT12H03M39.127S">
            <text:p>12:03:39.13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650">
            <text:p>2650</text:p>
          </table:table-cell>
          <table:table-cell office:value-type="string">
            <text:p>Success</text:p>
          </table:table-cell>
          <table:table-cell office:value-type="float" office:value="72248">
            <text:p>72248</text:p>
          </table:table-cell>
          <table:table-cell table:number-columns-repeated="1017"/>
        </table:table-row>
        <table:table-row table:style-name="ro1">
          <table:table-cell office:value-type="float" office:value="357">
            <text:p>357</text:p>
          </table:table-cell>
          <table:table-cell office:value-type="time" office:time-value="PT12H03M40.941S">
            <text:p>12:03:40.94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843">
            <text:p>843</text:p>
          </table:table-cell>
          <table:table-cell office:value-type="string">
            <text:p>Success</text:p>
          </table:table-cell>
          <table:table-cell office:value-type="float" office:value="39157">
            <text:p>39157</text:p>
          </table:table-cell>
          <table:table-cell table:number-columns-repeated="1017"/>
        </table:table-row>
        <table:table-row table:style-name="ro1">
          <table:table-cell office:value-type="float" office:value="358">
            <text:p>358</text:p>
          </table:table-cell>
          <table:table-cell office:value-type="time" office:time-value="PT12H03M38.777S">
            <text:p>12:03:38.78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3017">
            <text:p>3017</text:p>
          </table:table-cell>
          <table:table-cell office:value-type="string">
            <text:p>Success</text:p>
          </table:table-cell>
          <table:table-cell office:value-type="float" office:value="72253">
            <text:p>72253</text:p>
          </table:table-cell>
          <table:table-cell table:number-columns-repeated="1017"/>
        </table:table-row>
        <table:table-row table:style-name="ro1">
          <table:table-cell office:value-type="float" office:value="359">
            <text:p>359</text:p>
          </table:table-cell>
          <table:table-cell office:value-type="time" office:time-value="PT12H03M39.471S">
            <text:p>12:03:39.47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329">
            <text:p>2329</text:p>
          </table:table-cell>
          <table:table-cell office:value-type="string">
            <text:p>Success</text:p>
          </table:table-cell>
          <table:table-cell office:value-type="float" office:value="72244">
            <text:p>72244</text:p>
          </table:table-cell>
          <table:table-cell table:number-columns-repeated="1017"/>
        </table:table-row>
        <table:table-row table:style-name="ro1">
          <table:table-cell office:value-type="float" office:value="360">
            <text:p>360</text:p>
          </table:table-cell>
          <table:table-cell office:value-type="time" office:time-value="PT12H03M39.504S">
            <text:p>12:03:39.50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2308">
            <text:p>2308</text:p>
          </table:table-cell>
          <table:table-cell office:value-type="string">
            <text:p>Success</text:p>
          </table:table-cell>
          <table:table-cell office:value-type="float" office:value="72244">
            <text:p>72244</text:p>
          </table:table-cell>
          <table:table-cell table:number-columns-repeated="1017"/>
        </table:table-row>
        <table:table-row table:style-name="ro1">
          <table:table-cell office:value-type="float" office:value="361">
            <text:p>361</text:p>
          </table:table-cell>
          <table:table-cell office:value-type="time" office:time-value="PT12H03M41.794S">
            <text:p>12:03:41.79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341">
            <text:p>341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62">
            <text:p>362</text:p>
          </table:table-cell>
          <table:table-cell office:value-type="time" office:time-value="PT12H03M39.487S">
            <text:p>12:03:39.49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2676">
            <text:p>2676</text:p>
          </table:table-cell>
          <table:table-cell office:value-type="string">
            <text:p>Success</text:p>
          </table:table-cell>
          <table:table-cell office:value-type="float" office:value="72273">
            <text:p>72273</text:p>
          </table:table-cell>
          <table:table-cell table:number-columns-repeated="1017"/>
        </table:table-row>
        <table:table-row table:style-name="ro1">
          <table:table-cell office:value-type="float" office:value="363">
            <text:p>363</text:p>
          </table:table-cell>
          <table:table-cell office:value-type="time" office:time-value="PT12H03M40.953S">
            <text:p>12:03:40.95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218">
            <text:p>1218</text:p>
          </table:table-cell>
          <table:table-cell office:value-type="string">
            <text:p>Success</text:p>
          </table:table-cell>
          <table:table-cell office:value-type="float" office:value="19752">
            <text:p>19752</text:p>
          </table:table-cell>
          <table:table-cell table:number-columns-repeated="1017"/>
        </table:table-row>
        <table:table-row table:style-name="ro1">
          <table:table-cell office:value-type="float" office:value="364">
            <text:p>364</text:p>
          </table:table-cell>
          <table:table-cell office:value-type="time" office:time-value="PT12H03M39.513S">
            <text:p>12:03:39.51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2698">
            <text:p>2698</text:p>
          </table:table-cell>
          <table:table-cell office:value-type="string">
            <text:p>Success</text:p>
          </table:table-cell>
          <table:table-cell office:value-type="float" office:value="72244">
            <text:p>72244</text:p>
          </table:table-cell>
          <table:table-cell table:number-columns-repeated="1017"/>
        </table:table-row>
        <table:table-row table:style-name="ro1">
          <table:table-cell office:value-type="float" office:value="365">
            <text:p>365</text:p>
          </table:table-cell>
          <table:table-cell office:value-type="time" office:time-value="PT12H03M39.552S">
            <text:p>12:03:39.55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2659">
            <text:p>2659</text:p>
          </table:table-cell>
          <table:table-cell office:value-type="string">
            <text:p>Success</text:p>
          </table:table-cell>
          <table:table-cell office:value-type="float" office:value="72244">
            <text:p>72244</text:p>
          </table:table-cell>
          <table:table-cell table:number-columns-repeated="1017"/>
        </table:table-row>
        <table:table-row table:style-name="ro1">
          <table:table-cell office:value-type="float" office:value="366">
            <text:p>366</text:p>
          </table:table-cell>
          <table:table-cell office:value-type="time" office:time-value="PT12H03M39.264S">
            <text:p>12:03:39.26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2952">
            <text:p>2952</text:p>
          </table:table-cell>
          <table:table-cell office:value-type="string">
            <text:p>Success</text:p>
          </table:table-cell>
          <table:table-cell office:value-type="float" office:value="72257">
            <text:p>72257</text:p>
          </table:table-cell>
          <table:table-cell table:number-columns-repeated="1017"/>
        </table:table-row>
        <table:table-row table:style-name="ro1">
          <table:table-cell office:value-type="float" office:value="367">
            <text:p>367</text:p>
          </table:table-cell>
          <table:table-cell office:value-type="time" office:time-value="PT12H03M39.04S">
            <text:p>12:03:39.04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3188">
            <text:p>3188</text:p>
          </table:table-cell>
          <table:table-cell office:value-type="string">
            <text:p>Success</text:p>
          </table:table-cell>
          <table:table-cell office:value-type="float" office:value="72260">
            <text:p>72260</text:p>
          </table:table-cell>
          <table:table-cell table:number-columns-repeated="1017"/>
        </table:table-row>
        <table:table-row table:style-name="ro1">
          <table:table-cell office:value-type="float" office:value="368">
            <text:p>368</text:p>
          </table:table-cell>
          <table:table-cell office:value-type="time" office:time-value="PT12H03M38.816S">
            <text:p>12:03:38.82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3433">
            <text:p>3433</text:p>
          </table:table-cell>
          <table:table-cell office:value-type="string">
            <text:p>Success</text:p>
          </table:table-cell>
          <table:table-cell office:value-type="float" office:value="72244">
            <text:p>72244</text:p>
          </table:table-cell>
          <table:table-cell table:number-columns-repeated="1017"/>
        </table:table-row>
        <table:table-row table:style-name="ro1">
          <table:table-cell office:value-type="float" office:value="369">
            <text:p>369</text:p>
          </table:table-cell>
          <table:table-cell office:value-type="time" office:time-value="PT12H03M41.786S">
            <text:p>12:03:41.79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476">
            <text:p>476</text:p>
          </table:table-cell>
          <table:table-cell office:value-type="string">
            <text:p>Success</text:p>
          </table:table-cell>
          <table:table-cell office:value-type="float" office:value="67194">
            <text:p>67194</text:p>
          </table:table-cell>
          <table:table-cell table:number-columns-repeated="1017"/>
        </table:table-row>
        <table:table-row table:style-name="ro1">
          <table:table-cell office:value-type="float" office:value="370">
            <text:p>370</text:p>
          </table:table-cell>
          <table:table-cell office:value-type="time" office:time-value="PT12H03M39.024S">
            <text:p>12:03:39.02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3373">
            <text:p>3373</text:p>
          </table:table-cell>
          <table:table-cell office:value-type="string">
            <text:p>Success</text:p>
          </table:table-cell>
          <table:table-cell office:value-type="float" office:value="72281">
            <text:p>72281</text:p>
          </table:table-cell>
          <table:table-cell table:number-columns-repeated="1017"/>
        </table:table-row>
        <table:table-row table:style-name="ro1">
          <table:table-cell office:value-type="float" office:value="371">
            <text:p>371</text:p>
          </table:table-cell>
          <table:table-cell office:value-type="time" office:time-value="PT12H03M42.172S">
            <text:p>12:03:42.17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236">
            <text:p>23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372">
            <text:p>372</text:p>
          </table:table-cell>
          <table:table-cell office:value-type="time" office:time-value="PT12H03M42.409S">
            <text:p>12:03:42.41</text:p>
          </table:table-cell>
          <table:table-cell office:value-type="string">
            <text:p>TC0001_PlannerA 1-1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73">
            <text:p>373</text:p>
          </table:table-cell>
          <table:table-cell office:value-type="time" office:time-value="PT12H03M42.416S">
            <text:p>12:03:42.42</text:p>
          </table:table-cell>
          <table:table-cell office:value-type="string">
            <text:p>TC0001_PlannerA 1-1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74">
            <text:p>374</text:p>
          </table:table-cell>
          <table:table-cell office:value-type="time" office:time-value="PT12H03M42.42S">
            <text:p>12:03:42.42</text:p>
          </table:table-cell>
          <table:table-cell office:value-type="string">
            <text:p>TC0001_PlannerA 1-1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75">
            <text:p>375</text:p>
          </table:table-cell>
          <table:table-cell office:value-type="time" office:time-value="PT12H03M39.335S">
            <text:p>12:03:39.34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3114">
            <text:p>3114</text:p>
          </table:table-cell>
          <table:table-cell office:value-type="string">
            <text:p>Success</text:p>
          </table:table-cell>
          <table:table-cell office:value-type="float" office:value="72248">
            <text:p>72248</text:p>
          </table:table-cell>
          <table:table-cell table:number-columns-repeated="1017"/>
        </table:table-row>
        <table:table-row table:style-name="ro1">
          <table:table-cell office:value-type="float" office:value="376">
            <text:p>376</text:p>
          </table:table-cell>
          <table:table-cell office:value-type="time" office:time-value="PT12H03M39.266S">
            <text:p>12:03:39.27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3187">
            <text:p>3187</text:p>
          </table:table-cell>
          <table:table-cell office:value-type="string">
            <text:p>Success</text:p>
          </table:table-cell>
          <table:table-cell office:value-type="float" office:value="72248">
            <text:p>72248</text:p>
          </table:table-cell>
          <table:table-cell table:number-columns-repeated="1017"/>
        </table:table-row>
        <table:table-row table:style-name="ro1">
          <table:table-cell office:value-type="float" office:value="377">
            <text:p>377</text:p>
          </table:table-cell>
          <table:table-cell office:value-type="time" office:time-value="PT12H03M38.806S">
            <text:p>12:03:38.81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3653">
            <text:p>3653</text:p>
          </table:table-cell>
          <table:table-cell office:value-type="string">
            <text:p>Success</text:p>
          </table:table-cell>
          <table:table-cell office:value-type="float" office:value="72244">
            <text:p>72244</text:p>
          </table:table-cell>
          <table:table-cell table:number-columns-repeated="1017"/>
        </table:table-row>
        <table:table-row table:style-name="ro1">
          <table:table-cell office:value-type="float" office:value="378">
            <text:p>378</text:p>
          </table:table-cell>
          <table:table-cell office:value-type="time" office:time-value="PT12H03M39.457S">
            <text:p>12:03:39.46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3151">
            <text:p>3151</text:p>
          </table:table-cell>
          <table:table-cell office:value-type="string">
            <text:p>Success</text:p>
          </table:table-cell>
          <table:table-cell office:value-type="float" office:value="72253">
            <text:p>72253</text:p>
          </table:table-cell>
          <table:table-cell table:number-columns-repeated="1017"/>
        </table:table-row>
        <table:table-row table:style-name="ro1">
          <table:table-cell office:value-type="float" office:value="379">
            <text:p>379</text:p>
          </table:table-cell>
          <table:table-cell office:value-type="time" office:time-value="PT12H03M39.643S">
            <text:p>12:03:39.64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2985">
            <text:p>2985</text:p>
          </table:table-cell>
          <table:table-cell office:value-type="string">
            <text:p>Success</text:p>
          </table:table-cell>
          <table:table-cell office:value-type="float" office:value="72253">
            <text:p>72253</text:p>
          </table:table-cell>
          <table:table-cell table:number-columns-repeated="1017"/>
        </table:table-row>
        <table:table-row table:style-name="ro1">
          <table:table-cell office:value-type="float" office:value="380">
            <text:p>380</text:p>
          </table:table-cell>
          <table:table-cell office:value-type="time" office:time-value="PT12H03M39.014S">
            <text:p>12:03:39.01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3620">
            <text:p>3620</text:p>
          </table:table-cell>
          <table:table-cell office:value-type="string">
            <text:p>Success</text:p>
          </table:table-cell>
          <table:table-cell office:value-type="float" office:value="72244">
            <text:p>72244</text:p>
          </table:table-cell>
          <table:table-cell table:number-columns-repeated="1017"/>
        </table:table-row>
        <table:table-row table:style-name="ro1">
          <table:table-cell office:value-type="float" office:value="381">
            <text:p>381</text:p>
          </table:table-cell>
          <table:table-cell office:value-type="time" office:time-value="PT12H03M42.211S">
            <text:p>12:03:42.21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443">
            <text:p>443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82">
            <text:p>382</text:p>
          </table:table-cell>
          <table:table-cell office:value-type="time" office:time-value="PT12H03M41.537S">
            <text:p>12:03:41.54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130">
            <text:p>1130</text:p>
          </table:table-cell>
          <table:table-cell office:value-type="string">
            <text:p>Success</text:p>
          </table:table-cell>
          <table:table-cell office:value-type="float" office:value="36916">
            <text:p>36916</text:p>
          </table:table-cell>
          <table:table-cell table:number-columns-repeated="1017"/>
        </table:table-row>
        <table:table-row table:style-name="ro1">
          <table:table-cell office:value-type="float" office:value="383">
            <text:p>383</text:p>
          </table:table-cell>
          <table:table-cell office:value-type="time" office:time-value="PT12H03M42.217S">
            <text:p>12:03:42.22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453">
            <text:p>453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84">
            <text:p>384</text:p>
          </table:table-cell>
          <table:table-cell office:value-type="time" office:time-value="PT12H03M38.964S">
            <text:p>12:03:38.96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3720">
            <text:p>3720</text:p>
          </table:table-cell>
          <table:table-cell office:value-type="string">
            <text:p>Success</text:p>
          </table:table-cell>
          <table:table-cell office:value-type="float" office:value="72322">
            <text:p>72322</text:p>
          </table:table-cell>
          <table:table-cell table:number-columns-repeated="1017"/>
        </table:table-row>
        <table:table-row table:style-name="ro1">
          <table:table-cell office:value-type="float" office:value="385">
            <text:p>385</text:p>
          </table:table-cell>
          <table:table-cell office:value-type="time" office:time-value="PT12H03M39.373S">
            <text:p>12:03:39.37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3313">
            <text:p>3313</text:p>
          </table:table-cell>
          <table:table-cell office:value-type="string">
            <text:p>Success</text:p>
          </table:table-cell>
          <table:table-cell office:value-type="float" office:value="72257">
            <text:p>72257</text:p>
          </table:table-cell>
          <table:table-cell table:number-columns-repeated="1017"/>
        </table:table-row>
        <table:table-row table:style-name="ro1">
          <table:table-cell office:value-type="float" office:value="386">
            <text:p>386</text:p>
          </table:table-cell>
          <table:table-cell office:value-type="time" office:time-value="PT12H03M39.135S">
            <text:p>12:03:39.14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3560">
            <text:p>3560</text:p>
          </table:table-cell>
          <table:table-cell office:value-type="string">
            <text:p>Success</text:p>
          </table:table-cell>
          <table:table-cell office:value-type="float" office:value="72262">
            <text:p>72262</text:p>
          </table:table-cell>
          <table:table-cell table:number-columns-repeated="1017"/>
        </table:table-row>
        <table:table-row table:style-name="ro1">
          <table:table-cell office:value-type="float" office:value="387">
            <text:p>387</text:p>
          </table:table-cell>
          <table:table-cell office:value-type="time" office:time-value="PT12H03M42.668S">
            <text:p>12:03:42.67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88">
            <text:p>388</text:p>
          </table:table-cell>
          <table:table-cell office:value-type="time" office:time-value="PT12H03M39.119S">
            <text:p>12:03:39.12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3583">
            <text:p>3583</text:p>
          </table:table-cell>
          <table:table-cell office:value-type="string">
            <text:p>Success</text:p>
          </table:table-cell>
          <table:table-cell office:value-type="float" office:value="72261">
            <text:p>72261</text:p>
          </table:table-cell>
          <table:table-cell table:number-columns-repeated="1017"/>
        </table:table-row>
        <table:table-row table:style-name="ro1">
          <table:table-cell office:value-type="float" office:value="389">
            <text:p>389</text:p>
          </table:table-cell>
          <table:table-cell office:value-type="time" office:time-value="PT12H03M39.442S">
            <text:p>12:03:39.44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3265">
            <text:p>3265</text:p>
          </table:table-cell>
          <table:table-cell office:value-type="string">
            <text:p>Success</text:p>
          </table:table-cell>
          <table:table-cell office:value-type="float" office:value="72258">
            <text:p>72258</text:p>
          </table:table-cell>
          <table:table-cell table:number-columns-repeated="1017"/>
        </table:table-row>
        <table:table-row table:style-name="ro1">
          <table:table-cell office:value-type="float" office:value="390">
            <text:p>390</text:p>
          </table:table-cell>
          <table:table-cell office:value-type="time" office:time-value="PT12H03M42.461S">
            <text:p>12:03:42.46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85">
            <text:p>285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91">
            <text:p>391</text:p>
          </table:table-cell>
          <table:table-cell office:value-type="time" office:time-value="PT12H03M42.263S">
            <text:p>12:03:42.26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484">
            <text:p>484</text:p>
          </table:table-cell>
          <table:table-cell office:value-type="string">
            <text:p>Success</text:p>
          </table:table-cell>
          <table:table-cell office:value-type="float" office:value="54934">
            <text:p>54934</text:p>
          </table:table-cell>
          <table:table-cell table:number-columns-repeated="1017"/>
        </table:table-row>
        <table:table-row table:style-name="ro1">
          <table:table-cell office:value-type="float" office:value="392">
            <text:p>392</text:p>
          </table:table-cell>
          <table:table-cell office:value-type="time" office:time-value="PT12H03M42.698S">
            <text:p>12:03:42.70</text:p>
          </table:table-cell>
          <table:table-cell office:value-type="string">
            <text:p>TC0003_PlannerC 3-2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393">
            <text:p>393</text:p>
          </table:table-cell>
          <table:table-cell office:value-type="time" office:time-value="PT12H03M42.748S">
            <text:p>12:03:42.75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94">
            <text:p>394</text:p>
          </table:table-cell>
          <table:table-cell office:value-type="time" office:time-value="PT12H03M42.774S">
            <text:p>12:03:42.77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95">
            <text:p>395</text:p>
          </table:table-cell>
          <table:table-cell office:value-type="time" office:time-value="PT12H03M42.807S">
            <text:p>12:03:42.81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96">
            <text:p>396</text:p>
          </table:table-cell>
          <table:table-cell office:value-type="time" office:time-value="PT12H03M39.285S">
            <text:p>12:03:39.29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3607">
            <text:p>3607</text:p>
          </table:table-cell>
          <table:table-cell office:value-type="string">
            <text:p>Success</text:p>
          </table:table-cell>
          <table:table-cell office:value-type="float" office:value="72277">
            <text:p>72277</text:p>
          </table:table-cell>
          <table:table-cell table:number-columns-repeated="1017"/>
        </table:table-row>
        <table:table-row table:style-name="ro1">
          <table:table-cell office:value-type="float" office:value="397">
            <text:p>397</text:p>
          </table:table-cell>
          <table:table-cell office:value-type="time" office:time-value="PT12H03M42.853S">
            <text:p>12:03:42.85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57">
            <text:p>157</text:p>
          </table:table-cell>
          <table:table-cell office:value-type="string">
            <text:p>Success</text:p>
          </table:table-cell>
          <table:table-cell office:value-type="float" office:value="19057">
            <text:p>19057</text:p>
          </table:table-cell>
          <table:table-cell table:number-columns-repeated="1017"/>
        </table:table-row>
        <table:table-row table:style-name="ro1">
          <table:table-cell office:value-type="float" office:value="398">
            <text:p>398</text:p>
          </table:table-cell>
          <table:table-cell office:value-type="time" office:time-value="PT12H03M42.702S">
            <text:p>12:03:42.70</text:p>
          </table:table-cell>
          <table:table-cell office:value-type="string">
            <text:p>TC0003_PlannerC 3-7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335">
            <text:p>335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99">
            <text:p>399</text:p>
          </table:table-cell>
          <table:table-cell office:value-type="time" office:time-value="PT12H03M42.608S">
            <text:p>12:03:42.61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450">
            <text:p>450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00">
            <text:p>400</text:p>
          </table:table-cell>
          <table:table-cell office:value-type="time" office:time-value="PT12H03M39.645S">
            <text:p>12:03:39.65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3474">
            <text:p>3474</text:p>
          </table:table-cell>
          <table:table-cell office:value-type="string">
            <text:p>Success</text:p>
          </table:table-cell>
          <table:table-cell office:value-type="float" office:value="72258">
            <text:p>72258</text:p>
          </table:table-cell>
          <table:table-cell table:number-columns-repeated="1017"/>
        </table:table-row>
        <table:table-row table:style-name="ro1">
          <table:table-cell office:value-type="float" office:value="401">
            <text:p>401</text:p>
          </table:table-cell>
          <table:table-cell office:value-type="time" office:time-value="PT12H03M38.879S">
            <text:p>12:03:38.88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4246">
            <text:p>4246</text:p>
          </table:table-cell>
          <table:table-cell office:value-type="string">
            <text:p>Success</text:p>
          </table:table-cell>
          <table:table-cell office:value-type="float" office:value="72258">
            <text:p>72258</text:p>
          </table:table-cell>
          <table:table-cell table:number-columns-repeated="1017"/>
        </table:table-row>
        <table:table-row table:style-name="ro1">
          <table:table-cell office:value-type="float" office:value="402">
            <text:p>402</text:p>
          </table:table-cell>
          <table:table-cell office:value-type="time" office:time-value="PT12H03M39.105S">
            <text:p>12:03:39.11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4047">
            <text:p>4047</text:p>
          </table:table-cell>
          <table:table-cell office:value-type="string">
            <text:p>Success</text:p>
          </table:table-cell>
          <table:table-cell office:value-type="float" office:value="72277">
            <text:p>72277</text:p>
          </table:table-cell>
          <table:table-cell table:number-columns-repeated="1017"/>
        </table:table-row>
        <table:table-row table:style-name="ro1">
          <table:table-cell office:value-type="float" office:value="403">
            <text:p>403</text:p>
          </table:table-cell>
          <table:table-cell office:value-type="time" office:time-value="PT12H03M42.136S">
            <text:p>12:03:42.14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019">
            <text:p>1019</text:p>
          </table:table-cell>
          <table:table-cell office:value-type="string">
            <text:p>Success</text:p>
          </table:table-cell>
          <table:table-cell office:value-type="float" office:value="39285">
            <text:p>39285</text:p>
          </table:table-cell>
          <table:table-cell table:number-columns-repeated="1017"/>
        </table:table-row>
        <table:table-row table:style-name="ro1">
          <table:table-cell office:value-type="float" office:value="404">
            <text:p>404</text:p>
          </table:table-cell>
          <table:table-cell office:value-type="time" office:time-value="PT12H03M38.984S">
            <text:p>12:03:38.98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4171">
            <text:p>4171</text:p>
          </table:table-cell>
          <table:table-cell office:value-type="string">
            <text:p>Success</text:p>
          </table:table-cell>
          <table:table-cell office:value-type="float" office:value="72278">
            <text:p>72278</text:p>
          </table:table-cell>
          <table:table-cell table:number-columns-repeated="1017"/>
        </table:table-row>
        <table:table-row table:style-name="ro1">
          <table:table-cell office:value-type="float" office:value="405">
            <text:p>405</text:p>
          </table:table-cell>
          <table:table-cell office:value-type="time" office:time-value="PT12H03M39.122S">
            <text:p>12:03:39.12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4034">
            <text:p>4034</text:p>
          </table:table-cell>
          <table:table-cell office:value-type="string">
            <text:p>Success</text:p>
          </table:table-cell>
          <table:table-cell office:value-type="float" office:value="72277">
            <text:p>72277</text:p>
          </table:table-cell>
          <table:table-cell table:number-columns-repeated="1017"/>
        </table:table-row>
        <table:table-row table:style-name="ro1">
          <table:table-cell office:value-type="float" office:value="406">
            <text:p>406</text:p>
          </table:table-cell>
          <table:table-cell office:value-type="time" office:time-value="PT12H03M39.115S">
            <text:p>12:03:39.12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4040">
            <text:p>4040</text:p>
          </table:table-cell>
          <table:table-cell office:value-type="string">
            <text:p>Success</text:p>
          </table:table-cell>
          <table:table-cell office:value-type="float" office:value="72262">
            <text:p>72262</text:p>
          </table:table-cell>
          <table:table-cell table:number-columns-repeated="1017"/>
        </table:table-row>
        <table:table-row table:style-name="ro1">
          <table:table-cell office:value-type="float" office:value="407">
            <text:p>407</text:p>
          </table:table-cell>
          <table:table-cell office:value-type="time" office:time-value="PT12H03M39.039S">
            <text:p>12:03:39.04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4118">
            <text:p>4118</text:p>
          </table:table-cell>
          <table:table-cell office:value-type="string">
            <text:p>Success</text:p>
          </table:table-cell>
          <table:table-cell office:value-type="float" office:value="72275">
            <text:p>72275</text:p>
          </table:table-cell>
          <table:table-cell table:number-columns-repeated="1017"/>
        </table:table-row>
        <table:table-row table:style-name="ro1">
          <table:table-cell office:value-type="float" office:value="408">
            <text:p>408</text:p>
          </table:table-cell>
          <table:table-cell office:value-type="time" office:time-value="PT12H03M39.434S">
            <text:p>12:03:39.43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3724">
            <text:p>3724</text:p>
          </table:table-cell>
          <table:table-cell office:value-type="string">
            <text:p>Success</text:p>
          </table:table-cell>
          <table:table-cell office:value-type="float" office:value="72244">
            <text:p>72244</text:p>
          </table:table-cell>
          <table:table-cell table:number-columns-repeated="1017"/>
        </table:table-row>
        <table:table-row table:style-name="ro1">
          <table:table-cell office:value-type="float" office:value="409">
            <text:p>409</text:p>
          </table:table-cell>
          <table:table-cell office:value-type="time" office:time-value="PT12H03M39.246S">
            <text:p>12:03:39.25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3914">
            <text:p>3914</text:p>
          </table:table-cell>
          <table:table-cell office:value-type="string">
            <text:p>Success</text:p>
          </table:table-cell>
          <table:table-cell office:value-type="float" office:value="72276">
            <text:p>72276</text:p>
          </table:table-cell>
          <table:table-cell table:number-columns-repeated="1017"/>
        </table:table-row>
        <table:table-row table:style-name="ro1">
          <table:table-cell office:value-type="float" office:value="410">
            <text:p>410</text:p>
          </table:table-cell>
          <table:table-cell office:value-type="time" office:time-value="PT12H03M39.649S">
            <text:p>12:03:39.65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3514">
            <text:p>3514</text:p>
          </table:table-cell>
          <table:table-cell office:value-type="string">
            <text:p>Success</text:p>
          </table:table-cell>
          <table:table-cell office:value-type="float" office:value="72273">
            <text:p>72273</text:p>
          </table:table-cell>
          <table:table-cell table:number-columns-repeated="1017"/>
        </table:table-row>
        <table:table-row table:style-name="ro1">
          <table:table-cell office:value-type="float" office:value="411">
            <text:p>411</text:p>
          </table:table-cell>
          <table:table-cell office:value-type="time" office:time-value="PT12H03M39.646S">
            <text:p>12:03:39.65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3526">
            <text:p>3526</text:p>
          </table:table-cell>
          <table:table-cell office:value-type="string">
            <text:p>Success</text:p>
          </table:table-cell>
          <table:table-cell office:value-type="float" office:value="72258">
            <text:p>72258</text:p>
          </table:table-cell>
          <table:table-cell table:number-columns-repeated="1017"/>
        </table:table-row>
        <table:table-row table:style-name="ro1">
          <table:table-cell office:value-type="float" office:value="412">
            <text:p>412</text:p>
          </table:table-cell>
          <table:table-cell office:value-type="time" office:time-value="PT12H03M43.127S">
            <text:p>12:03:43.13</text:p>
          </table:table-cell>
          <table:table-cell office:value-type="string">
            <text:p>TC0003_PlannerC 3-8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343">
            <text:p>343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13">
            <text:p>413</text:p>
          </table:table-cell>
          <table:table-cell office:value-type="time" office:time-value="PT12H03M39.569S">
            <text:p>12:03:39.57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4037">
            <text:p>4037</text:p>
          </table:table-cell>
          <table:table-cell office:value-type="string">
            <text:p>Success</text:p>
          </table:table-cell>
          <table:table-cell office:value-type="float" office:value="72421">
            <text:p>72421</text:p>
          </table:table-cell>
          <table:table-cell table:number-columns-repeated="1017"/>
        </table:table-row>
        <table:table-row table:style-name="ro1">
          <table:table-cell office:value-type="float" office:value="414">
            <text:p>414</text:p>
          </table:table-cell>
          <table:table-cell office:value-type="time" office:time-value="PT12H03M41.803S">
            <text:p>12:03:41.80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806">
            <text:p>1806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15">
            <text:p>415</text:p>
          </table:table-cell>
          <table:table-cell office:value-type="time" office:time-value="PT12H03M39.404S">
            <text:p>12:03:39.40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4204">
            <text:p>4204</text:p>
          </table:table-cell>
          <table:table-cell office:value-type="string">
            <text:p>Success</text:p>
          </table:table-cell>
          <table:table-cell office:value-type="float" office:value="72370">
            <text:p>72370</text:p>
          </table:table-cell>
          <table:table-cell table:number-columns-repeated="1017"/>
        </table:table-row>
        <table:table-row table:style-name="ro1">
          <table:table-cell office:value-type="float" office:value="416">
            <text:p>416</text:p>
          </table:table-cell>
          <table:table-cell office:value-type="time" office:time-value="PT12H03M39.114S">
            <text:p>12:03:39.11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4503">
            <text:p>4503</text:p>
          </table:table-cell>
          <table:table-cell office:value-type="string">
            <text:p>Success</text:p>
          </table:table-cell>
          <table:table-cell office:value-type="float" office:value="72262">
            <text:p>72262</text:p>
          </table:table-cell>
          <table:table-cell table:number-columns-repeated="1017"/>
        </table:table-row>
        <table:table-row table:style-name="ro1">
          <table:table-cell office:value-type="float" office:value="417">
            <text:p>417</text:p>
          </table:table-cell>
          <table:table-cell office:value-type="time" office:time-value="PT12H03M41.406S">
            <text:p>12:03:41.41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2213">
            <text:p>2213</text:p>
          </table:table-cell>
          <table:table-cell office:value-type="string">
            <text:p>Success</text:p>
          </table:table-cell>
          <table:table-cell office:value-type="float" office:value="38058">
            <text:p>38058</text:p>
          </table:table-cell>
          <table:table-cell table:number-columns-repeated="1017"/>
        </table:table-row>
        <table:table-row table:style-name="ro1">
          <table:table-cell office:value-type="float" office:value="418">
            <text:p>418</text:p>
          </table:table-cell>
          <table:table-cell office:value-type="time" office:time-value="PT12H03M38.951S">
            <text:p>12:03:38.95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4905">
            <text:p>4905</text:p>
          </table:table-cell>
          <table:table-cell office:value-type="string">
            <text:p>Success</text:p>
          </table:table-cell>
          <table:table-cell office:value-type="float" office:value="72322">
            <text:p>72322</text:p>
          </table:table-cell>
          <table:table-cell table:number-columns-repeated="1017"/>
        </table:table-row>
        <table:table-row table:style-name="ro1">
          <table:table-cell office:value-type="float" office:value="419">
            <text:p>419</text:p>
          </table:table-cell>
          <table:table-cell office:value-type="time" office:time-value="PT12H03M42.249S">
            <text:p>12:03:42.25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643">
            <text:p>1643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20">
            <text:p>420</text:p>
          </table:table-cell>
          <table:table-cell office:value-type="time" office:time-value="PT12H03M42.455S">
            <text:p>12:03:42.46</text:p>
          </table:table-cell>
          <table:table-cell office:value-type="string">
            <text:p>TC0003_PlannerC 3-19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437">
            <text:p>1437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21">
            <text:p>421</text:p>
          </table:table-cell>
          <table:table-cell office:value-type="time" office:time-value="PT12H03M42.162S">
            <text:p>12:03:42.16</text:p>
          </table:table-cell>
          <table:table-cell office:value-type="string">
            <text:p>TC0003_PlannerC 3-4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765">
            <text:p>1765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22">
            <text:p>422</text:p>
          </table:table-cell>
          <table:table-cell office:value-type="time" office:time-value="PT12H03M42.774S">
            <text:p>12:03:42.77</text:p>
          </table:table-cell>
          <table:table-cell office:value-type="string">
            <text:p>TC0003_PlannerC 3-2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165">
            <text:p>1165</text:p>
          </table:table-cell>
          <table:table-cell office:value-type="string">
            <text:p>Success</text:p>
          </table:table-cell>
          <table:table-cell office:value-type="float" office:value="36726">
            <text:p>36726</text:p>
          </table:table-cell>
          <table:table-cell table:number-columns-repeated="1017"/>
        </table:table-row>
        <table:table-row table:style-name="ro1">
          <table:table-cell office:value-type="float" office:value="423">
            <text:p>423</text:p>
          </table:table-cell>
          <table:table-cell office:value-type="time" office:time-value="PT12H03M41.476S">
            <text:p>12:03:41.48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498">
            <text:p>2498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24">
            <text:p>424</text:p>
          </table:table-cell>
          <table:table-cell office:value-type="time" office:time-value="PT12H03M41.813S">
            <text:p>12:03:41.81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205">
            <text:p>2205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25">
            <text:p>425</text:p>
          </table:table-cell>
          <table:table-cell office:value-type="time" office:time-value="PT12H03M39.645S">
            <text:p>12:03:39.65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4457">
            <text:p>4457</text:p>
          </table:table-cell>
          <table:table-cell office:value-type="string">
            <text:p>Success</text:p>
          </table:table-cell>
          <table:table-cell office:value-type="float" office:value="72418">
            <text:p>72418</text:p>
          </table:table-cell>
          <table:table-cell table:number-columns-repeated="1017"/>
        </table:table-row>
        <table:table-row table:style-name="ro1">
          <table:table-cell office:value-type="float" office:value="426">
            <text:p>426</text:p>
          </table:table-cell>
          <table:table-cell office:value-type="time" office:time-value="PT12H03M41.468S">
            <text:p>12:03:41.47</text:p>
          </table:table-cell>
          <table:table-cell office:value-type="string">
            <text:p>TC0003_PlannerC 3-3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641">
            <text:p>2641</text:p>
          </table:table-cell>
          <table:table-cell office:value-type="string">
            <text:p>Success</text:p>
          </table:table-cell>
          <table:table-cell office:value-type="float" office:value="35318">
            <text:p>35318</text:p>
          </table:table-cell>
          <table:table-cell table:number-columns-repeated="1017"/>
        </table:table-row>
        <table:table-row table:style-name="ro1">
          <table:table-cell office:value-type="float" office:value="427">
            <text:p>427</text:p>
          </table:table-cell>
          <table:table-cell office:value-type="time" office:time-value="PT12H03M42.635S">
            <text:p>12:03:42.64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496">
            <text:p>1496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28">
            <text:p>428</text:p>
          </table:table-cell>
          <table:table-cell office:value-type="time" office:time-value="PT12H03M42.687S">
            <text:p>12:03:42.69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492">
            <text:p>1492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29">
            <text:p>429</text:p>
          </table:table-cell>
          <table:table-cell office:value-type="time" office:time-value="PT12H03M43.158S">
            <text:p>12:03:43.16</text:p>
          </table:table-cell>
          <table:table-cell office:value-type="string">
            <text:p>TC0003_PlannerC 3-13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022">
            <text:p>1022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30">
            <text:p>430</text:p>
          </table:table-cell>
          <table:table-cell office:value-type="time" office:time-value="PT12H03M43.156S">
            <text:p>12:03:43.16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032">
            <text:p>1032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31">
            <text:p>431</text:p>
          </table:table-cell>
          <table:table-cell office:value-type="time" office:time-value="PT12H03M43.164S">
            <text:p>12:03:43.16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031">
            <text:p>1031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32">
            <text:p>432</text:p>
          </table:table-cell>
          <table:table-cell office:value-type="time" office:time-value="PT12H03M43.173S">
            <text:p>12:03:43.17</text:p>
          </table:table-cell>
          <table:table-cell office:value-type="string">
            <text:p>TC0003_PlannerC 3-14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025">
            <text:p>1025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33">
            <text:p>433</text:p>
          </table:table-cell>
          <table:table-cell office:value-type="time" office:time-value="PT12H03M43.618S">
            <text:p>12:03:43.62</text:p>
          </table:table-cell>
          <table:table-cell office:value-type="string">
            <text:p>TC0003_PlannerC 3-20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583">
            <text:p>583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34">
            <text:p>434</text:p>
          </table:table-cell>
          <table:table-cell office:value-type="time" office:time-value="PT12H03M42.696S">
            <text:p>12:03:42.70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507">
            <text:p>1507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35">
            <text:p>435</text:p>
          </table:table-cell>
          <table:table-cell office:value-type="time" office:time-value="PT12H03M43.607S">
            <text:p>12:03:43.61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613">
            <text:p>613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36">
            <text:p>436</text:p>
          </table:table-cell>
          <table:table-cell office:value-type="time" office:time-value="PT12H03M39.001S">
            <text:p>12:03:39.00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5233">
            <text:p>5233</text:p>
          </table:table-cell>
          <table:table-cell office:value-type="string">
            <text:p>Success</text:p>
          </table:table-cell>
          <table:table-cell office:value-type="float" office:value="72374">
            <text:p>72374</text:p>
          </table:table-cell>
          <table:table-cell table:number-columns-repeated="1017"/>
        </table:table-row>
        <table:table-row table:style-name="ro1">
          <table:table-cell office:value-type="float" office:value="437">
            <text:p>437</text:p>
          </table:table-cell>
          <table:table-cell office:value-type="time" office:time-value="PT12H03M39.555S">
            <text:p>12:03:39.56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4680">
            <text:p>4680</text:p>
          </table:table-cell>
          <table:table-cell office:value-type="string">
            <text:p>Success</text:p>
          </table:table-cell>
          <table:table-cell office:value-type="float" office:value="72421">
            <text:p>72421</text:p>
          </table:table-cell>
          <table:table-cell table:number-columns-repeated="1017"/>
        </table:table-row>
        <table:table-row table:style-name="ro1">
          <table:table-cell office:value-type="float" office:value="438">
            <text:p>438</text:p>
          </table:table-cell>
          <table:table-cell office:value-type="time" office:time-value="PT12H03M39.213S">
            <text:p>12:03:39.21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5028">
            <text:p>5028</text:p>
          </table:table-cell>
          <table:table-cell office:value-type="string">
            <text:p>Success</text:p>
          </table:table-cell>
          <table:table-cell office:value-type="float" office:value="72425">
            <text:p>72425</text:p>
          </table:table-cell>
          <table:table-cell table:number-columns-repeated="1017"/>
        </table:table-row>
        <table:table-row table:style-name="ro1">
          <table:table-cell office:value-type="float" office:value="439">
            <text:p>439</text:p>
          </table:table-cell>
          <table:table-cell office:value-type="time" office:time-value="PT12H03M43.157S">
            <text:p>12:03:43.16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097">
            <text:p>1097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40">
            <text:p>440</text:p>
          </table:table-cell>
          <table:table-cell office:value-type="time" office:time-value="PT12H03M41.778S">
            <text:p>12:03:41.78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487">
            <text:p>2487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41">
            <text:p>441</text:p>
          </table:table-cell>
          <table:table-cell office:value-type="time" office:time-value="PT12H03M43.119S">
            <text:p>12:03:43.12</text:p>
          </table:table-cell>
          <table:table-cell office:value-type="string">
            <text:p>TC0003_PlannerC 3-16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147">
            <text:p>1147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42">
            <text:p>442</text:p>
          </table:table-cell>
          <table:table-cell office:value-type="time" office:time-value="PT12H03M42.229S">
            <text:p>12:03:42.23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039">
            <text:p>2039</text:p>
          </table:table-cell>
          <table:table-cell office:value-type="string">
            <text:p>Success</text:p>
          </table:table-cell>
          <table:table-cell office:value-type="float" office:value="35318">
            <text:p>35318</text:p>
          </table:table-cell>
          <table:table-cell table:number-columns-repeated="1017"/>
        </table:table-row>
        <table:table-row table:style-name="ro1">
          <table:table-cell office:value-type="float" office:value="443">
            <text:p>443</text:p>
          </table:table-cell>
          <table:table-cell office:value-type="time" office:time-value="PT12H03M42.895S">
            <text:p>12:03:42.90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375">
            <text:p>1375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44">
            <text:p>444</text:p>
          </table:table-cell>
          <table:table-cell office:value-type="time" office:time-value="PT12H03M39.652S">
            <text:p>12:03:39.65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4621">
            <text:p>4621</text:p>
          </table:table-cell>
          <table:table-cell office:value-type="string">
            <text:p>Success</text:p>
          </table:table-cell>
          <table:table-cell office:value-type="float" office:value="72367">
            <text:p>72367</text:p>
          </table:table-cell>
          <table:table-cell table:number-columns-repeated="1017"/>
        </table:table-row>
        <table:table-row table:style-name="ro1">
          <table:table-cell office:value-type="float" office:value="445">
            <text:p>445</text:p>
          </table:table-cell>
          <table:table-cell office:value-type="time" office:time-value="PT12H03M43.157S">
            <text:p>12:03:43.16</text:p>
          </table:table-cell>
          <table:table-cell office:value-type="string">
            <text:p>TC0003_PlannerC 3-10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122">
            <text:p>1122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46">
            <text:p>446</text:p>
          </table:table-cell>
          <table:table-cell office:value-type="time" office:time-value="PT12H03M43.16S">
            <text:p>12:03:43.16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422">
            <text:p>1422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47">
            <text:p>447</text:p>
          </table:table-cell>
          <table:table-cell office:value-type="time" office:time-value="PT12H03M42.399S">
            <text:p>12:03:42.40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190">
            <text:p>2190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48">
            <text:p>448</text:p>
          </table:table-cell>
          <table:table-cell office:value-type="time" office:time-value="PT12H03M43.472S">
            <text:p>12:03:43.47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120">
            <text:p>1120</text:p>
          </table:table-cell>
          <table:table-cell office:value-type="string">
            <text:p>Success</text:p>
          </table:table-cell>
          <table:table-cell office:value-type="float" office:value="39385">
            <text:p>39385</text:p>
          </table:table-cell>
          <table:table-cell table:number-columns-repeated="1017"/>
        </table:table-row>
        <table:table-row table:style-name="ro1">
          <table:table-cell office:value-type="float" office:value="449">
            <text:p>449</text:p>
          </table:table-cell>
          <table:table-cell office:value-type="time" office:time-value="PT12H03M42.212S">
            <text:p>12:03:42.21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385">
            <text:p>2385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50">
            <text:p>450</text:p>
          </table:table-cell>
          <table:table-cell office:value-type="time" office:time-value="PT12H03M42.628S">
            <text:p>12:03:42.63</text:p>
          </table:table-cell>
          <table:table-cell office:value-type="string">
            <text:p>TC0003_PlannerC 3-12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972">
            <text:p>1972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51">
            <text:p>451</text:p>
          </table:table-cell>
          <table:table-cell office:value-type="time" office:time-value="PT12H03M42.45S">
            <text:p>12:03:42.45</text:p>
          </table:table-cell>
          <table:table-cell office:value-type="string">
            <text:p>TC0003_PlannerC 3-15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187">
            <text:p>2187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52">
            <text:p>452</text:p>
          </table:table-cell>
          <table:table-cell office:value-type="time" office:time-value="PT12H03M42.709S">
            <text:p>12:03:42.71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939">
            <text:p>1939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53">
            <text:p>453</text:p>
          </table:table-cell>
          <table:table-cell office:value-type="time" office:time-value="PT12H03M42.685S">
            <text:p>12:03:42.69</text:p>
          </table:table-cell>
          <table:table-cell office:value-type="string">
            <text:p>TC0003_PlannerC 3-11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973">
            <text:p>1973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54">
            <text:p>454</text:p>
          </table:table-cell>
          <table:table-cell office:value-type="time" office:time-value="PT12H03M43.158S">
            <text:p>12:03:43.16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523">
            <text:p>1523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55">
            <text:p>455</text:p>
          </table:table-cell>
          <table:table-cell office:value-type="time" office:time-value="PT12H03M43.039S">
            <text:p>12:03:43.04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654">
            <text:p>1654</text:p>
          </table:table-cell>
          <table:table-cell office:value-type="string">
            <text:p>Success</text:p>
          </table:table-cell>
          <table:table-cell office:value-type="float" office:value="39389">
            <text:p>39389</text:p>
          </table:table-cell>
          <table:table-cell table:number-columns-repeated="1017"/>
        </table:table-row>
        <table:table-row table:style-name="ro1">
          <table:table-cell office:value-type="float" office:value="456">
            <text:p>456</text:p>
          </table:table-cell>
          <table:table-cell office:value-type="time" office:time-value="PT12H03M39.408S">
            <text:p>12:03:39.41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5288">
            <text:p>5288</text:p>
          </table:table-cell>
          <table:table-cell office:value-type="string">
            <text:p>Success</text:p>
          </table:table-cell>
          <table:table-cell office:value-type="float" office:value="72423">
            <text:p>72423</text:p>
          </table:table-cell>
          <table:table-cell table:number-columns-repeated="1017"/>
        </table:table-row>
        <table:table-row table:style-name="ro1">
          <table:table-cell office:value-type="float" office:value="457">
            <text:p>457</text:p>
          </table:table-cell>
          <table:table-cell office:value-type="time" office:time-value="PT12H03M39.494S">
            <text:p>12:03:39.49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5217">
            <text:p>5217</text:p>
          </table:table-cell>
          <table:table-cell office:value-type="string">
            <text:p>Success</text:p>
          </table:table-cell>
          <table:table-cell office:value-type="float" office:value="72421">
            <text:p>72421</text:p>
          </table:table-cell>
          <table:table-cell table:number-columns-repeated="1017"/>
        </table:table-row>
        <table:table-row table:style-name="ro1">
          <table:table-cell office:value-type="float" office:value="458">
            <text:p>458</text:p>
          </table:table-cell>
          <table:table-cell office:value-type="time" office:time-value="PT12H03M43.01S">
            <text:p>12:03:43.01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709">
            <text:p>1709</text:p>
          </table:table-cell>
          <table:table-cell office:value-type="string">
            <text:p>Success</text:p>
          </table:table-cell>
          <table:table-cell office:value-type="float" office:value="76326">
            <text:p>76326</text:p>
          </table:table-cell>
          <table:table-cell table:number-columns-repeated="1017"/>
        </table:table-row>
        <table:table-row table:style-name="ro1">
          <table:table-cell office:value-type="float" office:value="459">
            <text:p>459</text:p>
          </table:table-cell>
          <table:table-cell office:value-type="time" office:time-value="PT12H03M42.656S">
            <text:p>12:03:42.66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2071">
            <text:p>2071</text:p>
          </table:table-cell>
          <table:table-cell office:value-type="string">
            <text:p>Success</text:p>
          </table:table-cell>
          <table:table-cell office:value-type="float" office:value="39404">
            <text:p>39404</text:p>
          </table:table-cell>
          <table:table-cell table:number-columns-repeated="1017"/>
        </table:table-row>
        <table:table-row table:style-name="ro1">
          <table:table-cell office:value-type="float" office:value="460">
            <text:p>460</text:p>
          </table:table-cell>
          <table:table-cell office:value-type="time" office:time-value="PT12H03M39.264S">
            <text:p>12:03:39.26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5468">
            <text:p>5468</text:p>
          </table:table-cell>
          <table:table-cell office:value-type="string">
            <text:p>Success</text:p>
          </table:table-cell>
          <table:table-cell office:value-type="float" office:value="72272">
            <text:p>72272</text:p>
          </table:table-cell>
          <table:table-cell table:number-columns-repeated="1017"/>
        </table:table-row>
        <table:table-row table:style-name="ro1">
          <table:table-cell office:value-type="float" office:value="461">
            <text:p>461</text:p>
          </table:table-cell>
          <table:table-cell office:value-type="time" office:time-value="PT12H03M44.236S">
            <text:p>12:03:44.24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513">
            <text:p>513</text:p>
          </table:table-cell>
          <table:table-cell office:value-type="string">
            <text:p>Success</text:p>
          </table:table-cell>
          <table:table-cell office:value-type="float" office:value="35318">
            <text:p>35318</text:p>
          </table:table-cell>
          <table:table-cell table:number-columns-repeated="1017"/>
        </table:table-row>
        <table:table-row table:style-name="ro1">
          <table:table-cell office:value-type="float" office:value="462">
            <text:p>462</text:p>
          </table:table-cell>
          <table:table-cell office:value-type="time" office:time-value="PT12H03M43.06S">
            <text:p>12:03:43.06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697">
            <text:p>1697</text:p>
          </table:table-cell>
          <table:table-cell office:value-type="string">
            <text:p>Success</text:p>
          </table:table-cell>
          <table:table-cell office:value-type="float" office:value="39404">
            <text:p>39404</text:p>
          </table:table-cell>
          <table:table-cell table:number-columns-repeated="1017"/>
        </table:table-row>
        <table:table-row table:style-name="ro1">
          <table:table-cell office:value-type="float" office:value="463">
            <text:p>463</text:p>
          </table:table-cell>
          <table:table-cell office:value-type="time" office:time-value="PT12H03M43.857S">
            <text:p>12:03:43.86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900">
            <text:p>900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64">
            <text:p>464</text:p>
          </table:table-cell>
          <table:table-cell office:value-type="time" office:time-value="PT12H03M39.327S">
            <text:p>12:03:39.33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5439">
            <text:p>5439</text:p>
          </table:table-cell>
          <table:table-cell office:value-type="string">
            <text:p>Success</text:p>
          </table:table-cell>
          <table:table-cell office:value-type="float" office:value="72376">
            <text:p>72376</text:p>
          </table:table-cell>
          <table:table-cell table:number-columns-repeated="1017"/>
        </table:table-row>
        <table:table-row table:style-name="ro1">
          <table:table-cell office:value-type="float" office:value="465">
            <text:p>465</text:p>
          </table:table-cell>
          <table:table-cell office:value-type="time" office:time-value="PT12H03M39.642S">
            <text:p>12:03:39.64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5129">
            <text:p>5129</text:p>
          </table:table-cell>
          <table:table-cell office:value-type="string">
            <text:p>Success</text:p>
          </table:table-cell>
          <table:table-cell office:value-type="float" office:value="72421">
            <text:p>72421</text:p>
          </table:table-cell>
          <table:table-cell table:number-columns-repeated="1017"/>
        </table:table-row>
        <table:table-row table:style-name="ro1">
          <table:table-cell office:value-type="float" office:value="466">
            <text:p>466</text:p>
          </table:table-cell>
          <table:table-cell office:value-type="time" office:time-value="PT12H03M39.434S">
            <text:p>12:03:39.43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5341">
            <text:p>5341</text:p>
          </table:table-cell>
          <table:table-cell office:value-type="string">
            <text:p>Success</text:p>
          </table:table-cell>
          <table:table-cell office:value-type="float" office:value="72421">
            <text:p>72421</text:p>
          </table:table-cell>
          <table:table-cell table:number-columns-repeated="1017"/>
        </table:table-row>
        <table:table-row table:style-name="ro1">
          <table:table-cell office:value-type="float" office:value="467">
            <text:p>467</text:p>
          </table:table-cell>
          <table:table-cell office:value-type="time" office:time-value="PT12H03M39.025S">
            <text:p>12:03:39.03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5752">
            <text:p>5752</text:p>
          </table:table-cell>
          <table:table-cell office:value-type="string">
            <text:p>Success</text:p>
          </table:table-cell>
          <table:table-cell office:value-type="float" office:value="72372">
            <text:p>72372</text:p>
          </table:table-cell>
          <table:table-cell table:number-columns-repeated="1017"/>
        </table:table-row>
        <table:table-row table:style-name="ro1">
          <table:table-cell office:value-type="float" office:value="468">
            <text:p>468</text:p>
          </table:table-cell>
          <table:table-cell office:value-type="time" office:time-value="PT12H03M44.721S">
            <text:p>12:03:44.72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 office:value-type="float" office:value="469">
            <text:p>469</text:p>
          </table:table-cell>
          <table:table-cell office:value-type="time" office:time-value="PT12H03M43.158S">
            <text:p>12:03:43.16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624">
            <text:p>1624</text:p>
          </table:table-cell>
          <table:table-cell office:value-type="string">
            <text:p>Success</text:p>
          </table:table-cell>
          <table:table-cell office:value-type="float" office:value="35318">
            <text:p>35318</text:p>
          </table:table-cell>
          <table:table-cell table:number-columns-repeated="1017"/>
        </table:table-row>
        <table:table-row table:style-name="ro1">
          <table:table-cell office:value-type="float" office:value="470">
            <text:p>470</text:p>
          </table:table-cell>
          <table:table-cell office:value-type="time" office:time-value="PT12H03M44.188S">
            <text:p>12:03:44.19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987">
            <text:p>987</text:p>
          </table:table-cell>
          <table:table-cell office:value-type="string">
            <text:p>Success</text:p>
          </table:table-cell>
          <table:table-cell office:value-type="float" office:value="39433">
            <text:p>39433</text:p>
          </table:table-cell>
          <table:table-cell table:number-columns-repeated="1017"/>
        </table:table-row>
        <table:table-row table:style-name="ro1">
          <table:table-cell office:value-type="float" office:value="471">
            <text:p>471</text:p>
          </table:table-cell>
          <table:table-cell office:value-type="time" office:time-value="PT12H03M43.893S">
            <text:p>12:03:43.89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414">
            <text:p>1414</text:p>
          </table:table-cell>
          <table:table-cell office:value-type="string">
            <text:p>Success</text:p>
          </table:table-cell>
          <table:table-cell office:value-type="float" office:value="39409">
            <text:p>39409</text:p>
          </table:table-cell>
          <table:table-cell table:number-columns-repeated="1017"/>
        </table:table-row>
        <table:table-row table:style-name="ro1">
          <table:table-cell office:value-type="float" office:value="472">
            <text:p>472</text:p>
          </table:table-cell>
          <table:table-cell office:value-type="time" office:time-value="PT12H03M43.609S">
            <text:p>12:03:43.61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1746">
            <text:p>1746</text:p>
          </table:table-cell>
          <table:table-cell office:value-type="string">
            <text:p>Success</text:p>
          </table:table-cell>
          <table:table-cell office:value-type="float" office:value="39408">
            <text:p>39408</text:p>
          </table:table-cell>
          <table:table-cell table:number-columns-repeated="1017"/>
        </table:table-row>
        <table:table-row table:style-name="ro1">
          <table:table-cell office:value-type="float" office:value="473">
            <text:p>473</text:p>
          </table:table-cell>
          <table:table-cell office:value-type="time" office:time-value="PT12H03M43.609S">
            <text:p>12:03:43.61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751">
            <text:p>1751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74">
            <text:p>474</text:p>
          </table:table-cell>
          <table:table-cell office:value-type="time" office:time-value="PT12H03M43.619S">
            <text:p>12:03:43.62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757">
            <text:p>1757</text:p>
          </table:table-cell>
          <table:table-cell office:value-type="string">
            <text:p>Success</text:p>
          </table:table-cell>
          <table:table-cell office:value-type="float" office:value="66135">
            <text:p>66135</text:p>
          </table:table-cell>
          <table:table-cell table:number-columns-repeated="1017"/>
        </table:table-row>
        <table:table-row table:style-name="ro1">
          <table:table-cell office:value-type="float" office:value="475">
            <text:p>475</text:p>
          </table:table-cell>
          <table:table-cell office:value-type="time" office:time-value="PT12H03M43.928S">
            <text:p>12:03:43.93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459">
            <text:p>1459</text:p>
          </table:table-cell>
          <table:table-cell office:value-type="string">
            <text:p>Success</text:p>
          </table:table-cell>
          <table:table-cell office:value-type="float" office:value="39409">
            <text:p>39409</text:p>
          </table:table-cell>
          <table:table-cell table:number-columns-repeated="1017"/>
        </table:table-row>
        <table:table-row table:style-name="ro1">
          <table:table-cell office:value-type="float" office:value="476">
            <text:p>476</text:p>
          </table:table-cell>
          <table:table-cell office:value-type="time" office:time-value="PT12H03M43.155S">
            <text:p>12:03:43.16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2285">
            <text:p>2285</text:p>
          </table:table-cell>
          <table:table-cell office:value-type="string">
            <text:p>Success</text:p>
          </table:table-cell>
          <table:table-cell office:value-type="float" office:value="66135">
            <text:p>66135</text:p>
          </table:table-cell>
          <table:table-cell table:number-columns-repeated="1017"/>
        </table:table-row>
        <table:table-row table:style-name="ro1">
          <table:table-cell office:value-type="float" office:value="477">
            <text:p>477</text:p>
          </table:table-cell>
          <table:table-cell office:value-type="time" office:time-value="PT12H03M42.748S">
            <text:p>12:03:42.75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719">
            <text:p>2719</text:p>
          </table:table-cell>
          <table:table-cell office:value-type="string">
            <text:p>Success</text:p>
          </table:table-cell>
          <table:table-cell office:value-type="float" office:value="39409">
            <text:p>39409</text:p>
          </table:table-cell>
          <table:table-cell table:number-columns-repeated="1017"/>
        </table:table-row>
        <table:table-row table:style-name="ro1">
          <table:table-cell office:value-type="float" office:value="478">
            <text:p>478</text:p>
          </table:table-cell>
          <table:table-cell office:value-type="time" office:time-value="PT12H03M44.102S">
            <text:p>12:03:44.10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366">
            <text:p>1366</text:p>
          </table:table-cell>
          <table:table-cell office:value-type="string">
            <text:p>Success</text:p>
          </table:table-cell>
          <table:table-cell office:value-type="float" office:value="35318">
            <text:p>35318</text:p>
          </table:table-cell>
          <table:table-cell table:number-columns-repeated="1017"/>
        </table:table-row>
        <table:table-row table:style-name="ro1">
          <table:table-cell office:value-type="float" office:value="479">
            <text:p>479</text:p>
          </table:table-cell>
          <table:table-cell office:value-type="time" office:time-value="PT12H03M44.019S">
            <text:p>12:03:44.02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452">
            <text:p>1452</text:p>
          </table:table-cell>
          <table:table-cell office:value-type="string">
            <text:p>Success</text:p>
          </table:table-cell>
          <table:table-cell office:value-type="float" office:value="39409">
            <text:p>39409</text:p>
          </table:table-cell>
          <table:table-cell table:number-columns-repeated="1017"/>
        </table:table-row>
        <table:table-row table:style-name="ro1">
          <table:table-cell office:value-type="float" office:value="480">
            <text:p>480</text:p>
          </table:table-cell>
          <table:table-cell office:value-type="time" office:time-value="PT12H03M43.893S">
            <text:p>12:03:43.89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580">
            <text:p>1580</text:p>
          </table:table-cell>
          <table:table-cell office:value-type="string">
            <text:p>Success</text:p>
          </table:table-cell>
          <table:table-cell office:value-type="float" office:value="39413">
            <text:p>39413</text:p>
          </table:table-cell>
          <table:table-cell table:number-columns-repeated="1017"/>
        </table:table-row>
        <table:table-row table:style-name="ro1">
          <table:table-cell office:value-type="float" office:value="481">
            <text:p>481</text:p>
          </table:table-cell>
          <table:table-cell office:value-type="time" office:time-value="PT12H03M39.344S">
            <text:p>12:03:39.34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6131">
            <text:p>6131</text:p>
          </table:table-cell>
          <table:table-cell office:value-type="string">
            <text:p>Success</text:p>
          </table:table-cell>
          <table:table-cell office:value-type="float" office:value="72425">
            <text:p>72425</text:p>
          </table:table-cell>
          <table:table-cell table:number-columns-repeated="1017"/>
        </table:table-row>
        <table:table-row table:style-name="ro1">
          <table:table-cell office:value-type="float" office:value="482">
            <text:p>482</text:p>
          </table:table-cell>
          <table:table-cell office:value-type="time" office:time-value="PT12H03M42.671S">
            <text:p>12:03:42.67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2807">
            <text:p>2807</text:p>
          </table:table-cell>
          <table:table-cell office:value-type="string">
            <text:p>Success</text:p>
          </table:table-cell>
          <table:table-cell office:value-type="float" office:value="39408">
            <text:p>39408</text:p>
          </table:table-cell>
          <table:table-cell table:number-columns-repeated="1017"/>
        </table:table-row>
        <table:table-row table:style-name="ro1">
          <table:table-cell office:value-type="float" office:value="483">
            <text:p>483</text:p>
          </table:table-cell>
          <table:table-cell office:value-type="time" office:time-value="PT12H03M43.94S">
            <text:p>12:03:43.94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541">
            <text:p>1541</text:p>
          </table:table-cell>
          <table:table-cell office:value-type="string">
            <text:p>Success</text:p>
          </table:table-cell>
          <table:table-cell office:value-type="float" office:value="39409">
            <text:p>39409</text:p>
          </table:table-cell>
          <table:table-cell table:number-columns-repeated="1017"/>
        </table:table-row>
        <table:table-row table:style-name="ro1">
          <table:table-cell office:value-type="float" office:value="484">
            <text:p>484</text:p>
          </table:table-cell>
          <table:table-cell office:value-type="time" office:time-value="PT12H03M39.552S">
            <text:p>12:03:39.55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5930">
            <text:p>5930</text:p>
          </table:table-cell>
          <table:table-cell office:value-type="string">
            <text:p>Success</text:p>
          </table:table-cell>
          <table:table-cell office:value-type="float" office:value="72421">
            <text:p>72421</text:p>
          </table:table-cell>
          <table:table-cell table:number-columns-repeated="1017"/>
        </table:table-row>
        <table:table-row table:style-name="ro1">
          <table:table-cell office:value-type="float" office:value="485">
            <text:p>485</text:p>
          </table:table-cell>
          <table:table-cell office:value-type="time" office:time-value="PT12H03M44.275S">
            <text:p>12:03:44.28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208">
            <text:p>1208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86">
            <text:p>486</text:p>
          </table:table-cell>
          <table:table-cell office:value-type="time" office:time-value="PT12H03M44.777S">
            <text:p>12:03:44.78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708">
            <text:p>708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87">
            <text:p>487</text:p>
          </table:table-cell>
          <table:table-cell office:value-type="time" office:time-value="PT12H03M39.48S">
            <text:p>12:03:39.48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6008">
            <text:p>6008</text:p>
          </table:table-cell>
          <table:table-cell office:value-type="string">
            <text:p>Success</text:p>
          </table:table-cell>
          <table:table-cell office:value-type="float" office:value="72425">
            <text:p>72425</text:p>
          </table:table-cell>
          <table:table-cell table:number-columns-repeated="1017"/>
        </table:table-row>
        <table:table-row table:style-name="ro1">
          <table:table-cell office:value-type="float" office:value="488">
            <text:p>488</text:p>
          </table:table-cell>
          <table:table-cell office:value-type="time" office:time-value="PT12H03M39.511S">
            <text:p>12:03:39.51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5981">
            <text:p>5981</text:p>
          </table:table-cell>
          <table:table-cell office:value-type="string">
            <text:p>Success</text:p>
          </table:table-cell>
          <table:table-cell office:value-type="float" office:value="72423">
            <text:p>72423</text:p>
          </table:table-cell>
          <table:table-cell table:number-columns-repeated="1017"/>
        </table:table-row>
        <table:table-row table:style-name="ro1">
          <table:table-cell office:value-type="float" office:value="489">
            <text:p>489</text:p>
          </table:table-cell>
          <table:table-cell office:value-type="time" office:time-value="PT12H03M44.779S">
            <text:p>12:03:44.78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718">
            <text:p>718</text:p>
          </table:table-cell>
          <table:table-cell office:value-type="string">
            <text:p>Success</text:p>
          </table:table-cell>
          <table:table-cell office:value-type="float" office:value="66139">
            <text:p>66139</text:p>
          </table:table-cell>
          <table:table-cell table:number-columns-repeated="1017"/>
        </table:table-row>
        <table:table-row table:style-name="ro1">
          <table:table-cell office:value-type="float" office:value="490">
            <text:p>490</text:p>
          </table:table-cell>
          <table:table-cell office:value-type="time" office:time-value="PT12H03M45.175S">
            <text:p>12:03:45.18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338">
            <text:p>338</text:p>
          </table:table-cell>
          <table:table-cell office:value-type="string">
            <text:p>Success</text:p>
          </table:table-cell>
          <table:table-cell office:value-type="float" office:value="66139">
            <text:p>66139</text:p>
          </table:table-cell>
          <table:table-cell table:number-columns-repeated="1017"/>
        </table:table-row>
        <table:table-row table:style-name="ro1">
          <table:table-cell office:value-type="float" office:value="491">
            <text:p>491</text:p>
          </table:table-cell>
          <table:table-cell office:value-type="time" office:time-value="PT12H03M44.202S">
            <text:p>12:03:44.20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312">
            <text:p>1312</text:p>
          </table:table-cell>
          <table:table-cell office:value-type="string">
            <text:p>Success</text:p>
          </table:table-cell>
          <table:table-cell office:value-type="float" office:value="39443">
            <text:p>39443</text:p>
          </table:table-cell>
          <table:table-cell table:number-columns-repeated="1017"/>
        </table:table-row>
        <table:table-row table:style-name="ro1">
          <table:table-cell office:value-type="float" office:value="492">
            <text:p>492</text:p>
          </table:table-cell>
          <table:table-cell office:value-type="time" office:time-value="PT12H03M45.498S">
            <text:p>12:03:45.50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303">
            <text:p>303</text:p>
          </table:table-cell>
          <table:table-cell table:number-columns-repeated="1017"/>
        </table:table-row>
        <table:table-row table:style-name="ro1">
          <table:table-cell office:value-type="float" office:value="493">
            <text:p>493</text:p>
          </table:table-cell>
          <table:table-cell office:value-type="time" office:time-value="PT12H03M45.387S">
            <text:p>12:03:45.39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494">
            <text:p>494</text:p>
          </table:table-cell>
          <table:table-cell office:value-type="time" office:time-value="PT12H03M45.53S">
            <text:p>12:03:45.53</text:p>
          </table:table-cell>
          <table:table-cell office:value-type="string">
            <text:p>TC0003_PlannerC 3-1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95">
            <text:p>495</text:p>
          </table:table-cell>
          <table:table-cell office:value-type="time" office:time-value="PT12H03M45.539S">
            <text:p>12:03:45.54</text:p>
          </table:table-cell>
          <table:table-cell office:value-type="string">
            <text:p>TC0003_PlannerC 3-1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96">
            <text:p>496</text:p>
          </table:table-cell>
          <table:table-cell office:value-type="time" office:time-value="PT12H03M45.544S">
            <text:p>12:03:45.54</text:p>
          </table:table-cell>
          <table:table-cell office:value-type="string">
            <text:p>TC0003_PlannerC 3-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97">
            <text:p>497</text:p>
          </table:table-cell>
          <table:table-cell office:value-type="time" office:time-value="PT12H03M44.585S">
            <text:p>12:03:44.59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212">
            <text:p>1212</text:p>
          </table:table-cell>
          <table:table-cell office:value-type="string">
            <text:p>Success</text:p>
          </table:table-cell>
          <table:table-cell office:value-type="float" office:value="39458">
            <text:p>39458</text:p>
          </table:table-cell>
          <table:table-cell table:number-columns-repeated="1017"/>
        </table:table-row>
        <table:table-row table:style-name="ro1">
          <table:table-cell office:value-type="float" office:value="498">
            <text:p>498</text:p>
          </table:table-cell>
          <table:table-cell office:value-type="time" office:time-value="PT12H03M44.279S">
            <text:p>12:03:44.28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670">
            <text:p>1670</text:p>
          </table:table-cell>
          <table:table-cell office:value-type="string">
            <text:p>Success</text:p>
          </table:table-cell>
          <table:table-cell office:value-type="float" office:value="39443">
            <text:p>39443</text:p>
          </table:table-cell>
          <table:table-cell table:number-columns-repeated="1017"/>
        </table:table-row>
        <table:table-row table:style-name="ro1">
          <table:table-cell office:value-type="float" office:value="499">
            <text:p>499</text:p>
          </table:table-cell>
          <table:table-cell office:value-type="time" office:time-value="PT12H03M44.266S">
            <text:p>12:03:44.27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703">
            <text:p>1703</text:p>
          </table:table-cell>
          <table:table-cell office:value-type="string">
            <text:p>Success</text:p>
          </table:table-cell>
          <table:table-cell office:value-type="float" office:value="39458">
            <text:p>39458</text:p>
          </table:table-cell>
          <table:table-cell table:number-columns-repeated="1017"/>
        </table:table-row>
        <table:table-row table:style-name="ro1">
          <table:table-cell office:value-type="float" office:value="500">
            <text:p>500</text:p>
          </table:table-cell>
          <table:table-cell office:value-type="time" office:time-value="PT12H03M44.2S">
            <text:p>12:03:44.20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1785">
            <text:p>1785</text:p>
          </table:table-cell>
          <table:table-cell office:value-type="string">
            <text:p>Success</text:p>
          </table:table-cell>
          <table:table-cell office:value-type="float" office:value="39454">
            <text:p>39454</text:p>
          </table:table-cell>
          <table:table-cell table:number-columns-repeated="1017"/>
        </table:table-row>
        <table:table-row table:style-name="ro1">
          <table:table-cell office:value-type="float" office:value="501">
            <text:p>501</text:p>
          </table:table-cell>
          <table:table-cell office:value-type="time" office:time-value="PT12H03M44.196S">
            <text:p>12:03:44.20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810">
            <text:p>1810</text:p>
          </table:table-cell>
          <table:table-cell office:value-type="string">
            <text:p>Success</text:p>
          </table:table-cell>
          <table:table-cell office:value-type="float" office:value="39457">
            <text:p>39457</text:p>
          </table:table-cell>
          <table:table-cell table:number-columns-repeated="1017"/>
        </table:table-row>
        <table:table-row table:style-name="ro1">
          <table:table-cell office:value-type="float" office:value="502">
            <text:p>502</text:p>
          </table:table-cell>
          <table:table-cell office:value-type="time" office:time-value="PT12H03M45.798S">
            <text:p>12:03:45.80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207">
            <text:p>207</text:p>
          </table:table-cell>
          <table:table-cell office:value-type="string">
            <text:p>Success</text:p>
          </table:table-cell>
          <table:table-cell office:value-type="float" office:value="58732">
            <text:p>58732</text:p>
          </table:table-cell>
          <table:table-cell table:number-columns-repeated="1017"/>
        </table:table-row>
        <table:table-row table:style-name="ro1">
          <table:table-cell office:value-type="float" office:value="503">
            <text:p>503</text:p>
          </table:table-cell>
          <table:table-cell office:value-type="time" office:time-value="PT12H03M45.481S">
            <text:p>12:03:45.48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535">
            <text:p>535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504">
            <text:p>504</text:p>
          </table:table-cell>
          <table:table-cell office:value-type="time" office:time-value="PT12H03M44.734S">
            <text:p>12:03:44.73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295">
            <text:p>1295</text:p>
          </table:table-cell>
          <table:table-cell office:value-type="string">
            <text:p>Success</text:p>
          </table:table-cell>
          <table:table-cell office:value-type="float" office:value="58732">
            <text:p>58732</text:p>
          </table:table-cell>
          <table:table-cell table:number-columns-repeated="1017"/>
        </table:table-row>
        <table:table-row table:style-name="ro1">
          <table:table-cell office:value-type="float" office:value="505">
            <text:p>505</text:p>
          </table:table-cell>
          <table:table-cell office:value-type="time" office:time-value="PT12H03M45.489S">
            <text:p>12:03:45.49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617">
            <text:p>617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506">
            <text:p>506</text:p>
          </table:table-cell>
          <table:table-cell office:value-type="time" office:time-value="PT12H03M44.255S">
            <text:p>12:03:44.26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874">
            <text:p>1874</text:p>
          </table:table-cell>
          <table:table-cell office:value-type="string">
            <text:p>Success</text:p>
          </table:table-cell>
          <table:table-cell office:value-type="float" office:value="39458">
            <text:p>39458</text:p>
          </table:table-cell>
          <table:table-cell table:number-columns-repeated="1017"/>
        </table:table-row>
        <table:table-row table:style-name="ro1">
          <table:table-cell office:value-type="float" office:value="507">
            <text:p>507</text:p>
          </table:table-cell>
          <table:table-cell office:value-type="time" office:time-value="PT12H03M45.95S">
            <text:p>12:03:45.95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81">
            <text:p>181</text:p>
          </table:table-cell>
          <table:table-cell office:value-type="string">
            <text:p>Success</text:p>
          </table:table-cell>
          <table:table-cell office:value-type="float" office:value="54939">
            <text:p>54939</text:p>
          </table:table-cell>
          <table:table-cell table:number-columns-repeated="1017"/>
        </table:table-row>
        <table:table-row table:style-name="ro1">
          <table:table-cell office:value-type="float" office:value="508">
            <text:p>508</text:p>
          </table:table-cell>
          <table:table-cell office:value-type="time" office:time-value="PT12H03M44.649S">
            <text:p>12:03:44.65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518">
            <text:p>1518</text:p>
          </table:table-cell>
          <table:table-cell office:value-type="string">
            <text:p>Success</text:p>
          </table:table-cell>
          <table:table-cell office:value-type="float" office:value="39458">
            <text:p>39458</text:p>
          </table:table-cell>
          <table:table-cell table:number-columns-repeated="1017"/>
        </table:table-row>
        <table:table-row table:style-name="ro1">
          <table:table-cell office:value-type="float" office:value="509">
            <text:p>509</text:p>
          </table:table-cell>
          <table:table-cell office:value-type="time" office:time-value="PT12H03M45.485S">
            <text:p>12:03:45.49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721">
            <text:p>721</text:p>
          </table:table-cell>
          <table:table-cell office:value-type="string">
            <text:p>Success</text:p>
          </table:table-cell>
          <table:table-cell office:value-type="float" office:value="39457">
            <text:p>39457</text:p>
          </table:table-cell>
          <table:table-cell table:number-columns-repeated="1017"/>
        </table:table-row>
        <table:table-row table:style-name="ro1">
          <table:table-cell office:value-type="float" office:value="510">
            <text:p>510</text:p>
          </table:table-cell>
          <table:table-cell office:value-type="time" office:time-value="PT12H03M44.18S">
            <text:p>12:03:44.18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2034">
            <text:p>2034</text:p>
          </table:table-cell>
          <table:table-cell office:value-type="string">
            <text:p>Success</text:p>
          </table:table-cell>
          <table:table-cell office:value-type="float" office:value="39462">
            <text:p>39462</text:p>
          </table:table-cell>
          <table:table-cell table:number-columns-repeated="1017"/>
        </table:table-row>
        <table:table-row table:style-name="ro1">
          <table:table-cell office:value-type="float" office:value="511">
            <text:p>511</text:p>
          </table:table-cell>
          <table:table-cell office:value-type="time" office:time-value="PT12H03M44.713S">
            <text:p>12:03:44.71</text:p>
          </table:table-cell>
          <table:table-cell office:value-type="string">
            <text:p>TC0003_PlannerC 3-6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515">
            <text:p>1515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512">
            <text:p>512</text:p>
          </table:table-cell>
          <table:table-cell office:value-type="time" office:time-value="PT12H03M44.27S">
            <text:p>12:03:44.27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962">
            <text:p>1962</text:p>
          </table:table-cell>
          <table:table-cell office:value-type="string">
            <text:p>Success</text:p>
          </table:table-cell>
          <table:table-cell office:value-type="float" office:value="39462">
            <text:p>39462</text:p>
          </table:table-cell>
          <table:table-cell table:number-columns-repeated="1017"/>
        </table:table-row>
        <table:table-row table:style-name="ro1">
          <table:table-cell office:value-type="float" office:value="513">
            <text:p>513</text:p>
          </table:table-cell>
          <table:table-cell office:value-type="time" office:time-value="PT12H03M44.11S">
            <text:p>12:03:44.11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2126">
            <text:p>2126</text:p>
          </table:table-cell>
          <table:table-cell office:value-type="string">
            <text:p>Success</text:p>
          </table:table-cell>
          <table:table-cell office:value-type="float" office:value="39443">
            <text:p>39443</text:p>
          </table:table-cell>
          <table:table-cell table:number-columns-repeated="1017"/>
        </table:table-row>
        <table:table-row table:style-name="ro1">
          <table:table-cell office:value-type="float" office:value="514">
            <text:p>514</text:p>
          </table:table-cell>
          <table:table-cell office:value-type="time" office:time-value="PT12H03M44.758S">
            <text:p>12:03:44.76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491">
            <text:p>1491</text:p>
          </table:table-cell>
          <table:table-cell office:value-type="string">
            <text:p>Success</text:p>
          </table:table-cell>
          <table:table-cell office:value-type="float" office:value="39458">
            <text:p>39458</text:p>
          </table:table-cell>
          <table:table-cell table:number-columns-repeated="1017"/>
        </table:table-row>
        <table:table-row table:style-name="ro1">
          <table:table-cell office:value-type="float" office:value="515">
            <text:p>515</text:p>
          </table:table-cell>
          <table:table-cell office:value-type="time" office:time-value="PT12H03M44.244S">
            <text:p>12:03:44.24</text:p>
          </table:table-cell>
          <table:table-cell office:value-type="string">
            <text:p>TC0003_PlannerC 3-18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033">
            <text:p>2033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516">
            <text:p>516</text:p>
          </table:table-cell>
          <table:table-cell office:value-type="time" office:time-value="PT12H03M44.779S">
            <text:p>12:03:44.78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497">
            <text:p>1497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517">
            <text:p>517</text:p>
          </table:table-cell>
          <table:table-cell office:value-type="time" office:time-value="PT12H03M44.237S">
            <text:p>12:03:44.24</text:p>
          </table:table-cell>
          <table:table-cell office:value-type="string">
            <text:p>TC0003_PlannerC 3-17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041">
            <text:p>2041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518">
            <text:p>518</text:p>
          </table:table-cell>
          <table:table-cell office:value-type="time" office:time-value="PT12H03M46.007S">
            <text:p>12:03:46.01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273">
            <text:p>273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519">
            <text:p>519</text:p>
          </table:table-cell>
          <table:table-cell office:value-type="time" office:time-value="PT12H03M44.203S">
            <text:p>12:03:44.20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2081">
            <text:p>2081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520">
            <text:p>520</text:p>
          </table:table-cell>
          <table:table-cell office:value-type="time" office:time-value="PT12H03M44.181S">
            <text:p>12:03:44.18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2249">
            <text:p>2249</text:p>
          </table:table-cell>
          <table:table-cell office:value-type="string">
            <text:p>Success</text:p>
          </table:table-cell>
          <table:table-cell office:value-type="float" office:value="39442">
            <text:p>39442</text:p>
          </table:table-cell>
          <table:table-cell table:number-columns-repeated="1017"/>
        </table:table-row>
        <table:table-row table:style-name="ro1">
          <table:table-cell office:value-type="float" office:value="521">
            <text:p>521</text:p>
          </table:table-cell>
          <table:table-cell office:value-type="time" office:time-value="PT12H03M44.133S">
            <text:p>12:03:44.13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316">
            <text:p>2316</text:p>
          </table:table-cell>
          <table:table-cell office:value-type="string">
            <text:p>Success</text:p>
          </table:table-cell>
          <table:table-cell office:value-type="float" office:value="39438">
            <text:p>39438</text:p>
          </table:table-cell>
          <table:table-cell table:number-columns-repeated="1017"/>
        </table:table-row>
        <table:table-row table:style-name="ro1">
          <table:table-cell office:value-type="float" office:value="522">
            <text:p>522</text:p>
          </table:table-cell>
          <table:table-cell office:value-type="time" office:time-value="PT12H03M43.976S">
            <text:p>12:03:43.98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2503">
            <text:p>2503</text:p>
          </table:table-cell>
          <table:table-cell office:value-type="string">
            <text:p>Success</text:p>
          </table:table-cell>
          <table:table-cell office:value-type="float" office:value="39443">
            <text:p>39443</text:p>
          </table:table-cell>
          <table:table-cell table:number-columns-repeated="1017"/>
        </table:table-row>
        <table:table-row table:style-name="ro1">
          <table:table-cell office:value-type="float" office:value="523">
            <text:p>523</text:p>
          </table:table-cell>
          <table:table-cell office:value-type="time" office:time-value="PT12H03M44.749S">
            <text:p>12:03:44.75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729">
            <text:p>1729</text:p>
          </table:table-cell>
          <table:table-cell office:value-type="string">
            <text:p>Success</text:p>
          </table:table-cell>
          <table:table-cell office:value-type="float" office:value="39459">
            <text:p>39459</text:p>
          </table:table-cell>
          <table:table-cell table:number-columns-repeated="1017"/>
        </table:table-row>
        <table:table-row table:style-name="ro1">
          <table:table-cell office:value-type="float" office:value="524">
            <text:p>524</text:p>
          </table:table-cell>
          <table:table-cell office:value-type="time" office:time-value="PT12H03M44.66S">
            <text:p>12:03:44.66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827">
            <text:p>1827</text:p>
          </table:table-cell>
          <table:table-cell office:value-type="string">
            <text:p>Success</text:p>
          </table:table-cell>
          <table:table-cell office:value-type="float" office:value="39458">
            <text:p>39458</text:p>
          </table:table-cell>
          <table:table-cell table:number-columns-repeated="1017"/>
        </table:table-row>
        <table:table-row table:style-name="ro1">
          <table:table-cell office:value-type="float" office:value="525">
            <text:p>525</text:p>
          </table:table-cell>
          <table:table-cell office:value-type="time" office:time-value="PT12H03M44.59S">
            <text:p>12:03:44.59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908">
            <text:p>1908</text:p>
          </table:table-cell>
          <table:table-cell office:value-type="string">
            <text:p>Success</text:p>
          </table:table-cell>
          <table:table-cell office:value-type="float" office:value="39458">
            <text:p>39458</text:p>
          </table:table-cell>
          <table:table-cell table:number-columns-repeated="1017"/>
        </table:table-row>
        <table:table-row table:style-name="ro1">
          <table:table-cell office:value-type="float" office:value="526">
            <text:p>526</text:p>
          </table:table-cell>
          <table:table-cell office:value-type="time" office:time-value="PT12H03M44.602S">
            <text:p>12:03:44.60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1927">
            <text:p>1927</text:p>
          </table:table-cell>
          <table:table-cell office:value-type="string">
            <text:p>Success</text:p>
          </table:table-cell>
          <table:table-cell office:value-type="float" office:value="39458">
            <text:p>39458</text:p>
          </table:table-cell>
          <table:table-cell table:number-columns-repeated="1017"/>
        </table:table-row>
        <table:table-row table:style-name="ro1">
          <table:table-cell office:value-type="float" office:value="527">
            <text:p>527</text:p>
          </table:table-cell>
          <table:table-cell office:value-type="time" office:time-value="PT12H03M44.694S">
            <text:p>12:03:44.69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843">
            <text:p>1843</text:p>
          </table:table-cell>
          <table:table-cell office:value-type="string">
            <text:p>Success</text:p>
          </table:table-cell>
          <table:table-cell office:value-type="float" office:value="54939">
            <text:p>54939</text:p>
          </table:table-cell>
          <table:table-cell table:number-columns-repeated="1017"/>
        </table:table-row>
        <table:table-row table:style-name="ro1">
          <table:table-cell office:value-type="float" office:value="528">
            <text:p>528</text:p>
          </table:table-cell>
          <table:table-cell office:value-type="time" office:time-value="PT12H03M45.483S">
            <text:p>12:03:45.48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073">
            <text:p>1073</text:p>
          </table:table-cell>
          <table:table-cell office:value-type="string">
            <text:p>Success</text:p>
          </table:table-cell>
          <table:table-cell office:value-type="float" office:value="39457">
            <text:p>39457</text:p>
          </table:table-cell>
          <table:table-cell table:number-columns-repeated="1017"/>
        </table:table-row>
        <table:table-row table:style-name="ro1">
          <table:table-cell office:value-type="float" office:value="529">
            <text:p>529</text:p>
          </table:table-cell>
          <table:table-cell office:value-type="time" office:time-value="PT12H03M45.308S">
            <text:p>12:03:45.31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250">
            <text:p>1250</text:p>
          </table:table-cell>
          <table:table-cell office:value-type="string">
            <text:p>Success</text:p>
          </table:table-cell>
          <table:table-cell office:value-type="float" office:value="58732">
            <text:p>58732</text:p>
          </table:table-cell>
          <table:table-cell table:number-columns-repeated="1017"/>
        </table:table-row>
        <table:table-row table:style-name="ro1">
          <table:table-cell office:value-type="float" office:value="530">
            <text:p>530</text:p>
          </table:table-cell>
          <table:table-cell office:value-type="time" office:time-value="PT12H03M44.758S">
            <text:p>12:03:44.76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805">
            <text:p>1805</text:p>
          </table:table-cell>
          <table:table-cell office:value-type="string">
            <text:p>Success</text:p>
          </table:table-cell>
          <table:table-cell office:value-type="float" office:value="58732">
            <text:p>58732</text:p>
          </table:table-cell>
          <table:table-cell table:number-columns-repeated="1017"/>
        </table:table-row>
        <table:table-row table:style-name="ro1">
          <table:table-cell office:value-type="float" office:value="531">
            <text:p>531</text:p>
          </table:table-cell>
          <table:table-cell office:value-type="time" office:time-value="PT12H03M45.474S">
            <text:p>12:03:45.47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103">
            <text:p>1103</text:p>
          </table:table-cell>
          <table:table-cell office:value-type="string">
            <text:p>Success</text:p>
          </table:table-cell>
          <table:table-cell office:value-type="float" office:value="54939">
            <text:p>54939</text:p>
          </table:table-cell>
          <table:table-cell table:number-columns-repeated="1017"/>
        </table:table-row>
        <table:table-row table:style-name="ro1">
          <table:table-cell office:value-type="float" office:value="532">
            <text:p>532</text:p>
          </table:table-cell>
          <table:table-cell office:value-type="time" office:time-value="PT12H03M46.559S">
            <text:p>12:03:46.56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373">
            <text:p>373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533">
            <text:p>533</text:p>
          </table:table-cell>
          <table:table-cell office:value-type="time" office:time-value="PT12H03M44.592S">
            <text:p>12:03:44.59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2362">
            <text:p>2362</text:p>
          </table:table-cell>
          <table:table-cell office:value-type="string">
            <text:p>Success</text:p>
          </table:table-cell>
          <table:table-cell office:value-type="float" office:value="63008">
            <text:p>63008</text:p>
          </table:table-cell>
          <table:table-cell table:number-columns-repeated="1017"/>
        </table:table-row>
        <table:table-row table:style-name="ro1">
          <table:table-cell office:value-type="float" office:value="534">
            <text:p>534</text:p>
          </table:table-cell>
          <table:table-cell office:value-type="time" office:time-value="PT12H03M45.517S">
            <text:p>12:03:45.52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452">
            <text:p>1452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535">
            <text:p>535</text:p>
          </table:table-cell>
          <table:table-cell office:value-type="time" office:time-value="PT12H03M44.598S">
            <text:p>12:03:44.60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2385">
            <text:p>2385</text:p>
          </table:table-cell>
          <table:table-cell office:value-type="string">
            <text:p>Success</text:p>
          </table:table-cell>
          <table:table-cell office:value-type="float" office:value="39458">
            <text:p>39458</text:p>
          </table:table-cell>
          <table:table-cell table:number-columns-repeated="1017"/>
        </table:table-row>
        <table:table-row table:style-name="ro1">
          <table:table-cell office:value-type="float" office:value="536">
            <text:p>536</text:p>
          </table:table-cell>
          <table:table-cell office:value-type="time" office:time-value="PT12H03M44.22S">
            <text:p>12:03:44.22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2772">
            <text:p>2772</text:p>
          </table:table-cell>
          <table:table-cell office:value-type="string">
            <text:p>Success</text:p>
          </table:table-cell>
          <table:table-cell office:value-type="float" office:value="39458">
            <text:p>39458</text:p>
          </table:table-cell>
          <table:table-cell table:number-columns-repeated="1017"/>
        </table:table-row>
        <table:table-row table:style-name="ro1">
          <table:table-cell office:value-type="float" office:value="537">
            <text:p>537</text:p>
          </table:table-cell>
          <table:table-cell office:value-type="time" office:time-value="PT12H03M46.97S">
            <text:p>12:03:46.97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58">
            <text:p>258</text:p>
          </table:table-cell>
          <table:table-cell table:number-columns-repeated="1017"/>
        </table:table-row>
        <table:table-row table:style-name="ro1">
          <table:table-cell office:value-type="float" office:value="538">
            <text:p>538</text:p>
          </table:table-cell>
          <table:table-cell office:value-type="time" office:time-value="PT12H03M46.132S">
            <text:p>12:03:46.13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966">
            <text:p>966</text:p>
          </table:table-cell>
          <table:table-cell office:value-type="string">
            <text:p>Success</text:p>
          </table:table-cell>
          <table:table-cell office:value-type="float" office:value="65079">
            <text:p>65079</text:p>
          </table:table-cell>
          <table:table-cell table:number-columns-repeated="1017"/>
        </table:table-row>
        <table:table-row table:style-name="ro1">
          <table:table-cell office:value-type="float" office:value="539">
            <text:p>539</text:p>
          </table:table-cell>
          <table:table-cell office:value-type="time" office:time-value="PT12H03M45.472S">
            <text:p>12:03:45.47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633">
            <text:p>1633</text:p>
          </table:table-cell>
          <table:table-cell office:value-type="string">
            <text:p>Success</text:p>
          </table:table-cell>
          <table:table-cell office:value-type="float" office:value="65073">
            <text:p>65073</text:p>
          </table:table-cell>
          <table:table-cell table:number-columns-repeated="1017"/>
        </table:table-row>
        <table:table-row table:style-name="ro1">
          <table:table-cell office:value-type="float" office:value="540">
            <text:p>540</text:p>
          </table:table-cell>
          <table:table-cell office:value-type="time" office:time-value="PT12H03M46.214S">
            <text:p>12:03:46.21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900">
            <text:p>900</text:p>
          </table:table-cell>
          <table:table-cell office:value-type="string">
            <text:p>Success</text:p>
          </table:table-cell>
          <table:table-cell office:value-type="float" office:value="65074">
            <text:p>65074</text:p>
          </table:table-cell>
          <table:table-cell table:number-columns-repeated="1017"/>
        </table:table-row>
        <table:table-row table:style-name="ro1">
          <table:table-cell office:value-type="float" office:value="541">
            <text:p>541</text:p>
          </table:table-cell>
          <table:table-cell office:value-type="time" office:time-value="PT12H03M45.968S">
            <text:p>12:03:45.97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146">
            <text:p>1146</text:p>
          </table:table-cell>
          <table:table-cell office:value-type="string">
            <text:p>Success</text:p>
          </table:table-cell>
          <table:table-cell office:value-type="float" office:value="65079">
            <text:p>65079</text:p>
          </table:table-cell>
          <table:table-cell table:number-columns-repeated="1017"/>
        </table:table-row>
        <table:table-row table:style-name="ro1">
          <table:table-cell office:value-type="float" office:value="542">
            <text:p>542</text:p>
          </table:table-cell>
          <table:table-cell office:value-type="time" office:time-value="PT12H03M44.267S">
            <text:p>12:03:44.27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2850">
            <text:p>2850</text:p>
          </table:table-cell>
          <table:table-cell office:value-type="string">
            <text:p>Success</text:p>
          </table:table-cell>
          <table:table-cell office:value-type="float" office:value="39458">
            <text:p>39458</text:p>
          </table:table-cell>
          <table:table-cell table:number-columns-repeated="1017"/>
        </table:table-row>
        <table:table-row table:style-name="ro1">
          <table:table-cell office:value-type="float" office:value="543">
            <text:p>543</text:p>
          </table:table-cell>
          <table:table-cell office:value-type="time" office:time-value="PT12H03M46.007S">
            <text:p>12:03:46.01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121">
            <text:p>1121</text:p>
          </table:table-cell>
          <table:table-cell office:value-type="string">
            <text:p>Success</text:p>
          </table:table-cell>
          <table:table-cell office:value-type="float" office:value="65073">
            <text:p>65073</text:p>
          </table:table-cell>
          <table:table-cell table:number-columns-repeated="1017"/>
        </table:table-row>
        <table:table-row table:style-name="ro1">
          <table:table-cell office:value-type="float" office:value="544">
            <text:p>544</text:p>
          </table:table-cell>
          <table:table-cell office:value-type="time" office:time-value="PT12H03M44.638S">
            <text:p>12:03:44.64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2490">
            <text:p>2490</text:p>
          </table:table-cell>
          <table:table-cell office:value-type="string">
            <text:p>Success</text:p>
          </table:table-cell>
          <table:table-cell office:value-type="float" office:value="39462">
            <text:p>39462</text:p>
          </table:table-cell>
          <table:table-cell table:number-columns-repeated="1017"/>
        </table:table-row>
        <table:table-row table:style-name="ro1">
          <table:table-cell office:value-type="float" office:value="545">
            <text:p>545</text:p>
          </table:table-cell>
          <table:table-cell office:value-type="time" office:time-value="PT12H03M44.782S">
            <text:p>12:03:44.78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357">
            <text:p>2357</text:p>
          </table:table-cell>
          <table:table-cell office:value-type="string">
            <text:p>Success</text:p>
          </table:table-cell>
          <table:table-cell office:value-type="float" office:value="39459">
            <text:p>39459</text:p>
          </table:table-cell>
          <table:table-cell table:number-columns-repeated="1017"/>
        </table:table-row>
        <table:table-row table:style-name="ro1">
          <table:table-cell office:value-type="float" office:value="546">
            <text:p>546</text:p>
          </table:table-cell>
          <table:table-cell office:value-type="time" office:time-value="PT12H03M44.27S">
            <text:p>12:03:44.27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2877">
            <text:p>2877</text:p>
          </table:table-cell>
          <table:table-cell office:value-type="string">
            <text:p>Success</text:p>
          </table:table-cell>
          <table:table-cell office:value-type="float" office:value="39459">
            <text:p>39459</text:p>
          </table:table-cell>
          <table:table-cell table:number-columns-repeated="1017"/>
        </table:table-row>
        <table:table-row table:style-name="ro1">
          <table:table-cell office:value-type="float" office:value="547">
            <text:p>547</text:p>
          </table:table-cell>
          <table:table-cell office:value-type="time" office:time-value="PT12H03M46.449S">
            <text:p>12:03:46.45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699">
            <text:p>699</text:p>
          </table:table-cell>
          <table:table-cell office:value-type="string">
            <text:p>Success</text:p>
          </table:table-cell>
          <table:table-cell office:value-type="float" office:value="65079">
            <text:p>65079</text:p>
          </table:table-cell>
          <table:table-cell table:number-columns-repeated="1017"/>
        </table:table-row>
        <table:table-row table:style-name="ro1">
          <table:table-cell office:value-type="float" office:value="548">
            <text:p>548</text:p>
          </table:table-cell>
          <table:table-cell office:value-type="time" office:time-value="PT12H03M44.733S">
            <text:p>12:03:44.73</text:p>
          </table:table-cell>
          <table:table-cell office:value-type="string">
            <text:p>TC0003_PlannerC 3-5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431">
            <text:p>2431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549">
            <text:p>549</text:p>
          </table:table-cell>
          <table:table-cell office:value-type="time" office:time-value="PT12H03M46.03S">
            <text:p>12:03:46.03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142">
            <text:p>1142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550">
            <text:p>550</text:p>
          </table:table-cell>
          <table:table-cell office:value-type="time" office:time-value="PT12H03M46.579S">
            <text:p>12:03:46.58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601">
            <text:p>601</text:p>
          </table:table-cell>
          <table:table-cell office:value-type="string">
            <text:p>Success</text:p>
          </table:table-cell>
          <table:table-cell office:value-type="float" office:value="65081">
            <text:p>65081</text:p>
          </table:table-cell>
          <table:table-cell table:number-columns-repeated="1017"/>
        </table:table-row>
        <table:table-row table:style-name="ro1">
          <table:table-cell office:value-type="float" office:value="551">
            <text:p>551</text:p>
          </table:table-cell>
          <table:table-cell office:value-type="time" office:time-value="PT12H03M46.28S">
            <text:p>12:03:46.28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904">
            <text:p>904</text:p>
          </table:table-cell>
          <table:table-cell office:value-type="string">
            <text:p>Success</text:p>
          </table:table-cell>
          <table:table-cell office:value-type="float" office:value="65082">
            <text:p>65082</text:p>
          </table:table-cell>
          <table:table-cell table:number-columns-repeated="1017"/>
        </table:table-row>
        <table:table-row table:style-name="ro1">
          <table:table-cell office:value-type="float" office:value="552">
            <text:p>552</text:p>
          </table:table-cell>
          <table:table-cell office:value-type="time" office:time-value="PT12H03M46.538S">
            <text:p>12:03:46.54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678">
            <text:p>678</text:p>
          </table:table-cell>
          <table:table-cell office:value-type="string">
            <text:p>Success</text:p>
          </table:table-cell>
          <table:table-cell office:value-type="float" office:value="65087">
            <text:p>65087</text:p>
          </table:table-cell>
          <table:table-cell table:number-columns-repeated="1017"/>
        </table:table-row>
        <table:table-row table:style-name="ro1">
          <table:table-cell office:value-type="float" office:value="553">
            <text:p>553</text:p>
          </table:table-cell>
          <table:table-cell office:value-type="time" office:time-value="PT12H03M45.481S">
            <text:p>12:03:45.48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746">
            <text:p>1746</text:p>
          </table:table-cell>
          <table:table-cell office:value-type="string">
            <text:p>Success</text:p>
          </table:table-cell>
          <table:table-cell office:value-type="float" office:value="65077">
            <text:p>65077</text:p>
          </table:table-cell>
          <table:table-cell table:number-columns-repeated="1017"/>
        </table:table-row>
        <table:table-row table:style-name="ro1">
          <table:table-cell office:value-type="float" office:value="554">
            <text:p>554</text:p>
          </table:table-cell>
          <table:table-cell office:value-type="time" office:time-value="PT12H03M47.184S">
            <text:p>12:03:47.18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55">
            <text:p>555</text:p>
          </table:table-cell>
          <table:table-cell office:value-type="time" office:time-value="PT12H03M46.286S">
            <text:p>12:03:46.29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952">
            <text:p>952</text:p>
          </table:table-cell>
          <table:table-cell office:value-type="string">
            <text:p>Success</text:p>
          </table:table-cell>
          <table:table-cell office:value-type="float" office:value="65081">
            <text:p>65081</text:p>
          </table:table-cell>
          <table:table-cell table:number-columns-repeated="1017"/>
        </table:table-row>
        <table:table-row table:style-name="ro1">
          <table:table-cell office:value-type="float" office:value="556">
            <text:p>556</text:p>
          </table:table-cell>
          <table:table-cell office:value-type="time" office:time-value="PT12H03M46.234S">
            <text:p>12:03:46.23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008">
            <text:p>1008</text:p>
          </table:table-cell>
          <table:table-cell office:value-type="string">
            <text:p>Success</text:p>
          </table:table-cell>
          <table:table-cell office:value-type="float" office:value="65089">
            <text:p>65089</text:p>
          </table:table-cell>
          <table:table-cell table:number-columns-repeated="1017"/>
        </table:table-row>
        <table:table-row table:style-name="ro1">
          <table:table-cell office:value-type="float" office:value="557">
            <text:p>557</text:p>
          </table:table-cell>
          <table:table-cell office:value-type="time" office:time-value="PT12H03M46.5S">
            <text:p>12:03:46.50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771">
            <text:p>771</text:p>
          </table:table-cell>
          <table:table-cell office:value-type="string">
            <text:p>Success</text:p>
          </table:table-cell>
          <table:table-cell office:value-type="float" office:value="65100">
            <text:p>65100</text:p>
          </table:table-cell>
          <table:table-cell table:number-columns-repeated="1017"/>
        </table:table-row>
        <table:table-row table:style-name="ro1">
          <table:table-cell office:value-type="float" office:value="558">
            <text:p>558</text:p>
          </table:table-cell>
          <table:table-cell office:value-type="time" office:time-value="PT12H03M47.235S">
            <text:p>12:03:47.24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59">
            <text:p>559</text:p>
          </table:table-cell>
          <table:table-cell office:value-type="time" office:time-value="PT12H03M47.182S">
            <text:p>12:03:47.18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39882">
            <text:p>39882</text:p>
          </table:table-cell>
          <table:table-cell table:number-columns-repeated="1017"/>
        </table:table-row>
        <table:table-row table:style-name="ro1">
          <table:table-cell office:value-type="float" office:value="560">
            <text:p>560</text:p>
          </table:table-cell>
          <table:table-cell office:value-type="time" office:time-value="PT12H03M46.955S">
            <text:p>12:03:46.96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327">
            <text:p>327</text:p>
          </table:table-cell>
          <table:table-cell office:value-type="string">
            <text:p>Success</text:p>
          </table:table-cell>
          <table:table-cell office:value-type="float" office:value="65102">
            <text:p>65102</text:p>
          </table:table-cell>
          <table:table-cell table:number-columns-repeated="1017"/>
        </table:table-row>
        <table:table-row table:style-name="ro1">
          <table:table-cell office:value-type="float" office:value="561">
            <text:p>561</text:p>
          </table:table-cell>
          <table:table-cell office:value-type="time" office:time-value="PT12H03M46.933S">
            <text:p>12:03:46.93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363">
            <text:p>363</text:p>
          </table:table-cell>
          <table:table-cell office:value-type="string">
            <text:p>Success</text:p>
          </table:table-cell>
          <table:table-cell office:value-type="float" office:value="65093">
            <text:p>65093</text:p>
          </table:table-cell>
          <table:table-cell table:number-columns-repeated="1017"/>
        </table:table-row>
        <table:table-row table:style-name="ro1">
          <table:table-cell office:value-type="float" office:value="562">
            <text:p>562</text:p>
          </table:table-cell>
          <table:table-cell office:value-type="time" office:time-value="PT12H03M47.277S">
            <text:p>12:03:47.28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63">
            <text:p>563</text:p>
          </table:table-cell>
          <table:table-cell office:value-type="time" office:time-value="PT12H03M46.479S">
            <text:p>12:03:46.48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825">
            <text:p>825</text:p>
          </table:table-cell>
          <table:table-cell office:value-type="string">
            <text:p>Success</text:p>
          </table:table-cell>
          <table:table-cell office:value-type="float" office:value="65079">
            <text:p>65079</text:p>
          </table:table-cell>
          <table:table-cell table:number-columns-repeated="1017"/>
        </table:table-row>
        <table:table-row table:style-name="ro1">
          <table:table-cell office:value-type="float" office:value="564">
            <text:p>564</text:p>
          </table:table-cell>
          <table:table-cell office:value-type="time" office:time-value="PT12H03M47.297S">
            <text:p>12:03:47.30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65">
            <text:p>565</text:p>
          </table:table-cell>
          <table:table-cell office:value-type="time" office:time-value="PT12H03M47.275S">
            <text:p>12:03:47.28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566">
            <text:p>566</text:p>
          </table:table-cell>
          <table:table-cell office:value-type="time" office:time-value="PT12H03M47.314S">
            <text:p>12:03:47.31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67">
            <text:p>567</text:p>
          </table:table-cell>
          <table:table-cell office:value-type="time" office:time-value="PT12H03M47.302S">
            <text:p>12:03:47.30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68">
            <text:p>568</text:p>
          </table:table-cell>
          <table:table-cell office:value-type="time" office:time-value="PT12H03M47.14S">
            <text:p>12:03:47.14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24">
            <text:p>224</text:p>
          </table:table-cell>
          <table:table-cell office:value-type="string">
            <text:p>Success</text:p>
          </table:table-cell>
          <table:table-cell office:value-type="float" office:value="65126">
            <text:p>65126</text:p>
          </table:table-cell>
          <table:table-cell table:number-columns-repeated="1017"/>
        </table:table-row>
        <table:table-row table:style-name="ro1">
          <table:table-cell office:value-type="float" office:value="569">
            <text:p>569</text:p>
          </table:table-cell>
          <table:table-cell office:value-type="time" office:time-value="PT12H03M47.338S">
            <text:p>12:03:47.34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570">
            <text:p>570</text:p>
          </table:table-cell>
          <table:table-cell office:value-type="time" office:time-value="PT12H03M47.366S">
            <text:p>12:03:47.37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1">
            <text:p>571</text:p>
          </table:table-cell>
          <table:table-cell office:value-type="time" office:time-value="PT12H03M47.226S">
            <text:p>12:03:47.23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96">
            <text:p>19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572">
            <text:p>572</text:p>
          </table:table-cell>
          <table:table-cell office:value-type="time" office:time-value="PT12H03M47.397S">
            <text:p>12:03:47.40</text:p>
          </table:table-cell>
          <table:table-cell office:value-type="string">
            <text:p>TC0003_PlannerC 3-19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573">
            <text:p>573</text:p>
          </table:table-cell>
          <table:table-cell office:value-type="time" office:time-value="PT12H03M47.338S">
            <text:p>12:03:47.34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574">
            <text:p>574</text:p>
          </table:table-cell>
          <table:table-cell office:value-type="time" office:time-value="PT12H03M47.439S">
            <text:p>12:03:47.44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575">
            <text:p>575</text:p>
          </table:table-cell>
          <table:table-cell office:value-type="time" office:time-value="PT12H03M47.424S">
            <text:p>12:03:47.42</text:p>
          </table:table-cell>
          <table:table-cell office:value-type="string">
            <text:p>TC0003_PlannerC 3-2</text:p>
          </table:table-cell>
          <table:table-cell office:value-type="string">
            <text:p>/channels/logout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76">
            <text:p>576</text:p>
          </table:table-cell>
          <table:table-cell office:value-type="time" office:time-value="PT12H03M47.459S">
            <text:p>12:03:47.46</text:p>
          </table:table-cell>
          <table:table-cell office:value-type="string">
            <text:p>TC0003_PlannerC 3-2</text:p>
          </table:table-cell>
          <table:table-cell office:value-type="string">
            <text:p>/channels/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77">
            <text:p>577</text:p>
          </table:table-cell>
          <table:table-cell office:value-type="time" office:time-value="PT12H03M47.428S">
            <text:p>12:03:47.43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7701">
            <text:p>7701</text:p>
          </table:table-cell>
          <table:table-cell table:number-columns-repeated="1017"/>
        </table:table-row>
        <table:table-row table:style-name="ro1">
          <table:table-cell office:value-type="float" office:value="578">
            <text:p>578</text:p>
          </table:table-cell>
          <table:table-cell office:value-type="time" office:time-value="PT12H03M47.49S">
            <text:p>12:03:47.49</text:p>
          </table:table-cell>
          <table:table-cell office:value-type="string">
            <text:p>TC0003_PlannerC 3-2</text:p>
          </table:table-cell>
          <table:table-cell office:value-type="string">
            <text:p>/channels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79">
            <text:p>579</text:p>
          </table:table-cell>
          <table:table-cell office:value-type="time" office:time-value="PT12H03M46.564S">
            <text:p>12:03:46.56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936">
            <text:p>936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580">
            <text:p>580</text:p>
          </table:table-cell>
          <table:table-cell office:value-type="time" office:time-value="PT12H03M46.556S">
            <text:p>12:03:46.56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949">
            <text:p>949</text:p>
          </table:table-cell>
          <table:table-cell office:value-type="string">
            <text:p>Success</text:p>
          </table:table-cell>
          <table:table-cell office:value-type="float" office:value="58732">
            <text:p>58732</text:p>
          </table:table-cell>
          <table:table-cell table:number-columns-repeated="1017"/>
        </table:table-row>
        <table:table-row table:style-name="ro1">
          <table:table-cell office:value-type="float" office:value="581">
            <text:p>581</text:p>
          </table:table-cell>
          <table:table-cell office:value-type="time" office:time-value="PT12H03M46.277S">
            <text:p>12:03:46.28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408">
            <text:p>1408</text:p>
          </table:table-cell>
          <table:table-cell office:value-type="string">
            <text:p>Success</text:p>
          </table:table-cell>
          <table:table-cell office:value-type="float" office:value="39461">
            <text:p>39461</text:p>
          </table:table-cell>
          <table:table-cell table:number-columns-repeated="1017"/>
        </table:table-row>
        <table:table-row table:style-name="ro1">
          <table:table-cell office:value-type="float" office:value="582">
            <text:p>582</text:p>
          </table:table-cell>
          <table:table-cell office:value-type="time" office:time-value="PT12H03M44.697S">
            <text:p>12:03:44.70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3006">
            <text:p>3006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583">
            <text:p>583</text:p>
          </table:table-cell>
          <table:table-cell office:value-type="time" office:time-value="PT12H03M47.507S">
            <text:p>12:03:47.51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206">
            <text:p>206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584">
            <text:p>584</text:p>
          </table:table-cell>
          <table:table-cell office:value-type="time" office:time-value="PT12H03M45.44S">
            <text:p>12:03:45.44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2277">
            <text:p>2277</text:p>
          </table:table-cell>
          <table:table-cell office:value-type="string">
            <text:p>Success</text:p>
          </table:table-cell>
          <table:table-cell office:value-type="float" office:value="54939">
            <text:p>54939</text:p>
          </table:table-cell>
          <table:table-cell table:number-columns-repeated="1017"/>
        </table:table-row>
        <table:table-row table:style-name="ro1">
          <table:table-cell office:value-type="float" office:value="585">
            <text:p>585</text:p>
          </table:table-cell>
          <table:table-cell office:value-type="time" office:time-value="PT12H03M45.356S">
            <text:p>12:03:45.36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368">
            <text:p>2368</text:p>
          </table:table-cell>
          <table:table-cell office:value-type="string">
            <text:p>Success</text:p>
          </table:table-cell>
          <table:table-cell office:value-type="float" office:value="58732">
            <text:p>58732</text:p>
          </table:table-cell>
          <table:table-cell table:number-columns-repeated="1017"/>
        </table:table-row>
        <table:table-row table:style-name="ro1">
          <table:table-cell office:value-type="float" office:value="586">
            <text:p>586</text:p>
          </table:table-cell>
          <table:table-cell office:value-type="time" office:time-value="PT12H03M46.207S">
            <text:p>12:03:46.21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526">
            <text:p>1526</text:p>
          </table:table-cell>
          <table:table-cell office:value-type="string">
            <text:p>Success</text:p>
          </table:table-cell>
          <table:table-cell office:value-type="float" office:value="58732">
            <text:p>58732</text:p>
          </table:table-cell>
          <table:table-cell table:number-columns-repeated="1017"/>
        </table:table-row>
        <table:table-row table:style-name="ro1">
          <table:table-cell office:value-type="float" office:value="587">
            <text:p>587</text:p>
          </table:table-cell>
          <table:table-cell office:value-type="time" office:time-value="PT12H03M47.719S">
            <text:p>12:03:47.72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88">
            <text:p>588</text:p>
          </table:table-cell>
          <table:table-cell office:value-type="time" office:time-value="PT12H03M47.745S">
            <text:p>12:03:47.75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89">
            <text:p>589</text:p>
          </table:table-cell>
          <table:table-cell office:value-type="time" office:time-value="PT12H03M47.733S">
            <text:p>12:03:47.73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23">
            <text:p>123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590">
            <text:p>590</text:p>
          </table:table-cell>
          <table:table-cell office:value-type="time" office:time-value="PT12H03M47.284S">
            <text:p>12:03:47.28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585">
            <text:p>585</text:p>
          </table:table-cell>
          <table:table-cell office:value-type="string">
            <text:p>Success</text:p>
          </table:table-cell>
          <table:table-cell office:value-type="float" office:value="43221">
            <text:p>43221</text:p>
          </table:table-cell>
          <table:table-cell table:number-columns-repeated="1017"/>
        </table:table-row>
        <table:table-row table:style-name="ro1">
          <table:table-cell office:value-type="float" office:value="591">
            <text:p>591</text:p>
          </table:table-cell>
          <table:table-cell office:value-type="time" office:time-value="PT12H03M46.017S">
            <text:p>12:03:46.02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871">
            <text:p>1871</text:p>
          </table:table-cell>
          <table:table-cell office:value-type="string">
            <text:p>Success</text:p>
          </table:table-cell>
          <table:table-cell office:value-type="float" office:value="39462">
            <text:p>39462</text:p>
          </table:table-cell>
          <table:table-cell table:number-columns-repeated="1017"/>
        </table:table-row>
        <table:table-row table:style-name="ro1">
          <table:table-cell office:value-type="float" office:value="592">
            <text:p>592</text:p>
          </table:table-cell>
          <table:table-cell office:value-type="time" office:time-value="PT12H03M47.868S">
            <text:p>12:03:47.87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66">
            <text:p>266</text:p>
          </table:table-cell>
          <table:table-cell table:number-columns-repeated="1017"/>
        </table:table-row>
        <table:table-row table:style-name="ro1">
          <table:table-cell office:value-type="float" office:value="593">
            <text:p>593</text:p>
          </table:table-cell>
          <table:table-cell office:value-type="time" office:time-value="PT12H03M47.116S">
            <text:p>12:03:47.12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794">
            <text:p>794</text:p>
          </table:table-cell>
          <table:table-cell office:value-type="string">
            <text:p>Success</text:p>
          </table:table-cell>
          <table:table-cell office:value-type="float" office:value="54939">
            <text:p>54939</text:p>
          </table:table-cell>
          <table:table-cell table:number-columns-repeated="1017"/>
        </table:table-row>
        <table:table-row table:style-name="ro1">
          <table:table-cell office:value-type="float" office:value="594">
            <text:p>594</text:p>
          </table:table-cell>
          <table:table-cell office:value-type="time" office:time-value="PT12H03M47.795S">
            <text:p>12:03:47.80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95">
            <text:p>595</text:p>
          </table:table-cell>
          <table:table-cell office:value-type="time" office:time-value="PT12H03M45.492S">
            <text:p>12:03:45.49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434">
            <text:p>2434</text:p>
          </table:table-cell>
          <table:table-cell office:value-type="string">
            <text:p>Success</text:p>
          </table:table-cell>
          <table:table-cell office:value-type="float" office:value="35318">
            <text:p>35318</text:p>
          </table:table-cell>
          <table:table-cell table:number-columns-repeated="1017"/>
        </table:table-row>
        <table:table-row table:style-name="ro1">
          <table:table-cell office:value-type="float" office:value="596">
            <text:p>596</text:p>
          </table:table-cell>
          <table:table-cell office:value-type="time" office:time-value="PT12H03M45.482S">
            <text:p>12:03:45.48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459">
            <text:p>2459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597">
            <text:p>597</text:p>
          </table:table-cell>
          <table:table-cell office:value-type="time" office:time-value="PT12H03M45.469S">
            <text:p>12:03:45.47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2479">
            <text:p>2479</text:p>
          </table:table-cell>
          <table:table-cell office:value-type="string">
            <text:p>Success</text:p>
          </table:table-cell>
          <table:table-cell office:value-type="float" office:value="39459">
            <text:p>39459</text:p>
          </table:table-cell>
          <table:table-cell table:number-columns-repeated="1017"/>
        </table:table-row>
        <table:table-row table:style-name="ro1">
          <table:table-cell office:value-type="float" office:value="598">
            <text:p>598</text:p>
          </table:table-cell>
          <table:table-cell office:value-type="time" office:time-value="PT12H03M47.901S">
            <text:p>12:03:47.90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599">
            <text:p>599</text:p>
          </table:table-cell>
          <table:table-cell office:value-type="time" office:time-value="PT12H03M47.098S">
            <text:p>12:03:47.10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852">
            <text:p>852</text:p>
          </table:table-cell>
          <table:table-cell office:value-type="string">
            <text:p>Success</text:p>
          </table:table-cell>
          <table:table-cell office:value-type="float" office:value="39882">
            <text:p>39882</text:p>
          </table:table-cell>
          <table:table-cell table:number-columns-repeated="1017"/>
        </table:table-row>
        <table:table-row table:style-name="ro1">
          <table:table-cell office:value-type="float" office:value="600">
            <text:p>600</text:p>
          </table:table-cell>
          <table:table-cell office:value-type="time" office:time-value="PT12H03M47.911S">
            <text:p>12:03:47.91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01">
            <text:p>601</text:p>
          </table:table-cell>
          <table:table-cell office:value-type="time" office:time-value="PT12H03M47.951S">
            <text:p>12:03:47.95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02">
            <text:p>602</text:p>
          </table:table-cell>
          <table:table-cell office:value-type="time" office:time-value="PT12H03M47.951S">
            <text:p>12:03:47.95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03">
            <text:p>603</text:p>
          </table:table-cell>
          <table:table-cell office:value-type="time" office:time-value="PT12H03M45.514S">
            <text:p>12:03:45.51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2460">
            <text:p>2460</text:p>
          </table:table-cell>
          <table:table-cell office:value-type="string">
            <text:p>Success</text:p>
          </table:table-cell>
          <table:table-cell office:value-type="float" office:value="54939">
            <text:p>54939</text:p>
          </table:table-cell>
          <table:table-cell table:number-columns-repeated="1017"/>
        </table:table-row>
        <table:table-row table:style-name="ro1">
          <table:table-cell office:value-type="float" office:value="604">
            <text:p>604</text:p>
          </table:table-cell>
          <table:table-cell office:value-type="time" office:time-value="PT12H03M47.964S">
            <text:p>12:03:47.96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05">
            <text:p>605</text:p>
          </table:table-cell>
          <table:table-cell office:value-type="time" office:time-value="PT12H03M47.952S">
            <text:p>12:03:47.95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06">
            <text:p>606</text:p>
          </table:table-cell>
          <table:table-cell office:value-type="time" office:time-value="PT12H03M47.996S">
            <text:p>12:03:48.00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07">
            <text:p>607</text:p>
          </table:table-cell>
          <table:table-cell office:value-type="time" office:time-value="PT12H03M48.014S">
            <text:p>12:03:48.01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08">
            <text:p>608</text:p>
          </table:table-cell>
          <table:table-cell office:value-type="time" office:time-value="PT12H03M48.028S">
            <text:p>12:03:48.03</text:p>
          </table:table-cell>
          <table:table-cell office:value-type="string">
            <text:p>TC0003_PlannerC 3-10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609">
            <text:p>609</text:p>
          </table:table-cell>
          <table:table-cell office:value-type="time" office:time-value="PT12H03M48.067S">
            <text:p>12:03:48.07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7701">
            <text:p>7701</text:p>
          </table:table-cell>
          <table:table-cell table:number-columns-repeated="1017"/>
        </table:table-row>
        <table:table-row table:style-name="ro1">
          <table:table-cell office:value-type="float" office:value="610">
            <text:p>610</text:p>
          </table:table-cell>
          <table:table-cell office:value-type="time" office:time-value="PT12H03M47.965S">
            <text:p>12:03:47.97</text:p>
          </table:table-cell>
          <table:table-cell office:value-type="string">
            <text:p>TC0003_PlannerC 3-8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38">
            <text:p>338</text:p>
          </table:table-cell>
          <table:table-cell office:value-type="string">
            <text:p>Success</text:p>
          </table:table-cell>
          <table:table-cell office:value-type="float" office:value="10167">
            <text:p>10167</text:p>
          </table:table-cell>
          <table:table-cell table:number-columns-repeated="1017"/>
        </table:table-row>
        <table:table-row table:style-name="ro1">
          <table:table-cell office:value-type="float" office:value="611">
            <text:p>611</text:p>
          </table:table-cell>
          <table:table-cell office:value-type="time" office:time-value="PT12H03M45.468S">
            <text:p>12:03:45.47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982">
            <text:p>2982</text:p>
          </table:table-cell>
          <table:table-cell office:value-type="string">
            <text:p>Success</text:p>
          </table:table-cell>
          <table:table-cell office:value-type="float" office:value="58732">
            <text:p>58732</text:p>
          </table:table-cell>
          <table:table-cell table:number-columns-repeated="1017"/>
        </table:table-row>
        <table:table-row table:style-name="ro1">
          <table:table-cell office:value-type="float" office:value="612">
            <text:p>612</text:p>
          </table:table-cell>
          <table:table-cell office:value-type="time" office:time-value="PT12H03M48.305S">
            <text:p>12:03:48.31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47">
            <text:p>147</text:p>
          </table:table-cell>
          <table:table-cell office:value-type="string">
            <text:p>Success</text:p>
          </table:table-cell>
          <table:table-cell office:value-type="float" office:value="7701">
            <text:p>7701</text:p>
          </table:table-cell>
          <table:table-cell table:number-columns-repeated="1017"/>
        </table:table-row>
        <table:table-row table:style-name="ro1">
          <table:table-cell office:value-type="float" office:value="613">
            <text:p>613</text:p>
          </table:table-cell>
          <table:table-cell office:value-type="time" office:time-value="PT12H03M44.772S">
            <text:p>12:03:44.77</text:p>
          </table:table-cell>
          <table:table-cell office:value-type="string">
            <text:p>TC0003_PlannerC 3-9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3694">
            <text:p>3694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614">
            <text:p>614</text:p>
          </table:table-cell>
          <table:table-cell office:value-type="time" office:time-value="PT12H03M44.683S">
            <text:p>12:03:44.68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3801">
            <text:p>3801</text:p>
          </table:table-cell>
          <table:table-cell office:value-type="string">
            <text:p>Success</text:p>
          </table:table-cell>
          <table:table-cell office:value-type="float" office:value="39458">
            <text:p>39458</text:p>
          </table:table-cell>
          <table:table-cell table:number-columns-repeated="1017"/>
        </table:table-row>
        <table:table-row table:style-name="ro1">
          <table:table-cell office:value-type="float" office:value="615">
            <text:p>615</text:p>
          </table:table-cell>
          <table:table-cell office:value-type="time" office:time-value="PT12H03M44.766S">
            <text:p>12:03:44.77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738">
            <text:p>3738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616">
            <text:p>616</text:p>
          </table:table-cell>
          <table:table-cell office:value-type="time" office:time-value="PT12H03M46.431S">
            <text:p>12:03:46.43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2084">
            <text:p>2084</text:p>
          </table:table-cell>
          <table:table-cell office:value-type="string">
            <text:p>Success</text:p>
          </table:table-cell>
          <table:table-cell office:value-type="float" office:value="54939">
            <text:p>54939</text:p>
          </table:table-cell>
          <table:table-cell table:number-columns-repeated="1017"/>
        </table:table-row>
        <table:table-row table:style-name="ro1">
          <table:table-cell office:value-type="float" office:value="617">
            <text:p>617</text:p>
          </table:table-cell>
          <table:table-cell office:value-type="time" office:time-value="PT12H03M45.48S">
            <text:p>12:03:45.48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3039">
            <text:p>3039</text:p>
          </table:table-cell>
          <table:table-cell office:value-type="string">
            <text:p>Success</text:p>
          </table:table-cell>
          <table:table-cell office:value-type="float" office:value="58732">
            <text:p>58732</text:p>
          </table:table-cell>
          <table:table-cell table:number-columns-repeated="1017"/>
        </table:table-row>
        <table:table-row table:style-name="ro1">
          <table:table-cell office:value-type="float" office:value="618">
            <text:p>618</text:p>
          </table:table-cell>
          <table:table-cell office:value-type="time" office:time-value="PT12H03M45.39S">
            <text:p>12:03:45.39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3130">
            <text:p>3130</text:p>
          </table:table-cell>
          <table:table-cell office:value-type="string">
            <text:p>Success</text:p>
          </table:table-cell>
          <table:table-cell office:value-type="float" office:value="54939">
            <text:p>54939</text:p>
          </table:table-cell>
          <table:table-cell table:number-columns-repeated="1017"/>
        </table:table-row>
        <table:table-row table:style-name="ro1">
          <table:table-cell office:value-type="float" office:value="619">
            <text:p>619</text:p>
          </table:table-cell>
          <table:table-cell office:value-type="time" office:time-value="PT12H03M45.514S">
            <text:p>12:03:45.51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3020">
            <text:p>3020</text:p>
          </table:table-cell>
          <table:table-cell office:value-type="string">
            <text:p>Success</text:p>
          </table:table-cell>
          <table:table-cell office:value-type="float" office:value="54939">
            <text:p>54939</text:p>
          </table:table-cell>
          <table:table-cell table:number-columns-repeated="1017"/>
        </table:table-row>
        <table:table-row table:style-name="ro1">
          <table:table-cell office:value-type="float" office:value="620">
            <text:p>620</text:p>
          </table:table-cell>
          <table:table-cell office:value-type="time" office:time-value="PT12H03M48.535S">
            <text:p>12:03:48.54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21">
            <text:p>621</text:p>
          </table:table-cell>
          <table:table-cell office:value-type="time" office:time-value="PT12H03M48.552S">
            <text:p>12:03:48.55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22">
            <text:p>622</text:p>
          </table:table-cell>
          <table:table-cell office:value-type="time" office:time-value="PT12H03M48.585S">
            <text:p>12:03:48.59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23">
            <text:p>623</text:p>
          </table:table-cell>
          <table:table-cell office:value-type="time" office:time-value="PT12H03M47.975S">
            <text:p>12:03:47.98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676">
            <text:p>676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624">
            <text:p>624</text:p>
          </table:table-cell>
          <table:table-cell office:value-type="time" office:time-value="PT12H03M47.115S">
            <text:p>12:03:47.12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666">
            <text:p>1666</text:p>
          </table:table-cell>
          <table:table-cell office:value-type="string">
            <text:p>Success</text:p>
          </table:table-cell>
          <table:table-cell office:value-type="float" office:value="54939">
            <text:p>54939</text:p>
          </table:table-cell>
          <table:table-cell table:number-columns-repeated="1017"/>
        </table:table-row>
        <table:table-row table:style-name="ro1">
          <table:table-cell office:value-type="float" office:value="625">
            <text:p>625</text:p>
          </table:table-cell>
          <table:table-cell office:value-type="time" office:time-value="PT12H03M47.453S">
            <text:p>12:03:47.45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358">
            <text:p>1358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626">
            <text:p>626</text:p>
          </table:table-cell>
          <table:table-cell office:value-type="time" office:time-value="PT12H03M47.366S">
            <text:p>12:03:47.37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450">
            <text:p>1450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627">
            <text:p>627</text:p>
          </table:table-cell>
          <table:table-cell office:value-type="time" office:time-value="PT12H03M47.501S">
            <text:p>12:03:47.50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316">
            <text:p>1316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628">
            <text:p>628</text:p>
          </table:table-cell>
          <table:table-cell office:value-type="time" office:time-value="PT12H03M47.216S">
            <text:p>12:03:47.22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602">
            <text:p>1602</text:p>
          </table:table-cell>
          <table:table-cell office:value-type="string">
            <text:p>Success</text:p>
          </table:table-cell>
          <table:table-cell office:value-type="float" office:value="39882">
            <text:p>39882</text:p>
          </table:table-cell>
          <table:table-cell table:number-columns-repeated="1017"/>
        </table:table-row>
        <table:table-row table:style-name="ro1">
          <table:table-cell office:value-type="float" office:value="629">
            <text:p>629</text:p>
          </table:table-cell>
          <table:table-cell office:value-type="time" office:time-value="PT12H03M46.228S">
            <text:p>12:03:46.23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2594">
            <text:p>2594</text:p>
          </table:table-cell>
          <table:table-cell office:value-type="string">
            <text:p>Success</text:p>
          </table:table-cell>
          <table:table-cell office:value-type="float" office:value="39457">
            <text:p>39457</text:p>
          </table:table-cell>
          <table:table-cell table:number-columns-repeated="1017"/>
        </table:table-row>
        <table:table-row table:style-name="ro1">
          <table:table-cell office:value-type="float" office:value="630">
            <text:p>630</text:p>
          </table:table-cell>
          <table:table-cell office:value-type="time" office:time-value="PT12H03M46.131S">
            <text:p>12:03:46.13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2694">
            <text:p>2694</text:p>
          </table:table-cell>
          <table:table-cell office:value-type="string">
            <text:p>Success</text:p>
          </table:table-cell>
          <table:table-cell office:value-type="float" office:value="58732">
            <text:p>58732</text:p>
          </table:table-cell>
          <table:table-cell table:number-columns-repeated="1017"/>
        </table:table-row>
        <table:table-row table:style-name="ro1">
          <table:table-cell office:value-type="float" office:value="631">
            <text:p>631</text:p>
          </table:table-cell>
          <table:table-cell office:value-type="time" office:time-value="PT12H03M48.782S">
            <text:p>12:03:48.78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32">
            <text:p>632</text:p>
          </table:table-cell>
          <table:table-cell office:value-type="time" office:time-value="PT12H03M48.818S">
            <text:p>12:03:48.82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33">
            <text:p>633</text:p>
          </table:table-cell>
          <table:table-cell office:value-type="time" office:time-value="PT12H03M48.819S">
            <text:p>12:03:48.82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34">
            <text:p>634</text:p>
          </table:table-cell>
          <table:table-cell office:value-type="time" office:time-value="PT12H03M48.081S">
            <text:p>12:03:48.08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776">
            <text:p>776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635">
            <text:p>635</text:p>
          </table:table-cell>
          <table:table-cell office:value-type="time" office:time-value="PT12H03M47.107S">
            <text:p>12:03:47.11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769">
            <text:p>1769</text:p>
          </table:table-cell>
          <table:table-cell office:value-type="string">
            <text:p>Success</text:p>
          </table:table-cell>
          <table:table-cell office:value-type="float" office:value="54939">
            <text:p>54939</text:p>
          </table:table-cell>
          <table:table-cell table:number-columns-repeated="1017"/>
        </table:table-row>
        <table:table-row table:style-name="ro1">
          <table:table-cell office:value-type="float" office:value="636">
            <text:p>636</text:p>
          </table:table-cell>
          <table:table-cell office:value-type="time" office:time-value="PT12H03M48.843S">
            <text:p>12:03:48.84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37">
            <text:p>637</text:p>
          </table:table-cell>
          <table:table-cell office:value-type="time" office:time-value="PT12H03M47.006S">
            <text:p>12:03:47.01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883">
            <text:p>1883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638">
            <text:p>638</text:p>
          </table:table-cell>
          <table:table-cell office:value-type="time" office:time-value="PT12H03M47.724S">
            <text:p>12:03:47.72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1168">
            <text:p>1168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639">
            <text:p>639</text:p>
          </table:table-cell>
          <table:table-cell office:value-type="time" office:time-value="PT12H03M47.172S">
            <text:p>12:03:47.17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738">
            <text:p>1738</text:p>
          </table:table-cell>
          <table:table-cell office:value-type="string">
            <text:p>Success</text:p>
          </table:table-cell>
          <table:table-cell office:value-type="float" office:value="65054">
            <text:p>65054</text:p>
          </table:table-cell>
          <table:table-cell table:number-columns-repeated="1017"/>
        </table:table-row>
        <table:table-row table:style-name="ro1">
          <table:table-cell office:value-type="float" office:value="640">
            <text:p>640</text:p>
          </table:table-cell>
          <table:table-cell office:value-type="time" office:time-value="PT12H03M48.891S">
            <text:p>12:03:48.89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1">
          <table:table-cell office:value-type="float" office:value="641">
            <text:p>641</text:p>
          </table:table-cell>
          <table:table-cell office:value-type="time" office:time-value="PT12H03M48.516S">
            <text:p>12:03:48.52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420">
            <text:p>420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642">
            <text:p>642</text:p>
          </table:table-cell>
          <table:table-cell office:value-type="time" office:time-value="PT12H03M46.479S">
            <text:p>12:03:46.48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2463">
            <text:p>2463</text:p>
          </table:table-cell>
          <table:table-cell office:value-type="string">
            <text:p>Success</text:p>
          </table:table-cell>
          <table:table-cell office:value-type="float" office:value="58730">
            <text:p>58730</text:p>
          </table:table-cell>
          <table:table-cell table:number-columns-repeated="1017"/>
        </table:table-row>
        <table:table-row table:style-name="ro1">
          <table:table-cell office:value-type="float" office:value="643">
            <text:p>643</text:p>
          </table:table-cell>
          <table:table-cell office:value-type="time" office:time-value="PT12H03M48.878S">
            <text:p>12:03:48.88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4">
            <text:p>644</text:p>
          </table:table-cell>
          <table:table-cell office:value-type="time" office:time-value="PT12H03M47.713S">
            <text:p>12:03:47.71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245">
            <text:p>1245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645">
            <text:p>645</text:p>
          </table:table-cell>
          <table:table-cell office:value-type="time" office:time-value="PT12H03M48.521S">
            <text:p>12:03:48.52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441">
            <text:p>441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646">
            <text:p>646</text:p>
          </table:table-cell>
          <table:table-cell office:value-type="time" office:time-value="PT12H03M48.484S">
            <text:p>12:03:48.48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512">
            <text:p>512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647">
            <text:p>647</text:p>
          </table:table-cell>
          <table:table-cell office:value-type="time" office:time-value="PT12H03M48.911S">
            <text:p>12:03:48.91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48">
            <text:p>648</text:p>
          </table:table-cell>
          <table:table-cell office:value-type="time" office:time-value="PT12H03M48.452S">
            <text:p>12:03:48.45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565">
            <text:p>565</text:p>
          </table:table-cell>
          <table:table-cell office:value-type="string">
            <text:p>Success</text:p>
          </table:table-cell>
          <table:table-cell office:value-type="float" office:value="64054">
            <text:p>64054</text:p>
          </table:table-cell>
          <table:table-cell table:number-columns-repeated="1017"/>
        </table:table-row>
        <table:table-row table:style-name="ro1">
          <table:table-cell office:value-type="float" office:value="649">
            <text:p>649</text:p>
          </table:table-cell>
          <table:table-cell office:value-type="time" office:time-value="PT12H03M46.994S">
            <text:p>12:03:46.99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2025">
            <text:p>2025</text:p>
          </table:table-cell>
          <table:table-cell office:value-type="string">
            <text:p>Success</text:p>
          </table:table-cell>
          <table:table-cell office:value-type="float" office:value="65054">
            <text:p>65054</text:p>
          </table:table-cell>
          <table:table-cell table:number-columns-repeated="1017"/>
        </table:table-row>
        <table:table-row table:style-name="ro1">
          <table:table-cell office:value-type="float" office:value="650">
            <text:p>650</text:p>
          </table:table-cell>
          <table:table-cell office:value-type="time" office:time-value="PT12H03M48.835S">
            <text:p>12:03:48.84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96">
            <text:p>1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1">
            <text:p>651</text:p>
          </table:table-cell>
          <table:table-cell office:value-type="time" office:time-value="PT12H03M48.848S">
            <text:p>12:03:48.85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83">
            <text:p>1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2">
            <text:p>652</text:p>
          </table:table-cell>
          <table:table-cell office:value-type="time" office:time-value="PT12H03M47.889S">
            <text:p>12:03:47.89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144">
            <text:p>1144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653">
            <text:p>653</text:p>
          </table:table-cell>
          <table:table-cell office:value-type="time" office:time-value="PT12H03M48.652S">
            <text:p>12:03:48.65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380">
            <text:p>380</text:p>
          </table:table-cell>
          <table:table-cell office:value-type="string">
            <text:p>Success</text:p>
          </table:table-cell>
          <table:table-cell office:value-type="float" office:value="39882">
            <text:p>39882</text:p>
          </table:table-cell>
          <table:table-cell table:number-columns-repeated="1017"/>
        </table:table-row>
        <table:table-row table:style-name="ro1">
          <table:table-cell office:value-type="float" office:value="654">
            <text:p>654</text:p>
          </table:table-cell>
          <table:table-cell office:value-type="time" office:time-value="PT12H03M48.961S">
            <text:p>12:03:48.96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55">
            <text:p>655</text:p>
          </table:table-cell>
          <table:table-cell office:value-type="time" office:time-value="PT12H03M49.011S">
            <text:p>12:03:49.01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56">
            <text:p>656</text:p>
          </table:table-cell>
          <table:table-cell office:value-type="time" office:time-value="PT12H03M49.036S">
            <text:p>12:03:49.04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57">
            <text:p>657</text:p>
          </table:table-cell>
          <table:table-cell office:value-type="time" office:time-value="PT12H03M47.498S">
            <text:p>12:03:47.50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566">
            <text:p>1566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658">
            <text:p>658</text:p>
          </table:table-cell>
          <table:table-cell office:value-type="time" office:time-value="PT12H03M49.035S">
            <text:p>12:03:49.04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9">
            <text:p>659</text:p>
          </table:table-cell>
          <table:table-cell office:value-type="time" office:time-value="PT12H03M48.953S">
            <text:p>12:03:48.95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0">
            <text:p>660</text:p>
          </table:table-cell>
          <table:table-cell office:value-type="time" office:time-value="PT12H03M49.032S">
            <text:p>12:03:49.03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1">
            <text:p>661</text:p>
          </table:table-cell>
          <table:table-cell office:value-type="time" office:time-value="PT12H03M49.034S">
            <text:p>12:03:49.03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2">
            <text:p>662</text:p>
          </table:table-cell>
          <table:table-cell office:value-type="time" office:time-value="PT12H03M49.073S">
            <text:p>12:03:49.07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3">
            <text:p>663</text:p>
          </table:table-cell>
          <table:table-cell office:value-type="time" office:time-value="PT12H03M47.858S">
            <text:p>12:03:47.86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288">
            <text:p>1288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664">
            <text:p>664</text:p>
          </table:table-cell>
          <table:table-cell office:value-type="time" office:time-value="PT12H03M49.072S">
            <text:p>12:03:49.07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5">
            <text:p>665</text:p>
          </table:table-cell>
          <table:table-cell office:value-type="time" office:time-value="PT12H03M49.093S">
            <text:p>12:03:49.09</text:p>
          </table:table-cell>
          <table:table-cell office:value-type="string">
            <text:p>TC0003_PlannerC 3-7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666">
            <text:p>666</text:p>
          </table:table-cell>
          <table:table-cell office:value-type="time" office:time-value="PT12H03M49.148S">
            <text:p>12:03:49.15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67">
            <text:p>667</text:p>
          </table:table-cell>
          <table:table-cell office:value-type="time" office:time-value="PT12H03M49.168S">
            <text:p>12:03:49.17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68">
            <text:p>668</text:p>
          </table:table-cell>
          <table:table-cell office:value-type="time" office:time-value="PT12H03M49.121S">
            <text:p>12:03:49.12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9">
            <text:p>669</text:p>
          </table:table-cell>
          <table:table-cell office:value-type="time" office:time-value="PT12H03M49.169S">
            <text:p>12:03:49.17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7701">
            <text:p>7701</text:p>
          </table:table-cell>
          <table:table-cell table:number-columns-repeated="1017"/>
        </table:table-row>
        <table:table-row table:style-name="ro1">
          <table:table-cell office:value-type="float" office:value="670">
            <text:p>670</text:p>
          </table:table-cell>
          <table:table-cell office:value-type="time" office:time-value="PT12H03M49.184S">
            <text:p>12:03:49.18</text:p>
          </table:table-cell>
          <table:table-cell office:value-type="string">
            <text:p>TC0003_PlannerC 3-20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671">
            <text:p>671</text:p>
          </table:table-cell>
          <table:table-cell office:value-type="time" office:time-value="PT12H03M48.879S">
            <text:p>12:03:48.88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44">
            <text:p>344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672">
            <text:p>672</text:p>
          </table:table-cell>
          <table:table-cell office:value-type="time" office:time-value="PT12H03M45.36S">
            <text:p>12:03:45.36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3889">
            <text:p>3889</text:p>
          </table:table-cell>
          <table:table-cell office:value-type="string">
            <text:p>Success</text:p>
          </table:table-cell>
          <table:table-cell office:value-type="float" office:value="39461">
            <text:p>39461</text:p>
          </table:table-cell>
          <table:table-cell table:number-columns-repeated="1017"/>
        </table:table-row>
        <table:table-row table:style-name="ro1">
          <table:table-cell office:value-type="float" office:value="673">
            <text:p>673</text:p>
          </table:table-cell>
          <table:table-cell office:value-type="time" office:time-value="PT12H03M49.216S">
            <text:p>12:03:49.22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7701">
            <text:p>7701</text:p>
          </table:table-cell>
          <table:table-cell table:number-columns-repeated="1017"/>
        </table:table-row>
        <table:table-row table:style-name="ro1">
          <table:table-cell office:value-type="float" office:value="674">
            <text:p>674</text:p>
          </table:table-cell>
          <table:table-cell office:value-type="time" office:time-value="PT12H03M49.224S">
            <text:p>12:03:49.22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75">
            <text:p>675</text:p>
          </table:table-cell>
          <table:table-cell office:value-type="time" office:time-value="PT12H03M46.107S">
            <text:p>12:03:46.11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3155">
            <text:p>3155</text:p>
          </table:table-cell>
          <table:table-cell office:value-type="string">
            <text:p>Success</text:p>
          </table:table-cell>
          <table:table-cell office:value-type="float" office:value="39457">
            <text:p>39457</text:p>
          </table:table-cell>
          <table:table-cell table:number-columns-repeated="1017"/>
        </table:table-row>
        <table:table-row table:style-name="ro1">
          <table:table-cell office:value-type="float" office:value="676">
            <text:p>676</text:p>
          </table:table-cell>
          <table:table-cell office:value-type="time" office:time-value="PT12H03M49.181S">
            <text:p>12:03:49.18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28">
            <text:p>128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677">
            <text:p>677</text:p>
          </table:table-cell>
          <table:table-cell office:value-type="time" office:time-value="PT12H03M49.054S">
            <text:p>12:03:49.05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84">
            <text:p>284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678">
            <text:p>678</text:p>
          </table:table-cell>
          <table:table-cell office:value-type="time" office:time-value="PT12H03M48.824S">
            <text:p>12:03:48.82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528">
            <text:p>528</text:p>
          </table:table-cell>
          <table:table-cell office:value-type="string">
            <text:p>Success</text:p>
          </table:table-cell>
          <table:table-cell office:value-type="float" office:value="54939">
            <text:p>54939</text:p>
          </table:table-cell>
          <table:table-cell table:number-columns-repeated="1017"/>
        </table:table-row>
        <table:table-row table:style-name="ro1">
          <table:table-cell office:value-type="float" office:value="679">
            <text:p>679</text:p>
          </table:table-cell>
          <table:table-cell office:value-type="time" office:time-value="PT12H03M48.938S">
            <text:p>12:03:48.94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416">
            <text:p>416</text:p>
          </table:table-cell>
          <table:table-cell office:value-type="string">
            <text:p>Success</text:p>
          </table:table-cell>
          <table:table-cell office:value-type="float" office:value="39882">
            <text:p>39882</text:p>
          </table:table-cell>
          <table:table-cell table:number-columns-repeated="1017"/>
        </table:table-row>
        <table:table-row table:style-name="ro1">
          <table:table-cell office:value-type="float" office:value="680">
            <text:p>680</text:p>
          </table:table-cell>
          <table:table-cell office:value-type="time" office:time-value="PT12H03M49.048S">
            <text:p>12:03:49.05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46">
            <text:p>346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681">
            <text:p>681</text:p>
          </table:table-cell>
          <table:table-cell office:value-type="time" office:time-value="PT12H03M49.311S">
            <text:p>12:03:49.31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82">
            <text:p>682</text:p>
          </table:table-cell>
          <table:table-cell office:value-type="time" office:time-value="PT12H03M48.925S">
            <text:p>12:03:48.93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487">
            <text:p>487</text:p>
          </table:table-cell>
          <table:table-cell office:value-type="string">
            <text:p>Success</text:p>
          </table:table-cell>
          <table:table-cell office:value-type="float" office:value="47976">
            <text:p>47976</text:p>
          </table:table-cell>
          <table:table-cell table:number-columns-repeated="1017"/>
        </table:table-row>
        <table:table-row table:style-name="ro1">
          <table:table-cell office:value-type="float" office:value="683">
            <text:p>683</text:p>
          </table:table-cell>
          <table:table-cell office:value-type="time" office:time-value="PT12H03M49.355S">
            <text:p>12:03:49.36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4">
            <text:p>684</text:p>
          </table:table-cell>
          <table:table-cell office:value-type="time" office:time-value="PT12H03M49.395S">
            <text:p>12:03:49.40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85">
            <text:p>685</text:p>
          </table:table-cell>
          <table:table-cell office:value-type="time" office:time-value="PT12H03M49.339S">
            <text:p>12:03:49.34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86">
            <text:p>686</text:p>
          </table:table-cell>
          <table:table-cell office:value-type="time" office:time-value="PT12H03M48.857S">
            <text:p>12:03:48.86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582">
            <text:p>582</text:p>
          </table:table-cell>
          <table:table-cell office:value-type="string">
            <text:p>Success</text:p>
          </table:table-cell>
          <table:table-cell office:value-type="float" office:value="32284">
            <text:p>32284</text:p>
          </table:table-cell>
          <table:table-cell table:number-columns-repeated="1017"/>
        </table:table-row>
        <table:table-row table:style-name="ro1">
          <table:table-cell office:value-type="float" office:value="687">
            <text:p>687</text:p>
          </table:table-cell>
          <table:table-cell office:value-type="time" office:time-value="PT12H03M49.414S">
            <text:p>12:03:49.41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 office:value-type="float" office:value="688">
            <text:p>688</text:p>
          </table:table-cell>
          <table:table-cell office:value-type="time" office:time-value="PT12H03M49.441S">
            <text:p>12:03:49.44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9">
            <text:p>689</text:p>
          </table:table-cell>
          <table:table-cell office:value-type="time" office:time-value="PT12H03M49.43S">
            <text:p>12:03:49.43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0">
            <text:p>690</text:p>
          </table:table-cell>
          <table:table-cell office:value-type="time" office:time-value="PT12H03M48.893S">
            <text:p>12:03:48.89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618">
            <text:p>618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691">
            <text:p>691</text:p>
          </table:table-cell>
          <table:table-cell office:value-type="time" office:time-value="PT12H03M49.512S">
            <text:p>12:03:49.51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92">
            <text:p>692</text:p>
          </table:table-cell>
          <table:table-cell office:value-type="time" office:time-value="PT12H03M49.256S">
            <text:p>12:03:49.26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280">
            <text:p>280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693">
            <text:p>693</text:p>
          </table:table-cell>
          <table:table-cell office:value-type="time" office:time-value="PT12H03M49.473S">
            <text:p>12:03:49.47</text:p>
          </table:table-cell>
          <table:table-cell office:value-type="string">
            <text:p>TC0003_PlannerC 3-10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694">
            <text:p>694</text:p>
          </table:table-cell>
          <table:table-cell office:value-type="time" office:time-value="PT12H03M49.548S">
            <text:p>12:03:49.55</text:p>
          </table:table-cell>
          <table:table-cell office:value-type="string">
            <text:p>TC0003_PlannerC 3-10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695">
            <text:p>695</text:p>
          </table:table-cell>
          <table:table-cell office:value-type="time" office:time-value="PT12H03M49.505S">
            <text:p>12:03:49.51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6">
            <text:p>696</text:p>
          </table:table-cell>
          <table:table-cell office:value-type="time" office:time-value="PT12H03M49.534S">
            <text:p>12:03:49.53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97">
            <text:p>697</text:p>
          </table:table-cell>
          <table:table-cell office:value-type="time" office:time-value="PT12H03M49.403S">
            <text:p>12:03:49.40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84">
            <text:p>184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698">
            <text:p>698</text:p>
          </table:table-cell>
          <table:table-cell office:value-type="time" office:time-value="PT12H03M49.433S">
            <text:p>12:03:49.43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64">
            <text:p>164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699">
            <text:p>699</text:p>
          </table:table-cell>
          <table:table-cell office:value-type="time" office:time-value="PT12H03M49.2S">
            <text:p>12:03:49.20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406">
            <text:p>406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700">
            <text:p>700</text:p>
          </table:table-cell>
          <table:table-cell office:value-type="time" office:time-value="PT12H03M49.58S">
            <text:p>12:03:49.58</text:p>
          </table:table-cell>
          <table:table-cell office:value-type="string">
            <text:p>TC0003_PlannerC 3-13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01">
            <text:p>701</text:p>
          </table:table-cell>
          <table:table-cell office:value-type="time" office:time-value="PT12H03M49.436S">
            <text:p>12:03:49.44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204">
            <text:p>204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702">
            <text:p>702</text:p>
          </table:table-cell>
          <table:table-cell office:value-type="time" office:time-value="PT12H03M49.613S">
            <text:p>12:03:49.61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8556">
            <text:p>8556</text:p>
          </table:table-cell>
          <table:table-cell table:number-columns-repeated="1017"/>
        </table:table-row>
        <table:table-row table:style-name="ro1">
          <table:table-cell office:value-type="float" office:value="703">
            <text:p>703</text:p>
          </table:table-cell>
          <table:table-cell office:value-type="time" office:time-value="PT12H03M49.353S">
            <text:p>12:03:49.35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316">
            <text:p>316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704">
            <text:p>704</text:p>
          </table:table-cell>
          <table:table-cell office:value-type="time" office:time-value="PT12H03M49.261S">
            <text:p>12:03:49.26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419">
            <text:p>419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705">
            <text:p>705</text:p>
          </table:table-cell>
          <table:table-cell office:value-type="time" office:time-value="PT12H03M46.277S">
            <text:p>12:03:46.28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3410">
            <text:p>3410</text:p>
          </table:table-cell>
          <table:table-cell office:value-type="string">
            <text:p>Success</text:p>
          </table:table-cell>
          <table:table-cell office:value-type="float" office:value="39458">
            <text:p>39458</text:p>
          </table:table-cell>
          <table:table-cell table:number-columns-repeated="1017"/>
        </table:table-row>
        <table:table-row table:style-name="ro1">
          <table:table-cell office:value-type="float" office:value="706">
            <text:p>706</text:p>
          </table:table-cell>
          <table:table-cell office:value-type="time" office:time-value="PT12H03M47.305S">
            <text:p>12:03:47.31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2391">
            <text:p>2391</text:p>
          </table:table-cell>
          <table:table-cell office:value-type="string">
            <text:p>Success</text:p>
          </table:table-cell>
          <table:table-cell office:value-type="float" office:value="54939">
            <text:p>54939</text:p>
          </table:table-cell>
          <table:table-cell table:number-columns-repeated="1017"/>
        </table:table-row>
        <table:table-row table:style-name="ro1">
          <table:table-cell office:value-type="float" office:value="707">
            <text:p>707</text:p>
          </table:table-cell>
          <table:table-cell office:value-type="time" office:time-value="PT12H03M46.529S">
            <text:p>12:03:46.53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3169">
            <text:p>3169</text:p>
          </table:table-cell>
          <table:table-cell office:value-type="string">
            <text:p>Success</text:p>
          </table:table-cell>
          <table:table-cell office:value-type="float" office:value="54939">
            <text:p>54939</text:p>
          </table:table-cell>
          <table:table-cell table:number-columns-repeated="1017"/>
        </table:table-row>
        <table:table-row table:style-name="ro1">
          <table:table-cell office:value-type="float" office:value="708">
            <text:p>708</text:p>
          </table:table-cell>
          <table:table-cell office:value-type="time" office:time-value="PT12H03M49.697S">
            <text:p>12:03:49.70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9">
            <text:p>709</text:p>
          </table:table-cell>
          <table:table-cell office:value-type="time" office:time-value="PT12H03M49.715S">
            <text:p>12:03:49.72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0">
            <text:p>710</text:p>
          </table:table-cell>
          <table:table-cell office:value-type="time" office:time-value="PT12H03M49.583S">
            <text:p>12:03:49.58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17">
            <text:p>217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711">
            <text:p>711</text:p>
          </table:table-cell>
          <table:table-cell office:value-type="time" office:time-value="PT12H03M49.801S">
            <text:p>12:03:49.80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12">
            <text:p>712</text:p>
          </table:table-cell>
          <table:table-cell office:value-type="time" office:time-value="PT12H03M49.753S">
            <text:p>12:03:49.75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3">
            <text:p>713</text:p>
          </table:table-cell>
          <table:table-cell office:value-type="time" office:time-value="PT12H03M49.689S">
            <text:p>12:03:49.69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210">
            <text:p>210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714">
            <text:p>714</text:p>
          </table:table-cell>
          <table:table-cell office:value-type="time" office:time-value="PT12H03M49.66S">
            <text:p>12:03:49.66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268">
            <text:p>268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715">
            <text:p>715</text:p>
          </table:table-cell>
          <table:table-cell office:value-type="time" office:time-value="PT12H03M46.984S">
            <text:p>12:03:46.98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3018">
            <text:p>3018</text:p>
          </table:table-cell>
          <table:table-cell office:value-type="string">
            <text:p>Success</text:p>
          </table:table-cell>
          <table:table-cell office:value-type="float" office:value="58732">
            <text:p>58732</text:p>
          </table:table-cell>
          <table:table-cell table:number-columns-repeated="1017"/>
        </table:table-row>
        <table:table-row table:style-name="ro1">
          <table:table-cell office:value-type="float" office:value="716">
            <text:p>716</text:p>
          </table:table-cell>
          <table:table-cell office:value-type="time" office:time-value="PT12H03M46.487S">
            <text:p>12:03:46.49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3536">
            <text:p>3536</text:p>
          </table:table-cell>
          <table:table-cell office:value-type="string">
            <text:p>Success</text:p>
          </table:table-cell>
          <table:table-cell office:value-type="float" office:value="54939">
            <text:p>54939</text:p>
          </table:table-cell>
          <table:table-cell table:number-columns-repeated="1017"/>
        </table:table-row>
        <table:table-row table:style-name="ro1">
          <table:table-cell office:value-type="float" office:value="717">
            <text:p>717</text:p>
          </table:table-cell>
          <table:table-cell office:value-type="time" office:time-value="PT12H03M47.129S">
            <text:p>12:03:47.13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2902">
            <text:p>2902</text:p>
          </table:table-cell>
          <table:table-cell office:value-type="string">
            <text:p>Success</text:p>
          </table:table-cell>
          <table:table-cell office:value-type="float" office:value="54939">
            <text:p>54939</text:p>
          </table:table-cell>
          <table:table-cell table:number-columns-repeated="1017"/>
        </table:table-row>
        <table:table-row table:style-name="ro1">
          <table:table-cell office:value-type="float" office:value="718">
            <text:p>718</text:p>
          </table:table-cell>
          <table:table-cell office:value-type="time" office:time-value="PT12H03M47.243S">
            <text:p>12:03:47.24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791">
            <text:p>2791</text:p>
          </table:table-cell>
          <table:table-cell office:value-type="string">
            <text:p>Success</text:p>
          </table:table-cell>
          <table:table-cell office:value-type="float" office:value="54939">
            <text:p>54939</text:p>
          </table:table-cell>
          <table:table-cell table:number-columns-repeated="1017"/>
        </table:table-row>
        <table:table-row table:style-name="ro1">
          <table:table-cell office:value-type="float" office:value="719">
            <text:p>719</text:p>
          </table:table-cell>
          <table:table-cell office:value-type="time" office:time-value="PT12H03M47.273S">
            <text:p>12:03:47.27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2768">
            <text:p>2768</text:p>
          </table:table-cell>
          <table:table-cell office:value-type="string">
            <text:p>Success</text:p>
          </table:table-cell>
          <table:table-cell office:value-type="float" office:value="54939">
            <text:p>54939</text:p>
          </table:table-cell>
          <table:table-cell table:number-columns-repeated="1017"/>
        </table:table-row>
        <table:table-row table:style-name="ro1">
          <table:table-cell office:value-type="float" office:value="720">
            <text:p>720</text:p>
          </table:table-cell>
          <table:table-cell office:value-type="time" office:time-value="PT12H03M47.118S">
            <text:p>12:03:47.12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2924">
            <text:p>2924</text:p>
          </table:table-cell>
          <table:table-cell office:value-type="string">
            <text:p>Success</text:p>
          </table:table-cell>
          <table:table-cell office:value-type="float" office:value="54939">
            <text:p>54939</text:p>
          </table:table-cell>
          <table:table-cell table:number-columns-repeated="1017"/>
        </table:table-row>
        <table:table-row table:style-name="ro1">
          <table:table-cell office:value-type="float" office:value="721">
            <text:p>721</text:p>
          </table:table-cell>
          <table:table-cell office:value-type="time" office:time-value="PT12H03M50.033S">
            <text:p>12:03:50.03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2">
            <text:p>722</text:p>
          </table:table-cell>
          <table:table-cell office:value-type="time" office:time-value="PT12H03M47.95S">
            <text:p>12:03:47.95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2158">
            <text:p>2158</text:p>
          </table:table-cell>
          <table:table-cell office:value-type="string">
            <text:p>Success</text:p>
          </table:table-cell>
          <table:table-cell office:value-type="float" office:value="58730">
            <text:p>58730</text:p>
          </table:table-cell>
          <table:table-cell table:number-columns-repeated="1017"/>
        </table:table-row>
        <table:table-row table:style-name="ro1">
          <table:table-cell office:value-type="float" office:value="723">
            <text:p>723</text:p>
          </table:table-cell>
          <table:table-cell office:value-type="time" office:time-value="PT12H03M48.049S">
            <text:p>12:03:48.05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061">
            <text:p>2061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724">
            <text:p>724</text:p>
          </table:table-cell>
          <table:table-cell office:value-type="time" office:time-value="PT12H03M50.042S">
            <text:p>12:03:50.04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5">
            <text:p>725</text:p>
          </table:table-cell>
          <table:table-cell office:value-type="time" office:time-value="PT12H03M50.035S">
            <text:p>12:03:50.04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6">
            <text:p>726</text:p>
          </table:table-cell>
          <table:table-cell office:value-type="time" office:time-value="PT12H03M48.519S">
            <text:p>12:03:48.52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675">
            <text:p>1675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727">
            <text:p>727</text:p>
          </table:table-cell>
          <table:table-cell office:value-type="time" office:time-value="PT12H03M47.165S">
            <text:p>12:03:47.17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3057">
            <text:p>3057</text:p>
          </table:table-cell>
          <table:table-cell office:value-type="string">
            <text:p>Success</text:p>
          </table:table-cell>
          <table:table-cell office:value-type="float" office:value="39462">
            <text:p>39462</text:p>
          </table:table-cell>
          <table:table-cell table:number-columns-repeated="1017"/>
        </table:table-row>
        <table:table-row table:style-name="ro1">
          <table:table-cell office:value-type="float" office:value="728">
            <text:p>728</text:p>
          </table:table-cell>
          <table:table-cell office:value-type="time" office:time-value="PT12H03M49.699S">
            <text:p>12:03:49.70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529">
            <text:p>529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729">
            <text:p>729</text:p>
          </table:table-cell>
          <table:table-cell office:value-type="time" office:time-value="PT12H03M48.45S">
            <text:p>12:03:48.45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787">
            <text:p>1787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730">
            <text:p>730</text:p>
          </table:table-cell>
          <table:table-cell office:value-type="time" office:time-value="PT12H03M50.104S">
            <text:p>12:03:50.10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45">
            <text:p>1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1">
            <text:p>731</text:p>
          </table:table-cell>
          <table:table-cell office:value-type="time" office:time-value="PT12H03M50.025S">
            <text:p>12:03:50.03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227">
            <text:p>227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732">
            <text:p>732</text:p>
          </table:table-cell>
          <table:table-cell office:value-type="time" office:time-value="PT12H03M50.043S">
            <text:p>12:03:50.04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216">
            <text:p>216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733">
            <text:p>733</text:p>
          </table:table-cell>
          <table:table-cell office:value-type="time" office:time-value="PT12H03M50.166S">
            <text:p>12:03:50.17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4">
            <text:p>734</text:p>
          </table:table-cell>
          <table:table-cell office:value-type="time" office:time-value="PT12H03M47.24S">
            <text:p>12:03:47.24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3041">
            <text:p>3041</text:p>
          </table:table-cell>
          <table:table-cell office:value-type="string">
            <text:p>Success</text:p>
          </table:table-cell>
          <table:table-cell office:value-type="float" office:value="54939">
            <text:p>54939</text:p>
          </table:table-cell>
          <table:table-cell table:number-columns-repeated="1017"/>
        </table:table-row>
        <table:table-row table:style-name="ro1">
          <table:table-cell office:value-type="float" office:value="735">
            <text:p>735</text:p>
          </table:table-cell>
          <table:table-cell office:value-type="time" office:time-value="PT12H03M49.816S">
            <text:p>12:03:49.82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474">
            <text:p>474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736">
            <text:p>736</text:p>
          </table:table-cell>
          <table:table-cell office:value-type="time" office:time-value="PT12H03M45.986S">
            <text:p>12:03:45.99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4313">
            <text:p>4313</text:p>
          </table:table-cell>
          <table:table-cell office:value-type="string">
            <text:p>Success</text:p>
          </table:table-cell>
          <table:table-cell office:value-type="float" office:value="54939">
            <text:p>54939</text:p>
          </table:table-cell>
          <table:table-cell table:number-columns-repeated="1017"/>
        </table:table-row>
        <table:table-row table:style-name="ro1">
          <table:table-cell office:value-type="float" office:value="737">
            <text:p>737</text:p>
          </table:table-cell>
          <table:table-cell office:value-type="time" office:time-value="PT12H03M50.155S">
            <text:p>12:03:50.16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45">
            <text:p>1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8">
            <text:p>738</text:p>
          </table:table-cell>
          <table:table-cell office:value-type="time" office:time-value="PT12H03M50.275S">
            <text:p>12:03:50.28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9">
            <text:p>739</text:p>
          </table:table-cell>
          <table:table-cell office:value-type="time" office:time-value="PT12H03M50.281S">
            <text:p>12:03:50.28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0">
            <text:p>740</text:p>
          </table:table-cell>
          <table:table-cell office:value-type="time" office:time-value="PT12H03M50.25S">
            <text:p>12:03:50.25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1">
            <text:p>741</text:p>
          </table:table-cell>
          <table:table-cell office:value-type="time" office:time-value="PT12H03M50.301S">
            <text:p>12:03:50.30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2">
            <text:p>742</text:p>
          </table:table-cell>
          <table:table-cell office:value-type="time" office:time-value="PT12H03M50.325S">
            <text:p>12:03:50.33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3">
            <text:p>743</text:p>
          </table:table-cell>
          <table:table-cell office:value-type="time" office:time-value="PT12H03M46.278S">
            <text:p>12:03:46.28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4152">
            <text:p>4152</text:p>
          </table:table-cell>
          <table:table-cell office:value-type="string">
            <text:p>Success</text:p>
          </table:table-cell>
          <table:table-cell office:value-type="float" office:value="39458">
            <text:p>39458</text:p>
          </table:table-cell>
          <table:table-cell table:number-columns-repeated="1017"/>
        </table:table-row>
        <table:table-row table:style-name="ro1">
          <table:table-cell office:value-type="float" office:value="744">
            <text:p>744</text:p>
          </table:table-cell>
          <table:table-cell office:value-type="time" office:time-value="PT12H03M47.913S">
            <text:p>12:03:47.91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3101">
            <text:p>3101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745">
            <text:p>745</text:p>
          </table:table-cell>
          <table:table-cell office:value-type="time" office:time-value="PT12H03M50.377S">
            <text:p>12:03:50.38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654">
            <text:p>6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6">
            <text:p>746</text:p>
          </table:table-cell>
          <table:table-cell office:value-type="time" office:time-value="PT12H03M48.619S">
            <text:p>12:03:48.62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423">
            <text:p>2423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747">
            <text:p>747</text:p>
          </table:table-cell>
          <table:table-cell office:value-type="time" office:time-value="PT12H03M47.149S">
            <text:p>12:03:47.15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3917">
            <text:p>3917</text:p>
          </table:table-cell>
          <table:table-cell office:value-type="string">
            <text:p>Success</text:p>
          </table:table-cell>
          <table:table-cell office:value-type="float" office:value="54939">
            <text:p>54939</text:p>
          </table:table-cell>
          <table:table-cell table:number-columns-repeated="1017"/>
        </table:table-row>
        <table:table-row table:style-name="ro1">
          <table:table-cell office:value-type="float" office:value="748">
            <text:p>748</text:p>
          </table:table-cell>
          <table:table-cell office:value-type="time" office:time-value="PT12H03M50.109S">
            <text:p>12:03:50.11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964">
            <text:p>964</text:p>
          </table:table-cell>
          <table:table-cell office:value-type="string">
            <text:p>Success</text:p>
          </table:table-cell>
          <table:table-cell office:value-type="float" office:value="33135">
            <text:p>33135</text:p>
          </table:table-cell>
          <table:table-cell table:number-columns-repeated="1017"/>
        </table:table-row>
        <table:table-row table:style-name="ro1">
          <table:table-cell office:value-type="float" office:value="749">
            <text:p>749</text:p>
          </table:table-cell>
          <table:table-cell office:value-type="time" office:time-value="PT12H03M50.194S">
            <text:p>12:03:50.19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895">
            <text:p>895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750">
            <text:p>750</text:p>
          </table:table-cell>
          <table:table-cell office:value-type="time" office:time-value="PT12H03M50.261S">
            <text:p>12:03:50.26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852">
            <text:p>852</text:p>
          </table:table-cell>
          <table:table-cell office:value-type="string">
            <text:p>Success</text:p>
          </table:table-cell>
          <table:table-cell office:value-type="float" office:value="40737">
            <text:p>40737</text:p>
          </table:table-cell>
          <table:table-cell table:number-columns-repeated="1017"/>
        </table:table-row>
        <table:table-row table:style-name="ro1">
          <table:table-cell office:value-type="float" office:value="751">
            <text:p>751</text:p>
          </table:table-cell>
          <table:table-cell office:value-type="time" office:time-value="PT12H03M51.092S">
            <text:p>12:03:51.09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52">
            <text:p>752</text:p>
          </table:table-cell>
          <table:table-cell office:value-type="time" office:time-value="PT12H03M49.536S">
            <text:p>12:03:49.54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586">
            <text:p>1586</text:p>
          </table:table-cell>
          <table:table-cell office:value-type="string">
            <text:p>Success</text:p>
          </table:table-cell>
          <table:table-cell office:value-type="float" office:value="32284">
            <text:p>32284</text:p>
          </table:table-cell>
          <table:table-cell table:number-columns-repeated="1017"/>
        </table:table-row>
        <table:table-row table:style-name="ro1">
          <table:table-cell office:value-type="float" office:value="753">
            <text:p>753</text:p>
          </table:table-cell>
          <table:table-cell office:value-type="time" office:time-value="PT12H03M51.066S">
            <text:p>12:03:51.07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54">
            <text:p>754</text:p>
          </table:table-cell>
          <table:table-cell office:value-type="time" office:time-value="PT12H03M50.003S">
            <text:p>12:03:50.00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128">
            <text:p>1128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755">
            <text:p>755</text:p>
          </table:table-cell>
          <table:table-cell office:value-type="time" office:time-value="PT12H03M47.147S">
            <text:p>12:03:47.15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3989">
            <text:p>3989</text:p>
          </table:table-cell>
          <table:table-cell office:value-type="string">
            <text:p>Success</text:p>
          </table:table-cell>
          <table:table-cell office:value-type="float" office:value="58730">
            <text:p>58730</text:p>
          </table:table-cell>
          <table:table-cell table:number-columns-repeated="1017"/>
        </table:table-row>
        <table:table-row table:style-name="ro1">
          <table:table-cell office:value-type="float" office:value="756">
            <text:p>756</text:p>
          </table:table-cell>
          <table:table-cell office:value-type="time" office:time-value="PT12H03M49.607S">
            <text:p>12:03:49.61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533">
            <text:p>1533</text:p>
          </table:table-cell>
          <table:table-cell office:value-type="string">
            <text:p>Success</text:p>
          </table:table-cell>
          <table:table-cell office:value-type="float" office:value="32284">
            <text:p>32284</text:p>
          </table:table-cell>
          <table:table-cell table:number-columns-repeated="1017"/>
        </table:table-row>
        <table:table-row table:style-name="ro1">
          <table:table-cell office:value-type="float" office:value="757">
            <text:p>757</text:p>
          </table:table-cell>
          <table:table-cell office:value-type="time" office:time-value="PT12H03M51.112S">
            <text:p>12:03:51.11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58">
            <text:p>758</text:p>
          </table:table-cell>
          <table:table-cell office:value-type="time" office:time-value="PT12H03M50.3S">
            <text:p>12:03:50.30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858">
            <text:p>858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759">
            <text:p>759</text:p>
          </table:table-cell>
          <table:table-cell office:value-type="time" office:time-value="PT12H03M49.93S">
            <text:p>12:03:49.93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239">
            <text:p>1239</text:p>
          </table:table-cell>
          <table:table-cell office:value-type="string">
            <text:p>Success</text:p>
          </table:table-cell>
          <table:table-cell office:value-type="float" office:value="32284">
            <text:p>32284</text:p>
          </table:table-cell>
          <table:table-cell table:number-columns-repeated="1017"/>
        </table:table-row>
        <table:table-row table:style-name="ro1">
          <table:table-cell office:value-type="float" office:value="760">
            <text:p>760</text:p>
          </table:table-cell>
          <table:table-cell office:value-type="time" office:time-value="PT12H03M51.123S">
            <text:p>12:03:51.12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1">
            <text:p>761</text:p>
          </table:table-cell>
          <table:table-cell office:value-type="time" office:time-value="PT12H03M50.239S">
            <text:p>12:03:50.24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946">
            <text:p>946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762">
            <text:p>762</text:p>
          </table:table-cell>
          <table:table-cell office:value-type="time" office:time-value="PT12H03M51.17S">
            <text:p>12:03:51.17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3">
            <text:p>763</text:p>
          </table:table-cell>
          <table:table-cell office:value-type="time" office:time-value="PT12H03M51.186S">
            <text:p>12:03:51.19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64">
            <text:p>764</text:p>
          </table:table-cell>
          <table:table-cell office:value-type="time" office:time-value="PT12H03M51.115S">
            <text:p>12:03:51.12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65">
            <text:p>765</text:p>
          </table:table-cell>
          <table:table-cell office:value-type="time" office:time-value="PT12H03M51.213S">
            <text:p>12:03:51.21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66">
            <text:p>766</text:p>
          </table:table-cell>
          <table:table-cell office:value-type="time" office:time-value="PT12H03M51.141S">
            <text:p>12:03:51.14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7">
            <text:p>767</text:p>
          </table:table-cell>
          <table:table-cell office:value-type="time" office:time-value="PT12H03M51.153S">
            <text:p>12:03:51.15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8">
            <text:p>768</text:p>
          </table:table-cell>
          <table:table-cell office:value-type="time" office:time-value="PT12H03M51.128S">
            <text:p>12:03:51.13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9">
            <text:p>769</text:p>
          </table:table-cell>
          <table:table-cell office:value-type="time" office:time-value="PT12H03M51.233S">
            <text:p>12:03:51.23</text:p>
          </table:table-cell>
          <table:table-cell office:value-type="string">
            <text:p>TC0003_PlannerC 3-7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70">
            <text:p>770</text:p>
          </table:table-cell>
          <table:table-cell office:value-type="time" office:time-value="PT12H03M51.229S">
            <text:p>12:03:51.23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771">
            <text:p>771</text:p>
          </table:table-cell>
          <table:table-cell office:value-type="time" office:time-value="PT12H03M51.217S">
            <text:p>12:03:51.22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772">
            <text:p>772</text:p>
          </table:table-cell>
          <table:table-cell office:value-type="time" office:time-value="PT12H03M51.178S">
            <text:p>12:03:51.18</text:p>
          </table:table-cell>
          <table:table-cell office:value-type="string">
            <text:p>TC0003_PlannerC 3-20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45">
            <text:p>14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73">
            <text:p>773</text:p>
          </table:table-cell>
          <table:table-cell office:value-type="time" office:time-value="PT12H03M49.082S">
            <text:p>12:03:49.08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2247">
            <text:p>2247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774">
            <text:p>774</text:p>
          </table:table-cell>
          <table:table-cell office:value-type="time" office:time-value="PT12H03M51.196S">
            <text:p>12:03:51.20</text:p>
          </table:table-cell>
          <table:table-cell office:value-type="string">
            <text:p>TC0003_PlannerC 3-13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75">
            <text:p>775</text:p>
          </table:table-cell>
          <table:table-cell office:value-type="time" office:time-value="PT12H03M51.243S">
            <text:p>12:03:51.24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6">
            <text:p>776</text:p>
          </table:table-cell>
          <table:table-cell office:value-type="time" office:time-value="PT12H03M51.307S">
            <text:p>12:03:51.31</text:p>
          </table:table-cell>
          <table:table-cell office:value-type="string">
            <text:p>TC0003_PlannerC 3-7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77">
            <text:p>777</text:p>
          </table:table-cell>
          <table:table-cell office:value-type="time" office:time-value="PT12H03M51.338S">
            <text:p>12:03:51.34</text:p>
          </table:table-cell>
          <table:table-cell office:value-type="string">
            <text:p>TC0003_PlannerC 3-13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78">
            <text:p>778</text:p>
          </table:table-cell>
          <table:table-cell office:value-type="time" office:time-value="PT12H03M51.325S">
            <text:p>12:03:51.33</text:p>
          </table:table-cell>
          <table:table-cell office:value-type="string">
            <text:p>TC0003_PlannerC 3-20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79">
            <text:p>779</text:p>
          </table:table-cell>
          <table:table-cell office:value-type="time" office:time-value="PT12H03M51.324S">
            <text:p>12:03:51.32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463">
            <text:p>463</text:p>
          </table:table-cell>
          <table:table-cell table:number-columns-repeated="1017"/>
        </table:table-row>
        <table:table-row table:style-name="ro1">
          <table:table-cell office:value-type="float" office:value="780">
            <text:p>780</text:p>
          </table:table-cell>
          <table:table-cell office:value-type="time" office:time-value="PT12H03M51.316S">
            <text:p>12:03:51.32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463">
            <text:p>463</text:p>
          </table:table-cell>
          <table:table-cell table:number-columns-repeated="1017"/>
        </table:table-row>
        <table:table-row table:style-name="ro1">
          <table:table-cell office:value-type="float" office:value="781">
            <text:p>781</text:p>
          </table:table-cell>
          <table:table-cell office:value-type="time" office:time-value="PT12H03M51.267S">
            <text:p>12:03:51.27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2">
            <text:p>782</text:p>
          </table:table-cell>
          <table:table-cell office:value-type="time" office:time-value="PT12H03M51.075S">
            <text:p>12:03:51.08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356">
            <text:p>356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783">
            <text:p>783</text:p>
          </table:table-cell>
          <table:table-cell office:value-type="time" office:time-value="PT12H03M48.964S">
            <text:p>12:03:48.96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2478">
            <text:p>2478</text:p>
          </table:table-cell>
          <table:table-cell office:value-type="string">
            <text:p>Success</text:p>
          </table:table-cell>
          <table:table-cell office:value-type="float" office:value="40737">
            <text:p>40737</text:p>
          </table:table-cell>
          <table:table-cell table:number-columns-repeated="1017"/>
        </table:table-row>
        <table:table-row table:style-name="ro1">
          <table:table-cell office:value-type="float" office:value="784">
            <text:p>784</text:p>
          </table:table-cell>
          <table:table-cell office:value-type="time" office:time-value="PT12H03M51.432S">
            <text:p>12:03:51.43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85">
            <text:p>785</text:p>
          </table:table-cell>
          <table:table-cell office:value-type="time" office:time-value="PT12H03M51.131S">
            <text:p>12:03:51.13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326">
            <text:p>326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786">
            <text:p>786</text:p>
          </table:table-cell>
          <table:table-cell office:value-type="time" office:time-value="PT12H03M51.443S">
            <text:p>12:03:51.44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7">
            <text:p>787</text:p>
          </table:table-cell>
          <table:table-cell office:value-type="time" office:time-value="PT12H03M51.457S">
            <text:p>12:03:51.46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88">
            <text:p>788</text:p>
          </table:table-cell>
          <table:table-cell office:value-type="time" office:time-value="PT12H03M51.446S">
            <text:p>12:03:51.45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89">
            <text:p>789</text:p>
          </table:table-cell>
          <table:table-cell office:value-type="time" office:time-value="PT12H03M51.359S">
            <text:p>12:03:51.36</text:p>
          </table:table-cell>
          <table:table-cell office:value-type="string">
            <text:p>TC0003_PlannerC 3-16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90">
            <text:p>790</text:p>
          </table:table-cell>
          <table:table-cell office:value-type="time" office:time-value="PT12H03M51.485S">
            <text:p>12:03:51.49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791">
            <text:p>791</text:p>
          </table:table-cell>
          <table:table-cell office:value-type="time" office:time-value="PT12H03M51.48S">
            <text:p>12:03:51.48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92">
            <text:p>792</text:p>
          </table:table-cell>
          <table:table-cell office:value-type="time" office:time-value="PT12H03M51.519S">
            <text:p>12:03:51.52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505">
            <text:p>505</text:p>
          </table:table-cell>
          <table:table-cell table:number-columns-repeated="1017"/>
        </table:table-row>
        <table:table-row table:style-name="ro1">
          <table:table-cell office:value-type="float" office:value="793">
            <text:p>793</text:p>
          </table:table-cell>
          <table:table-cell office:value-type="time" office:time-value="PT12H03M51.47S">
            <text:p>12:03:51.47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4">
            <text:p>794</text:p>
          </table:table-cell>
          <table:table-cell office:value-type="time" office:time-value="PT12H03M51.524S">
            <text:p>12:03:51.52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795">
            <text:p>795</text:p>
          </table:table-cell>
          <table:table-cell office:value-type="time" office:time-value="PT12H03M51.492S">
            <text:p>12:03:51.49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8556">
            <text:p>8556</text:p>
          </table:table-cell>
          <table:table-cell table:number-columns-repeated="1017"/>
        </table:table-row>
        <table:table-row table:style-name="ro1">
          <table:table-cell office:value-type="float" office:value="796">
            <text:p>796</text:p>
          </table:table-cell>
          <table:table-cell office:value-type="time" office:time-value="PT12H03M48.825S">
            <text:p>12:03:48.83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2752">
            <text:p>2752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797">
            <text:p>797</text:p>
          </table:table-cell>
          <table:table-cell office:value-type="time" office:time-value="PT12H03M51.569S">
            <text:p>12:03:51.57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505">
            <text:p>505</text:p>
          </table:table-cell>
          <table:table-cell table:number-columns-repeated="1017"/>
        </table:table-row>
        <table:table-row table:style-name="ro1">
          <table:table-cell office:value-type="float" office:value="798">
            <text:p>798</text:p>
          </table:table-cell>
          <table:table-cell office:value-type="time" office:time-value="PT12H03M49.157S">
            <text:p>12:03:49.16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2445">
            <text:p>2445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799">
            <text:p>799</text:p>
          </table:table-cell>
          <table:table-cell office:value-type="time" office:time-value="PT12H03M49.034S">
            <text:p>12:03:49.03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2586">
            <text:p>2586</text:p>
          </table:table-cell>
          <table:table-cell office:value-type="string">
            <text:p>Success</text:p>
          </table:table-cell>
          <table:table-cell office:value-type="float" office:value="54939">
            <text:p>54939</text:p>
          </table:table-cell>
          <table:table-cell table:number-columns-repeated="1017"/>
        </table:table-row>
        <table:table-row table:style-name="ro1">
          <table:table-cell office:value-type="float" office:value="800">
            <text:p>800</text:p>
          </table:table-cell>
          <table:table-cell office:value-type="time" office:time-value="PT12H03M47.685S">
            <text:p>12:03:47.69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3942">
            <text:p>3942</text:p>
          </table:table-cell>
          <table:table-cell office:value-type="string">
            <text:p>Success</text:p>
          </table:table-cell>
          <table:table-cell office:value-type="float" office:value="54939">
            <text:p>54939</text:p>
          </table:table-cell>
          <table:table-cell table:number-columns-repeated="1017"/>
        </table:table-row>
        <table:table-row table:style-name="ro1">
          <table:table-cell office:value-type="float" office:value="801">
            <text:p>801</text:p>
          </table:table-cell>
          <table:table-cell office:value-type="time" office:time-value="PT12H03M51.62S">
            <text:p>12:03:51.62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2">
            <text:p>802</text:p>
          </table:table-cell>
          <table:table-cell office:value-type="time" office:time-value="PT12H03M49.065S">
            <text:p>12:03:49.07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2581">
            <text:p>2581</text:p>
          </table:table-cell>
          <table:table-cell office:value-type="string">
            <text:p>Success</text:p>
          </table:table-cell>
          <table:table-cell office:value-type="float" office:value="32284">
            <text:p>32284</text:p>
          </table:table-cell>
          <table:table-cell table:number-columns-repeated="1017"/>
        </table:table-row>
        <table:table-row table:style-name="ro1">
          <table:table-cell office:value-type="float" office:value="803">
            <text:p>803</text:p>
          </table:table-cell>
          <table:table-cell office:value-type="time" office:time-value="PT12H03M47.705S">
            <text:p>12:03:47.71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952">
            <text:p>3952</text:p>
          </table:table-cell>
          <table:table-cell office:value-type="string">
            <text:p>Success</text:p>
          </table:table-cell>
          <table:table-cell office:value-type="float" office:value="39460">
            <text:p>39460</text:p>
          </table:table-cell>
          <table:table-cell table:number-columns-repeated="1017"/>
        </table:table-row>
        <table:table-row table:style-name="ro1">
          <table:table-cell office:value-type="float" office:value="804">
            <text:p>804</text:p>
          </table:table-cell>
          <table:table-cell office:value-type="time" office:time-value="PT12H03M51.55S">
            <text:p>12:03:51.55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5">
            <text:p>805</text:p>
          </table:table-cell>
          <table:table-cell office:value-type="time" office:time-value="PT12H03M51.646S">
            <text:p>12:03:51.65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6">
            <text:p>806</text:p>
          </table:table-cell>
          <table:table-cell office:value-type="time" office:time-value="PT12H03M51.415S">
            <text:p>12:03:51.42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300">
            <text:p>300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807">
            <text:p>807</text:p>
          </table:table-cell>
          <table:table-cell office:value-type="time" office:time-value="PT12H03M51.043S">
            <text:p>12:03:51.04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674">
            <text:p>674</text:p>
          </table:table-cell>
          <table:table-cell office:value-type="string">
            <text:p>Success</text:p>
          </table:table-cell>
          <table:table-cell office:value-type="float" office:value="76377">
            <text:p>76377</text:p>
          </table:table-cell>
          <table:table-cell table:number-columns-repeated="1017"/>
        </table:table-row>
        <table:table-row table:style-name="ro1">
          <table:table-cell office:value-type="float" office:value="808">
            <text:p>808</text:p>
          </table:table-cell>
          <table:table-cell office:value-type="time" office:time-value="PT12H03M51.545S">
            <text:p>12:03:51.55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71">
            <text:p>171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809">
            <text:p>809</text:p>
          </table:table-cell>
          <table:table-cell office:value-type="time" office:time-value="PT12H03M51.646S">
            <text:p>12:03:51.65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0">
            <text:p>810</text:p>
          </table:table-cell>
          <table:table-cell office:value-type="time" office:time-value="PT12H03M51.67S">
            <text:p>12:03:51.67</text:p>
          </table:table-cell>
          <table:table-cell office:value-type="string">
            <text:p>TC0003_PlannerC 3-4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11">
            <text:p>811</text:p>
          </table:table-cell>
          <table:table-cell office:value-type="time" office:time-value="PT12H03M51.67S">
            <text:p>12:03:51.67</text:p>
          </table:table-cell>
          <table:table-cell office:value-type="string">
            <text:p>TC0003_PlannerC 3-19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12">
            <text:p>812</text:p>
          </table:table-cell>
          <table:table-cell office:value-type="time" office:time-value="PT12H03M51.736S">
            <text:p>12:03:51.74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8556">
            <text:p>8556</text:p>
          </table:table-cell>
          <table:table-cell table:number-columns-repeated="1017"/>
        </table:table-row>
        <table:table-row table:style-name="ro1">
          <table:table-cell office:value-type="float" office:value="813">
            <text:p>813</text:p>
          </table:table-cell>
          <table:table-cell office:value-type="time" office:time-value="PT12H03M51.748S">
            <text:p>12:03:51.75</text:p>
          </table:table-cell>
          <table:table-cell office:value-type="string">
            <text:p>TC0003_PlannerC 3-19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14">
            <text:p>814</text:p>
          </table:table-cell>
          <table:table-cell office:value-type="time" office:time-value="PT12H03M51.719S">
            <text:p>12:03:51.72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1">
          <table:table-cell office:value-type="float" office:value="815">
            <text:p>815</text:p>
          </table:table-cell>
          <table:table-cell office:value-type="time" office:time-value="PT12H03M51.412S">
            <text:p>12:03:51.41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374">
            <text:p>374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816">
            <text:p>816</text:p>
          </table:table-cell>
          <table:table-cell office:value-type="time" office:time-value="PT12H03M51.579S">
            <text:p>12:03:51.58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229">
            <text:p>229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817">
            <text:p>817</text:p>
          </table:table-cell>
          <table:table-cell office:value-type="time" office:time-value="PT12H03M51.579S">
            <text:p>12:03:51.58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236">
            <text:p>236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818">
            <text:p>818</text:p>
          </table:table-cell>
          <table:table-cell office:value-type="time" office:time-value="PT12H03M51.816S">
            <text:p>12:03:51.82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19">
            <text:p>819</text:p>
          </table:table-cell>
          <table:table-cell office:value-type="time" office:time-value="PT12H03M51.73S">
            <text:p>12:03:51.73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0">
            <text:p>820</text:p>
          </table:table-cell>
          <table:table-cell office:value-type="time" office:time-value="PT12H03M51.831S">
            <text:p>12:03:51.83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21">
            <text:p>821</text:p>
          </table:table-cell>
          <table:table-cell office:value-type="time" office:time-value="PT12H03M51.776S">
            <text:p>12:03:51.78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822">
            <text:p>822</text:p>
          </table:table-cell>
          <table:table-cell office:value-type="time" office:time-value="PT12H03M51.877S">
            <text:p>12:03:51.88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345">
            <text:p>345</text:p>
          </table:table-cell>
          <table:table-cell table:number-columns-repeated="1017"/>
        </table:table-row>
        <table:table-row table:style-name="ro1">
          <table:table-cell office:value-type="float" office:value="823">
            <text:p>823</text:p>
          </table:table-cell>
          <table:table-cell office:value-type="time" office:time-value="PT12H03M51.759S">
            <text:p>12:03:51.76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57">
            <text:p>157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824">
            <text:p>824</text:p>
          </table:table-cell>
          <table:table-cell office:value-type="time" office:time-value="PT12H03M46.236S">
            <text:p>12:03:46.24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5771">
            <text:p>5771</text:p>
          </table:table-cell>
          <table:table-cell office:value-type="string">
            <text:p>Success</text:p>
          </table:table-cell>
          <table:table-cell office:value-type="float" office:value="54940">
            <text:p>54940</text:p>
          </table:table-cell>
          <table:table-cell table:number-columns-repeated="1017"/>
        </table:table-row>
        <table:table-row table:style-name="ro1">
          <table:table-cell office:value-type="float" office:value="825">
            <text:p>825</text:p>
          </table:table-cell>
          <table:table-cell office:value-type="time" office:time-value="PT12H03M51.63S">
            <text:p>12:03:51.63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403">
            <text:p>403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826">
            <text:p>826</text:p>
          </table:table-cell>
          <table:table-cell office:value-type="time" office:time-value="PT12H03M51.657S">
            <text:p>12:03:51.66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403">
            <text:p>403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827">
            <text:p>827</text:p>
          </table:table-cell>
          <table:table-cell office:value-type="time" office:time-value="PT12H03M51.585S">
            <text:p>12:03:51.59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510">
            <text:p>510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828">
            <text:p>828</text:p>
          </table:table-cell>
          <table:table-cell office:value-type="time" office:time-value="PT12H03M51.85S">
            <text:p>12:03:51.85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53">
            <text:p>253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829">
            <text:p>829</text:p>
          </table:table-cell>
          <table:table-cell office:value-type="time" office:time-value="PT12H03M52.105S">
            <text:p>12:03:52.11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505">
            <text:p>505</text:p>
          </table:table-cell>
          <table:table-cell table:number-columns-repeated="1017"/>
        </table:table-row>
        <table:table-row table:style-name="ro1">
          <table:table-cell office:value-type="float" office:value="830">
            <text:p>830</text:p>
          </table:table-cell>
          <table:table-cell office:value-type="time" office:time-value="PT12H03M52.12S">
            <text:p>12:03:52.12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831">
            <text:p>831</text:p>
          </table:table-cell>
          <table:table-cell office:value-type="time" office:time-value="PT12H03M52.008S">
            <text:p>12:03:52.01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324">
            <text:p>324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832">
            <text:p>832</text:p>
          </table:table-cell>
          <table:table-cell office:value-type="time" office:time-value="PT12H03M47.13S">
            <text:p>12:03:47.13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5229">
            <text:p>5229</text:p>
          </table:table-cell>
          <table:table-cell office:value-type="string">
            <text:p>Success</text:p>
          </table:table-cell>
          <table:table-cell office:value-type="float" office:value="54939">
            <text:p>54939</text:p>
          </table:table-cell>
          <table:table-cell table:number-columns-repeated="1017"/>
        </table:table-row>
        <table:table-row table:style-name="ro1">
          <table:table-cell office:value-type="float" office:value="833">
            <text:p>833</text:p>
          </table:table-cell>
          <table:table-cell office:value-type="time" office:time-value="PT12H03M51.428S">
            <text:p>12:03:51.43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940">
            <text:p>940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834">
            <text:p>834</text:p>
          </table:table-cell>
          <table:table-cell office:value-type="time" office:time-value="PT12H03M46.249S">
            <text:p>12:03:46.25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6135">
            <text:p>6135</text:p>
          </table:table-cell>
          <table:table-cell office:value-type="string">
            <text:p>Success</text:p>
          </table:table-cell>
          <table:table-cell office:value-type="float" office:value="58732">
            <text:p>58732</text:p>
          </table:table-cell>
          <table:table-cell table:number-columns-repeated="1017"/>
        </table:table-row>
        <table:table-row table:style-name="ro1">
          <table:table-cell office:value-type="float" office:value="835">
            <text:p>835</text:p>
          </table:table-cell>
          <table:table-cell office:value-type="time" office:time-value="PT12H03M48.817S">
            <text:p>12:03:48.82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3576">
            <text:p>3576</text:p>
          </table:table-cell>
          <table:table-cell office:value-type="string">
            <text:p>Success</text:p>
          </table:table-cell>
          <table:table-cell office:value-type="float" office:value="60785">
            <text:p>60785</text:p>
          </table:table-cell>
          <table:table-cell table:number-columns-repeated="1017"/>
        </table:table-row>
        <table:table-row table:style-name="ro1">
          <table:table-cell office:value-type="float" office:value="836">
            <text:p>836</text:p>
          </table:table-cell>
          <table:table-cell office:value-type="time" office:time-value="PT12H03M52.334S">
            <text:p>12:03:52.33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40739">
            <text:p>40739</text:p>
          </table:table-cell>
          <table:table-cell table:number-columns-repeated="1017"/>
        </table:table-row>
        <table:table-row table:style-name="ro1">
          <table:table-cell office:value-type="float" office:value="837">
            <text:p>837</text:p>
          </table:table-cell>
          <table:table-cell office:value-type="time" office:time-value="PT12H03M50.29S">
            <text:p>12:03:50.29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120">
            <text:p>2120</text:p>
          </table:table-cell>
          <table:table-cell office:value-type="string">
            <text:p>Success</text:p>
          </table:table-cell>
          <table:table-cell office:value-type="float" office:value="60759">
            <text:p>60759</text:p>
          </table:table-cell>
          <table:table-cell table:number-columns-repeated="1017"/>
        </table:table-row>
        <table:table-row table:style-name="ro1">
          <table:table-cell office:value-type="float" office:value="838">
            <text:p>838</text:p>
          </table:table-cell>
          <table:table-cell office:value-type="time" office:time-value="PT12H03M49.262S">
            <text:p>12:03:49.26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3155">
            <text:p>3155</text:p>
          </table:table-cell>
          <table:table-cell office:value-type="string">
            <text:p>Success</text:p>
          </table:table-cell>
          <table:table-cell office:value-type="float" office:value="58732">
            <text:p>58732</text:p>
          </table:table-cell>
          <table:table-cell table:number-columns-repeated="1017"/>
        </table:table-row>
        <table:table-row table:style-name="ro1">
          <table:table-cell office:value-type="float" office:value="839">
            <text:p>839</text:p>
          </table:table-cell>
          <table:table-cell office:value-type="time" office:time-value="PT12H03M52.397S">
            <text:p>12:03:52.40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0">
            <text:p>840</text:p>
          </table:table-cell>
          <table:table-cell office:value-type="time" office:time-value="PT12H03M51.16S">
            <text:p>12:03:51.16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1293">
            <text:p>1293</text:p>
          </table:table-cell>
          <table:table-cell office:value-type="string">
            <text:p>Success</text:p>
          </table:table-cell>
          <table:table-cell office:value-type="float" office:value="40737">
            <text:p>40737</text:p>
          </table:table-cell>
          <table:table-cell table:number-columns-repeated="1017"/>
        </table:table-row>
        <table:table-row table:style-name="ro1">
          <table:table-cell office:value-type="float" office:value="841">
            <text:p>841</text:p>
          </table:table-cell>
          <table:table-cell office:value-type="time" office:time-value="PT12H03M49.018S">
            <text:p>12:03:49.02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3451">
            <text:p>3451</text:p>
          </table:table-cell>
          <table:table-cell office:value-type="string">
            <text:p>Success</text:p>
          </table:table-cell>
          <table:table-cell office:value-type="float" office:value="36899">
            <text:p>36899</text:p>
          </table:table-cell>
          <table:table-cell table:number-columns-repeated="1017"/>
        </table:table-row>
        <table:table-row table:style-name="ro1">
          <table:table-cell office:value-type="float" office:value="842">
            <text:p>842</text:p>
          </table:table-cell>
          <table:table-cell office:value-type="time" office:time-value="PT12H03M49.249S">
            <text:p>12:03:49.25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3221">
            <text:p>3221</text:p>
          </table:table-cell>
          <table:table-cell office:value-type="string">
            <text:p>Success</text:p>
          </table:table-cell>
          <table:table-cell office:value-type="float" office:value="58732">
            <text:p>58732</text:p>
          </table:table-cell>
          <table:table-cell table:number-columns-repeated="1017"/>
        </table:table-row>
        <table:table-row table:style-name="ro1">
          <table:table-cell office:value-type="float" office:value="843">
            <text:p>843</text:p>
          </table:table-cell>
          <table:table-cell office:value-type="time" office:time-value="PT12H03M48.943S">
            <text:p>12:03:48.94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3550">
            <text:p>3550</text:p>
          </table:table-cell>
          <table:table-cell office:value-type="string">
            <text:p>Success</text:p>
          </table:table-cell>
          <table:table-cell office:value-type="float" office:value="33135">
            <text:p>33135</text:p>
          </table:table-cell>
          <table:table-cell table:number-columns-repeated="1017"/>
        </table:table-row>
        <table:table-row table:style-name="ro1">
          <table:table-cell office:value-type="float" office:value="844">
            <text:p>844</text:p>
          </table:table-cell>
          <table:table-cell office:value-type="time" office:time-value="PT12H03M52.426S">
            <text:p>12:03:52.43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5">
            <text:p>845</text:p>
          </table:table-cell>
          <table:table-cell office:value-type="time" office:time-value="PT12H03M52.469S">
            <text:p>12:03:52.47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6">
            <text:p>846</text:p>
          </table:table-cell>
          <table:table-cell office:value-type="time" office:time-value="PT12H03M52.453S">
            <text:p>12:03:52.45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7">
            <text:p>847</text:p>
          </table:table-cell>
          <table:table-cell office:value-type="time" office:time-value="PT12H03M49.829S">
            <text:p>12:03:49.83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2751">
            <text:p>2751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848">
            <text:p>848</text:p>
          </table:table-cell>
          <table:table-cell office:value-type="time" office:time-value="PT12H03M47.926S">
            <text:p>12:03:47.93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4671">
            <text:p>4671</text:p>
          </table:table-cell>
          <table:table-cell office:value-type="string">
            <text:p>Success</text:p>
          </table:table-cell>
          <table:table-cell office:value-type="float" office:value="39459">
            <text:p>39459</text:p>
          </table:table-cell>
          <table:table-cell table:number-columns-repeated="1017"/>
        </table:table-row>
        <table:table-row table:style-name="ro1">
          <table:table-cell office:value-type="float" office:value="849">
            <text:p>849</text:p>
          </table:table-cell>
          <table:table-cell office:value-type="time" office:time-value="PT12H03M49.559S">
            <text:p>12:03:49.56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3039">
            <text:p>3039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850">
            <text:p>850</text:p>
          </table:table-cell>
          <table:table-cell office:value-type="time" office:time-value="PT12H03M52.497S">
            <text:p>12:03:52.50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1">
            <text:p>851</text:p>
          </table:table-cell>
          <table:table-cell office:value-type="time" office:time-value="PT12H03M52.494S">
            <text:p>12:03:52.49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75">
            <text:p>175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852">
            <text:p>852</text:p>
          </table:table-cell>
          <table:table-cell office:value-type="time" office:time-value="PT12H03M52.498S">
            <text:p>12:03:52.50</text:p>
          </table:table-cell>
          <table:table-cell office:value-type="string">
            <text:p>TC0003_PlannerC 3-8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73">
            <text:p>17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53">
            <text:p>853</text:p>
          </table:table-cell>
          <table:table-cell office:value-type="time" office:time-value="PT12H03M52.473S">
            <text:p>12:03:52.47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200">
            <text:p>200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854">
            <text:p>854</text:p>
          </table:table-cell>
          <table:table-cell office:value-type="time" office:time-value="PT12H03M48.815S">
            <text:p>12:03:48.82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3859">
            <text:p>3859</text:p>
          </table:table-cell>
          <table:table-cell office:value-type="string">
            <text:p>Success</text:p>
          </table:table-cell>
          <table:table-cell office:value-type="float" office:value="60781">
            <text:p>60781</text:p>
          </table:table-cell>
          <table:table-cell table:number-columns-repeated="1017"/>
        </table:table-row>
        <table:table-row table:style-name="ro1">
          <table:table-cell office:value-type="float" office:value="855">
            <text:p>855</text:p>
          </table:table-cell>
          <table:table-cell office:value-type="time" office:time-value="PT12H03M52.36S">
            <text:p>12:03:52.36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319">
            <text:p>319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856">
            <text:p>856</text:p>
          </table:table-cell>
          <table:table-cell office:value-type="time" office:time-value="PT12H03M50.43S">
            <text:p>12:03:50.43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2257">
            <text:p>2257</text:p>
          </table:table-cell>
          <table:table-cell office:value-type="string">
            <text:p>Success</text:p>
          </table:table-cell>
          <table:table-cell office:value-type="float" office:value="54939">
            <text:p>54939</text:p>
          </table:table-cell>
          <table:table-cell table:number-columns-repeated="1017"/>
        </table:table-row>
        <table:table-row table:style-name="ro1">
          <table:table-cell office:value-type="float" office:value="857">
            <text:p>857</text:p>
          </table:table-cell>
          <table:table-cell office:value-type="time" office:time-value="PT12H03M49.681S">
            <text:p>12:03:49.68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3011">
            <text:p>3011</text:p>
          </table:table-cell>
          <table:table-cell office:value-type="string">
            <text:p>Success</text:p>
          </table:table-cell>
          <table:table-cell office:value-type="float" office:value="60781">
            <text:p>60781</text:p>
          </table:table-cell>
          <table:table-cell table:number-columns-repeated="1017"/>
        </table:table-row>
        <table:table-row table:style-name="ro1">
          <table:table-cell office:value-type="float" office:value="858">
            <text:p>858</text:p>
          </table:table-cell>
          <table:table-cell office:value-type="time" office:time-value="PT12H03M52.386S">
            <text:p>12:03:52.39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314">
            <text:p>314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859">
            <text:p>859</text:p>
          </table:table-cell>
          <table:table-cell office:value-type="time" office:time-value="PT12H03M46.167S">
            <text:p>12:03:46.17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6534">
            <text:p>6534</text:p>
          </table:table-cell>
          <table:table-cell office:value-type="string">
            <text:p>Success</text:p>
          </table:table-cell>
          <table:table-cell office:value-type="float" office:value="58732">
            <text:p>58732</text:p>
          </table:table-cell>
          <table:table-cell table:number-columns-repeated="1017"/>
        </table:table-row>
        <table:table-row table:style-name="ro1">
          <table:table-cell office:value-type="float" office:value="860">
            <text:p>860</text:p>
          </table:table-cell>
          <table:table-cell office:value-type="time" office:time-value="PT12H03M52.671S">
            <text:p>12:03:52.67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61">
            <text:p>861</text:p>
          </table:table-cell>
          <table:table-cell office:value-type="time" office:time-value="PT12H03M52.628S">
            <text:p>12:03:52.63</text:p>
          </table:table-cell>
          <table:table-cell office:value-type="string">
            <text:p>TC0003_PlannerC 3-3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62">
            <text:p>862</text:p>
          </table:table-cell>
          <table:table-cell office:value-type="time" office:time-value="PT12H03M52.512S">
            <text:p>12:03:52.51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229">
            <text:p>2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3">
            <text:p>863</text:p>
          </table:table-cell>
          <table:table-cell office:value-type="time" office:time-value="PT12H03M49.9S">
            <text:p>12:03:49.90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2854">
            <text:p>2854</text:p>
          </table:table-cell>
          <table:table-cell office:value-type="string">
            <text:p>Success</text:p>
          </table:table-cell>
          <table:table-cell office:value-type="float" office:value="54939">
            <text:p>54939</text:p>
          </table:table-cell>
          <table:table-cell table:number-columns-repeated="1017"/>
        </table:table-row>
        <table:table-row table:style-name="ro1">
          <table:table-cell office:value-type="float" office:value="864">
            <text:p>864</text:p>
          </table:table-cell>
          <table:table-cell office:value-type="time" office:time-value="PT12H03M52.714S">
            <text:p>12:03:52.71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65">
            <text:p>865</text:p>
          </table:table-cell>
          <table:table-cell office:value-type="time" office:time-value="PT12H03M47.367S">
            <text:p>12:03:47.37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5403">
            <text:p>5403</text:p>
          </table:table-cell>
          <table:table-cell office:value-type="string">
            <text:p>Success</text:p>
          </table:table-cell>
          <table:table-cell office:value-type="float" office:value="54940">
            <text:p>54940</text:p>
          </table:table-cell>
          <table:table-cell table:number-columns-repeated="1017"/>
        </table:table-row>
        <table:table-row table:style-name="ro1">
          <table:table-cell office:value-type="float" office:value="866">
            <text:p>866</text:p>
          </table:table-cell>
          <table:table-cell office:value-type="time" office:time-value="PT12H03M52.763S">
            <text:p>12:03:52.76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867">
            <text:p>867</text:p>
          </table:table-cell>
          <table:table-cell office:value-type="time" office:time-value="PT12H03M52.783S">
            <text:p>12:03:52.78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713">
            <text:p>713</text:p>
          </table:table-cell>
          <table:table-cell table:number-columns-repeated="1017"/>
        </table:table-row>
        <table:table-row table:style-name="ro1">
          <table:table-cell office:value-type="float" office:value="868">
            <text:p>868</text:p>
          </table:table-cell>
          <table:table-cell office:value-type="time" office:time-value="PT12H03M52.77S">
            <text:p>12:03:52.77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9">
            <text:p>869</text:p>
          </table:table-cell>
          <table:table-cell office:value-type="time" office:time-value="PT12H03M52.412S">
            <text:p>12:03:52.41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416">
            <text:p>416</text:p>
          </table:table-cell>
          <table:table-cell office:value-type="string">
            <text:p>Success</text:p>
          </table:table-cell>
          <table:table-cell office:value-type="float" office:value="22115">
            <text:p>22115</text:p>
          </table:table-cell>
          <table:table-cell table:number-columns-repeated="1017"/>
        </table:table-row>
        <table:table-row table:style-name="ro1">
          <table:table-cell office:value-type="float" office:value="870">
            <text:p>870</text:p>
          </table:table-cell>
          <table:table-cell office:value-type="time" office:time-value="PT12H03M52.693S">
            <text:p>12:03:52.69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90">
            <text:p>190</text:p>
          </table:table-cell>
          <table:table-cell office:value-type="string">
            <text:p>Success</text:p>
          </table:table-cell>
          <table:table-cell office:value-type="float" office:value="22115">
            <text:p>22115</text:p>
          </table:table-cell>
          <table:table-cell table:number-columns-repeated="1017"/>
        </table:table-row>
        <table:table-row table:style-name="ro1">
          <table:table-cell office:value-type="float" office:value="871">
            <text:p>871</text:p>
          </table:table-cell>
          <table:table-cell office:value-type="time" office:time-value="PT12H03M52.735S">
            <text:p>12:03:52.74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56">
            <text:p>156</text:p>
          </table:table-cell>
          <table:table-cell office:value-type="string">
            <text:p>Success</text:p>
          </table:table-cell>
          <table:table-cell office:value-type="float" office:value="8556">
            <text:p>8556</text:p>
          </table:table-cell>
          <table:table-cell table:number-columns-repeated="1017"/>
        </table:table-row>
        <table:table-row table:style-name="ro1">
          <table:table-cell office:value-type="float" office:value="872">
            <text:p>872</text:p>
          </table:table-cell>
          <table:table-cell office:value-type="time" office:time-value="PT12H03M52.753S">
            <text:p>12:03:52.75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3">
            <text:p>873</text:p>
          </table:table-cell>
          <table:table-cell office:value-type="time" office:time-value="PT12H03M50.354S">
            <text:p>12:03:50.35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2552">
            <text:p>2552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874">
            <text:p>874</text:p>
          </table:table-cell>
          <table:table-cell office:value-type="time" office:time-value="PT12H03M52.741S">
            <text:p>12:03:52.74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5">
            <text:p>875</text:p>
          </table:table-cell>
          <table:table-cell office:value-type="time" office:time-value="PT12H03M50.222S">
            <text:p>12:03:50.22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2703">
            <text:p>2703</text:p>
          </table:table-cell>
          <table:table-cell office:value-type="string">
            <text:p>Success</text:p>
          </table:table-cell>
          <table:table-cell office:value-type="float" office:value="54939">
            <text:p>54939</text:p>
          </table:table-cell>
          <table:table-cell table:number-columns-repeated="1017"/>
        </table:table-row>
        <table:table-row table:style-name="ro1">
          <table:table-cell office:value-type="float" office:value="876">
            <text:p>876</text:p>
          </table:table-cell>
          <table:table-cell office:value-type="time" office:time-value="PT12H03M49.671S">
            <text:p>12:03:49.67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3257">
            <text:p>3257</text:p>
          </table:table-cell>
          <table:table-cell office:value-type="string">
            <text:p>Success</text:p>
          </table:table-cell>
          <table:table-cell office:value-type="float" office:value="40737">
            <text:p>40737</text:p>
          </table:table-cell>
          <table:table-cell table:number-columns-repeated="1017"/>
        </table:table-row>
        <table:table-row table:style-name="ro1">
          <table:table-cell office:value-type="float" office:value="877">
            <text:p>877</text:p>
          </table:table-cell>
          <table:table-cell office:value-type="time" office:time-value="PT12H03M50.229S">
            <text:p>12:03:50.23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2712">
            <text:p>2712</text:p>
          </table:table-cell>
          <table:table-cell office:value-type="string">
            <text:p>Success</text:p>
          </table:table-cell>
          <table:table-cell office:value-type="float" office:value="40737">
            <text:p>40737</text:p>
          </table:table-cell>
          <table:table-cell table:number-columns-repeated="1017"/>
        </table:table-row>
        <table:table-row table:style-name="ro1">
          <table:table-cell office:value-type="float" office:value="878">
            <text:p>878</text:p>
          </table:table-cell>
          <table:table-cell office:value-type="time" office:time-value="PT12H03M52.93S">
            <text:p>12:03:52.93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9">
            <text:p>879</text:p>
          </table:table-cell>
          <table:table-cell office:value-type="time" office:time-value="PT12H03M52.599S">
            <text:p>12:03:52.60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391">
            <text:p>391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880">
            <text:p>880</text:p>
          </table:table-cell>
          <table:table-cell office:value-type="time" office:time-value="PT12H03M52.823S">
            <text:p>12:03:52.82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81">
            <text:p>1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1">
            <text:p>881</text:p>
          </table:table-cell>
          <table:table-cell office:value-type="time" office:time-value="PT12H03M52.897S">
            <text:p>12:03:52.90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2">
            <text:p>882</text:p>
          </table:table-cell>
          <table:table-cell office:value-type="time" office:time-value="PT12H03M52.987S">
            <text:p>12:03:52.99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3">
            <text:p>883</text:p>
          </table:table-cell>
          <table:table-cell office:value-type="time" office:time-value="PT12H03M52.942S">
            <text:p>12:03:52.94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4">
            <text:p>884</text:p>
          </table:table-cell>
          <table:table-cell office:value-type="time" office:time-value="PT12H03M52.918S">
            <text:p>12:03:52.92</text:p>
          </table:table-cell>
          <table:table-cell office:value-type="string">
            <text:p>TC0003_PlannerC 3-14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85">
            <text:p>885</text:p>
          </table:table-cell>
          <table:table-cell office:value-type="time" office:time-value="PT12H03M50.252S">
            <text:p>12:03:50.25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2814">
            <text:p>2814</text:p>
          </table:table-cell>
          <table:table-cell office:value-type="string">
            <text:p>Success</text:p>
          </table:table-cell>
          <table:table-cell office:value-type="float" office:value="40737">
            <text:p>40737</text:p>
          </table:table-cell>
          <table:table-cell table:number-columns-repeated="1017"/>
        </table:table-row>
        <table:table-row table:style-name="ro1">
          <table:table-cell office:value-type="float" office:value="886">
            <text:p>886</text:p>
          </table:table-cell>
          <table:table-cell office:value-type="time" office:time-value="PT12H03M53.067S">
            <text:p>12:03:53.07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7">
            <text:p>887</text:p>
          </table:table-cell>
          <table:table-cell office:value-type="time" office:time-value="PT12H03M53.043S">
            <text:p>12:03:53.04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8556">
            <text:p>8556</text:p>
          </table:table-cell>
          <table:table-cell table:number-columns-repeated="1017"/>
        </table:table-row>
        <table:table-row table:style-name="ro1">
          <table:table-cell office:value-type="float" office:value="888">
            <text:p>888</text:p>
          </table:table-cell>
          <table:table-cell office:value-type="time" office:time-value="PT12H03M53.029S">
            <text:p>12:03:53.03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14">
            <text:p>1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9">
            <text:p>889</text:p>
          </table:table-cell>
          <table:table-cell office:value-type="time" office:time-value="PT12H03M53.03S">
            <text:p>12:03:53.03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0">
            <text:p>890</text:p>
          </table:table-cell>
          <table:table-cell office:value-type="time" office:time-value="PT12H03M53.023S">
            <text:p>12:03:53.02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31">
            <text:p>1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1">
            <text:p>891</text:p>
          </table:table-cell>
          <table:table-cell office:value-type="time" office:time-value="PT12H03M52.417S">
            <text:p>12:03:52.42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738">
            <text:p>738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892">
            <text:p>892</text:p>
          </table:table-cell>
          <table:table-cell office:value-type="time" office:time-value="PT12H03M52.7S">
            <text:p>12:03:52.70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467">
            <text:p>467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893">
            <text:p>893</text:p>
          </table:table-cell>
          <table:table-cell office:value-type="time" office:time-value="PT12H03M53.004S">
            <text:p>12:03:53.00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77">
            <text:p>1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4">
            <text:p>894</text:p>
          </table:table-cell>
          <table:table-cell office:value-type="time" office:time-value="PT12H03M53.169S">
            <text:p>12:03:53.17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95">
            <text:p>895</text:p>
          </table:table-cell>
          <table:table-cell office:value-type="time" office:time-value="PT12H03M53.102S">
            <text:p>12:03:53.10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6">
            <text:p>896</text:p>
          </table:table-cell>
          <table:table-cell office:value-type="time" office:time-value="PT12H03M52.673S">
            <text:p>12:03:52.67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541">
            <text:p>541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897">
            <text:p>897</text:p>
          </table:table-cell>
          <table:table-cell office:value-type="time" office:time-value="PT12H03M52.6S">
            <text:p>12:03:52.60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632">
            <text:p>632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898">
            <text:p>898</text:p>
          </table:table-cell>
          <table:table-cell office:value-type="time" office:time-value="PT12H03M52.688S">
            <text:p>12:03:52.69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544">
            <text:p>544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899">
            <text:p>899</text:p>
          </table:table-cell>
          <table:table-cell office:value-type="time" office:time-value="PT12H03M53.201S">
            <text:p>12:03:53.20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00">
            <text:p>900</text:p>
          </table:table-cell>
          <table:table-cell office:value-type="time" office:time-value="PT12H03M53.152S">
            <text:p>12:03:53.15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1">
            <text:p>901</text:p>
          </table:table-cell>
          <table:table-cell office:value-type="time" office:time-value="PT12H03M53.215S">
            <text:p>12:03:53.22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02">
            <text:p>902</text:p>
          </table:table-cell>
          <table:table-cell office:value-type="time" office:time-value="PT12H03M53.257S">
            <text:p>12:03:53.26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03">
            <text:p>903</text:p>
          </table:table-cell>
          <table:table-cell office:value-type="time" office:time-value="PT12H03M53.243S">
            <text:p>12:03:53.24</text:p>
          </table:table-cell>
          <table:table-cell office:value-type="string">
            <text:p>TC0003_PlannerC 3-12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04">
            <text:p>904</text:p>
          </table:table-cell>
          <table:table-cell office:value-type="time" office:time-value="PT12H03M53.201S">
            <text:p>12:03:53.20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5">
            <text:p>905</text:p>
          </table:table-cell>
          <table:table-cell office:value-type="time" office:time-value="PT12H03M52.804S">
            <text:p>12:03:52.80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526">
            <text:p>526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906">
            <text:p>906</text:p>
          </table:table-cell>
          <table:table-cell office:value-type="time" office:time-value="PT12H03M53.142S">
            <text:p>12:03:53.14</text:p>
          </table:table-cell>
          <table:table-cell office:value-type="string">
            <text:p>TC0003_PlannerC 3-6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96">
            <text:p>19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07">
            <text:p>907</text:p>
          </table:table-cell>
          <table:table-cell office:value-type="time" office:time-value="PT12H03M53.157S">
            <text:p>12:03:53.16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91">
            <text:p>191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908">
            <text:p>908</text:p>
          </table:table-cell>
          <table:table-cell office:value-type="time" office:time-value="PT12H03M53.34S">
            <text:p>12:03:53.34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8556">
            <text:p>8556</text:p>
          </table:table-cell>
          <table:table-cell table:number-columns-repeated="1017"/>
        </table:table-row>
        <table:table-row table:style-name="ro1">
          <table:table-cell office:value-type="float" office:value="909">
            <text:p>909</text:p>
          </table:table-cell>
          <table:table-cell office:value-type="time" office:time-value="PT12H03M53.307S">
            <text:p>12:03:53.31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8556">
            <text:p>8556</text:p>
          </table:table-cell>
          <table:table-cell table:number-columns-repeated="1017"/>
        </table:table-row>
        <table:table-row table:style-name="ro1">
          <table:table-cell office:value-type="float" office:value="910">
            <text:p>910</text:p>
          </table:table-cell>
          <table:table-cell office:value-type="time" office:time-value="PT12H03M53.348S">
            <text:p>12:03:53.35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11">
            <text:p>911</text:p>
          </table:table-cell>
          <table:table-cell office:value-type="time" office:time-value="PT12H03M53.321S">
            <text:p>12:03:53.32</text:p>
          </table:table-cell>
          <table:table-cell office:value-type="string">
            <text:p>TC0003_PlannerC 3-11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12">
            <text:p>912</text:p>
          </table:table-cell>
          <table:table-cell office:value-type="time" office:time-value="PT12H03M52.926S">
            <text:p>12:03:52.93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518">
            <text:p>518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913">
            <text:p>913</text:p>
          </table:table-cell>
          <table:table-cell office:value-type="time" office:time-value="PT12H03M53.416S">
            <text:p>12:03:53.42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14">
            <text:p>914</text:p>
          </table:table-cell>
          <table:table-cell office:value-type="time" office:time-value="PT12H03M53.425S">
            <text:p>12:03:53.43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8556">
            <text:p>8556</text:p>
          </table:table-cell>
          <table:table-cell table:number-columns-repeated="1017"/>
        </table:table-row>
        <table:table-row table:style-name="ro1">
          <table:table-cell office:value-type="float" office:value="915">
            <text:p>915</text:p>
          </table:table-cell>
          <table:table-cell office:value-type="time" office:time-value="PT12H03M53.105S">
            <text:p>12:03:53.11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382">
            <text:p>382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916">
            <text:p>916</text:p>
          </table:table-cell>
          <table:table-cell office:value-type="time" office:time-value="PT12H03M52.891S">
            <text:p>12:03:52.89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602">
            <text:p>602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917">
            <text:p>917</text:p>
          </table:table-cell>
          <table:table-cell office:value-type="time" office:time-value="PT12H03M53.456S">
            <text:p>12:03:53.46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918">
            <text:p>918</text:p>
          </table:table-cell>
          <table:table-cell office:value-type="time" office:time-value="PT12H03M53.502S">
            <text:p>12:03:53.50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713">
            <text:p>713</text:p>
          </table:table-cell>
          <table:table-cell table:number-columns-repeated="1017"/>
        </table:table-row>
        <table:table-row table:style-name="ro1">
          <table:table-cell office:value-type="float" office:value="919">
            <text:p>919</text:p>
          </table:table-cell>
          <table:table-cell office:value-type="time" office:time-value="PT12H03M49.456S">
            <text:p>12:03:49.46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4084">
            <text:p>4084</text:p>
          </table:table-cell>
          <table:table-cell office:value-type="string">
            <text:p>Success</text:p>
          </table:table-cell>
          <table:table-cell office:value-type="float" office:value="48648">
            <text:p>48648</text:p>
          </table:table-cell>
          <table:table-cell table:number-columns-repeated="1017"/>
        </table:table-row>
        <table:table-row table:style-name="ro1">
          <table:table-cell office:value-type="float" office:value="920">
            <text:p>920</text:p>
          </table:table-cell>
          <table:table-cell office:value-type="time" office:time-value="PT12H03M49.021S">
            <text:p>12:03:49.02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4542">
            <text:p>4542</text:p>
          </table:table-cell>
          <table:table-cell office:value-type="string">
            <text:p>Success</text:p>
          </table:table-cell>
          <table:table-cell office:value-type="float" office:value="54939">
            <text:p>54939</text:p>
          </table:table-cell>
          <table:table-cell table:number-columns-repeated="1017"/>
        </table:table-row>
        <table:table-row table:style-name="ro1">
          <table:table-cell office:value-type="float" office:value="921">
            <text:p>921</text:p>
          </table:table-cell>
          <table:table-cell office:value-type="time" office:time-value="PT12H03M53.455S">
            <text:p>12:03:53.46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64076">
            <text:p>64076</text:p>
          </table:table-cell>
          <table:table-cell table:number-columns-repeated="1017"/>
        </table:table-row>
        <table:table-row table:style-name="ro1">
          <table:table-cell office:value-type="float" office:value="922">
            <text:p>922</text:p>
          </table:table-cell>
          <table:table-cell office:value-type="time" office:time-value="PT12H03M53.445S">
            <text:p>12:03:53.45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40737">
            <text:p>40737</text:p>
          </table:table-cell>
          <table:table-cell table:number-columns-repeated="1017"/>
        </table:table-row>
        <table:table-row table:style-name="ro1">
          <table:table-cell office:value-type="float" office:value="923">
            <text:p>923</text:p>
          </table:table-cell>
          <table:table-cell office:value-type="time" office:time-value="PT12H03M53.58S">
            <text:p>12:03:53.58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4">
            <text:p>924</text:p>
          </table:table-cell>
          <table:table-cell office:value-type="time" office:time-value="PT12H03M53.563S">
            <text:p>12:03:53.56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5">
            <text:p>925</text:p>
          </table:table-cell>
          <table:table-cell office:value-type="time" office:time-value="PT12H03M53.28S">
            <text:p>12:03:53.28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40">
            <text:p>340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926">
            <text:p>926</text:p>
          </table:table-cell>
          <table:table-cell office:value-type="time" office:time-value="PT12H03M53.237S">
            <text:p>12:03:53.24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96">
            <text:p>396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927">
            <text:p>927</text:p>
          </table:table-cell>
          <table:table-cell office:value-type="time" office:time-value="PT12H03M53.594S">
            <text:p>12:03:53.59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8">
            <text:p>928</text:p>
          </table:table-cell>
          <table:table-cell office:value-type="time" office:time-value="PT12H03M53.593S">
            <text:p>12:03:53.59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9">
            <text:p>929</text:p>
          </table:table-cell>
          <table:table-cell office:value-type="time" office:time-value="PT12H03M53.634S">
            <text:p>12:03:53.63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713">
            <text:p>713</text:p>
          </table:table-cell>
          <table:table-cell table:number-columns-repeated="1017"/>
        </table:table-row>
        <table:table-row table:style-name="ro1">
          <table:table-cell office:value-type="float" office:value="930">
            <text:p>930</text:p>
          </table:table-cell>
          <table:table-cell office:value-type="time" office:time-value="PT12H03M53.622S">
            <text:p>12:03:53.62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713">
            <text:p>713</text:p>
          </table:table-cell>
          <table:table-cell table:number-columns-repeated="1017"/>
        </table:table-row>
        <table:table-row table:style-name="ro1">
          <table:table-cell office:value-type="float" office:value="931">
            <text:p>931</text:p>
          </table:table-cell>
          <table:table-cell office:value-type="time" office:time-value="PT12H03M53.233S">
            <text:p>12:03:53.23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444">
            <text:p>44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932">
            <text:p>932</text:p>
          </table:table-cell>
          <table:table-cell office:value-type="time" office:time-value="PT12H03M53.677S">
            <text:p>12:03:53.68</text:p>
          </table:table-cell>
          <table:table-cell office:value-type="string">
            <text:p>TC0003_PlannerC 3-10</text:p>
          </table:table-cell>
          <table:table-cell office:value-type="string">
            <text:p>/channels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33">
            <text:p>933</text:p>
          </table:table-cell>
          <table:table-cell office:value-type="time" office:time-value="PT12H03M53.688S">
            <text:p>12:03:53.69</text:p>
          </table:table-cell>
          <table:table-cell office:value-type="string">
            <text:p>TC0003_PlannerC 3-10</text:p>
          </table:table-cell>
          <table:table-cell office:value-type="string">
            <text:p>/channels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34">
            <text:p>934</text:p>
          </table:table-cell>
          <table:table-cell office:value-type="time" office:time-value="PT12H03M53.643S">
            <text:p>12:03:53.64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5">
            <text:p>935</text:p>
          </table:table-cell>
          <table:table-cell office:value-type="time" office:time-value="PT12H03M53.698S">
            <text:p>12:03:53.70</text:p>
          </table:table-cell>
          <table:table-cell office:value-type="string">
            <text:p>TC0003_PlannerC 3-10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36">
            <text:p>936</text:p>
          </table:table-cell>
          <table:table-cell office:value-type="time" office:time-value="PT12H03M53.648S">
            <text:p>12:03:53.65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7">
            <text:p>937</text:p>
          </table:table-cell>
          <table:table-cell office:value-type="time" office:time-value="PT12H03M51.378S">
            <text:p>12:03:51.38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2405">
            <text:p>2405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938">
            <text:p>938</text:p>
          </table:table-cell>
          <table:table-cell office:value-type="time" office:time-value="PT12H03M49.64S">
            <text:p>12:03:49.64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4180">
            <text:p>4180</text:p>
          </table:table-cell>
          <table:table-cell office:value-type="string">
            <text:p>Success</text:p>
          </table:table-cell>
          <table:table-cell office:value-type="float" office:value="60781">
            <text:p>60781</text:p>
          </table:table-cell>
          <table:table-cell table:number-columns-repeated="1017"/>
        </table:table-row>
        <table:table-row table:style-name="ro1">
          <table:table-cell office:value-type="float" office:value="939">
            <text:p>939</text:p>
          </table:table-cell>
          <table:table-cell office:value-type="time" office:time-value="PT12H03M53.488S">
            <text:p>12:03:53.49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340">
            <text:p>340</text:p>
          </table:table-cell>
          <table:table-cell office:value-type="string">
            <text:p>Success</text:p>
          </table:table-cell>
          <table:table-cell office:value-type="float" office:value="32284">
            <text:p>32284</text:p>
          </table:table-cell>
          <table:table-cell table:number-columns-repeated="1017"/>
        </table:table-row>
        <table:table-row table:style-name="ro1">
          <table:table-cell office:value-type="float" office:value="940">
            <text:p>940</text:p>
          </table:table-cell>
          <table:table-cell office:value-type="time" office:time-value="PT12H03M53.707S">
            <text:p>12:03:53.71</text:p>
          </table:table-cell>
          <table:table-cell office:value-type="string">
            <text:p>TC0003_PlannerC 3-5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41">
            <text:p>941</text:p>
          </table:table-cell>
          <table:table-cell office:value-type="time" office:time-value="PT12H03M47.942S">
            <text:p>12:03:47.94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5888">
            <text:p>5888</text:p>
          </table:table-cell>
          <table:table-cell office:value-type="string">
            <text:p>Success</text:p>
          </table:table-cell>
          <table:table-cell office:value-type="float" office:value="39458">
            <text:p>39458</text:p>
          </table:table-cell>
          <table:table-cell table:number-columns-repeated="1017"/>
        </table:table-row>
        <table:table-row table:style-name="ro1">
          <table:table-cell office:value-type="float" office:value="942">
            <text:p>942</text:p>
          </table:table-cell>
          <table:table-cell office:value-type="time" office:time-value="PT12H03M51.032S">
            <text:p>12:03:51.03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2802">
            <text:p>2802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943">
            <text:p>943</text:p>
          </table:table-cell>
          <table:table-cell office:value-type="time" office:time-value="PT12H03M51.137S">
            <text:p>12:03:51.14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2698">
            <text:p>2698</text:p>
          </table:table-cell>
          <table:table-cell office:value-type="string">
            <text:p>Success</text:p>
          </table:table-cell>
          <table:table-cell office:value-type="float" office:value="33135">
            <text:p>33135</text:p>
          </table:table-cell>
          <table:table-cell table:number-columns-repeated="1017"/>
        </table:table-row>
        <table:table-row table:style-name="ro1">
          <table:table-cell office:value-type="float" office:value="944">
            <text:p>944</text:p>
          </table:table-cell>
          <table:table-cell office:value-type="time" office:time-value="PT12H03M53.83S">
            <text:p>12:03:53.83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5">
            <text:p>945</text:p>
          </table:table-cell>
          <table:table-cell office:value-type="time" office:time-value="PT12H03M53.83S">
            <text:p>12:03:53.83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8556">
            <text:p>8556</text:p>
          </table:table-cell>
          <table:table-cell table:number-columns-repeated="1017"/>
        </table:table-row>
        <table:table-row table:style-name="ro1">
          <table:table-cell office:value-type="float" office:value="946">
            <text:p>946</text:p>
          </table:table-cell>
          <table:table-cell office:value-type="time" office:time-value="PT12H03M53.849S">
            <text:p>12:03:53.85</text:p>
          </table:table-cell>
          <table:table-cell office:value-type="string">
            <text:p>TC0003_PlannerC 3-14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47">
            <text:p>947</text:p>
          </table:table-cell>
          <table:table-cell office:value-type="time" office:time-value="PT12H03M53.9S">
            <text:p>12:03:53.90</text:p>
          </table:table-cell>
          <table:table-cell office:value-type="string">
            <text:p>TC0003_PlannerC 3-14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48">
            <text:p>948</text:p>
          </table:table-cell>
          <table:table-cell office:value-type="time" office:time-value="PT12H03M51.392S">
            <text:p>12:03:51.39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2789">
            <text:p>2789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949">
            <text:p>949</text:p>
          </table:table-cell>
          <table:table-cell office:value-type="time" office:time-value="PT12H03M51.809S">
            <text:p>12:03:51.81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2389">
            <text:p>2389</text:p>
          </table:table-cell>
          <table:table-cell office:value-type="string">
            <text:p>Success</text:p>
          </table:table-cell>
          <table:table-cell office:value-type="float" office:value="32284">
            <text:p>32284</text:p>
          </table:table-cell>
          <table:table-cell table:number-columns-repeated="1017"/>
        </table:table-row>
        <table:table-row table:style-name="ro1">
          <table:table-cell office:value-type="float" office:value="950">
            <text:p>950</text:p>
          </table:table-cell>
          <table:table-cell office:value-type="time" office:time-value="PT12H03M51.835S">
            <text:p>12:03:51.84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2378">
            <text:p>2378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951">
            <text:p>951</text:p>
          </table:table-cell>
          <table:table-cell office:value-type="time" office:time-value="PT12H03M53.573S">
            <text:p>12:03:53.57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656">
            <text:p>656</text:p>
          </table:table-cell>
          <table:table-cell office:value-type="string">
            <text:p>Success</text:p>
          </table:table-cell>
          <table:table-cell office:value-type="float" office:value="32284">
            <text:p>32284</text:p>
          </table:table-cell>
          <table:table-cell table:number-columns-repeated="1017"/>
        </table:table-row>
        <table:table-row table:style-name="ro1">
          <table:table-cell office:value-type="float" office:value="952">
            <text:p>952</text:p>
          </table:table-cell>
          <table:table-cell office:value-type="time" office:time-value="PT12H03M48.998S">
            <text:p>12:03:49.00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5240">
            <text:p>5240</text:p>
          </table:table-cell>
          <table:table-cell office:value-type="string">
            <text:p>Success</text:p>
          </table:table-cell>
          <table:table-cell office:value-type="float" office:value="54939">
            <text:p>54939</text:p>
          </table:table-cell>
          <table:table-cell table:number-columns-repeated="1017"/>
        </table:table-row>
        <table:table-row table:style-name="ro1">
          <table:table-cell office:value-type="float" office:value="953">
            <text:p>953</text:p>
          </table:table-cell>
          <table:table-cell office:value-type="time" office:time-value="PT12H03M54.198S">
            <text:p>12:03:54.20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4">
            <text:p>954</text:p>
          </table:table-cell>
          <table:table-cell office:value-type="time" office:time-value="PT12H03M54.231S">
            <text:p>12:03:54.23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5">
            <text:p>955</text:p>
          </table:table-cell>
          <table:table-cell office:value-type="time" office:time-value="PT12H03M50.321S">
            <text:p>12:03:50.32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3947">
            <text:p>3947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956">
            <text:p>956</text:p>
          </table:table-cell>
          <table:table-cell office:value-type="time" office:time-value="PT12H03M54.24S">
            <text:p>12:03:54.24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7">
            <text:p>957</text:p>
          </table:table-cell>
          <table:table-cell office:value-type="time" office:time-value="PT12H03M53.233S">
            <text:p>12:03:53.23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070">
            <text:p>1070</text:p>
          </table:table-cell>
          <table:table-cell office:value-type="string">
            <text:p>Success</text:p>
          </table:table-cell>
          <table:table-cell office:value-type="float" office:value="39882">
            <text:p>39882</text:p>
          </table:table-cell>
          <table:table-cell table:number-columns-repeated="1017"/>
        </table:table-row>
        <table:table-row table:style-name="ro1">
          <table:table-cell office:value-type="float" office:value="958">
            <text:p>958</text:p>
          </table:table-cell>
          <table:table-cell office:value-type="time" office:time-value="PT12H03M52.032S">
            <text:p>12:03:52.03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2275">
            <text:p>2275</text:p>
          </table:table-cell>
          <table:table-cell office:value-type="string">
            <text:p>Success</text:p>
          </table:table-cell>
          <table:table-cell office:value-type="float" office:value="39882">
            <text:p>39882</text:p>
          </table:table-cell>
          <table:table-cell table:number-columns-repeated="1017"/>
        </table:table-row>
        <table:table-row table:style-name="ro1">
          <table:table-cell office:value-type="float" office:value="959">
            <text:p>959</text:p>
          </table:table-cell>
          <table:table-cell office:value-type="time" office:time-value="PT12H03M52.37S">
            <text:p>12:03:52.37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948">
            <text:p>1948</text:p>
          </table:table-cell>
          <table:table-cell office:value-type="string">
            <text:p>Success</text:p>
          </table:table-cell>
          <table:table-cell office:value-type="float" office:value="76399">
            <text:p>76399</text:p>
          </table:table-cell>
          <table:table-cell table:number-columns-repeated="1017"/>
        </table:table-row>
        <table:table-row table:style-name="ro1">
          <table:table-cell office:value-type="float" office:value="960">
            <text:p>960</text:p>
          </table:table-cell>
          <table:table-cell office:value-type="time" office:time-value="PT12H03M48.466S">
            <text:p>12:03:48.47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5852">
            <text:p>5852</text:p>
          </table:table-cell>
          <table:table-cell office:value-type="string">
            <text:p>Success</text:p>
          </table:table-cell>
          <table:table-cell office:value-type="float" office:value="39458">
            <text:p>39458</text:p>
          </table:table-cell>
          <table:table-cell table:number-columns-repeated="1017"/>
        </table:table-row>
        <table:table-row table:style-name="ro1">
          <table:table-cell office:value-type="float" office:value="961">
            <text:p>961</text:p>
          </table:table-cell>
          <table:table-cell office:value-type="time" office:time-value="PT12H03M54.24S">
            <text:p>12:03:54.24</text:p>
          </table:table-cell>
          <table:table-cell office:value-type="string">
            <text:p>TC0003_PlannerC 3-16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62">
            <text:p>962</text:p>
          </table:table-cell>
          <table:table-cell office:value-type="time" office:time-value="PT12H03M54.249S">
            <text:p>12:03:54.25</text:p>
          </table:table-cell>
          <table:table-cell office:value-type="string">
            <text:p>TC0003_PlannerC 3-11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63">
            <text:p>963</text:p>
          </table:table-cell>
          <table:table-cell office:value-type="time" office:time-value="PT12H03M54.315S">
            <text:p>12:03:54.32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4">
            <text:p>964</text:p>
          </table:table-cell>
          <table:table-cell office:value-type="time" office:time-value="PT12H03M54.318S">
            <text:p>12:03:54.32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335">
            <text:p>335</text:p>
          </table:table-cell>
          <table:table-cell table:number-columns-repeated="1017"/>
        </table:table-row>
        <table:table-row table:style-name="ro1">
          <table:table-cell office:value-type="float" office:value="965">
            <text:p>965</text:p>
          </table:table-cell>
          <table:table-cell office:value-type="time" office:time-value="PT12H03M54.343S">
            <text:p>12:03:54.34</text:p>
          </table:table-cell>
          <table:table-cell office:value-type="string">
            <text:p>TC0003_PlannerC 3-11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66">
            <text:p>966</text:p>
          </table:table-cell>
          <table:table-cell office:value-type="time" office:time-value="PT12H03M54.304S">
            <text:p>12:03:54.30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7">
            <text:p>967</text:p>
          </table:table-cell>
          <table:table-cell office:value-type="time" office:time-value="PT12H03M54.334S">
            <text:p>12:03:54.33</text:p>
          </table:table-cell>
          <table:table-cell office:value-type="string">
            <text:p>TC0003_PlannerC 3-16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68">
            <text:p>968</text:p>
          </table:table-cell>
          <table:table-cell office:value-type="time" office:time-value="PT12H03M54.279S">
            <text:p>12:03:54.28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67">
            <text:p>1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9">
            <text:p>969</text:p>
          </table:table-cell>
          <table:table-cell office:value-type="time" office:time-value="PT12H03M54.355S">
            <text:p>12:03:54.36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0">
            <text:p>970</text:p>
          </table:table-cell>
          <table:table-cell office:value-type="time" office:time-value="PT12H03M52.702S">
            <text:p>12:03:52.70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764">
            <text:p>1764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971">
            <text:p>971</text:p>
          </table:table-cell>
          <table:table-cell office:value-type="time" office:time-value="PT12H03M51.918S">
            <text:p>12:03:51.92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2558">
            <text:p>2558</text:p>
          </table:table-cell>
          <table:table-cell office:value-type="string">
            <text:p>Success</text:p>
          </table:table-cell>
          <table:table-cell office:value-type="float" office:value="32284">
            <text:p>32284</text:p>
          </table:table-cell>
          <table:table-cell table:number-columns-repeated="1017"/>
        </table:table-row>
        <table:table-row table:style-name="ro1">
          <table:table-cell office:value-type="float" office:value="972">
            <text:p>972</text:p>
          </table:table-cell>
          <table:table-cell office:value-type="time" office:time-value="PT12H03M54.378S">
            <text:p>12:03:54.38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3">
            <text:p>973</text:p>
          </table:table-cell>
          <table:table-cell office:value-type="time" office:time-value="PT12H03M54.476S">
            <text:p>12:03:54.48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4">
            <text:p>974</text:p>
          </table:table-cell>
          <table:table-cell office:value-type="time" office:time-value="PT12H03M54.46S">
            <text:p>12:03:54.46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5">
            <text:p>975</text:p>
          </table:table-cell>
          <table:table-cell office:value-type="time" office:time-value="PT12H03M54.498S">
            <text:p>12:03:54.50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6">
            <text:p>976</text:p>
          </table:table-cell>
          <table:table-cell office:value-type="time" office:time-value="PT12H03M54.448S">
            <text:p>12:03:54.45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7">
            <text:p>977</text:p>
          </table:table-cell>
          <table:table-cell office:value-type="time" office:time-value="PT12H03M54.506S">
            <text:p>12:03:54.51</text:p>
          </table:table-cell>
          <table:table-cell office:value-type="string">
            <text:p>TC0003_PlannerC 3-4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78">
            <text:p>978</text:p>
          </table:table-cell>
          <table:table-cell office:value-type="time" office:time-value="PT12H03M54.507S">
            <text:p>12:03:54.51</text:p>
          </table:table-cell>
          <table:table-cell office:value-type="string">
            <text:p>TC0003_PlannerC 3-18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79">
            <text:p>979</text:p>
          </table:table-cell>
          <table:table-cell office:value-type="time" office:time-value="PT12H03M54.575S">
            <text:p>12:03:54.58</text:p>
          </table:table-cell>
          <table:table-cell office:value-type="string">
            <text:p>TC0003_PlannerC 3-4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80">
            <text:p>980</text:p>
          </table:table-cell>
          <table:table-cell office:value-type="time" office:time-value="PT12H03M54.584S">
            <text:p>12:03:54.58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7701">
            <text:p>7701</text:p>
          </table:table-cell>
          <table:table-cell table:number-columns-repeated="1017"/>
        </table:table-row>
        <table:table-row table:style-name="ro1">
          <table:table-cell office:value-type="float" office:value="981">
            <text:p>981</text:p>
          </table:table-cell>
          <table:table-cell office:value-type="time" office:time-value="PT12H03M54.555S">
            <text:p>12:03:54.56</text:p>
          </table:table-cell>
          <table:table-cell office:value-type="string">
            <text:p>TC0003_PlannerC 3-17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82">
            <text:p>982</text:p>
          </table:table-cell>
          <table:table-cell office:value-type="time" office:time-value="PT12H03M54.626S">
            <text:p>12:03:54.63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7701">
            <text:p>7701</text:p>
          </table:table-cell>
          <table:table-cell table:number-columns-repeated="1017"/>
        </table:table-row>
        <table:table-row table:style-name="ro1">
          <table:table-cell office:value-type="float" office:value="983">
            <text:p>983</text:p>
          </table:table-cell>
          <table:table-cell office:value-type="time" office:time-value="PT12H03M53.651S">
            <text:p>12:03:53.65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452">
            <text:p>1452</text:p>
          </table:table-cell>
          <table:table-cell office:value-type="string">
            <text:p>Success</text:p>
          </table:table-cell>
          <table:table-cell office:value-type="float" office:value="62996">
            <text:p>62996</text:p>
          </table:table-cell>
          <table:table-cell table:number-columns-repeated="1017"/>
        </table:table-row>
        <table:table-row table:style-name="ro1">
          <table:table-cell office:value-type="float" office:value="984">
            <text:p>984</text:p>
          </table:table-cell>
          <table:table-cell office:value-type="time" office:time-value="PT12H03M54.468S">
            <text:p>12:03:54.47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641">
            <text:p>641</text:p>
          </table:table-cell>
          <table:table-cell office:value-type="string">
            <text:p>Success</text:p>
          </table:table-cell>
          <table:table-cell office:value-type="float" office:value="62997">
            <text:p>62997</text:p>
          </table:table-cell>
          <table:table-cell table:number-columns-repeated="1017"/>
        </table:table-row>
        <table:table-row table:style-name="ro1">
          <table:table-cell office:value-type="float" office:value="985">
            <text:p>985</text:p>
          </table:table-cell>
          <table:table-cell office:value-type="time" office:time-value="PT12H03M53.516S">
            <text:p>12:03:53.52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644">
            <text:p>1644</text:p>
          </table:table-cell>
          <table:table-cell office:value-type="string">
            <text:p>Success</text:p>
          </table:table-cell>
          <table:table-cell office:value-type="float" office:value="62996">
            <text:p>62996</text:p>
          </table:table-cell>
          <table:table-cell table:number-columns-repeated="1017"/>
        </table:table-row>
        <table:table-row table:style-name="ro1">
          <table:table-cell office:value-type="float" office:value="986">
            <text:p>986</text:p>
          </table:table-cell>
          <table:table-cell office:value-type="time" office:time-value="PT12H03M50.328S">
            <text:p>12:03:50.33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4837">
            <text:p>4837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987">
            <text:p>987</text:p>
          </table:table-cell>
          <table:table-cell office:value-type="time" office:time-value="PT12H03M48.506S">
            <text:p>12:03:48.51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6670">
            <text:p>6670</text:p>
          </table:table-cell>
          <table:table-cell office:value-type="string">
            <text:p>Success</text:p>
          </table:table-cell>
          <table:table-cell office:value-type="float" office:value="39462">
            <text:p>39462</text:p>
          </table:table-cell>
          <table:table-cell table:number-columns-repeated="1017"/>
        </table:table-row>
        <table:table-row table:style-name="ro1">
          <table:table-cell office:value-type="float" office:value="988">
            <text:p>988</text:p>
          </table:table-cell>
          <table:table-cell office:value-type="time" office:time-value="PT12H03M55.11S">
            <text:p>12:03:55.11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89">
            <text:p>989</text:p>
          </table:table-cell>
          <table:table-cell office:value-type="time" office:time-value="PT12H03M49.588S">
            <text:p>12:03:49.59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5593">
            <text:p>5593</text:p>
          </table:table-cell>
          <table:table-cell office:value-type="string">
            <text:p>Success</text:p>
          </table:table-cell>
          <table:table-cell office:value-type="float" office:value="60781">
            <text:p>60781</text:p>
          </table:table-cell>
          <table:table-cell table:number-columns-repeated="1017"/>
        </table:table-row>
        <table:table-row table:style-name="ro1">
          <table:table-cell office:value-type="float" office:value="990">
            <text:p>990</text:p>
          </table:table-cell>
          <table:table-cell office:value-type="time" office:time-value="PT12H03M53.654S">
            <text:p>12:03:53.65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566">
            <text:p>1566</text:p>
          </table:table-cell>
          <table:table-cell office:value-type="string">
            <text:p>Success</text:p>
          </table:table-cell>
          <table:table-cell office:value-type="float" office:value="62996">
            <text:p>62996</text:p>
          </table:table-cell>
          <table:table-cell table:number-columns-repeated="1017"/>
        </table:table-row>
        <table:table-row table:style-name="ro1">
          <table:table-cell office:value-type="float" office:value="991">
            <text:p>991</text:p>
          </table:table-cell>
          <table:table-cell office:value-type="time" office:time-value="PT12H03M55.18S">
            <text:p>12:03:55.18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92">
            <text:p>992</text:p>
          </table:table-cell>
          <table:table-cell office:value-type="time" office:time-value="PT12H03M54.61S">
            <text:p>12:03:54.61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641">
            <text:p>641</text:p>
          </table:table-cell>
          <table:table-cell office:value-type="string">
            <text:p>Success</text:p>
          </table:table-cell>
          <table:table-cell office:value-type="float" office:value="62997">
            <text:p>62997</text:p>
          </table:table-cell>
          <table:table-cell table:number-columns-repeated="1017"/>
        </table:table-row>
        <table:table-row table:style-name="ro1">
          <table:table-cell office:value-type="float" office:value="993">
            <text:p>993</text:p>
          </table:table-cell>
          <table:table-cell office:value-type="time" office:time-value="PT12H03M53.54S">
            <text:p>12:03:53.54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713">
            <text:p>1713</text:p>
          </table:table-cell>
          <table:table-cell office:value-type="string">
            <text:p>Success</text:p>
          </table:table-cell>
          <table:table-cell office:value-type="float" office:value="62996">
            <text:p>62996</text:p>
          </table:table-cell>
          <table:table-cell table:number-columns-repeated="1017"/>
        </table:table-row>
        <table:table-row table:style-name="ro1">
          <table:table-cell office:value-type="float" office:value="994">
            <text:p>994</text:p>
          </table:table-cell>
          <table:table-cell office:value-type="time" office:time-value="PT12H03M53.406S">
            <text:p>12:03:53.41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1862">
            <text:p>1862</text:p>
          </table:table-cell>
          <table:table-cell office:value-type="string">
            <text:p>Success</text:p>
          </table:table-cell>
          <table:table-cell office:value-type="float" office:value="63975">
            <text:p>63975</text:p>
          </table:table-cell>
          <table:table-cell table:number-columns-repeated="1017"/>
        </table:table-row>
        <table:table-row table:style-name="ro1">
          <table:table-cell office:value-type="float" office:value="995">
            <text:p>995</text:p>
          </table:table-cell>
          <table:table-cell office:value-type="time" office:time-value="PT12H03M55.256S">
            <text:p>12:03:55.26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66">
            <text:p>266</text:p>
          </table:table-cell>
          <table:table-cell table:number-columns-repeated="1017"/>
        </table:table-row>
        <table:table-row table:style-name="ro1">
          <table:table-cell office:value-type="float" office:value="996">
            <text:p>996</text:p>
          </table:table-cell>
          <table:table-cell office:value-type="time" office:time-value="PT12H03M53.399S">
            <text:p>12:03:53.40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898">
            <text:p>1898</text:p>
          </table:table-cell>
          <table:table-cell office:value-type="string">
            <text:p>Success</text:p>
          </table:table-cell>
          <table:table-cell office:value-type="float" office:value="62996">
            <text:p>62996</text:p>
          </table:table-cell>
          <table:table-cell table:number-columns-repeated="1017"/>
        </table:table-row>
        <table:table-row table:style-name="ro1">
          <table:table-cell office:value-type="float" office:value="997">
            <text:p>997</text:p>
          </table:table-cell>
          <table:table-cell office:value-type="time" office:time-value="PT12H03M54.367S">
            <text:p>12:03:54.37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935">
            <text:p>935</text:p>
          </table:table-cell>
          <table:table-cell office:value-type="string">
            <text:p>Success</text:p>
          </table:table-cell>
          <table:table-cell office:value-type="float" office:value="62997">
            <text:p>62997</text:p>
          </table:table-cell>
          <table:table-cell table:number-columns-repeated="1017"/>
        </table:table-row>
        <table:table-row table:style-name="ro1">
          <table:table-cell office:value-type="float" office:value="998">
            <text:p>998</text:p>
          </table:table-cell>
          <table:table-cell office:value-type="time" office:time-value="PT12H03M55.303S">
            <text:p>12:03:55.30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387">
            <text:p>387</text:p>
          </table:table-cell>
          <table:table-cell table:number-columns-repeated="1017"/>
        </table:table-row>
        <table:table-row table:style-name="ro1">
          <table:table-cell office:value-type="float" office:value="999">
            <text:p>999</text:p>
          </table:table-cell>
          <table:table-cell office:value-type="time" office:time-value="PT12H03M53.836S">
            <text:p>12:03:53.84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507">
            <text:p>1507</text:p>
          </table:table-cell>
          <table:table-cell office:value-type="string">
            <text:p>Success</text:p>
          </table:table-cell>
          <table:table-cell office:value-type="float" office:value="62996">
            <text:p>62996</text:p>
          </table:table-cell>
          <table:table-cell table:number-columns-repeated="1017"/>
        </table:table-row>
        <table:table-row table:style-name="ro1">
          <table:table-cell office:value-type="float" office:value="1000">
            <text:p>1000</text:p>
          </table:table-cell>
          <table:table-cell office:value-type="time" office:time-value="PT12H03M54.182S">
            <text:p>12:03:54.18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168">
            <text:p>1168</text:p>
          </table:table-cell>
          <table:table-cell office:value-type="string">
            <text:p>Success</text:p>
          </table:table-cell>
          <table:table-cell office:value-type="float" office:value="62997">
            <text:p>62997</text:p>
          </table:table-cell>
          <table:table-cell table:number-columns-repeated="1017"/>
        </table:table-row>
        <table:table-row table:style-name="ro1">
          <table:table-cell office:value-type="float" office:value="1001">
            <text:p>1001</text:p>
          </table:table-cell>
          <table:table-cell office:value-type="time" office:time-value="PT12H03M53.784S">
            <text:p>12:03:53.78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570">
            <text:p>1570</text:p>
          </table:table-cell>
          <table:table-cell office:value-type="string">
            <text:p>Success</text:p>
          </table:table-cell>
          <table:table-cell office:value-type="float" office:value="62996">
            <text:p>62996</text:p>
          </table:table-cell>
          <table:table-cell table:number-columns-repeated="1017"/>
        </table:table-row>
        <table:table-row table:style-name="ro1">
          <table:table-cell office:value-type="float" office:value="1002">
            <text:p>1002</text:p>
          </table:table-cell>
          <table:table-cell office:value-type="time" office:time-value="PT12H03M53.857S">
            <text:p>12:03:53.86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503">
            <text:p>1503</text:p>
          </table:table-cell>
          <table:table-cell office:value-type="string">
            <text:p>Success</text:p>
          </table:table-cell>
          <table:table-cell office:value-type="float" office:value="62996">
            <text:p>62996</text:p>
          </table:table-cell>
          <table:table-cell table:number-columns-repeated="1017"/>
        </table:table-row>
        <table:table-row table:style-name="ro1">
          <table:table-cell office:value-type="float" office:value="1003">
            <text:p>1003</text:p>
          </table:table-cell>
          <table:table-cell office:value-type="time" office:time-value="PT12H03M55.344S">
            <text:p>12:03:55.34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04">
            <text:p>1004</text:p>
          </table:table-cell>
          <table:table-cell office:value-type="time" office:time-value="PT12H03M54.641S">
            <text:p>12:03:54.64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733">
            <text:p>733</text:p>
          </table:table-cell>
          <table:table-cell office:value-type="string">
            <text:p>Success</text:p>
          </table:table-cell>
          <table:table-cell office:value-type="float" office:value="62997">
            <text:p>62997</text:p>
          </table:table-cell>
          <table:table-cell table:number-columns-repeated="1017"/>
        </table:table-row>
        <table:table-row table:style-name="ro1">
          <table:table-cell office:value-type="float" office:value="1005">
            <text:p>1005</text:p>
          </table:table-cell>
          <table:table-cell office:value-type="time" office:time-value="PT12H03M55.363S">
            <text:p>12:03:55.36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06">
            <text:p>1006</text:p>
          </table:table-cell>
          <table:table-cell office:value-type="time" office:time-value="PT12H03M55.225S">
            <text:p>12:03:55.23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96">
            <text:p>196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007">
            <text:p>1007</text:p>
          </table:table-cell>
          <table:table-cell office:value-type="time" office:time-value="PT12H03M55.422S">
            <text:p>12:03:55.42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753">
            <text:p>753</text:p>
          </table:table-cell>
          <table:table-cell table:number-columns-repeated="1017"/>
        </table:table-row>
        <table:table-row table:style-name="ro1">
          <table:table-cell office:value-type="float" office:value="1008">
            <text:p>1008</text:p>
          </table:table-cell>
          <table:table-cell office:value-type="time" office:time-value="PT12H03M55.384S">
            <text:p>12:03:55.38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53">
            <text:p>153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009">
            <text:p>1009</text:p>
          </table:table-cell>
          <table:table-cell office:value-type="time" office:time-value="PT12H03M55.539S">
            <text:p>12:03:55.54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753">
            <text:p>753</text:p>
          </table:table-cell>
          <table:table-cell table:number-columns-repeated="1017"/>
        </table:table-row>
        <table:table-row table:style-name="ro1">
          <table:table-cell office:value-type="float" office:value="1010">
            <text:p>1010</text:p>
          </table:table-cell>
          <table:table-cell office:value-type="time" office:time-value="PT12H03M55.355S">
            <text:p>12:03:55.36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220">
            <text:p>22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011">
            <text:p>1011</text:p>
          </table:table-cell>
          <table:table-cell office:value-type="time" office:time-value="PT12H03M55.576S">
            <text:p>12:03:55.58</text:p>
          </table:table-cell>
          <table:table-cell office:value-type="string">
            <text:p>TC0003_PlannerC 3-7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12">
            <text:p>1012</text:p>
          </table:table-cell>
          <table:table-cell office:value-type="time" office:time-value="PT12H03M55.583S">
            <text:p>12:03:55.58</text:p>
          </table:table-cell>
          <table:table-cell office:value-type="string">
            <text:p>TC0003_PlannerC 3-7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13">
            <text:p>1013</text:p>
          </table:table-cell>
          <table:table-cell office:value-type="time" office:time-value="PT12H03M55.587S">
            <text:p>12:03:55.59</text:p>
          </table:table-cell>
          <table:table-cell office:value-type="string">
            <text:p>TC0003_PlannerC 3-7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14">
            <text:p>1014</text:p>
          </table:table-cell>
          <table:table-cell office:value-type="time" office:time-value="PT12H03M55.352S">
            <text:p>12:03:55.35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255">
            <text:p>25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015">
            <text:p>1015</text:p>
          </table:table-cell>
          <table:table-cell office:value-type="time" office:time-value="PT12H03M55.61S">
            <text:p>12:03:55.61</text:p>
          </table:table-cell>
          <table:table-cell office:value-type="string">
            <text:p>TC0003_PlannerC 3-20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16">
            <text:p>1016</text:p>
          </table:table-cell>
          <table:table-cell office:value-type="time" office:time-value="PT12H03M55.617S">
            <text:p>12:03:55.62</text:p>
          </table:table-cell>
          <table:table-cell office:value-type="string">
            <text:p>TC0003_PlannerC 3-20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17">
            <text:p>1017</text:p>
          </table:table-cell>
          <table:table-cell office:value-type="time" office:time-value="PT12H03M55.622S">
            <text:p>12:03:55.62</text:p>
          </table:table-cell>
          <table:table-cell office:value-type="string">
            <text:p>TC0003_PlannerC 3-2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18">
            <text:p>1018</text:p>
          </table:table-cell>
          <table:table-cell office:value-type="time" office:time-value="PT12H03M53.701S">
            <text:p>12:03:53.70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2135">
            <text:p>2135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1019">
            <text:p>1019</text:p>
          </table:table-cell>
          <table:table-cell office:value-type="time" office:time-value="PT12H03M53.821S">
            <text:p>12:03:53.82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2076">
            <text:p>2076</text:p>
          </table:table-cell>
          <table:table-cell office:value-type="string">
            <text:p>Success</text:p>
          </table:table-cell>
          <table:table-cell office:value-type="float" office:value="22115">
            <text:p>22115</text:p>
          </table:table-cell>
          <table:table-cell table:number-columns-repeated="1017"/>
        </table:table-row>
        <table:table-row table:style-name="ro1">
          <table:table-cell office:value-type="float" office:value="1020">
            <text:p>1020</text:p>
          </table:table-cell>
          <table:table-cell office:value-type="time" office:time-value="PT12H03M55.362S">
            <text:p>12:03:55.36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556">
            <text:p>556</text:p>
          </table:table-cell>
          <table:table-cell office:value-type="string">
            <text:p>Success</text:p>
          </table:table-cell>
          <table:table-cell office:value-type="float" office:value="32284">
            <text:p>32284</text:p>
          </table:table-cell>
          <table:table-cell table:number-columns-repeated="1017"/>
        </table:table-row>
        <table:table-row table:style-name="ro1">
          <table:table-cell office:value-type="float" office:value="1021">
            <text:p>1021</text:p>
          </table:table-cell>
          <table:table-cell office:value-type="time" office:time-value="PT12H03M54.567S">
            <text:p>12:03:54.57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359">
            <text:p>1359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1022">
            <text:p>1022</text:p>
          </table:table-cell>
          <table:table-cell office:value-type="time" office:time-value="PT12H03M54.591S">
            <text:p>12:03:54.59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337">
            <text:p>1337</text:p>
          </table:table-cell>
          <table:table-cell office:value-type="string">
            <text:p>Success</text:p>
          </table:table-cell>
          <table:table-cell office:value-type="float" office:value="18482">
            <text:p>18482</text:p>
          </table:table-cell>
          <table:table-cell table:number-columns-repeated="1017"/>
        </table:table-row>
        <table:table-row table:style-name="ro1">
          <table:table-cell office:value-type="float" office:value="1023">
            <text:p>1023</text:p>
          </table:table-cell>
          <table:table-cell office:value-type="time" office:time-value="PT12H03M51.389S">
            <text:p>12:03:51.39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4540">
            <text:p>4540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1024">
            <text:p>1024</text:p>
          </table:table-cell>
          <table:table-cell office:value-type="time" office:time-value="PT12H03M52.394S">
            <text:p>12:03:52.39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3539">
            <text:p>3539</text:p>
          </table:table-cell>
          <table:table-cell office:value-type="string">
            <text:p>Success</text:p>
          </table:table-cell>
          <table:table-cell office:value-type="float" office:value="22115">
            <text:p>22115</text:p>
          </table:table-cell>
          <table:table-cell table:number-columns-repeated="1017"/>
        </table:table-row>
        <table:table-row table:style-name="ro1">
          <table:table-cell office:value-type="float" office:value="1025">
            <text:p>1025</text:p>
          </table:table-cell>
          <table:table-cell office:value-type="time" office:time-value="PT12H03M51.772S">
            <text:p>12:03:51.77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4187">
            <text:p>4187</text:p>
          </table:table-cell>
          <table:table-cell office:value-type="string">
            <text:p>Success</text:p>
          </table:table-cell>
          <table:table-cell office:value-type="float" office:value="18482">
            <text:p>18482</text:p>
          </table:table-cell>
          <table:table-cell table:number-columns-repeated="1017"/>
        </table:table-row>
        <table:table-row table:style-name="ro1">
          <table:table-cell office:value-type="float" office:value="1026">
            <text:p>1026</text:p>
          </table:table-cell>
          <table:table-cell office:value-type="time" office:time-value="PT12H03M49.597S">
            <text:p>12:03:49.60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6375">
            <text:p>6375</text:p>
          </table:table-cell>
          <table:table-cell office:value-type="string">
            <text:p>Success</text:p>
          </table:table-cell>
          <table:table-cell office:value-type="float" office:value="60781">
            <text:p>60781</text:p>
          </table:table-cell>
          <table:table-cell table:number-columns-repeated="1017"/>
        </table:table-row>
        <table:table-row table:style-name="ro1">
          <table:table-cell office:value-type="float" office:value="1027">
            <text:p>1027</text:p>
          </table:table-cell>
          <table:table-cell office:value-type="time" office:time-value="PT12H03M52.096S">
            <text:p>12:03:52.10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3884">
            <text:p>3884</text:p>
          </table:table-cell>
          <table:table-cell office:value-type="string">
            <text:p>Success</text:p>
          </table:table-cell>
          <table:table-cell office:value-type="float" office:value="60781">
            <text:p>60781</text:p>
          </table:table-cell>
          <table:table-cell table:number-columns-repeated="1017"/>
        </table:table-row>
        <table:table-row table:style-name="ro1">
          <table:table-cell office:value-type="float" office:value="1028">
            <text:p>1028</text:p>
          </table:table-cell>
          <table:table-cell office:value-type="time" office:time-value="PT12H03M51.719S">
            <text:p>12:03:51.72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4263">
            <text:p>4263</text:p>
          </table:table-cell>
          <table:table-cell office:value-type="string">
            <text:p>Success</text:p>
          </table:table-cell>
          <table:table-cell office:value-type="float" office:value="60780">
            <text:p>60780</text:p>
          </table:table-cell>
          <table:table-cell table:number-columns-repeated="1017"/>
        </table:table-row>
        <table:table-row table:style-name="ro1">
          <table:table-cell office:value-type="float" office:value="1029">
            <text:p>1029</text:p>
          </table:table-cell>
          <table:table-cell office:value-type="time" office:time-value="PT12H03M55.919S">
            <text:p>12:03:55.92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30">
            <text:p>1030</text:p>
          </table:table-cell>
          <table:table-cell office:value-type="time" office:time-value="PT12H03M53.331S">
            <text:p>12:03:53.33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660">
            <text:p>2660</text:p>
          </table:table-cell>
          <table:table-cell office:value-type="string">
            <text:p>Success</text:p>
          </table:table-cell>
          <table:table-cell office:value-type="float" office:value="60780">
            <text:p>60780</text:p>
          </table:table-cell>
          <table:table-cell table:number-columns-repeated="1017"/>
        </table:table-row>
        <table:table-row table:style-name="ro1">
          <table:table-cell office:value-type="float" office:value="1031">
            <text:p>1031</text:p>
          </table:table-cell>
          <table:table-cell office:value-type="time" office:time-value="PT12H03M52.061S">
            <text:p>12:03:52.06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942">
            <text:p>3942</text:p>
          </table:table-cell>
          <table:table-cell office:value-type="string">
            <text:p>Success</text:p>
          </table:table-cell>
          <table:table-cell office:value-type="float" office:value="54939">
            <text:p>54939</text:p>
          </table:table-cell>
          <table:table-cell table:number-columns-repeated="1017"/>
        </table:table-row>
        <table:table-row table:style-name="ro1">
          <table:table-cell office:value-type="float" office:value="1032">
            <text:p>1032</text:p>
          </table:table-cell>
          <table:table-cell office:value-type="time" office:time-value="PT12H03M54.319S">
            <text:p>12:03:54.32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694">
            <text:p>1694</text:p>
          </table:table-cell>
          <table:table-cell office:value-type="string">
            <text:p>Success</text:p>
          </table:table-cell>
          <table:table-cell office:value-type="float" office:value="54939">
            <text:p>54939</text:p>
          </table:table-cell>
          <table:table-cell table:number-columns-repeated="1017"/>
        </table:table-row>
        <table:table-row table:style-name="ro1">
          <table:table-cell office:value-type="float" office:value="1033">
            <text:p>1033</text:p>
          </table:table-cell>
          <table:table-cell office:value-type="time" office:time-value="PT12H03M56.006S">
            <text:p>12:03:56.01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34">
            <text:p>1034</text:p>
          </table:table-cell>
          <table:table-cell office:value-type="time" office:time-value="PT12H03M51.33S">
            <text:p>12:03:51.33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4720">
            <text:p>4720</text:p>
          </table:table-cell>
          <table:table-cell office:value-type="string">
            <text:p>Success</text:p>
          </table:table-cell>
          <table:table-cell office:value-type="float" office:value="76403">
            <text:p>76403</text:p>
          </table:table-cell>
          <table:table-cell table:number-columns-repeated="1017"/>
        </table:table-row>
        <table:table-row table:style-name="ro1">
          <table:table-cell office:value-type="float" office:value="1035">
            <text:p>1035</text:p>
          </table:table-cell>
          <table:table-cell office:value-type="time" office:time-value="PT12H03M50.11S">
            <text:p>12:03:50.11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5950">
            <text:p>5950</text:p>
          </table:table-cell>
          <table:table-cell office:value-type="string">
            <text:p>Success</text:p>
          </table:table-cell>
          <table:table-cell office:value-type="float" office:value="76403">
            <text:p>76403</text:p>
          </table:table-cell>
          <table:table-cell table:number-columns-repeated="1017"/>
        </table:table-row>
        <table:table-row table:style-name="ro1">
          <table:table-cell office:value-type="float" office:value="1036">
            <text:p>1036</text:p>
          </table:table-cell>
          <table:table-cell office:value-type="time" office:time-value="PT12H03M53.494S">
            <text:p>12:03:53.49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2574">
            <text:p>2574</text:p>
          </table:table-cell>
          <table:table-cell office:value-type="string">
            <text:p>Success</text:p>
          </table:table-cell>
          <table:table-cell office:value-type="float" office:value="31706">
            <text:p>31706</text:p>
          </table:table-cell>
          <table:table-cell table:number-columns-repeated="1017"/>
        </table:table-row>
        <table:table-row table:style-name="ro1">
          <table:table-cell office:value-type="float" office:value="1037">
            <text:p>1037</text:p>
          </table:table-cell>
          <table:table-cell office:value-type="time" office:time-value="PT12H03M51.788S">
            <text:p>12:03:51.79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4290">
            <text:p>4290</text:p>
          </table:table-cell>
          <table:table-cell office:value-type="string">
            <text:p>Success</text:p>
          </table:table-cell>
          <table:table-cell office:value-type="float" office:value="60784">
            <text:p>60784</text:p>
          </table:table-cell>
          <table:table-cell table:number-columns-repeated="1017"/>
        </table:table-row>
        <table:table-row table:style-name="ro1">
          <table:table-cell office:value-type="float" office:value="1038">
            <text:p>1038</text:p>
          </table:table-cell>
          <table:table-cell office:value-type="time" office:time-value="PT12H03M56.051S">
            <text:p>12:03:56.05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377">
            <text:p>377</text:p>
          </table:table-cell>
          <table:table-cell table:number-columns-repeated="1017"/>
        </table:table-row>
        <table:table-row table:style-name="ro1">
          <table:table-cell office:value-type="float" office:value="1039">
            <text:p>1039</text:p>
          </table:table-cell>
          <table:table-cell office:value-type="time" office:time-value="PT12H03M55.987S">
            <text:p>12:03:55.99</text:p>
          </table:table-cell>
          <table:table-cell office:value-type="string">
            <text:p>TC0003_PlannerC 3-5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40">
            <text:p>1040</text:p>
          </table:table-cell>
          <table:table-cell office:value-type="time" office:time-value="PT12H03M56.062S">
            <text:p>12:03:56.06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377">
            <text:p>377</text:p>
          </table:table-cell>
          <table:table-cell table:number-columns-repeated="1017"/>
        </table:table-row>
        <table:table-row table:style-name="ro1">
          <table:table-cell office:value-type="float" office:value="1041">
            <text:p>1041</text:p>
          </table:table-cell>
          <table:table-cell office:value-type="time" office:time-value="PT12H03M56.07S">
            <text:p>12:03:56.07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2">
            <text:p>1042</text:p>
          </table:table-cell>
          <table:table-cell office:value-type="time" office:time-value="PT12H03M56.096S">
            <text:p>12:03:56.10</text:p>
          </table:table-cell>
          <table:table-cell office:value-type="string">
            <text:p>TC0003_PlannerC 3-5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43">
            <text:p>1043</text:p>
          </table:table-cell>
          <table:table-cell office:value-type="time" office:time-value="PT12H03M56.039S">
            <text:p>12:03:56.04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4">
            <text:p>1044</text:p>
          </table:table-cell>
          <table:table-cell office:value-type="time" office:time-value="PT12H03M56.118S">
            <text:p>12:03:56.12</text:p>
          </table:table-cell>
          <table:table-cell office:value-type="string">
            <text:p>TC0003_PlannerC 3-3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45">
            <text:p>1045</text:p>
          </table:table-cell>
          <table:table-cell office:value-type="time" office:time-value="PT12H03M56.161S">
            <text:p>12:03:56.16</text:p>
          </table:table-cell>
          <table:table-cell office:value-type="string">
            <text:p>TC0003_PlannerC 3-3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46">
            <text:p>1046</text:p>
          </table:table-cell>
          <table:table-cell office:value-type="time" office:time-value="PT12H03M52.671S">
            <text:p>12:03:52.67</text:p>
          </table:table-cell>
          <table:table-cell office:value-type="string">
            <text:p>TC0003_PlannerC 3-8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542">
            <text:p>3542</text:p>
          </table:table-cell>
          <table:table-cell office:value-type="string">
            <text:p>Success</text:p>
          </table:table-cell>
          <table:table-cell office:value-type="float" office:value="36709">
            <text:p>36709</text:p>
          </table:table-cell>
          <table:table-cell table:number-columns-repeated="1017"/>
        </table:table-row>
        <table:table-row table:style-name="ro1">
          <table:table-cell office:value-type="float" office:value="1047">
            <text:p>1047</text:p>
          </table:table-cell>
          <table:table-cell office:value-type="time" office:time-value="PT12H03M56.145S">
            <text:p>12:03:56.15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8">
            <text:p>1048</text:p>
          </table:table-cell>
          <table:table-cell office:value-type="time" office:time-value="PT12H03M55.269S">
            <text:p>12:03:55.27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1318">
            <text:p>1318</text:p>
          </table:table-cell>
          <table:table-cell office:value-type="string">
            <text:p>Success</text:p>
          </table:table-cell>
          <table:table-cell office:value-type="float" office:value="31829">
            <text:p>31829</text:p>
          </table:table-cell>
          <table:table-cell table:number-columns-repeated="1017"/>
        </table:table-row>
        <table:table-row table:style-name="ro1">
          <table:table-cell office:value-type="float" office:value="1049">
            <text:p>1049</text:p>
          </table:table-cell>
          <table:table-cell office:value-type="time" office:time-value="PT12H03M55.299S">
            <text:p>12:03:55.30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297">
            <text:p>1297</text:p>
          </table:table-cell>
          <table:table-cell office:value-type="string">
            <text:p>Success</text:p>
          </table:table-cell>
          <table:table-cell office:value-type="float" office:value="31829">
            <text:p>31829</text:p>
          </table:table-cell>
          <table:table-cell table:number-columns-repeated="1017"/>
        </table:table-row>
        <table:table-row table:style-name="ro1">
          <table:table-cell office:value-type="float" office:value="1050">
            <text:p>1050</text:p>
          </table:table-cell>
          <table:table-cell office:value-type="time" office:time-value="PT12H03M56.597S">
            <text:p>12:03:56.60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1">
            <text:p>1051</text:p>
          </table:table-cell>
          <table:table-cell office:value-type="time" office:time-value="PT12H03M56.587S">
            <text:p>12:03:56.59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2">
            <text:p>1052</text:p>
          </table:table-cell>
          <table:table-cell office:value-type="time" office:time-value="PT12H03M55.252S">
            <text:p>12:03:55.25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366">
            <text:p>1366</text:p>
          </table:table-cell>
          <table:table-cell office:value-type="string">
            <text:p>Success</text:p>
          </table:table-cell>
          <table:table-cell office:value-type="float" office:value="31829">
            <text:p>31829</text:p>
          </table:table-cell>
          <table:table-cell table:number-columns-repeated="1017"/>
        </table:table-row>
        <table:table-row table:style-name="ro1">
          <table:table-cell office:value-type="float" office:value="1053">
            <text:p>1053</text:p>
          </table:table-cell>
          <table:table-cell office:value-type="time" office:time-value="PT12H03M56.619S">
            <text:p>12:03:56.62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4">
            <text:p>1054</text:p>
          </table:table-cell>
          <table:table-cell office:value-type="time" office:time-value="PT12H03M56.616S">
            <text:p>12:03:56.62</text:p>
          </table:table-cell>
          <table:table-cell office:value-type="string">
            <text:p>TC0003_PlannerC 3-12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55">
            <text:p>1055</text:p>
          </table:table-cell>
          <table:table-cell office:value-type="time" office:time-value="PT12H03M56.61S">
            <text:p>12:03:56.61</text:p>
          </table:table-cell>
          <table:table-cell office:value-type="string">
            <text:p>TC0003_PlannerC 3-6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56">
            <text:p>1056</text:p>
          </table:table-cell>
          <table:table-cell office:value-type="time" office:time-value="PT12H03M56.654S">
            <text:p>12:03:56.65</text:p>
          </table:table-cell>
          <table:table-cell office:value-type="string">
            <text:p>TC0003_PlannerC 3-12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57">
            <text:p>1057</text:p>
          </table:table-cell>
          <table:table-cell office:value-type="time" office:time-value="PT12H03M56.678S">
            <text:p>12:03:56.68</text:p>
          </table:table-cell>
          <table:table-cell office:value-type="string">
            <text:p>TC0003_PlannerC 3-6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58">
            <text:p>1058</text:p>
          </table:table-cell>
          <table:table-cell office:value-type="time" office:time-value="PT12H03M56.635S">
            <text:p>12:03:56.64</text:p>
          </table:table-cell>
          <table:table-cell office:value-type="string">
            <text:p>TC0003_PlannerC 3-18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59">
            <text:p>1059</text:p>
          </table:table-cell>
          <table:table-cell office:value-type="time" office:time-value="PT12H03M56.722S">
            <text:p>12:03:56.72</text:p>
          </table:table-cell>
          <table:table-cell office:value-type="string">
            <text:p>TC0003_PlannerC 3-18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60">
            <text:p>1060</text:p>
          </table:table-cell>
          <table:table-cell office:value-type="time" office:time-value="PT12H03M56.699S">
            <text:p>12:03:56.70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1061">
            <text:p>1061</text:p>
          </table:table-cell>
          <table:table-cell office:value-type="time" office:time-value="PT12H03M52.676S">
            <text:p>12:03:52.68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4107">
            <text:p>4107</text:p>
          </table:table-cell>
          <table:table-cell office:value-type="string">
            <text:p>Success</text:p>
          </table:table-cell>
          <table:table-cell office:value-type="float" office:value="22115">
            <text:p>22115</text:p>
          </table:table-cell>
          <table:table-cell table:number-columns-repeated="1017"/>
        </table:table-row>
        <table:table-row table:style-name="ro1">
          <table:table-cell office:value-type="float" office:value="1062">
            <text:p>1062</text:p>
          </table:table-cell>
          <table:table-cell office:value-type="time" office:time-value="PT12H03M55.376S">
            <text:p>12:03:55.38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426">
            <text:p>1426</text:p>
          </table:table-cell>
          <table:table-cell office:value-type="string">
            <text:p>Success</text:p>
          </table:table-cell>
          <table:table-cell office:value-type="float" office:value="31829">
            <text:p>31829</text:p>
          </table:table-cell>
          <table:table-cell table:number-columns-repeated="1017"/>
        </table:table-row>
        <table:table-row table:style-name="ro1">
          <table:table-cell office:value-type="float" office:value="1063">
            <text:p>1063</text:p>
          </table:table-cell>
          <table:table-cell office:value-type="time" office:time-value="PT12H03M56.802S">
            <text:p>12:03:56.80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4">
            <text:p>1064</text:p>
          </table:table-cell>
          <table:table-cell office:value-type="time" office:time-value="PT12H03M52.681S">
            <text:p>12:03:52.68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4183">
            <text:p>4183</text:p>
          </table:table-cell>
          <table:table-cell office:value-type="string">
            <text:p>Success</text:p>
          </table:table-cell>
          <table:table-cell office:value-type="float" office:value="39704">
            <text:p>39704</text:p>
          </table:table-cell>
          <table:table-cell table:number-columns-repeated="1017"/>
        </table:table-row>
        <table:table-row table:style-name="ro1">
          <table:table-cell office:value-type="float" office:value="1065">
            <text:p>1065</text:p>
          </table:table-cell>
          <table:table-cell office:value-type="time" office:time-value="PT12H03M56.864S">
            <text:p>12:03:56.86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6">
            <text:p>1066</text:p>
          </table:table-cell>
          <table:table-cell office:value-type="time" office:time-value="PT12H03M56.839S">
            <text:p>12:03:56.84</text:p>
          </table:table-cell>
          <table:table-cell office:value-type="string">
            <text:p>TC0003_PlannerC 3-17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67">
            <text:p>1067</text:p>
          </table:table-cell>
          <table:table-cell office:value-type="time" office:time-value="PT12H03M56.902S">
            <text:p>12:03:56.90</text:p>
          </table:table-cell>
          <table:table-cell office:value-type="string">
            <text:p>TC0003_PlannerC 3-17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68">
            <text:p>1068</text:p>
          </table:table-cell>
          <table:table-cell office:value-type="time" office:time-value="PT12H03M56.889S">
            <text:p>12:03:56.89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9">
            <text:p>1069</text:p>
          </table:table-cell>
          <table:table-cell office:value-type="time" office:time-value="PT12H03M56.194S">
            <text:p>12:03:56.19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790">
            <text:p>790</text:p>
          </table:table-cell>
          <table:table-cell office:value-type="string">
            <text:p>Success</text:p>
          </table:table-cell>
          <table:table-cell office:value-type="float" office:value="18483">
            <text:p>18483</text:p>
          </table:table-cell>
          <table:table-cell table:number-columns-repeated="1017"/>
        </table:table-row>
        <table:table-row table:style-name="ro1">
          <table:table-cell office:value-type="float" office:value="1070">
            <text:p>1070</text:p>
          </table:table-cell>
          <table:table-cell office:value-type="time" office:time-value="PT12H03M56.939S">
            <text:p>12:03:56.94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71">
            <text:p>1071</text:p>
          </table:table-cell>
          <table:table-cell office:value-type="time" office:time-value="PT12H03M55.992S">
            <text:p>12:03:55.99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093">
            <text:p>1093</text:p>
          </table:table-cell>
          <table:table-cell office:value-type="string">
            <text:p>Success</text:p>
          </table:table-cell>
          <table:table-cell office:value-type="float" office:value="22116">
            <text:p>22116</text:p>
          </table:table-cell>
          <table:table-cell table:number-columns-repeated="1017"/>
        </table:table-row>
        <table:table-row table:style-name="ro1">
          <table:table-cell office:value-type="float" office:value="1072">
            <text:p>1072</text:p>
          </table:table-cell>
          <table:table-cell office:value-type="time" office:time-value="PT12H03M53.183S">
            <text:p>12:03:53.18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3916">
            <text:p>3916</text:p>
          </table:table-cell>
          <table:table-cell office:value-type="string">
            <text:p>Success</text:p>
          </table:table-cell>
          <table:table-cell office:value-type="float" office:value="19063">
            <text:p>19063</text:p>
          </table:table-cell>
          <table:table-cell table:number-columns-repeated="1017"/>
        </table:table-row>
        <table:table-row table:style-name="ro1">
          <table:table-cell office:value-type="float" office:value="1073">
            <text:p>1073</text:p>
          </table:table-cell>
          <table:table-cell office:value-type="time" office:time-value="PT12H03M57.008S">
            <text:p>12:03:57.01</text:p>
          </table:table-cell>
          <table:table-cell office:value-type="string">
            <text:p>TC0003_PlannerC 3-15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98">
            <text:p>19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74">
            <text:p>1074</text:p>
          </table:table-cell>
          <table:table-cell office:value-type="time" office:time-value="PT12H03M54.373S">
            <text:p>12:03:54.37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2833">
            <text:p>2833</text:p>
          </table:table-cell>
          <table:table-cell office:value-type="string">
            <text:p>Success</text:p>
          </table:table-cell>
          <table:table-cell office:value-type="float" office:value="18482">
            <text:p>18482</text:p>
          </table:table-cell>
          <table:table-cell table:number-columns-repeated="1017"/>
        </table:table-row>
        <table:table-row table:style-name="ro1">
          <table:table-cell office:value-type="float" office:value="1075">
            <text:p>1075</text:p>
          </table:table-cell>
          <table:table-cell office:value-type="time" office:time-value="PT12H03M53.914S">
            <text:p>12:03:53.91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3296">
            <text:p>3296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1076">
            <text:p>1076</text:p>
          </table:table-cell>
          <table:table-cell office:value-type="time" office:time-value="PT12H03M53.154S">
            <text:p>12:03:53.15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4075">
            <text:p>4075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1077">
            <text:p>1077</text:p>
          </table:table-cell>
          <table:table-cell office:value-type="time" office:time-value="PT12H03M54.436S">
            <text:p>12:03:54.44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2816">
            <text:p>2816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1078">
            <text:p>1078</text:p>
          </table:table-cell>
          <table:table-cell office:value-type="time" office:time-value="PT12H03M55.973S">
            <text:p>12:03:55.97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300">
            <text:p>1300</text:p>
          </table:table-cell>
          <table:table-cell office:value-type="string">
            <text:p>Success</text:p>
          </table:table-cell>
          <table:table-cell office:value-type="float" office:value="22115">
            <text:p>22115</text:p>
          </table:table-cell>
          <table:table-cell table:number-columns-repeated="1017"/>
        </table:table-row>
        <table:table-row table:style-name="ro1">
          <table:table-cell office:value-type="float" office:value="1079">
            <text:p>1079</text:p>
          </table:table-cell>
          <table:table-cell office:value-type="time" office:time-value="PT12H03M52.227S">
            <text:p>12:03:52.23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5076">
            <text:p>5076</text:p>
          </table:table-cell>
          <table:table-cell office:value-type="string">
            <text:p>Success</text:p>
          </table:table-cell>
          <table:table-cell office:value-type="float" office:value="60785">
            <text:p>60785</text:p>
          </table:table-cell>
          <table:table-cell table:number-columns-repeated="1017"/>
        </table:table-row>
        <table:table-row table:style-name="ro1">
          <table:table-cell office:value-type="float" office:value="1080">
            <text:p>1080</text:p>
          </table:table-cell>
          <table:table-cell office:value-type="time" office:time-value="PT12H03M56.086S">
            <text:p>12:03:56.09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225">
            <text:p>1225</text:p>
          </table:table-cell>
          <table:table-cell office:value-type="string">
            <text:p>Success</text:p>
          </table:table-cell>
          <table:table-cell office:value-type="float" office:value="60840">
            <text:p>60840</text:p>
          </table:table-cell>
          <table:table-cell table:number-columns-repeated="1017"/>
        </table:table-row>
        <table:table-row table:style-name="ro1">
          <table:table-cell office:value-type="float" office:value="1081">
            <text:p>1081</text:p>
          </table:table-cell>
          <table:table-cell office:value-type="time" office:time-value="PT12H03M55.928S">
            <text:p>12:03:55.93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394">
            <text:p>1394</text:p>
          </table:table-cell>
          <table:table-cell office:value-type="string">
            <text:p>Success</text:p>
          </table:table-cell>
          <table:table-cell office:value-type="float" office:value="60840">
            <text:p>60840</text:p>
          </table:table-cell>
          <table:table-cell table:number-columns-repeated="1017"/>
        </table:table-row>
        <table:table-row table:style-name="ro1">
          <table:table-cell office:value-type="float" office:value="1082">
            <text:p>1082</text:p>
          </table:table-cell>
          <table:table-cell office:value-type="time" office:time-value="PT12H03M55.554S">
            <text:p>12:03:55.55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780">
            <text:p>1780</text:p>
          </table:table-cell>
          <table:table-cell office:value-type="string">
            <text:p>Success</text:p>
          </table:table-cell>
          <table:table-cell office:value-type="float" office:value="60840">
            <text:p>60840</text:p>
          </table:table-cell>
          <table:table-cell table:number-columns-repeated="1017"/>
        </table:table-row>
        <table:table-row table:style-name="ro1">
          <table:table-cell office:value-type="float" office:value="1083">
            <text:p>1083</text:p>
          </table:table-cell>
          <table:table-cell office:value-type="time" office:time-value="PT12H03M51.717S">
            <text:p>12:03:51.72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5622">
            <text:p>5622</text:p>
          </table:table-cell>
          <table:table-cell office:value-type="string">
            <text:p>Success</text:p>
          </table:table-cell>
          <table:table-cell office:value-type="float" office:value="60781">
            <text:p>60781</text:p>
          </table:table-cell>
          <table:table-cell table:number-columns-repeated="1017"/>
        </table:table-row>
        <table:table-row table:style-name="ro1">
          <table:table-cell office:value-type="float" office:value="1084">
            <text:p>1084</text:p>
          </table:table-cell>
          <table:table-cell office:value-type="time" office:time-value="PT12H03M51.016S">
            <text:p>12:03:51.02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6335">
            <text:p>6335</text:p>
          </table:table-cell>
          <table:table-cell office:value-type="string">
            <text:p>Success</text:p>
          </table:table-cell>
          <table:table-cell office:value-type="float" office:value="76399">
            <text:p>76399</text:p>
          </table:table-cell>
          <table:table-cell table:number-columns-repeated="1017"/>
        </table:table-row>
        <table:table-row table:style-name="ro1">
          <table:table-cell office:value-type="float" office:value="1085">
            <text:p>1085</text:p>
          </table:table-cell>
          <table:table-cell office:value-type="time" office:time-value="PT12H03M51.604S">
            <text:p>12:03:51.60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5757">
            <text:p>5757</text:p>
          </table:table-cell>
          <table:table-cell office:value-type="string">
            <text:p>Success</text:p>
          </table:table-cell>
          <table:table-cell office:value-type="float" office:value="76399">
            <text:p>76399</text:p>
          </table:table-cell>
          <table:table-cell table:number-columns-repeated="1017"/>
        </table:table-row>
        <table:table-row table:style-name="ro1">
          <table:table-cell office:value-type="float" office:value="1086">
            <text:p>1086</text:p>
          </table:table-cell>
          <table:table-cell office:value-type="time" office:time-value="PT12H03M57.311S">
            <text:p>12:03:57.31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087">
            <text:p>1087</text:p>
          </table:table-cell>
          <table:table-cell office:value-type="time" office:time-value="PT12H03M51.894S">
            <text:p>12:03:51.89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5478">
            <text:p>5478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088">
            <text:p>1088</text:p>
          </table:table-cell>
          <table:table-cell office:value-type="time" office:time-value="PT12H03M55.161S">
            <text:p>12:03:55.16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212">
            <text:p>2212</text:p>
          </table:table-cell>
          <table:table-cell office:value-type="string">
            <text:p>Success</text:p>
          </table:table-cell>
          <table:table-cell office:value-type="float" office:value="60781">
            <text:p>60781</text:p>
          </table:table-cell>
          <table:table-cell table:number-columns-repeated="1017"/>
        </table:table-row>
        <table:table-row table:style-name="ro1">
          <table:table-cell office:value-type="float" office:value="1089">
            <text:p>1089</text:p>
          </table:table-cell>
          <table:table-cell office:value-type="time" office:time-value="PT12H03M52.581S">
            <text:p>12:03:52.58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4825">
            <text:p>4825</text:p>
          </table:table-cell>
          <table:table-cell office:value-type="string">
            <text:p>Success</text:p>
          </table:table-cell>
          <table:table-cell office:value-type="float" office:value="76381">
            <text:p>76381</text:p>
          </table:table-cell>
          <table:table-cell table:number-columns-repeated="1017"/>
        </table:table-row>
        <table:table-row table:style-name="ro1">
          <table:table-cell office:value-type="float" office:value="1090">
            <text:p>1090</text:p>
          </table:table-cell>
          <table:table-cell office:value-type="time" office:time-value="PT12H03M57.373S">
            <text:p>12:03:57.37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309">
            <text:p>309</text:p>
          </table:table-cell>
          <table:table-cell table:number-columns-repeated="1017"/>
        </table:table-row>
        <table:table-row table:style-name="ro1">
          <table:table-cell office:value-type="float" office:value="1091">
            <text:p>1091</text:p>
          </table:table-cell>
          <table:table-cell office:value-type="time" office:time-value="PT12H03M57.351S">
            <text:p>12:03:57.35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377">
            <text:p>377</text:p>
          </table:table-cell>
          <table:table-cell table:number-columns-repeated="1017"/>
        </table:table-row>
        <table:table-row table:style-name="ro1">
          <table:table-cell office:value-type="float" office:value="1092">
            <text:p>1092</text:p>
          </table:table-cell>
          <table:table-cell office:value-type="time" office:time-value="PT12H03M57.207S">
            <text:p>12:03:57.21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228">
            <text:p>228</text:p>
          </table:table-cell>
          <table:table-cell office:value-type="string">
            <text:p>Success</text:p>
          </table:table-cell>
          <table:table-cell office:value-type="float" office:value="8558">
            <text:p>8558</text:p>
          </table:table-cell>
          <table:table-cell table:number-columns-repeated="1017"/>
        </table:table-row>
        <table:table-row table:style-name="ro1">
          <table:table-cell office:value-type="float" office:value="1093">
            <text:p>1093</text:p>
          </table:table-cell>
          <table:table-cell office:value-type="time" office:time-value="PT12H03M55.177S">
            <text:p>12:03:55.18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2268">
            <text:p>2268</text:p>
          </table:table-cell>
          <table:table-cell office:value-type="string">
            <text:p>Success</text:p>
          </table:table-cell>
          <table:table-cell office:value-type="float" office:value="58732">
            <text:p>58732</text:p>
          </table:table-cell>
          <table:table-cell table:number-columns-repeated="1017"/>
        </table:table-row>
        <table:table-row table:style-name="ro1">
          <table:table-cell office:value-type="float" office:value="1094">
            <text:p>1094</text:p>
          </table:table-cell>
          <table:table-cell office:value-type="time" office:time-value="PT12H03M56.015S">
            <text:p>12:03:56.02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434">
            <text:p>1434</text:p>
          </table:table-cell>
          <table:table-cell office:value-type="string">
            <text:p>Success</text:p>
          </table:table-cell>
          <table:table-cell office:value-type="float" office:value="60840">
            <text:p>60840</text:p>
          </table:table-cell>
          <table:table-cell table:number-columns-repeated="1017"/>
        </table:table-row>
        <table:table-row table:style-name="ro1">
          <table:table-cell office:value-type="float" office:value="1095">
            <text:p>1095</text:p>
          </table:table-cell>
          <table:table-cell office:value-type="time" office:time-value="PT12H03M52.908S">
            <text:p>12:03:52.91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4543">
            <text:p>4543</text:p>
          </table:table-cell>
          <table:table-cell office:value-type="string">
            <text:p>Success</text:p>
          </table:table-cell>
          <table:table-cell office:value-type="float" office:value="76399">
            <text:p>76399</text:p>
          </table:table-cell>
          <table:table-cell table:number-columns-repeated="1017"/>
        </table:table-row>
        <table:table-row table:style-name="ro1">
          <table:table-cell office:value-type="float" office:value="1096">
            <text:p>1096</text:p>
          </table:table-cell>
          <table:table-cell office:value-type="time" office:time-value="PT12H03M54.262S">
            <text:p>12:03:54.26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3184">
            <text:p>3184</text:p>
          </table:table-cell>
          <table:table-cell office:value-type="string">
            <text:p>Success</text:p>
          </table:table-cell>
          <table:table-cell office:value-type="float" office:value="76403">
            <text:p>76403</text:p>
          </table:table-cell>
          <table:table-cell table:number-columns-repeated="1017"/>
        </table:table-row>
        <table:table-row table:style-name="ro1">
          <table:table-cell office:value-type="float" office:value="1097">
            <text:p>1097</text:p>
          </table:table-cell>
          <table:table-cell office:value-type="time" office:time-value="PT12H03M53.834S">
            <text:p>12:03:53.83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3625">
            <text:p>3625</text:p>
          </table:table-cell>
          <table:table-cell office:value-type="string">
            <text:p>Success</text:p>
          </table:table-cell>
          <table:table-cell office:value-type="float" office:value="76403">
            <text:p>76403</text:p>
          </table:table-cell>
          <table:table-cell table:number-columns-repeated="1017"/>
        </table:table-row>
        <table:table-row table:style-name="ro1">
          <table:table-cell office:value-type="float" office:value="1098">
            <text:p>1098</text:p>
          </table:table-cell>
          <table:table-cell office:value-type="time" office:time-value="PT12H03M56.986S">
            <text:p>12:03:56.99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481">
            <text:p>481</text:p>
          </table:table-cell>
          <table:table-cell office:value-type="string">
            <text:p>Success</text:p>
          </table:table-cell>
          <table:table-cell office:value-type="float" office:value="60840">
            <text:p>60840</text:p>
          </table:table-cell>
          <table:table-cell table:number-columns-repeated="1017"/>
        </table:table-row>
        <table:table-row table:style-name="ro1">
          <table:table-cell office:value-type="float" office:value="1099">
            <text:p>1099</text:p>
          </table:table-cell>
          <table:table-cell office:value-type="time" office:time-value="PT12H03M55.93S">
            <text:p>12:03:55.93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541">
            <text:p>1541</text:p>
          </table:table-cell>
          <table:table-cell office:value-type="string">
            <text:p>Success</text:p>
          </table:table-cell>
          <table:table-cell office:value-type="float" office:value="60840">
            <text:p>60840</text:p>
          </table:table-cell>
          <table:table-cell table:number-columns-repeated="1017"/>
        </table:table-row>
        <table:table-row table:style-name="ro1">
          <table:table-cell office:value-type="float" office:value="1100">
            <text:p>1100</text:p>
          </table:table-cell>
          <table:table-cell office:value-type="time" office:time-value="PT12H03M56.738S">
            <text:p>12:03:56.74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737">
            <text:p>737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1101">
            <text:p>1101</text:p>
          </table:table-cell>
          <table:table-cell office:value-type="time" office:time-value="PT12H03M57.407S">
            <text:p>12:03:57.41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419">
            <text:p>419</text:p>
          </table:table-cell>
          <table:table-cell table:number-columns-repeated="1017"/>
        </table:table-row>
        <table:table-row table:style-name="ro1">
          <table:table-cell office:value-type="float" office:value="1102">
            <text:p>1102</text:p>
          </table:table-cell>
          <table:table-cell office:value-type="time" office:time-value="PT12H03M57.362S">
            <text:p>12:03:57.36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45">
            <text:p>145</text:p>
          </table:table-cell>
          <table:table-cell office:value-type="string">
            <text:p>Success</text:p>
          </table:table-cell>
          <table:table-cell office:value-type="float" office:value="377">
            <text:p>377</text:p>
          </table:table-cell>
          <table:table-cell table:number-columns-repeated="1017"/>
        </table:table-row>
        <table:table-row table:style-name="ro1">
          <table:table-cell office:value-type="float" office:value="1103">
            <text:p>1103</text:p>
          </table:table-cell>
          <table:table-cell office:value-type="time" office:time-value="PT12H03M55.959S">
            <text:p>12:03:55.96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565">
            <text:p>1565</text:p>
          </table:table-cell>
          <table:table-cell office:value-type="string">
            <text:p>Success</text:p>
          </table:table-cell>
          <table:table-cell office:value-type="float" office:value="60840">
            <text:p>60840</text:p>
          </table:table-cell>
          <table:table-cell table:number-columns-repeated="1017"/>
        </table:table-row>
        <table:table-row table:style-name="ro1">
          <table:table-cell office:value-type="float" office:value="1104">
            <text:p>1104</text:p>
          </table:table-cell>
          <table:table-cell office:value-type="time" office:time-value="PT12H03M55.434S">
            <text:p>12:03:55.43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2096">
            <text:p>2096</text:p>
          </table:table-cell>
          <table:table-cell office:value-type="string">
            <text:p>Success</text:p>
          </table:table-cell>
          <table:table-cell office:value-type="float" office:value="62797">
            <text:p>62797</text:p>
          </table:table-cell>
          <table:table-cell table:number-columns-repeated="1017"/>
        </table:table-row>
        <table:table-row table:style-name="ro1">
          <table:table-cell office:value-type="float" office:value="1105">
            <text:p>1105</text:p>
          </table:table-cell>
          <table:table-cell office:value-type="time" office:time-value="PT12H03M56.101S">
            <text:p>12:03:56.10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439">
            <text:p>1439</text:p>
          </table:table-cell>
          <table:table-cell office:value-type="string">
            <text:p>Success</text:p>
          </table:table-cell>
          <table:table-cell office:value-type="float" office:value="60840">
            <text:p>60840</text:p>
          </table:table-cell>
          <table:table-cell table:number-columns-repeated="1017"/>
        </table:table-row>
        <table:table-row table:style-name="ro1">
          <table:table-cell office:value-type="float" office:value="1106">
            <text:p>1106</text:p>
          </table:table-cell>
          <table:table-cell office:value-type="time" office:time-value="PT12H03M57.456S">
            <text:p>12:03:57.46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419">
            <text:p>419</text:p>
          </table:table-cell>
          <table:table-cell table:number-columns-repeated="1017"/>
        </table:table-row>
        <table:table-row table:style-name="ro1">
          <table:table-cell office:value-type="float" office:value="1107">
            <text:p>1107</text:p>
          </table:table-cell>
          <table:table-cell office:value-type="time" office:time-value="PT12H03M57.452S">
            <text:p>12:03:57.45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419">
            <text:p>419</text:p>
          </table:table-cell>
          <table:table-cell table:number-columns-repeated="1017"/>
        </table:table-row>
        <table:table-row table:style-name="ro1">
          <table:table-cell office:value-type="float" office:value="1108">
            <text:p>1108</text:p>
          </table:table-cell>
          <table:table-cell office:value-type="time" office:time-value="PT12H03M57.54S">
            <text:p>12:03:57.54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  <table:table-cell table:number-columns-repeated="1017"/>
        </table:table-row>
        <table:table-row table:style-name="ro1">
          <table:table-cell office:value-type="float" office:value="1109">
            <text:p>1109</text:p>
          </table:table-cell>
          <table:table-cell office:value-type="time" office:time-value="PT12H03M57.461S">
            <text:p>12:03:57.46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419">
            <text:p>419</text:p>
          </table:table-cell>
          <table:table-cell table:number-columns-repeated="1017"/>
        </table:table-row>
        <table:table-row table:style-name="ro1">
          <table:table-cell office:value-type="float" office:value="1110">
            <text:p>1110</text:p>
          </table:table-cell>
          <table:table-cell office:value-type="time" office:time-value="PT12H03M57.525S">
            <text:p>12:03:57.53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418">
            <text:p>41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111">
            <text:p>1111</text:p>
          </table:table-cell>
          <table:table-cell office:value-type="time" office:time-value="PT12H03M56.77S">
            <text:p>12:03:56.77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178">
            <text:p>1178</text:p>
          </table:table-cell>
          <table:table-cell office:value-type="string">
            <text:p>Success</text:p>
          </table:table-cell>
          <table:table-cell office:value-type="float" office:value="60840">
            <text:p>60840</text:p>
          </table:table-cell>
          <table:table-cell table:number-columns-repeated="1017"/>
        </table:table-row>
        <table:table-row table:style-name="ro1">
          <table:table-cell office:value-type="float" office:value="1112">
            <text:p>1112</text:p>
          </table:table-cell>
          <table:table-cell office:value-type="time" office:time-value="PT12H03M57.944S">
            <text:p>12:03:57.94</text:p>
          </table:table-cell>
          <table:table-cell office:value-type="string">
            <text:p>TC0003_PlannerC 3-19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13">
            <text:p>1113</text:p>
          </table:table-cell>
          <table:table-cell office:value-type="time" office:time-value="PT12H03M57.952S">
            <text:p>12:03:57.95</text:p>
          </table:table-cell>
          <table:table-cell office:value-type="string">
            <text:p>TC0003_PlannerC 3-19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14">
            <text:p>1114</text:p>
          </table:table-cell>
          <table:table-cell office:value-type="time" office:time-value="PT12H03M57.958S">
            <text:p>12:03:57.96</text:p>
          </table:table-cell>
          <table:table-cell office:value-type="string">
            <text:p>TC0003_PlannerC 3-1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15">
            <text:p>1115</text:p>
          </table:table-cell>
          <table:table-cell office:value-type="time" office:time-value="PT12H03M57.472S">
            <text:p>12:03:57.47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629">
            <text:p>62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116">
            <text:p>1116</text:p>
          </table:table-cell>
          <table:table-cell office:value-type="time" office:time-value="PT12H03M58.102S">
            <text:p>12:03:58.10</text:p>
          </table:table-cell>
          <table:table-cell office:value-type="string">
            <text:p>TC0003_PlannerC 3-13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17">
            <text:p>1117</text:p>
          </table:table-cell>
          <table:table-cell office:value-type="time" office:time-value="PT12H03M58.11S">
            <text:p>12:03:58.11</text:p>
          </table:table-cell>
          <table:table-cell office:value-type="string">
            <text:p>TC0003_PlannerC 3-13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18">
            <text:p>1118</text:p>
          </table:table-cell>
          <table:table-cell office:value-type="time" office:time-value="PT12H03M58.115S">
            <text:p>12:03:58.12</text:p>
          </table:table-cell>
          <table:table-cell office:value-type="string">
            <text:p>TC0003_PlannerC 3-1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19">
            <text:p>1119</text:p>
          </table:table-cell>
          <table:table-cell office:value-type="time" office:time-value="PT12H03M57.468S">
            <text:p>12:03:57.47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947">
            <text:p>94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120">
            <text:p>1120</text:p>
          </table:table-cell>
          <table:table-cell office:value-type="time" office:time-value="PT12H03M58.415S">
            <text:p>12:03:58.42</text:p>
          </table:table-cell>
          <table:table-cell office:value-type="string">
            <text:p>TC0003_PlannerC 3-3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21">
            <text:p>1121</text:p>
          </table:table-cell>
          <table:table-cell office:value-type="time" office:time-value="PT12H03M58.423S">
            <text:p>12:03:58.42</text:p>
          </table:table-cell>
          <table:table-cell office:value-type="string">
            <text:p>TC0003_PlannerC 3-3</text:p>
          </table:table-cell>
          <table:table-cell office:value-type="string">
            <text:p>/channels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22">
            <text:p>1122</text:p>
          </table:table-cell>
          <table:table-cell office:value-type="time" office:time-value="PT12H03M58.431S">
            <text:p>12:03:58.43</text:p>
          </table:table-cell>
          <table:table-cell office:value-type="string">
            <text:p>TC0003_PlannerC 3-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23">
            <text:p>1123</text:p>
          </table:table-cell>
          <table:table-cell office:value-type="time" office:time-value="PT12H03M57.324S">
            <text:p>12:03:57.32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711">
            <text:p>171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124">
            <text:p>1124</text:p>
          </table:table-cell>
          <table:table-cell office:value-type="time" office:time-value="PT12H03M59.034S">
            <text:p>12:03:59.03</text:p>
          </table:table-cell>
          <table:table-cell office:value-type="string">
            <text:p>TC0003_PlannerC 3-4</text:p>
          </table:table-cell>
          <table:table-cell office:value-type="string">
            <text:p>/channels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25">
            <text:p>1125</text:p>
          </table:table-cell>
          <table:table-cell office:value-type="time" office:time-value="PT12H03M59.049S">
            <text:p>12:03:59.05</text:p>
          </table:table-cell>
          <table:table-cell office:value-type="string">
            <text:p>TC0003_PlannerC 3-4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26">
            <text:p>1126</text:p>
          </table:table-cell>
          <table:table-cell office:value-type="time" office:time-value="PT12H03M59.054S">
            <text:p>12:03:59.05</text:p>
          </table:table-cell>
          <table:table-cell office:value-type="string">
            <text:p>TC0003_PlannerC 3-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27">
            <text:p>1127</text:p>
          </table:table-cell>
          <table:table-cell office:value-type="time" office:time-value="PT12H03M57.948S">
            <text:p>12:03:57.95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364">
            <text:p>136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128">
            <text:p>1128</text:p>
          </table:table-cell>
          <table:table-cell office:value-type="time" office:time-value="PT12H03M59.313S">
            <text:p>12:03:59.31</text:p>
          </table:table-cell>
          <table:table-cell office:value-type="string">
            <text:p>TC0003_PlannerC 3-6</text:p>
          </table:table-cell>
          <table:table-cell office:value-type="string">
            <text:p>/channels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29">
            <text:p>1129</text:p>
          </table:table-cell>
          <table:table-cell office:value-type="time" office:time-value="PT12H03M59.324S">
            <text:p>12:03:59.32</text:p>
          </table:table-cell>
          <table:table-cell office:value-type="string">
            <text:p>TC0003_PlannerC 3-6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30">
            <text:p>1130</text:p>
          </table:table-cell>
          <table:table-cell office:value-type="time" office:time-value="PT12H03M59.329S">
            <text:p>12:03:59.33</text:p>
          </table:table-cell>
          <table:table-cell office:value-type="string">
            <text:p>TC0003_PlannerC 3-6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31">
            <text:p>1131</text:p>
          </table:table-cell>
          <table:table-cell office:value-type="time" office:time-value="PT12H03M56.922S">
            <text:p>12:03:56.92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2439">
            <text:p>2439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1132">
            <text:p>1132</text:p>
          </table:table-cell>
          <table:table-cell office:value-type="time" office:time-value="PT12H03M55.182S">
            <text:p>12:03:55.18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4611">
            <text:p>4611</text:p>
          </table:table-cell>
          <table:table-cell office:value-type="string">
            <text:p>Success</text:p>
          </table:table-cell>
          <table:table-cell office:value-type="float" office:value="22115">
            <text:p>22115</text:p>
          </table:table-cell>
          <table:table-cell table:number-columns-repeated="1017"/>
        </table:table-row>
        <table:table-row table:style-name="ro1">
          <table:table-cell office:value-type="float" office:value="1133">
            <text:p>1133</text:p>
          </table:table-cell>
          <table:table-cell office:value-type="time" office:time-value="PT12H03M56.128S">
            <text:p>12:03:56.13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3688">
            <text:p>3688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1134">
            <text:p>1134</text:p>
          </table:table-cell>
          <table:table-cell office:value-type="time" office:time-value="PT12H03M56.687S">
            <text:p>12:03:56.69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3132">
            <text:p>3132</text:p>
          </table:table-cell>
          <table:table-cell office:value-type="string">
            <text:p>Success</text:p>
          </table:table-cell>
          <table:table-cell office:value-type="float" office:value="18482">
            <text:p>18482</text:p>
          </table:table-cell>
          <table:table-cell table:number-columns-repeated="1017"/>
        </table:table-row>
        <table:table-row table:style-name="ro1">
          <table:table-cell office:value-type="float" office:value="1135">
            <text:p>1135</text:p>
          </table:table-cell>
          <table:table-cell office:value-type="time" office:time-value="PT12H03M56.079S">
            <text:p>12:03:56.08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3745">
            <text:p>3745</text:p>
          </table:table-cell>
          <table:table-cell office:value-type="string">
            <text:p>Success</text:p>
          </table:table-cell>
          <table:table-cell office:value-type="float" office:value="22115">
            <text:p>22115</text:p>
          </table:table-cell>
          <table:table-cell table:number-columns-repeated="1017"/>
        </table:table-row>
        <table:table-row table:style-name="ro1">
          <table:table-cell office:value-type="float" office:value="1136">
            <text:p>1136</text:p>
          </table:table-cell>
          <table:table-cell office:value-type="time" office:time-value="PT12H03M56.229S">
            <text:p>12:03:56.23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595">
            <text:p>3595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1137">
            <text:p>1137</text:p>
          </table:table-cell>
          <table:table-cell office:value-type="time" office:time-value="PT12H03M55.322S">
            <text:p>12:03:55.32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4511">
            <text:p>4511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138">
            <text:p>1138</text:p>
          </table:table-cell>
          <table:table-cell office:value-type="time" office:time-value="PT12H03M59.833S">
            <text:p>12:03:59.83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309">
            <text:p>309</text:p>
          </table:table-cell>
          <table:table-cell table:number-columns-repeated="1017"/>
        </table:table-row>
        <table:table-row table:style-name="ro1">
          <table:table-cell office:value-type="float" office:value="1139">
            <text:p>1139</text:p>
          </table:table-cell>
          <table:table-cell office:value-type="time" office:time-value="PT12H03M56.214S">
            <text:p>12:03:56.21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4094">
            <text:p>4094</text:p>
          </table:table-cell>
          <table:table-cell office:value-type="string">
            <text:p>Success</text:p>
          </table:table-cell>
          <table:table-cell office:value-type="float" office:value="38741">
            <text:p>38741</text:p>
          </table:table-cell>
          <table:table-cell table:number-columns-repeated="1017"/>
        </table:table-row>
        <table:table-row table:style-name="ro1">
          <table:table-cell office:value-type="float" office:value="1140">
            <text:p>1140</text:p>
          </table:table-cell>
          <table:table-cell office:value-type="time" office:time-value="PT12H03M57.436S">
            <text:p>12:03:57.44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2882">
            <text:p>2882</text:p>
          </table:table-cell>
          <table:table-cell office:value-type="string">
            <text:p>Success</text:p>
          </table:table-cell>
          <table:table-cell office:value-type="float" office:value="53292">
            <text:p>53292</text:p>
          </table:table-cell>
          <table:table-cell table:number-columns-repeated="1017"/>
        </table:table-row>
        <table:table-row table:style-name="ro1">
          <table:table-cell office:value-type="float" office:value="1141">
            <text:p>1141</text:p>
          </table:table-cell>
          <table:table-cell office:value-type="time" office:time-value="PT12H03M57.374S">
            <text:p>12:03:57.37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2976">
            <text:p>2976</text:p>
          </table:table-cell>
          <table:table-cell office:value-type="string">
            <text:p>Success</text:p>
          </table:table-cell>
          <table:table-cell office:value-type="float" office:value="22115">
            <text:p>22115</text:p>
          </table:table-cell>
          <table:table-cell table:number-columns-repeated="1017"/>
        </table:table-row>
        <table:table-row table:style-name="ro1">
          <table:table-cell office:value-type="float" office:value="1142">
            <text:p>1142</text:p>
          </table:table-cell>
          <table:table-cell office:value-type="time" office:time-value="PT12H03M55.104S">
            <text:p>12:03:55.10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5246">
            <text:p>5246</text:p>
          </table:table-cell>
          <table:table-cell office:value-type="string">
            <text:p>Success</text:p>
          </table:table-cell>
          <table:table-cell office:value-type="float" office:value="60781">
            <text:p>60781</text:p>
          </table:table-cell>
          <table:table-cell table:number-columns-repeated="1017"/>
        </table:table-row>
        <table:table-row table:style-name="ro1">
          <table:table-cell office:value-type="float" office:value="1143">
            <text:p>1143</text:p>
          </table:table-cell>
          <table:table-cell office:value-type="time" office:time-value="PT12H03M55.984S">
            <text:p>12:03:55.98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4377">
            <text:p>4377</text:p>
          </table:table-cell>
          <table:table-cell office:value-type="string">
            <text:p>Success</text:p>
          </table:table-cell>
          <table:table-cell office:value-type="float" office:value="22116">
            <text:p>22116</text:p>
          </table:table-cell>
          <table:table-cell table:number-columns-repeated="1017"/>
        </table:table-row>
        <table:table-row table:style-name="ro1">
          <table:table-cell office:value-type="float" office:value="1144">
            <text:p>1144</text:p>
          </table:table-cell>
          <table:table-cell office:value-type="time" office:time-value="PT12H03M55.982S">
            <text:p>12:03:55.98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4384">
            <text:p>4384</text:p>
          </table:table-cell>
          <table:table-cell office:value-type="string">
            <text:p>Success</text:p>
          </table:table-cell>
          <table:table-cell office:value-type="float" office:value="22115">
            <text:p>22115</text:p>
          </table:table-cell>
          <table:table-cell table:number-columns-repeated="1017"/>
        </table:table-row>
        <table:table-row table:style-name="ro1">
          <table:table-cell office:value-type="float" office:value="1145">
            <text:p>1145</text:p>
          </table:table-cell>
          <table:table-cell office:value-type="time" office:time-value="PT12H03M55.285S">
            <text:p>12:03:55.29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5092">
            <text:p>5092</text:p>
          </table:table-cell>
          <table:table-cell office:value-type="string">
            <text:p>Success</text:p>
          </table:table-cell>
          <table:table-cell office:value-type="float" office:value="49306">
            <text:p>49306</text:p>
          </table:table-cell>
          <table:table-cell table:number-columns-repeated="1017"/>
        </table:table-row>
        <table:table-row table:style-name="ro1">
          <table:table-cell office:value-type="float" office:value="1146">
            <text:p>1146</text:p>
          </table:table-cell>
          <table:table-cell office:value-type="time" office:time-value="PT12H03M52.99S">
            <text:p>12:03:52.99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7391">
            <text:p>7391</text:p>
          </table:table-cell>
          <table:table-cell office:value-type="string">
            <text:p>Success</text:p>
          </table:table-cell>
          <table:table-cell office:value-type="float" office:value="54940">
            <text:p>54940</text:p>
          </table:table-cell>
          <table:table-cell table:number-columns-repeated="1017"/>
        </table:table-row>
        <table:table-row table:style-name="ro1">
          <table:table-cell office:value-type="float" office:value="1147">
            <text:p>1147</text:p>
          </table:table-cell>
          <table:table-cell office:value-type="time" office:time-value="PT12H03M52.83S">
            <text:p>12:03:52.83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7555">
            <text:p>7555</text:p>
          </table:table-cell>
          <table:table-cell office:value-type="string">
            <text:p>Success</text:p>
          </table:table-cell>
          <table:table-cell office:value-type="float" office:value="77738">
            <text:p>77738</text:p>
          </table:table-cell>
          <table:table-cell table:number-columns-repeated="1017"/>
        </table:table-row>
        <table:table-row table:style-name="ro1">
          <table:table-cell office:value-type="float" office:value="1148">
            <text:p>1148</text:p>
          </table:table-cell>
          <table:table-cell office:value-type="time" office:time-value="PT12H03M57.409S">
            <text:p>12:03:57.41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981">
            <text:p>2981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149">
            <text:p>1149</text:p>
          </table:table-cell>
          <table:table-cell office:value-type="time" office:time-value="PT12H03M59.849S">
            <text:p>12:03:59.85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559">
            <text:p>559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150">
            <text:p>1150</text:p>
          </table:table-cell>
          <table:table-cell office:value-type="time" office:time-value="PT12H03M57.303S">
            <text:p>12:03:57.30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3106">
            <text:p>3106</text:p>
          </table:table-cell>
          <table:table-cell office:value-type="string">
            <text:p>Success</text:p>
          </table:table-cell>
          <table:table-cell office:value-type="float" office:value="22115">
            <text:p>22115</text:p>
          </table:table-cell>
          <table:table-cell table:number-columns-repeated="1017"/>
        </table:table-row>
        <table:table-row table:style-name="ro1">
          <table:table-cell office:value-type="float" office:value="1151">
            <text:p>1151</text:p>
          </table:table-cell>
          <table:table-cell office:value-type="time" office:time-value="PT12H04M00.383S">
            <text:p>12:04:00.38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52">
            <text:p>1152</text:p>
          </table:table-cell>
          <table:table-cell office:value-type="time" office:time-value="PT12H03M54.213S">
            <text:p>12:03:54.21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6211">
            <text:p>6211</text:p>
          </table:table-cell>
          <table:table-cell office:value-type="string">
            <text:p>Success</text:p>
          </table:table-cell>
          <table:table-cell office:value-type="float" office:value="76403">
            <text:p>76403</text:p>
          </table:table-cell>
          <table:table-cell table:number-columns-repeated="1017"/>
        </table:table-row>
        <table:table-row table:style-name="ro1">
          <table:table-cell office:value-type="float" office:value="1153">
            <text:p>1153</text:p>
          </table:table-cell>
          <table:table-cell office:value-type="time" office:time-value="PT12H04M00.403S">
            <text:p>12:04:00.40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1">
          <table:table-cell office:value-type="float" office:value="1154">
            <text:p>1154</text:p>
          </table:table-cell>
          <table:table-cell office:value-type="time" office:time-value="PT12H04M00.409S">
            <text:p>12:04:00.41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1">
          <table:table-cell office:value-type="float" office:value="1155">
            <text:p>1155</text:p>
          </table:table-cell>
          <table:table-cell office:value-type="time" office:time-value="PT12H03M57.583S">
            <text:p>12:03:57.58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2914">
            <text:p>2914</text:p>
          </table:table-cell>
          <table:table-cell office:value-type="string">
            <text:p>Success</text:p>
          </table:table-cell>
          <table:table-cell office:value-type="float" office:value="56327">
            <text:p>56327</text:p>
          </table:table-cell>
          <table:table-cell table:number-columns-repeated="1017"/>
        </table:table-row>
        <table:table-row table:style-name="ro1">
          <table:table-cell office:value-type="float" office:value="1156">
            <text:p>1156</text:p>
          </table:table-cell>
          <table:table-cell office:value-type="time" office:time-value="PT12H04M00.423S">
            <text:p>12:04:00.42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57">
            <text:p>1157</text:p>
          </table:table-cell>
          <table:table-cell office:value-type="time" office:time-value="PT12H04M00.426S">
            <text:p>12:04:00.43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461">
            <text:p>461</text:p>
          </table:table-cell>
          <table:table-cell table:number-columns-repeated="1017"/>
        </table:table-row>
        <table:table-row table:style-name="ro1">
          <table:table-cell office:value-type="float" office:value="1158">
            <text:p>1158</text:p>
          </table:table-cell>
          <table:table-cell office:value-type="time" office:time-value="PT12H04M00.496S">
            <text:p>12:04:00.50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513">
            <text:p>513</text:p>
          </table:table-cell>
          <table:table-cell table:number-columns-repeated="1017"/>
        </table:table-row>
        <table:table-row table:style-name="ro1">
          <table:table-cell office:value-type="float" office:value="1159">
            <text:p>1159</text:p>
          </table:table-cell>
          <table:table-cell office:value-type="time" office:time-value="PT12H03M57.477S">
            <text:p>12:03:57.48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3085">
            <text:p>3085</text:p>
          </table:table-cell>
          <table:table-cell office:value-type="string">
            <text:p>Success</text:p>
          </table:table-cell>
          <table:table-cell office:value-type="float" office:value="55348">
            <text:p>55348</text:p>
          </table:table-cell>
          <table:table-cell table:number-columns-repeated="1017"/>
        </table:table-row>
        <table:table-row table:style-name="ro1">
          <table:table-cell office:value-type="float" office:value="1160">
            <text:p>1160</text:p>
          </table:table-cell>
          <table:table-cell office:value-type="time" office:time-value="PT12H03M57.252S">
            <text:p>12:03:57.25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3315">
            <text:p>3315</text:p>
          </table:table-cell>
          <table:table-cell office:value-type="string">
            <text:p>Success</text:p>
          </table:table-cell>
          <table:table-cell office:value-type="float" office:value="58384">
            <text:p>58384</text:p>
          </table:table-cell>
          <table:table-cell table:number-columns-repeated="1017"/>
        </table:table-row>
        <table:table-row table:style-name="ro1">
          <table:table-cell office:value-type="float" office:value="1161">
            <text:p>1161</text:p>
          </table:table-cell>
          <table:table-cell office:value-type="time" office:time-value="PT12H03M59.362S">
            <text:p>12:03:59.36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229">
            <text:p>1229</text:p>
          </table:table-cell>
          <table:table-cell office:value-type="string">
            <text:p>Success</text:p>
          </table:table-cell>
          <table:table-cell office:value-type="float" office:value="53292">
            <text:p>53292</text:p>
          </table:table-cell>
          <table:table-cell table:number-columns-repeated="1017"/>
        </table:table-row>
        <table:table-row table:style-name="ro1">
          <table:table-cell office:value-type="float" office:value="1162">
            <text:p>1162</text:p>
          </table:table-cell>
          <table:table-cell office:value-type="time" office:time-value="PT12H03M57.21S">
            <text:p>12:03:57.21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3411">
            <text:p>3411</text:p>
          </table:table-cell>
          <table:table-cell office:value-type="string">
            <text:p>Success</text:p>
          </table:table-cell>
          <table:table-cell office:value-type="float" office:value="57305">
            <text:p>57305</text:p>
          </table:table-cell>
          <table:table-cell table:number-columns-repeated="1017"/>
        </table:table-row>
        <table:table-row table:style-name="ro1">
          <table:table-cell office:value-type="float" office:value="1163">
            <text:p>1163</text:p>
          </table:table-cell>
          <table:table-cell office:value-type="time" office:time-value="PT12H03M57.426S">
            <text:p>12:03:57.43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3203">
            <text:p>3203</text:p>
          </table:table-cell>
          <table:table-cell office:value-type="string">
            <text:p>Success</text:p>
          </table:table-cell>
          <table:table-cell office:value-type="float" office:value="55348">
            <text:p>55348</text:p>
          </table:table-cell>
          <table:table-cell table:number-columns-repeated="1017"/>
        </table:table-row>
        <table:table-row table:style-name="ro1">
          <table:table-cell office:value-type="float" office:value="1164">
            <text:p>1164</text:p>
          </table:table-cell>
          <table:table-cell office:value-type="time" office:time-value="PT12H04M00.515S">
            <text:p>12:04:00.52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65">
            <text:p>1165</text:p>
          </table:table-cell>
          <table:table-cell office:value-type="time" office:time-value="PT12H04M00.63S">
            <text:p>12:04:00.63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513">
            <text:p>513</text:p>
          </table:table-cell>
          <table:table-cell table:number-columns-repeated="1017"/>
        </table:table-row>
        <table:table-row table:style-name="ro1">
          <table:table-cell office:value-type="float" office:value="1166">
            <text:p>1166</text:p>
          </table:table-cell>
          <table:table-cell office:value-type="time" office:time-value="PT12H04M00.308S">
            <text:p>12:04:00.31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355">
            <text:p>355</text:p>
          </table:table-cell>
          <table:table-cell office:value-type="string">
            <text:p>Success</text:p>
          </table:table-cell>
          <table:table-cell office:value-type="float" office:value="53292">
            <text:p>53292</text:p>
          </table:table-cell>
          <table:table-cell table:number-columns-repeated="1017"/>
        </table:table-row>
        <table:table-row table:style-name="ro1">
          <table:table-cell office:value-type="float" office:value="1167">
            <text:p>1167</text:p>
          </table:table-cell>
          <table:table-cell office:value-type="time" office:time-value="PT12H03M59.821S">
            <text:p>12:03:59.82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859">
            <text:p>859</text:p>
          </table:table-cell>
          <table:table-cell office:value-type="string">
            <text:p>Success</text:p>
          </table:table-cell>
          <table:table-cell office:value-type="float" office:value="53292">
            <text:p>53292</text:p>
          </table:table-cell>
          <table:table-cell table:number-columns-repeated="1017"/>
        </table:table-row>
        <table:table-row table:style-name="ro1">
          <table:table-cell office:value-type="float" office:value="1168">
            <text:p>1168</text:p>
          </table:table-cell>
          <table:table-cell office:value-type="time" office:time-value="PT12H03M57.509S">
            <text:p>12:03:57.51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3180">
            <text:p>3180</text:p>
          </table:table-cell>
          <table:table-cell office:value-type="string">
            <text:p>Success</text:p>
          </table:table-cell>
          <table:table-cell office:value-type="float" office:value="56327">
            <text:p>56327</text:p>
          </table:table-cell>
          <table:table-cell table:number-columns-repeated="1017"/>
        </table:table-row>
        <table:table-row table:style-name="ro1">
          <table:table-cell office:value-type="float" office:value="1169">
            <text:p>1169</text:p>
          </table:table-cell>
          <table:table-cell office:value-type="time" office:time-value="PT12H03M57.5S">
            <text:p>12:03:57.50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3195">
            <text:p>3195</text:p>
          </table:table-cell>
          <table:table-cell office:value-type="string">
            <text:p>Success</text:p>
          </table:table-cell>
          <table:table-cell office:value-type="float" office:value="56326">
            <text:p>56326</text:p>
          </table:table-cell>
          <table:table-cell table:number-columns-repeated="1017"/>
        </table:table-row>
        <table:table-row table:style-name="ro1">
          <table:table-cell office:value-type="float" office:value="1170">
            <text:p>1170</text:p>
          </table:table-cell>
          <table:table-cell office:value-type="time" office:time-value="PT12H03M57.206S">
            <text:p>12:03:57.21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3508">
            <text:p>3508</text:p>
          </table:table-cell>
          <table:table-cell office:value-type="string">
            <text:p>Success</text:p>
          </table:table-cell>
          <table:table-cell office:value-type="float" office:value="54269">
            <text:p>54269</text:p>
          </table:table-cell>
          <table:table-cell table:number-columns-repeated="1017"/>
        </table:table-row>
        <table:table-row table:style-name="ro1">
          <table:table-cell office:value-type="float" office:value="1171">
            <text:p>1171</text:p>
          </table:table-cell>
          <table:table-cell office:value-type="time" office:time-value="PT12H03M57.57S">
            <text:p>12:03:57.57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3153">
            <text:p>3153</text:p>
          </table:table-cell>
          <table:table-cell office:value-type="string">
            <text:p>Success</text:p>
          </table:table-cell>
          <table:table-cell office:value-type="float" office:value="56327">
            <text:p>56327</text:p>
          </table:table-cell>
          <table:table-cell table:number-columns-repeated="1017"/>
        </table:table-row>
        <table:table-row table:style-name="ro1">
          <table:table-cell office:value-type="float" office:value="1172">
            <text:p>1172</text:p>
          </table:table-cell>
          <table:table-cell office:value-type="time" office:time-value="PT12H03M59.817S">
            <text:p>12:03:59.82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915">
            <text:p>915</text:p>
          </table:table-cell>
          <table:table-cell office:value-type="string">
            <text:p>Success</text:p>
          </table:table-cell>
          <table:table-cell office:value-type="float" office:value="53292">
            <text:p>53292</text:p>
          </table:table-cell>
          <table:table-cell table:number-columns-repeated="1017"/>
        </table:table-row>
        <table:table-row table:style-name="ro1">
          <table:table-cell office:value-type="float" office:value="1173">
            <text:p>1173</text:p>
          </table:table-cell>
          <table:table-cell office:value-type="time" office:time-value="PT12H04M00.695S">
            <text:p>12:04:00.70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513">
            <text:p>513</text:p>
          </table:table-cell>
          <table:table-cell table:number-columns-repeated="1017"/>
        </table:table-row>
        <table:table-row table:style-name="ro1">
          <table:table-cell office:value-type="float" office:value="1174">
            <text:p>1174</text:p>
          </table:table-cell>
          <table:table-cell office:value-type="time" office:time-value="PT12H03M57.543S">
            <text:p>12:03:57.54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3194">
            <text:p>3194</text:p>
          </table:table-cell>
          <table:table-cell office:value-type="string">
            <text:p>Success</text:p>
          </table:table-cell>
          <table:table-cell office:value-type="float" office:value="56327">
            <text:p>56327</text:p>
          </table:table-cell>
          <table:table-cell table:number-columns-repeated="1017"/>
        </table:table-row>
        <table:table-row table:style-name="ro1">
          <table:table-cell office:value-type="float" office:value="1175">
            <text:p>1175</text:p>
          </table:table-cell>
          <table:table-cell office:value-type="time" office:time-value="PT12H04M00.689S">
            <text:p>12:04:00.69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513">
            <text:p>513</text:p>
          </table:table-cell>
          <table:table-cell table:number-columns-repeated="1017"/>
        </table:table-row>
        <table:table-row table:style-name="ro1">
          <table:table-cell office:value-type="float" office:value="1176">
            <text:p>1176</text:p>
          </table:table-cell>
          <table:table-cell office:value-type="time" office:time-value="PT12H04M00.723S">
            <text:p>12:04:00.72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513">
            <text:p>513</text:p>
          </table:table-cell>
          <table:table-cell table:number-columns-repeated="1017"/>
        </table:table-row>
        <table:table-row table:style-name="ro1">
          <table:table-cell office:value-type="float" office:value="1177">
            <text:p>1177</text:p>
          </table:table-cell>
          <table:table-cell office:value-type="time" office:time-value="PT12H04M00.738S">
            <text:p>12:04:00.74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513">
            <text:p>513</text:p>
          </table:table-cell>
          <table:table-cell table:number-columns-repeated="1017"/>
        </table:table-row>
        <table:table-row table:style-name="ro1">
          <table:table-cell office:value-type="float" office:value="1178">
            <text:p>1178</text:p>
          </table:table-cell>
          <table:table-cell office:value-type="time" office:time-value="PT12H03M55.928S">
            <text:p>12:03:55.93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4917">
            <text:p>4917</text:p>
          </table:table-cell>
          <table:table-cell office:value-type="string">
            <text:p>Success</text:p>
          </table:table-cell>
          <table:table-cell office:value-type="float" office:value="76399">
            <text:p>76399</text:p>
          </table:table-cell>
          <table:table-cell table:number-columns-repeated="1017"/>
        </table:table-row>
        <table:table-row table:style-name="ro1">
          <table:table-cell office:value-type="float" office:value="1179">
            <text:p>1179</text:p>
          </table:table-cell>
          <table:table-cell office:value-type="time" office:time-value="PT12H04M00.318S">
            <text:p>12:04:00.32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532">
            <text:p>532</text:p>
          </table:table-cell>
          <table:table-cell office:value-type="string">
            <text:p>Success</text:p>
          </table:table-cell>
          <table:table-cell office:value-type="float" office:value="31704">
            <text:p>31704</text:p>
          </table:table-cell>
          <table:table-cell table:number-columns-repeated="1017"/>
        </table:table-row>
        <table:table-row table:style-name="ro1">
          <table:table-cell office:value-type="float" office:value="1180">
            <text:p>1180</text:p>
          </table:table-cell>
          <table:table-cell office:value-type="time" office:time-value="PT12H04M00.846S">
            <text:p>12:04:00.85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503">
            <text:p>503</text:p>
          </table:table-cell>
          <table:table-cell table:number-columns-repeated="1017"/>
        </table:table-row>
        <table:table-row table:style-name="ro1">
          <table:table-cell office:value-type="float" office:value="1181">
            <text:p>1181</text:p>
          </table:table-cell>
          <table:table-cell office:value-type="time" office:time-value="PT12H04M00.851S">
            <text:p>12:04:00.85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82">
            <text:p>1182</text:p>
          </table:table-cell>
          <table:table-cell office:value-type="time" office:time-value="PT12H04M00.882S">
            <text:p>12:04:00.88</text:p>
          </table:table-cell>
          <table:table-cell office:value-type="string">
            <text:p>TC0003_PlannerC 3-15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83">
            <text:p>1183</text:p>
          </table:table-cell>
          <table:table-cell office:value-type="time" office:time-value="PT12H04M00.913S">
            <text:p>12:04:00.91</text:p>
          </table:table-cell>
          <table:table-cell office:value-type="string">
            <text:p>TC0003_PlannerC 3-15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84">
            <text:p>1184</text:p>
          </table:table-cell>
          <table:table-cell office:value-type="time" office:time-value="PT12H04M00.666S">
            <text:p>12:04:00.67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292">
            <text:p>29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185">
            <text:p>1185</text:p>
          </table:table-cell>
          <table:table-cell office:value-type="time" office:time-value="PT12H04M00.958S">
            <text:p>12:04:00.96</text:p>
          </table:table-cell>
          <table:table-cell office:value-type="string">
            <text:p>TC0003_PlannerC 3-8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86">
            <text:p>1186</text:p>
          </table:table-cell>
          <table:table-cell office:value-type="time" office:time-value="PT12H04M00.966S">
            <text:p>12:04:00.97</text:p>
          </table:table-cell>
          <table:table-cell office:value-type="string">
            <text:p>TC0003_PlannerC 3-8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87">
            <text:p>1187</text:p>
          </table:table-cell>
          <table:table-cell office:value-type="time" office:time-value="PT12H04M00.971S">
            <text:p>12:04:00.97</text:p>
          </table:table-cell>
          <table:table-cell office:value-type="string">
            <text:p>TC0003_PlannerC 3-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88">
            <text:p>1188</text:p>
          </table:table-cell>
          <table:table-cell office:value-type="time" office:time-value="PT12H04M00.732S">
            <text:p>12:04:00.73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292">
            <text:p>29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189">
            <text:p>1189</text:p>
          </table:table-cell>
          <table:table-cell office:value-type="time" office:time-value="PT12H04M01.025S">
            <text:p>12:04:01.03</text:p>
          </table:table-cell>
          <table:table-cell office:value-type="string">
            <text:p>TC0003_PlannerC 3-5</text:p>
          </table:table-cell>
          <table:table-cell office:value-type="string">
            <text:p>/channels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90">
            <text:p>1190</text:p>
          </table:table-cell>
          <table:table-cell office:value-type="time" office:time-value="PT12H04M00.715S">
            <text:p>12:04:00.72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325">
            <text:p>32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191">
            <text:p>1191</text:p>
          </table:table-cell>
          <table:table-cell office:value-type="time" office:time-value="PT12H04M01.037S">
            <text:p>12:04:01.04</text:p>
          </table:table-cell>
          <table:table-cell office:value-type="string">
            <text:p>TC0003_PlannerC 3-5</text:p>
          </table:table-cell>
          <table:table-cell office:value-type="string">
            <text:p>/channels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92">
            <text:p>1192</text:p>
          </table:table-cell>
          <table:table-cell office:value-type="time" office:time-value="PT12H04M01.049S">
            <text:p>12:04:01.05</text:p>
          </table:table-cell>
          <table:table-cell office:value-type="string">
            <text:p>TC0003_PlannerC 3-5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93">
            <text:p>1193</text:p>
          </table:table-cell>
          <table:table-cell office:value-type="time" office:time-value="PT12H04M01.041S">
            <text:p>12:04:01.04</text:p>
          </table:table-cell>
          <table:table-cell office:value-type="string">
            <text:p>TC0003_PlannerC 3-11</text:p>
          </table:table-cell>
          <table:table-cell office:value-type="string">
            <text:p>/channels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94">
            <text:p>1194</text:p>
          </table:table-cell>
          <table:table-cell office:value-type="time" office:time-value="PT12H04M01.057S">
            <text:p>12:04:01.06</text:p>
          </table:table-cell>
          <table:table-cell office:value-type="string">
            <text:p>TC0003_PlannerC 3-11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95">
            <text:p>1195</text:p>
          </table:table-cell>
          <table:table-cell office:value-type="time" office:time-value="PT12H04M01.061S">
            <text:p>12:04:01.06</text:p>
          </table:table-cell>
          <table:table-cell office:value-type="string">
            <text:p>TC0003_PlannerC 3-11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96">
            <text:p>1196</text:p>
          </table:table-cell>
          <table:table-cell office:value-type="time" office:time-value="PT12H04M00.679S">
            <text:p>12:04:00.68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390">
            <text:p>39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197">
            <text:p>1197</text:p>
          </table:table-cell>
          <table:table-cell office:value-type="time" office:time-value="PT12H04M01.071S">
            <text:p>12:04:01.07</text:p>
          </table:table-cell>
          <table:table-cell office:value-type="string">
            <text:p>TC0003_PlannerC 3-12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98">
            <text:p>1198</text:p>
          </table:table-cell>
          <table:table-cell office:value-type="time" office:time-value="PT12H04M01.08S">
            <text:p>12:04:01.08</text:p>
          </table:table-cell>
          <table:table-cell office:value-type="string">
            <text:p>TC0003_PlannerC 3-12</text:p>
          </table:table-cell>
          <table:table-cell office:value-type="string">
            <text:p>/channels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99">
            <text:p>1199</text:p>
          </table:table-cell>
          <table:table-cell office:value-type="time" office:time-value="PT12H04M01.087S">
            <text:p>12:04:01.09</text:p>
          </table:table-cell>
          <table:table-cell office:value-type="string">
            <text:p>TC0003_PlannerC 3-1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00">
            <text:p>1200</text:p>
          </table:table-cell>
          <table:table-cell office:value-type="time" office:time-value="PT12H04M00.622S">
            <text:p>12:04:00.62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502">
            <text:p>50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201">
            <text:p>1201</text:p>
          </table:table-cell>
          <table:table-cell office:value-type="time" office:time-value="PT12H04M01.125S">
            <text:p>12:04:01.13</text:p>
          </table:table-cell>
          <table:table-cell office:value-type="string">
            <text:p>TC0003_PlannerC 3-14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02">
            <text:p>1202</text:p>
          </table:table-cell>
          <table:table-cell office:value-type="time" office:time-value="PT12H04M01.134S">
            <text:p>12:04:01.13</text:p>
          </table:table-cell>
          <table:table-cell office:value-type="string">
            <text:p>TC0003_PlannerC 3-14</text:p>
          </table:table-cell>
          <table:table-cell office:value-type="string">
            <text:p>/channels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03">
            <text:p>1203</text:p>
          </table:table-cell>
          <table:table-cell office:value-type="time" office:time-value="PT12H04M01.145S">
            <text:p>12:04:01.15</text:p>
          </table:table-cell>
          <table:table-cell office:value-type="string">
            <text:p>TC0003_PlannerC 3-14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04">
            <text:p>1204</text:p>
          </table:table-cell>
          <table:table-cell office:value-type="time" office:time-value="PT12H04M00.569S">
            <text:p>12:04:00.57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590">
            <text:p>59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205">
            <text:p>1205</text:p>
          </table:table-cell>
          <table:table-cell office:value-type="time" office:time-value="PT12H04M01.16S">
            <text:p>12:04:01.16</text:p>
          </table:table-cell>
          <table:table-cell office:value-type="string">
            <text:p>TC0003_PlannerC 3-16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06">
            <text:p>1206</text:p>
          </table:table-cell>
          <table:table-cell office:value-type="time" office:time-value="PT12H04M00.592S">
            <text:p>12:04:00.59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593">
            <text:p>59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207">
            <text:p>1207</text:p>
          </table:table-cell>
          <table:table-cell office:value-type="time" office:time-value="PT12H04M01.168S">
            <text:p>12:04:01.17</text:p>
          </table:table-cell>
          <table:table-cell office:value-type="string">
            <text:p>TC0003_PlannerC 3-16</text:p>
          </table:table-cell>
          <table:table-cell office:value-type="string">
            <text:p>/channels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08">
            <text:p>1208</text:p>
          </table:table-cell>
          <table:table-cell office:value-type="time" office:time-value="PT12H04M01.187S">
            <text:p>12:04:01.19</text:p>
          </table:table-cell>
          <table:table-cell office:value-type="string">
            <text:p>TC0003_PlannerC 3-16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09">
            <text:p>1209</text:p>
          </table:table-cell>
          <table:table-cell office:value-type="time" office:time-value="PT12H04M00.563S">
            <text:p>12:04:00.56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648">
            <text:p>64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210">
            <text:p>1210</text:p>
          </table:table-cell>
          <table:table-cell office:value-type="time" office:time-value="PT12H04M01.188S">
            <text:p>12:04:01.19</text:p>
          </table:table-cell>
          <table:table-cell office:value-type="string">
            <text:p>TC0003_PlannerC 3-17</text:p>
          </table:table-cell>
          <table:table-cell office:value-type="string">
            <text:p>/channels/logout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11">
            <text:p>1211</text:p>
          </table:table-cell>
          <table:table-cell office:value-type="time" office:time-value="PT12H04M01.218S">
            <text:p>12:04:01.22</text:p>
          </table:table-cell>
          <table:table-cell office:value-type="string">
            <text:p>TC0003_PlannerC 3-17</text:p>
          </table:table-cell>
          <table:table-cell office:value-type="string">
            <text:p>/channels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12">
            <text:p>1212</text:p>
          </table:table-cell>
          <table:table-cell office:value-type="time" office:time-value="PT12H04M01.222S">
            <text:p>12:04:01.22</text:p>
          </table:table-cell>
          <table:table-cell office:value-type="string">
            <text:p>TC0003_PlannerC 3-17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13">
            <text:p>1213</text:p>
          </table:table-cell>
          <table:table-cell office:value-type="time" office:time-value="PT12H04M01.212S">
            <text:p>12:04:01.21</text:p>
          </table:table-cell>
          <table:table-cell office:value-type="string">
            <text:p>TC0003_PlannerC 3-18</text:p>
          </table:table-cell>
          <table:table-cell office:value-type="string">
            <text:p>/channels/logout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14">
            <text:p>1214</text:p>
          </table:table-cell>
          <table:table-cell office:value-type="time" office:time-value="PT12H04M01.245S">
            <text:p>12:04:01.25</text:p>
          </table:table-cell>
          <table:table-cell office:value-type="string">
            <text:p>TC0003_PlannerC 3-18</text:p>
          </table:table-cell>
          <table:table-cell office:value-type="string">
            <text:p>/channels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15">
            <text:p>1215</text:p>
          </table:table-cell>
          <table:table-cell office:value-type="time" office:time-value="PT12H04M01.255S">
            <text:p>12:04:01.26</text:p>
          </table:table-cell>
          <table:table-cell office:value-type="string">
            <text:p>TC0003_PlannerC 3-1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16">
            <text:p>1216</text:p>
          </table:table-cell>
          <table:table-cell office:value-type="time" office:time-value="PT12H03M55.222S">
            <text:p>12:03:55.22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6352">
            <text:p>6352</text:p>
          </table:table-cell>
          <table:table-cell office:value-type="string">
            <text:p>Success</text:p>
          </table:table-cell>
          <table:table-cell office:value-type="float" office:value="60785">
            <text:p>60785</text:p>
          </table:table-cell>
          <table:table-cell table:number-columns-repeated="1017"/>
        </table:table-row>
        <table:table-row table:style-name="ro1">
          <table:table-cell office:value-type="float" office:value="1217">
            <text:p>1217</text:p>
          </table:table-cell>
          <table:table-cell office:value-type="time" office:time-value="PT12H03M57.531S">
            <text:p>12:03:57.53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4043">
            <text:p>4043</text:p>
          </table:table-cell>
          <table:table-cell office:value-type="string">
            <text:p>Success</text:p>
          </table:table-cell>
          <table:table-cell office:value-type="float" office:value="60759">
            <text:p>60759</text:p>
          </table:table-cell>
          <table:table-cell table:number-columns-repeated="1017"/>
        </table:table-row>
        <table:table-row table:style-name="ro1">
          <table:table-cell office:value-type="float" office:value="1218">
            <text:p>1218</text:p>
          </table:table-cell>
          <table:table-cell office:value-type="time" office:time-value="PT12H03M57.369S">
            <text:p>12:03:57.37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4214">
            <text:p>4214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219">
            <text:p>1219</text:p>
          </table:table-cell>
          <table:table-cell office:value-type="time" office:time-value="PT12H03M57.444S">
            <text:p>12:03:57.44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4155">
            <text:p>4155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1220">
            <text:p>1220</text:p>
          </table:table-cell>
          <table:table-cell office:value-type="time" office:time-value="PT12H04M01.586S">
            <text:p>12:04:01.59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309">
            <text:p>309</text:p>
          </table:table-cell>
          <table:table-cell table:number-columns-repeated="1017"/>
        </table:table-row>
        <table:table-row table:style-name="ro1">
          <table:table-cell office:value-type="float" office:value="1221">
            <text:p>1221</text:p>
          </table:table-cell>
          <table:table-cell office:value-type="time" office:time-value="PT12H03M57.34S">
            <text:p>12:03:57.34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4551">
            <text:p>4551</text:p>
          </table:table-cell>
          <table:table-cell office:value-type="string">
            <text:p>Success</text:p>
          </table:table-cell>
          <table:table-cell office:value-type="float" office:value="22115">
            <text:p>22115</text:p>
          </table:table-cell>
          <table:table-cell table:number-columns-repeated="1017"/>
        </table:table-row>
        <table:table-row table:style-name="ro1">
          <table:table-cell office:value-type="float" office:value="1222">
            <text:p>1222</text:p>
          </table:table-cell>
          <table:table-cell office:value-type="time" office:time-value="PT12H03M55.837S">
            <text:p>12:03:55.84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6075">
            <text:p>6075</text:p>
          </table:table-cell>
          <table:table-cell office:value-type="string">
            <text:p>Success</text:p>
          </table:table-cell>
          <table:table-cell office:value-type="float" office:value="76399">
            <text:p>76399</text:p>
          </table:table-cell>
          <table:table-cell table:number-columns-repeated="1017"/>
        </table:table-row>
        <table:table-row table:style-name="ro1">
          <table:table-cell office:value-type="float" office:value="1223">
            <text:p>1223</text:p>
          </table:table-cell>
          <table:table-cell office:value-type="time" office:time-value="PT12H04M01.912S">
            <text:p>12:04:01.91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713">
            <text:p>713</text:p>
          </table:table-cell>
          <table:table-cell table:number-columns-repeated="1017"/>
        </table:table-row>
        <table:table-row table:style-name="ro1">
          <table:table-cell office:value-type="float" office:value="1224">
            <text:p>1224</text:p>
          </table:table-cell>
          <table:table-cell office:value-type="time" office:time-value="PT12H04M00.656S">
            <text:p>12:04:00.66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283">
            <text:p>1283</text:p>
          </table:table-cell>
          <table:table-cell office:value-type="string">
            <text:p>Success</text:p>
          </table:table-cell>
          <table:table-cell office:value-type="float" office:value="19063">
            <text:p>19063</text:p>
          </table:table-cell>
          <table:table-cell table:number-columns-repeated="1017"/>
        </table:table-row>
        <table:table-row table:style-name="ro1">
          <table:table-cell office:value-type="float" office:value="1225">
            <text:p>1225</text:p>
          </table:table-cell>
          <table:table-cell office:value-type="time" office:time-value="PT12H03M55.167S">
            <text:p>12:03:55.17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6775">
            <text:p>6775</text:p>
          </table:table-cell>
          <table:table-cell office:value-type="string">
            <text:p>Success</text:p>
          </table:table-cell>
          <table:table-cell office:value-type="float" office:value="76399">
            <text:p>76399</text:p>
          </table:table-cell>
          <table:table-cell table:number-columns-repeated="1017"/>
        </table:table-row>
        <table:table-row table:style-name="ro1">
          <table:table-cell office:value-type="float" office:value="1226">
            <text:p>1226</text:p>
          </table:table-cell>
          <table:table-cell office:value-type="time" office:time-value="PT12H03M55.898S">
            <text:p>12:03:55.90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6073">
            <text:p>6073</text:p>
          </table:table-cell>
          <table:table-cell office:value-type="string">
            <text:p>Success</text:p>
          </table:table-cell>
          <table:table-cell office:value-type="float" office:value="77738">
            <text:p>77738</text:p>
          </table:table-cell>
          <table:table-cell table:number-columns-repeated="1017"/>
        </table:table-row>
        <table:table-row table:style-name="ro1">
          <table:table-cell office:value-type="float" office:value="1227">
            <text:p>1227</text:p>
          </table:table-cell>
          <table:table-cell office:value-type="time" office:time-value="PT12H04M01.942S">
            <text:p>12:04:01.94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713">
            <text:p>713</text:p>
          </table:table-cell>
          <table:table-cell table:number-columns-repeated="1017"/>
        </table:table-row>
        <table:table-row table:style-name="ro1">
          <table:table-cell office:value-type="float" office:value="1228">
            <text:p>1228</text:p>
          </table:table-cell>
          <table:table-cell office:value-type="time" office:time-value="PT12H03M57.449S">
            <text:p>12:03:57.45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4538">
            <text:p>4538</text:p>
          </table:table-cell>
          <table:table-cell office:value-type="string">
            <text:p>Success</text:p>
          </table:table-cell>
          <table:table-cell office:value-type="float" office:value="43441">
            <text:p>43441</text:p>
          </table:table-cell>
          <table:table-cell table:number-columns-repeated="1017"/>
        </table:table-row>
        <table:table-row table:style-name="ro1">
          <table:table-cell office:value-type="float" office:value="1229">
            <text:p>1229</text:p>
          </table:table-cell>
          <table:table-cell office:value-type="time" office:time-value="PT12H03M52.882S">
            <text:p>12:03:52.88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9112">
            <text:p>9112</text:p>
          </table:table-cell>
          <table:table-cell office:value-type="string">
            <text:p>Success</text:p>
          </table:table-cell>
          <table:table-cell office:value-type="float" office:value="77738">
            <text:p>77738</text:p>
          </table:table-cell>
          <table:table-cell table:number-columns-repeated="1017"/>
        </table:table-row>
        <table:table-row table:style-name="ro1">
          <table:table-cell office:value-type="float" office:value="1230">
            <text:p>1230</text:p>
          </table:table-cell>
          <table:table-cell office:value-type="time" office:time-value="PT12H04M01.988S">
            <text:p>12:04:01.99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325">
            <text:p>325</text:p>
          </table:table-cell>
          <table:table-cell table:number-columns-repeated="1017"/>
        </table:table-row>
        <table:table-row table:style-name="ro1">
          <table:table-cell office:value-type="float" office:value="1231">
            <text:p>1231</text:p>
          </table:table-cell>
          <table:table-cell office:value-type="time" office:time-value="PT12H04M02.011S">
            <text:p>12:04:02.01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32">
            <text:p>1232</text:p>
          </table:table-cell>
          <table:table-cell office:value-type="time" office:time-value="PT12H04M02.037S">
            <text:p>12:04:02.04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33">
            <text:p>1233</text:p>
          </table:table-cell>
          <table:table-cell office:value-type="time" office:time-value="PT12H04M02.053S">
            <text:p>12:04:02.05</text:p>
          </table:table-cell>
          <table:table-cell office:value-type="string">
            <text:p>TC0003_PlannerC 3-9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11008">
            <text:p>11008</text:p>
          </table:table-cell>
          <table:table-cell table:number-columns-repeated="1017"/>
        </table:table-row>
        <table:table-row table:style-name="ro1">
          <table:table-cell office:value-type="float" office:value="1234">
            <text:p>1234</text:p>
          </table:table-cell>
          <table:table-cell office:value-type="time" office:time-value="PT12H04M02.146S">
            <text:p>12:04:02.15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277">
            <text:p>277</text:p>
          </table:table-cell>
          <table:table-cell office:value-type="string">
            <text:p>Success</text:p>
          </table:table-cell>
          <table:table-cell office:value-type="float" office:value="8558">
            <text:p>8558</text:p>
          </table:table-cell>
          <table:table-cell table:number-columns-repeated="1017"/>
        </table:table-row>
        <table:table-row table:style-name="ro1">
          <table:table-cell office:value-type="float" office:value="1235">
            <text:p>1235</text:p>
          </table:table-cell>
          <table:table-cell office:value-type="time" office:time-value="PT12H04M00.378S">
            <text:p>12:04:00.38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2048">
            <text:p>2048</text:p>
          </table:table-cell>
          <table:table-cell office:value-type="string">
            <text:p>Success</text:p>
          </table:table-cell>
          <table:table-cell office:value-type="float" office:value="19757">
            <text:p>19757</text:p>
          </table:table-cell>
          <table:table-cell table:number-columns-repeated="1017"/>
        </table:table-row>
        <table:table-row table:style-name="ro1">
          <table:table-cell office:value-type="float" office:value="1236">
            <text:p>1236</text:p>
          </table:table-cell>
          <table:table-cell office:value-type="time" office:time-value="PT12H04M00.367S">
            <text:p>12:04:00.37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2092">
            <text:p>2092</text:p>
          </table:table-cell>
          <table:table-cell office:value-type="string">
            <text:p>Success</text:p>
          </table:table-cell>
          <table:table-cell office:value-type="float" office:value="77738">
            <text:p>77738</text:p>
          </table:table-cell>
          <table:table-cell table:number-columns-repeated="1017"/>
        </table:table-row>
        <table:table-row table:style-name="ro1">
          <table:table-cell office:value-type="float" office:value="1237">
            <text:p>1237</text:p>
          </table:table-cell>
          <table:table-cell office:value-type="time" office:time-value="PT12H04M02.428S">
            <text:p>12:04:02.43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238">
            <text:p>1238</text:p>
          </table:table-cell>
          <table:table-cell office:value-type="time" office:time-value="PT12H03M53.831S">
            <text:p>12:03:53.83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8635">
            <text:p>8635</text:p>
          </table:table-cell>
          <table:table-cell office:value-type="string">
            <text:p>Success</text:p>
          </table:table-cell>
          <table:table-cell office:value-type="float" office:value="56453">
            <text:p>56453</text:p>
          </table:table-cell>
          <table:table-cell table:number-columns-repeated="1017"/>
        </table:table-row>
        <table:table-row table:style-name="ro1">
          <table:table-cell office:value-type="float" office:value="1239">
            <text:p>1239</text:p>
          </table:table-cell>
          <table:table-cell office:value-type="time" office:time-value="PT12H04M02.466S">
            <text:p>12:04:02.47</text:p>
          </table:table-cell>
          <table:table-cell office:value-type="string">
            <text:p>TC0001_PlannerA 1-5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40">
            <text:p>1240</text:p>
          </table:table-cell>
          <table:table-cell office:value-type="time" office:time-value="PT12H04M02.476S">
            <text:p>12:04:02.48</text:p>
          </table:table-cell>
          <table:table-cell office:value-type="string">
            <text:p>TC0001_PlannerA 1-5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41">
            <text:p>1241</text:p>
          </table:table-cell>
          <table:table-cell office:value-type="time" office:time-value="PT12H04M02.48S">
            <text:p>12:04:02.48</text:p>
          </table:table-cell>
          <table:table-cell office:value-type="string">
            <text:p>TC0001_PlannerA 1-5</text:p>
          </table:table-cell>
          <table:table-cell office:value-type="string">
            <text:p>/channels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42">
            <text:p>1242</text:p>
          </table:table-cell>
          <table:table-cell office:value-type="time" office:time-value="PT12H04M00.521S">
            <text:p>12:04:00.52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2193">
            <text:p>2193</text:p>
          </table:table-cell>
          <table:table-cell office:value-type="string">
            <text:p>Success</text:p>
          </table:table-cell>
          <table:table-cell office:value-type="float" office:value="44665">
            <text:p>44665</text:p>
          </table:table-cell>
          <table:table-cell table:number-columns-repeated="1017"/>
        </table:table-row>
        <table:table-row table:style-name="ro1">
          <table:table-cell office:value-type="float" office:value="1243">
            <text:p>1243</text:p>
          </table:table-cell>
          <table:table-cell office:value-type="time" office:time-value="PT12H04M00.352S">
            <text:p>12:04:00.35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2414">
            <text:p>2414</text:p>
          </table:table-cell>
          <table:table-cell office:value-type="string">
            <text:p>Success</text:p>
          </table:table-cell>
          <table:table-cell office:value-type="float" office:value="22115">
            <text:p>22115</text:p>
          </table:table-cell>
          <table:table-cell table:number-columns-repeated="1017"/>
        </table:table-row>
        <table:table-row table:style-name="ro1">
          <table:table-cell office:value-type="float" office:value="1244">
            <text:p>1244</text:p>
          </table:table-cell>
          <table:table-cell office:value-type="time" office:time-value="PT12H04M00.755S">
            <text:p>12:04:00.76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015">
            <text:p>2015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245">
            <text:p>1245</text:p>
          </table:table-cell>
          <table:table-cell office:value-type="time" office:time-value="PT12H04M02.771S">
            <text:p>12:04:02.77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309">
            <text:p>309</text:p>
          </table:table-cell>
          <table:table-cell table:number-columns-repeated="1017"/>
        </table:table-row>
        <table:table-row table:style-name="ro1">
          <table:table-cell office:value-type="float" office:value="1246">
            <text:p>1246</text:p>
          </table:table-cell>
          <table:table-cell office:value-type="time" office:time-value="PT12H04M02.715S">
            <text:p>12:04:02.72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765">
            <text:p>765</text:p>
          </table:table-cell>
          <table:table-cell table:number-columns-repeated="1017"/>
        </table:table-row>
        <table:table-row table:style-name="ro1">
          <table:table-cell office:value-type="float" office:value="1247">
            <text:p>1247</text:p>
          </table:table-cell>
          <table:table-cell office:value-type="time" office:time-value="PT12H03M56.784S">
            <text:p>12:03:56.78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6269">
            <text:p>6269</text:p>
          </table:table-cell>
          <table:table-cell office:value-type="string">
            <text:p>Success</text:p>
          </table:table-cell>
          <table:table-cell office:value-type="float" office:value="77738">
            <text:p>77738</text:p>
          </table:table-cell>
          <table:table-cell table:number-columns-repeated="1017"/>
        </table:table-row>
        <table:table-row table:style-name="ro1">
          <table:table-cell office:value-type="float" office:value="1248">
            <text:p>1248</text:p>
          </table:table-cell>
          <table:table-cell office:value-type="time" office:time-value="PT12H03M57.581S">
            <text:p>12:03:57.58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5493">
            <text:p>5493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249">
            <text:p>1249</text:p>
          </table:table-cell>
          <table:table-cell office:value-type="time" office:time-value="PT12H03M57.334S">
            <text:p>12:03:57.33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5743">
            <text:p>5743</text:p>
          </table:table-cell>
          <table:table-cell office:value-type="string">
            <text:p>Success</text:p>
          </table:table-cell>
          <table:table-cell office:value-type="float" office:value="60780">
            <text:p>60780</text:p>
          </table:table-cell>
          <table:table-cell table:number-columns-repeated="1017"/>
        </table:table-row>
        <table:table-row table:style-name="ro1">
          <table:table-cell office:value-type="float" office:value="1250">
            <text:p>1250</text:p>
          </table:table-cell>
          <table:table-cell office:value-type="time" office:time-value="PT12H04M00.386S">
            <text:p>12:04:00.39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706">
            <text:p>2706</text:p>
          </table:table-cell>
          <table:table-cell office:value-type="string">
            <text:p>Success</text:p>
          </table:table-cell>
          <table:table-cell office:value-type="float" office:value="44565">
            <text:p>44565</text:p>
          </table:table-cell>
          <table:table-cell table:number-columns-repeated="1017"/>
        </table:table-row>
        <table:table-row table:style-name="ro1">
          <table:table-cell office:value-type="float" office:value="1251">
            <text:p>1251</text:p>
          </table:table-cell>
          <table:table-cell office:value-type="time" office:time-value="PT12H04M03.076S">
            <text:p>12:04:03.08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309">
            <text:p>309</text:p>
          </table:table-cell>
          <table:table-cell table:number-columns-repeated="1017"/>
        </table:table-row>
        <table:table-row table:style-name="ro1">
          <table:table-cell office:value-type="float" office:value="1252">
            <text:p>1252</text:p>
          </table:table-cell>
          <table:table-cell office:value-type="time" office:time-value="PT12H04M01.573S">
            <text:p>12:04:01.57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542">
            <text:p>1542</text:p>
          </table:table-cell>
          <table:table-cell office:value-type="string">
            <text:p>Success</text:p>
          </table:table-cell>
          <table:table-cell office:value-type="float" office:value="22115">
            <text:p>22115</text:p>
          </table:table-cell>
          <table:table-cell table:number-columns-repeated="1017"/>
        </table:table-row>
        <table:table-row table:style-name="ro1">
          <table:table-cell office:value-type="float" office:value="1253">
            <text:p>1253</text:p>
          </table:table-cell>
          <table:table-cell office:value-type="time" office:time-value="PT12H04M03.091S">
            <text:p>12:04:03.09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755">
            <text:p>755</text:p>
          </table:table-cell>
          <table:table-cell table:number-columns-repeated="1017"/>
        </table:table-row>
        <table:table-row table:style-name="ro1">
          <table:table-cell office:value-type="float" office:value="1254">
            <text:p>1254</text:p>
          </table:table-cell>
          <table:table-cell office:value-type="time" office:time-value="PT12H04M01.984S">
            <text:p>12:04:01.98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328">
            <text:p>1328</text:p>
          </table:table-cell>
          <table:table-cell office:value-type="string">
            <text:p>Success</text:p>
          </table:table-cell>
          <table:table-cell office:value-type="float" office:value="45639">
            <text:p>45639</text:p>
          </table:table-cell>
          <table:table-cell table:number-columns-repeated="1017"/>
        </table:table-row>
        <table:table-row table:style-name="ro1">
          <table:table-cell office:value-type="float" office:value="1255">
            <text:p>1255</text:p>
          </table:table-cell>
          <table:table-cell office:value-type="time" office:time-value="PT12H04M01.996S">
            <text:p>12:04:02.00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342">
            <text:p>1342</text:p>
          </table:table-cell>
          <table:table-cell office:value-type="string">
            <text:p>Success</text:p>
          </table:table-cell>
          <table:table-cell office:value-type="float" office:value="45639">
            <text:p>45639</text:p>
          </table:table-cell>
          <table:table-cell table:number-columns-repeated="1017"/>
        </table:table-row>
        <table:table-row table:style-name="ro1">
          <table:table-cell office:value-type="float" office:value="1256">
            <text:p>1256</text:p>
          </table:table-cell>
          <table:table-cell office:value-type="time" office:time-value="PT12H04M01.601S">
            <text:p>12:04:01.60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740">
            <text:p>1740</text:p>
          </table:table-cell>
          <table:table-cell office:value-type="string">
            <text:p>Success</text:p>
          </table:table-cell>
          <table:table-cell office:value-type="float" office:value="45639">
            <text:p>45639</text:p>
          </table:table-cell>
          <table:table-cell table:number-columns-repeated="1017"/>
        </table:table-row>
        <table:table-row table:style-name="ro1">
          <table:table-cell office:value-type="float" office:value="1257">
            <text:p>1257</text:p>
          </table:table-cell>
          <table:table-cell office:value-type="time" office:time-value="PT12H04M01.936S">
            <text:p>12:04:01.94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431">
            <text:p>1431</text:p>
          </table:table-cell>
          <table:table-cell office:value-type="string">
            <text:p>Success</text:p>
          </table:table-cell>
          <table:table-cell office:value-type="float" office:value="45639">
            <text:p>45639</text:p>
          </table:table-cell>
          <table:table-cell table:number-columns-repeated="1017"/>
        </table:table-row>
        <table:table-row table:style-name="ro1">
          <table:table-cell office:value-type="float" office:value="1258">
            <text:p>1258</text:p>
          </table:table-cell>
          <table:table-cell office:value-type="time" office:time-value="PT12H04M03.314S">
            <text:p>12:04:03.31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807">
            <text:p>807</text:p>
          </table:table-cell>
          <table:table-cell table:number-columns-repeated="1017"/>
        </table:table-row>
        <table:table-row table:style-name="ro1">
          <table:table-cell office:value-type="float" office:value="1259">
            <text:p>1259</text:p>
          </table:table-cell>
          <table:table-cell office:value-type="time" office:time-value="PT12H04M00.876S">
            <text:p>12:04:00.88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2518">
            <text:p>2518</text:p>
          </table:table-cell>
          <table:table-cell office:value-type="string">
            <text:p>Success</text:p>
          </table:table-cell>
          <table:table-cell office:value-type="float" office:value="44565">
            <text:p>44565</text:p>
          </table:table-cell>
          <table:table-cell table:number-columns-repeated="1017"/>
        </table:table-row>
        <table:table-row table:style-name="ro1">
          <table:table-cell office:value-type="float" office:value="1260">
            <text:p>1260</text:p>
          </table:table-cell>
          <table:table-cell office:value-type="time" office:time-value="PT12H04M02.423S">
            <text:p>12:04:02.42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974">
            <text:p>974</text:p>
          </table:table-cell>
          <table:table-cell office:value-type="string">
            <text:p>Success</text:p>
          </table:table-cell>
          <table:table-cell office:value-type="float" office:value="44640">
            <text:p>44640</text:p>
          </table:table-cell>
          <table:table-cell table:number-columns-repeated="1017"/>
        </table:table-row>
        <table:table-row table:style-name="ro1">
          <table:table-cell office:value-type="float" office:value="1261">
            <text:p>1261</text:p>
          </table:table-cell>
          <table:table-cell office:value-type="time" office:time-value="PT12H04M03.367S">
            <text:p>12:04:03.37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807">
            <text:p>807</text:p>
          </table:table-cell>
          <table:table-cell table:number-columns-repeated="1017"/>
        </table:table-row>
        <table:table-row table:style-name="ro1">
          <table:table-cell office:value-type="float" office:value="1262">
            <text:p>1262</text:p>
          </table:table-cell>
          <table:table-cell office:value-type="time" office:time-value="PT12H04M03.342S">
            <text:p>12:04:03.34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263">
            <text:p>1263</text:p>
          </table:table-cell>
          <table:table-cell office:value-type="time" office:time-value="PT12H04M03.396S">
            <text:p>12:04:03.40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807">
            <text:p>807</text:p>
          </table:table-cell>
          <table:table-cell table:number-columns-repeated="1017"/>
        </table:table-row>
        <table:table-row table:style-name="ro1">
          <table:table-cell office:value-type="float" office:value="1264">
            <text:p>1264</text:p>
          </table:table-cell>
          <table:table-cell office:value-type="time" office:time-value="PT12H04M03.339S">
            <text:p>12:04:03.34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755">
            <text:p>755</text:p>
          </table:table-cell>
          <table:table-cell table:number-columns-repeated="1017"/>
        </table:table-row>
        <table:table-row table:style-name="ro1">
          <table:table-cell office:value-type="float" office:value="1265">
            <text:p>1265</text:p>
          </table:table-cell>
          <table:table-cell office:value-type="time" office:time-value="PT12H04M02.458S">
            <text:p>12:04:02.46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976">
            <text:p>976</text:p>
          </table:table-cell>
          <table:table-cell office:value-type="string">
            <text:p>Success</text:p>
          </table:table-cell>
          <table:table-cell office:value-type="float" office:value="44662">
            <text:p>44662</text:p>
          </table:table-cell>
          <table:table-cell table:number-columns-repeated="1017"/>
        </table:table-row>
        <table:table-row table:style-name="ro1">
          <table:table-cell office:value-type="float" office:value="1266">
            <text:p>1266</text:p>
          </table:table-cell>
          <table:table-cell office:value-type="time" office:time-value="PT12H04M01.973S">
            <text:p>12:04:01.97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464">
            <text:p>1464</text:p>
          </table:table-cell>
          <table:table-cell office:value-type="string">
            <text:p>Success</text:p>
          </table:table-cell>
          <table:table-cell office:value-type="float" office:value="44661">
            <text:p>44661</text:p>
          </table:table-cell>
          <table:table-cell table:number-columns-repeated="1017"/>
        </table:table-row>
        <table:table-row table:style-name="ro1">
          <table:table-cell office:value-type="float" office:value="1267">
            <text:p>1267</text:p>
          </table:table-cell>
          <table:table-cell office:value-type="time" office:time-value="PT12H04M03.409S">
            <text:p>12:04:03.41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268">
            <text:p>1268</text:p>
          </table:table-cell>
          <table:table-cell office:value-type="time" office:time-value="PT12H04M03.438S">
            <text:p>12:04:03.44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755">
            <text:p>755</text:p>
          </table:table-cell>
          <table:table-cell table:number-columns-repeated="1017"/>
        </table:table-row>
        <table:table-row table:style-name="ro1">
          <table:table-cell office:value-type="float" office:value="1269">
            <text:p>1269</text:p>
          </table:table-cell>
          <table:table-cell office:value-type="time" office:time-value="PT12H04M03.436S">
            <text:p>12:04:03.44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755">
            <text:p>755</text:p>
          </table:table-cell>
          <table:table-cell table:number-columns-repeated="1017"/>
        </table:table-row>
        <table:table-row table:style-name="ro1">
          <table:table-cell office:value-type="float" office:value="1270">
            <text:p>1270</text:p>
          </table:table-cell>
          <table:table-cell office:value-type="time" office:time-value="PT12H04M03.052S">
            <text:p>12:04:03.05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427">
            <text:p>427</text:p>
          </table:table-cell>
          <table:table-cell office:value-type="string">
            <text:p>Success</text:p>
          </table:table-cell>
          <table:table-cell office:value-type="float" office:value="44662">
            <text:p>44662</text:p>
          </table:table-cell>
          <table:table-cell table:number-columns-repeated="1017"/>
        </table:table-row>
        <table:table-row table:style-name="ro1">
          <table:table-cell office:value-type="float" office:value="1271">
            <text:p>1271</text:p>
          </table:table-cell>
          <table:table-cell office:value-type="time" office:time-value="PT12H04M03.481S">
            <text:p>12:04:03.48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755">
            <text:p>755</text:p>
          </table:table-cell>
          <table:table-cell table:number-columns-repeated="1017"/>
        </table:table-row>
        <table:table-row table:style-name="ro1">
          <table:table-cell office:value-type="float" office:value="1272">
            <text:p>1272</text:p>
          </table:table-cell>
          <table:table-cell office:value-type="time" office:time-value="PT12H04M03.45S">
            <text:p>12:04:03.45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273">
            <text:p>1273</text:p>
          </table:table-cell>
          <table:table-cell office:value-type="time" office:time-value="PT12H04M00.941S">
            <text:p>12:04:00.94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2636">
            <text:p>2636</text:p>
          </table:table-cell>
          <table:table-cell office:value-type="string">
            <text:p>Success</text:p>
          </table:table-cell>
          <table:table-cell office:value-type="float" office:value="18482">
            <text:p>18482</text:p>
          </table:table-cell>
          <table:table-cell table:number-columns-repeated="1017"/>
        </table:table-row>
        <table:table-row table:style-name="ro1">
          <table:table-cell office:value-type="float" office:value="1274">
            <text:p>1274</text:p>
          </table:table-cell>
          <table:table-cell office:value-type="time" office:time-value="PT12H04M03.568S">
            <text:p>12:04:03.57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961">
            <text:p>961</text:p>
          </table:table-cell>
          <table:table-cell table:number-columns-repeated="1017"/>
        </table:table-row>
        <table:table-row table:style-name="ro1">
          <table:table-cell office:value-type="float" office:value="1275">
            <text:p>1275</text:p>
          </table:table-cell>
          <table:table-cell office:value-type="time" office:time-value="PT12H03M57.23S">
            <text:p>12:03:57.23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6369">
            <text:p>6369</text:p>
          </table:table-cell>
          <table:table-cell office:value-type="string">
            <text:p>Success</text:p>
          </table:table-cell>
          <table:table-cell office:value-type="float" office:value="76399">
            <text:p>76399</text:p>
          </table:table-cell>
          <table:table-cell table:number-columns-repeated="1017"/>
        </table:table-row>
        <table:table-row table:style-name="ro1">
          <table:table-cell office:value-type="float" office:value="1276">
            <text:p>1276</text:p>
          </table:table-cell>
          <table:table-cell office:value-type="time" office:time-value="PT12H03M57.1S">
            <text:p>12:03:57.10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6501">
            <text:p>6501</text:p>
          </table:table-cell>
          <table:table-cell office:value-type="string">
            <text:p>Success</text:p>
          </table:table-cell>
          <table:table-cell office:value-type="float" office:value="76400">
            <text:p>76400</text:p>
          </table:table-cell>
          <table:table-cell table:number-columns-repeated="1017"/>
        </table:table-row>
        <table:table-row table:style-name="ro1">
          <table:table-cell office:value-type="float" office:value="1277">
            <text:p>1277</text:p>
          </table:table-cell>
          <table:table-cell office:value-type="time" office:time-value="PT12H04M03.143S">
            <text:p>12:04:03.14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469">
            <text:p>469</text:p>
          </table:table-cell>
          <table:table-cell office:value-type="string">
            <text:p>Success</text:p>
          </table:table-cell>
          <table:table-cell office:value-type="float" office:value="755">
            <text:p>755</text:p>
          </table:table-cell>
          <table:table-cell table:number-columns-repeated="1017"/>
        </table:table-row>
        <table:table-row table:style-name="ro1">
          <table:table-cell office:value-type="float" office:value="1278">
            <text:p>1278</text:p>
          </table:table-cell>
          <table:table-cell office:value-type="time" office:time-value="PT12H04M03.456S">
            <text:p>12:04:03.46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66">
            <text:p>166</text:p>
          </table:table-cell>
          <table:table-cell office:value-type="string">
            <text:p>Success</text:p>
          </table:table-cell>
          <table:table-cell office:value-type="float" office:value="755">
            <text:p>755</text:p>
          </table:table-cell>
          <table:table-cell table:number-columns-repeated="1017"/>
        </table:table-row>
        <table:table-row table:style-name="ro1">
          <table:table-cell office:value-type="float" office:value="1279">
            <text:p>1279</text:p>
          </table:table-cell>
          <table:table-cell office:value-type="time" office:time-value="PT12H04M03.601S">
            <text:p>12:04:03.60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797">
            <text:p>797</text:p>
          </table:table-cell>
          <table:table-cell table:number-columns-repeated="1017"/>
        </table:table-row>
        <table:table-row table:style-name="ro1">
          <table:table-cell office:value-type="float" office:value="1280">
            <text:p>1280</text:p>
          </table:table-cell>
          <table:table-cell office:value-type="time" office:time-value="PT12H04M03.602S">
            <text:p>12:04:03.60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797">
            <text:p>797</text:p>
          </table:table-cell>
          <table:table-cell table:number-columns-repeated="1017"/>
        </table:table-row>
        <table:table-row table:style-name="ro1">
          <table:table-cell office:value-type="float" office:value="1281">
            <text:p>1281</text:p>
          </table:table-cell>
          <table:table-cell office:value-type="time" office:time-value="PT12H04M03.432S">
            <text:p>12:04:03.43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228">
            <text:p>228</text:p>
          </table:table-cell>
          <table:table-cell office:value-type="string">
            <text:p>Success</text:p>
          </table:table-cell>
          <table:table-cell office:value-type="float" office:value="755">
            <text:p>755</text:p>
          </table:table-cell>
          <table:table-cell table:number-columns-repeated="1017"/>
        </table:table-row>
        <table:table-row table:style-name="ro1">
          <table:table-cell office:value-type="float" office:value="1282">
            <text:p>1282</text:p>
          </table:table-cell>
          <table:table-cell office:value-type="time" office:time-value="PT12H04M03.469S">
            <text:p>12:04:03.47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221">
            <text:p>221</text:p>
          </table:table-cell>
          <table:table-cell office:value-type="string">
            <text:p>Success</text:p>
          </table:table-cell>
          <table:table-cell office:value-type="float" office:value="755">
            <text:p>755</text:p>
          </table:table-cell>
          <table:table-cell table:number-columns-repeated="1017"/>
        </table:table-row>
        <table:table-row table:style-name="ro1">
          <table:table-cell office:value-type="float" office:value="1283">
            <text:p>1283</text:p>
          </table:table-cell>
          <table:table-cell office:value-type="time" office:time-value="PT12H04M03.495S">
            <text:p>12:04:03.50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201">
            <text:p>201</text:p>
          </table:table-cell>
          <table:table-cell office:value-type="string">
            <text:p>Success</text:p>
          </table:table-cell>
          <table:table-cell office:value-type="float" office:value="755">
            <text:p>755</text:p>
          </table:table-cell>
          <table:table-cell table:number-columns-repeated="1017"/>
        </table:table-row>
        <table:table-row table:style-name="ro1">
          <table:table-cell office:value-type="float" office:value="1284">
            <text:p>1284</text:p>
          </table:table-cell>
          <table:table-cell office:value-type="time" office:time-value="PT12H03M55.933S">
            <text:p>12:03:55.93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7830">
            <text:p>7830</text:p>
          </table:table-cell>
          <table:table-cell office:value-type="string">
            <text:p>Success</text:p>
          </table:table-cell>
          <table:table-cell office:value-type="float" office:value="77742">
            <text:p>77742</text:p>
          </table:table-cell>
          <table:table-cell table:number-columns-repeated="1017"/>
        </table:table-row>
        <table:table-row table:style-name="ro1">
          <table:table-cell office:value-type="float" office:value="1285">
            <text:p>1285</text:p>
          </table:table-cell>
          <table:table-cell office:value-type="time" office:time-value="PT12H04M02.818S">
            <text:p>12:04:02.82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049">
            <text:p>1049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286">
            <text:p>1286</text:p>
          </table:table-cell>
          <table:table-cell office:value-type="time" office:time-value="PT12H04M01.576S">
            <text:p>12:04:01.58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2317">
            <text:p>2317</text:p>
          </table:table-cell>
          <table:table-cell office:value-type="string">
            <text:p>Success</text:p>
          </table:table-cell>
          <table:table-cell office:value-type="float" office:value="22115">
            <text:p>22115</text:p>
          </table:table-cell>
          <table:table-cell table:number-columns-repeated="1017"/>
        </table:table-row>
        <table:table-row table:style-name="ro1">
          <table:table-cell office:value-type="float" office:value="1287">
            <text:p>1287</text:p>
          </table:table-cell>
          <table:table-cell office:value-type="time" office:time-value="PT12H04M00.732S">
            <text:p>12:04:00.73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3176">
            <text:p>3176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288">
            <text:p>1288</text:p>
          </table:table-cell>
          <table:table-cell office:value-type="time" office:time-value="PT12H04M00.658S">
            <text:p>12:04:00.66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3262">
            <text:p>3262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289">
            <text:p>1289</text:p>
          </table:table-cell>
          <table:table-cell office:value-type="time" office:time-value="PT12H04M03.637S">
            <text:p>12:04:03.64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316">
            <text:p>316</text:p>
          </table:table-cell>
          <table:table-cell office:value-type="string">
            <text:p>Success</text:p>
          </table:table-cell>
          <table:table-cell office:value-type="float" office:value="44664">
            <text:p>44664</text:p>
          </table:table-cell>
          <table:table-cell table:number-columns-repeated="1017"/>
        </table:table-row>
        <table:table-row table:style-name="ro1">
          <table:table-cell office:value-type="float" office:value="1290">
            <text:p>1290</text:p>
          </table:table-cell>
          <table:table-cell office:value-type="time" office:time-value="PT12H04M00.739S">
            <text:p>12:04:00.74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3230">
            <text:p>3230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291">
            <text:p>1291</text:p>
          </table:table-cell>
          <table:table-cell office:value-type="time" office:time-value="PT12H04M01.615S">
            <text:p>12:04:01.62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361">
            <text:p>2361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292">
            <text:p>1292</text:p>
          </table:table-cell>
          <table:table-cell office:value-type="time" office:time-value="PT12H04M00.41S">
            <text:p>12:04:00.41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3567">
            <text:p>3567</text:p>
          </table:table-cell>
          <table:table-cell office:value-type="string">
            <text:p>Success</text:p>
          </table:table-cell>
          <table:table-cell office:value-type="float" office:value="77742">
            <text:p>77742</text:p>
          </table:table-cell>
          <table:table-cell table:number-columns-repeated="1017"/>
        </table:table-row>
        <table:table-row table:style-name="ro1">
          <table:table-cell office:value-type="float" office:value="1293">
            <text:p>1293</text:p>
          </table:table-cell>
          <table:table-cell office:value-type="time" office:time-value="PT12H04M03.632S">
            <text:p>12:04:03.63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348">
            <text:p>348</text:p>
          </table:table-cell>
          <table:table-cell office:value-type="string">
            <text:p>Success</text:p>
          </table:table-cell>
          <table:table-cell office:value-type="float" office:value="44664">
            <text:p>44664</text:p>
          </table:table-cell>
          <table:table-cell table:number-columns-repeated="1017"/>
        </table:table-row>
        <table:table-row table:style-name="ro1">
          <table:table-cell office:value-type="float" office:value="1294">
            <text:p>1294</text:p>
          </table:table-cell>
          <table:table-cell office:value-type="time" office:time-value="PT12H03M57.087S">
            <text:p>12:03:57.09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6898">
            <text:p>6898</text:p>
          </table:table-cell>
          <table:table-cell office:value-type="string">
            <text:p>Success</text:p>
          </table:table-cell>
          <table:table-cell office:value-type="float" office:value="77738">
            <text:p>77738</text:p>
          </table:table-cell>
          <table:table-cell table:number-columns-repeated="1017"/>
        </table:table-row>
        <table:table-row table:style-name="ro1">
          <table:table-cell office:value-type="float" office:value="1295">
            <text:p>1295</text:p>
          </table:table-cell>
          <table:table-cell office:value-type="time" office:time-value="PT12H04M03.765S">
            <text:p>12:04:03.77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222">
            <text:p>222</text:p>
          </table:table-cell>
          <table:table-cell office:value-type="string">
            <text:p>Success</text:p>
          </table:table-cell>
          <table:table-cell office:value-type="float" office:value="44664">
            <text:p>44664</text:p>
          </table:table-cell>
          <table:table-cell table:number-columns-repeated="1017"/>
        </table:table-row>
        <table:table-row table:style-name="ro1">
          <table:table-cell office:value-type="float" office:value="1296">
            <text:p>1296</text:p>
          </table:table-cell>
          <table:table-cell office:value-type="time" office:time-value="PT12H04M03.921S">
            <text:p>12:04:03.92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309">
            <text:p>309</text:p>
          </table:table-cell>
          <table:table-cell table:number-columns-repeated="1017"/>
        </table:table-row>
        <table:table-row table:style-name="ro1">
          <table:table-cell office:value-type="float" office:value="1297">
            <text:p>1297</text:p>
          </table:table-cell>
          <table:table-cell office:value-type="time" office:time-value="PT12H03M59.824S">
            <text:p>12:03:59.82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4178">
            <text:p>4178</text:p>
          </table:table-cell>
          <table:table-cell office:value-type="string">
            <text:p>Success</text:p>
          </table:table-cell>
          <table:table-cell office:value-type="float" office:value="77742">
            <text:p>77742</text:p>
          </table:table-cell>
          <table:table-cell table:number-columns-repeated="1017"/>
        </table:table-row>
        <table:table-row table:style-name="ro1">
          <table:table-cell office:value-type="float" office:value="1298">
            <text:p>1298</text:p>
          </table:table-cell>
          <table:table-cell office:value-type="time" office:time-value="PT12H04M00.431S">
            <text:p>12:04:00.43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3591">
            <text:p>3591</text:p>
          </table:table-cell>
          <table:table-cell office:value-type="string">
            <text:p>Success</text:p>
          </table:table-cell>
          <table:table-cell office:value-type="float" office:value="47976">
            <text:p>47976</text:p>
          </table:table-cell>
          <table:table-cell table:number-columns-repeated="1017"/>
        </table:table-row>
        <table:table-row table:style-name="ro1">
          <table:table-cell office:value-type="float" office:value="1299">
            <text:p>1299</text:p>
          </table:table-cell>
          <table:table-cell office:value-type="time" office:time-value="PT12H04M03.91S">
            <text:p>12:04:03.91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14">
            <text:p>114</text:p>
          </table:table-cell>
          <table:table-cell office:value-type="string">
            <text:p>Success</text:p>
          </table:table-cell>
          <table:table-cell office:value-type="float" office:value="309">
            <text:p>309</text:p>
          </table:table-cell>
          <table:table-cell table:number-columns-repeated="1017"/>
        </table:table-row>
        <table:table-row table:style-name="ro1">
          <table:table-cell office:value-type="float" office:value="1300">
            <text:p>1300</text:p>
          </table:table-cell>
          <table:table-cell office:value-type="time" office:time-value="PT12H04M03.97S">
            <text:p>12:04:03.97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309">
            <text:p>309</text:p>
          </table:table-cell>
          <table:table-cell table:number-columns-repeated="1017"/>
        </table:table-row>
        <table:table-row table:style-name="ro1">
          <table:table-cell office:value-type="float" office:value="1301">
            <text:p>1301</text:p>
          </table:table-cell>
          <table:table-cell office:value-type="time" office:time-value="PT12H04M03.954S">
            <text:p>12:04:03.95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933">
            <text:p>933</text:p>
          </table:table-cell>
          <table:table-cell table:number-columns-repeated="1017"/>
        </table:table-row>
        <table:table-row table:style-name="ro1">
          <table:table-cell office:value-type="float" office:value="1302">
            <text:p>1302</text:p>
          </table:table-cell>
          <table:table-cell office:value-type="time" office:time-value="PT12H04M03.981S">
            <text:p>12:04:03.98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933">
            <text:p>933</text:p>
          </table:table-cell>
          <table:table-cell table:number-columns-repeated="1017"/>
        </table:table-row>
        <table:table-row table:style-name="ro1">
          <table:table-cell office:value-type="float" office:value="1303">
            <text:p>1303</text:p>
          </table:table-cell>
          <table:table-cell office:value-type="time" office:time-value="PT12H04M03.867S">
            <text:p>12:04:03.87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309">
            <text:p>309</text:p>
          </table:table-cell>
          <table:table-cell table:number-columns-repeated="1017"/>
        </table:table-row>
        <table:table-row table:style-name="ro1">
          <table:table-cell office:value-type="float" office:value="1304">
            <text:p>1304</text:p>
          </table:table-cell>
          <table:table-cell office:value-type="time" office:time-value="PT12H04M00.352S">
            <text:p>12:04:00.35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3677">
            <text:p>3677</text:p>
          </table:table-cell>
          <table:table-cell office:value-type="string">
            <text:p>Success</text:p>
          </table:table-cell>
          <table:table-cell office:value-type="float" office:value="77738">
            <text:p>77738</text:p>
          </table:table-cell>
          <table:table-cell table:number-columns-repeated="1017"/>
        </table:table-row>
        <table:table-row table:style-name="ro1">
          <table:table-cell office:value-type="float" office:value="1305">
            <text:p>1305</text:p>
          </table:table-cell>
          <table:table-cell office:value-type="time" office:time-value="PT12H04M03.987S">
            <text:p>12:04:03.99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881">
            <text:p>881</text:p>
          </table:table-cell>
          <table:table-cell table:number-columns-repeated="1017"/>
        </table:table-row>
        <table:table-row table:style-name="ro1">
          <table:table-cell office:value-type="float" office:value="1306">
            <text:p>1306</text:p>
          </table:table-cell>
          <table:table-cell office:value-type="time" office:time-value="PT12H04M03.4S">
            <text:p>12:04:03.40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635">
            <text:p>635</text:p>
          </table:table-cell>
          <table:table-cell office:value-type="string">
            <text:p>Success</text:p>
          </table:table-cell>
          <table:table-cell office:value-type="float" office:value="36899">
            <text:p>36899</text:p>
          </table:table-cell>
          <table:table-cell table:number-columns-repeated="1017"/>
        </table:table-row>
        <table:table-row table:style-name="ro1">
          <table:table-cell office:value-type="float" office:value="1307">
            <text:p>1307</text:p>
          </table:table-cell>
          <table:table-cell office:value-type="time" office:time-value="PT12H04M03.078S">
            <text:p>12:04:03.08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960">
            <text:p>960</text:p>
          </table:table-cell>
          <table:table-cell office:value-type="string">
            <text:p>Success</text:p>
          </table:table-cell>
          <table:table-cell office:value-type="float" office:value="22116">
            <text:p>22116</text:p>
          </table:table-cell>
          <table:table-cell table:number-columns-repeated="1017"/>
        </table:table-row>
        <table:table-row table:style-name="ro1">
          <table:table-cell office:value-type="float" office:value="1308">
            <text:p>1308</text:p>
          </table:table-cell>
          <table:table-cell office:value-type="time" office:time-value="PT12H04M03.977S">
            <text:p>12:04:03.98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1">
          <table:table-cell office:value-type="float" office:value="1309">
            <text:p>1309</text:p>
          </table:table-cell>
          <table:table-cell office:value-type="time" office:time-value="PT12H04M02.467S">
            <text:p>12:04:02.47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589">
            <text:p>1589</text:p>
          </table:table-cell>
          <table:table-cell office:value-type="string">
            <text:p>Success</text:p>
          </table:table-cell>
          <table:table-cell office:value-type="float" office:value="31907">
            <text:p>31907</text:p>
          </table:table-cell>
          <table:table-cell table:number-columns-repeated="1017"/>
        </table:table-row>
        <table:table-row table:style-name="ro1">
          <table:table-cell office:value-type="float" office:value="1310">
            <text:p>1310</text:p>
          </table:table-cell>
          <table:table-cell office:value-type="time" office:time-value="PT12H04M03.586S">
            <text:p>12:04:03.59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480">
            <text:p>480</text:p>
          </table:table-cell>
          <table:table-cell office:value-type="string">
            <text:p>Success</text:p>
          </table:table-cell>
          <table:table-cell office:value-type="float" office:value="44664">
            <text:p>44664</text:p>
          </table:table-cell>
          <table:table-cell table:number-columns-repeated="1017"/>
        </table:table-row>
        <table:table-row table:style-name="ro1">
          <table:table-cell office:value-type="float" office:value="1311">
            <text:p>1311</text:p>
          </table:table-cell>
          <table:table-cell office:value-type="time" office:time-value="PT12H04M03.579S">
            <text:p>12:04:03.58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489">
            <text:p>489</text:p>
          </table:table-cell>
          <table:table-cell office:value-type="string">
            <text:p>Success</text:p>
          </table:table-cell>
          <table:table-cell office:value-type="float" office:value="44664">
            <text:p>44664</text:p>
          </table:table-cell>
          <table:table-cell table:number-columns-repeated="1017"/>
        </table:table-row>
        <table:table-row table:style-name="ro1">
          <table:table-cell office:value-type="float" office:value="1312">
            <text:p>1312</text:p>
          </table:table-cell>
          <table:table-cell office:value-type="time" office:time-value="PT12H04M04.036S">
            <text:p>12:04:04.04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13">
            <text:p>1313</text:p>
          </table:table-cell>
          <table:table-cell office:value-type="time" office:time-value="PT12H03M59.826S">
            <text:p>12:03:59.83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4251">
            <text:p>4251</text:p>
          </table:table-cell>
          <table:table-cell office:value-type="string">
            <text:p>Success</text:p>
          </table:table-cell>
          <table:table-cell office:value-type="float" office:value="76400">
            <text:p>76400</text:p>
          </table:table-cell>
          <table:table-cell table:number-columns-repeated="1017"/>
        </table:table-row>
        <table:table-row table:style-name="ro1">
          <table:table-cell office:value-type="float" office:value="1314">
            <text:p>1314</text:p>
          </table:table-cell>
          <table:table-cell office:value-type="time" office:time-value="PT12H04M04.021S">
            <text:p>12:04:04.02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1">
          <table:table-cell office:value-type="float" office:value="1315">
            <text:p>1315</text:p>
          </table:table-cell>
          <table:table-cell office:value-type="time" office:time-value="PT12H03M57.275S">
            <text:p>12:03:57.28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6830">
            <text:p>6830</text:p>
          </table:table-cell>
          <table:table-cell office:value-type="string">
            <text:p>Success</text:p>
          </table:table-cell>
          <table:table-cell office:value-type="float" office:value="77737">
            <text:p>77737</text:p>
          </table:table-cell>
          <table:table-cell table:number-columns-repeated="1017"/>
        </table:table-row>
        <table:table-row table:style-name="ro1">
          <table:table-cell office:value-type="float" office:value="1316">
            <text:p>1316</text:p>
          </table:table-cell>
          <table:table-cell office:value-type="time" office:time-value="PT12H04M04.077S">
            <text:p>12:04:04.08</text:p>
          </table:table-cell>
          <table:table-cell office:value-type="string">
            <text:p>TC0003_PlannerC 3-9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17">
            <text:p>1317</text:p>
          </table:table-cell>
          <table:table-cell office:value-type="time" office:time-value="PT12H04M04.092S">
            <text:p>12:04:04.09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881">
            <text:p>881</text:p>
          </table:table-cell>
          <table:table-cell table:number-columns-repeated="1017"/>
        </table:table-row>
        <table:table-row table:style-name="ro1">
          <table:table-cell office:value-type="float" office:value="1318">
            <text:p>1318</text:p>
          </table:table-cell>
          <table:table-cell office:value-type="time" office:time-value="PT12H04M03.624S">
            <text:p>12:04:03.62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570">
            <text:p>570</text:p>
          </table:table-cell>
          <table:table-cell office:value-type="string">
            <text:p>Success</text:p>
          </table:table-cell>
          <table:table-cell office:value-type="float" office:value="797">
            <text:p>797</text:p>
          </table:table-cell>
          <table:table-cell table:number-columns-repeated="1017"/>
        </table:table-row>
        <table:table-row table:style-name="ro1">
          <table:table-cell office:value-type="float" office:value="1319">
            <text:p>1319</text:p>
          </table:table-cell>
          <table:table-cell office:value-type="time" office:time-value="PT12H04M04.108S">
            <text:p>12:04:04.11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44664">
            <text:p>44664</text:p>
          </table:table-cell>
          <table:table-cell table:number-columns-repeated="1017"/>
        </table:table-row>
        <table:table-row table:style-name="ro1">
          <table:table-cell office:value-type="float" office:value="1320">
            <text:p>1320</text:p>
          </table:table-cell>
          <table:table-cell office:value-type="time" office:time-value="PT12H04M03.691S">
            <text:p>12:04:03.69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565">
            <text:p>565</text:p>
          </table:table-cell>
          <table:table-cell office:value-type="string">
            <text:p>Success</text:p>
          </table:table-cell>
          <table:table-cell office:value-type="float" office:value="881">
            <text:p>881</text:p>
          </table:table-cell>
          <table:table-cell table:number-columns-repeated="1017"/>
        </table:table-row>
        <table:table-row table:style-name="ro1">
          <table:table-cell office:value-type="float" office:value="1321">
            <text:p>1321</text:p>
          </table:table-cell>
          <table:table-cell office:value-type="time" office:time-value="PT12H04M04.243S">
            <text:p>12:04:04.24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881">
            <text:p>881</text:p>
          </table:table-cell>
          <table:table-cell table:number-columns-repeated="1017"/>
        </table:table-row>
        <table:table-row table:style-name="ro1">
          <table:table-cell office:value-type="float" office:value="1322">
            <text:p>1322</text:p>
          </table:table-cell>
          <table:table-cell office:value-type="time" office:time-value="PT12H04M03.614S">
            <text:p>12:04:03.61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686">
            <text:p>686</text:p>
          </table:table-cell>
          <table:table-cell office:value-type="string">
            <text:p>Success</text:p>
          </table:table-cell>
          <table:table-cell office:value-type="float" office:value="797">
            <text:p>797</text:p>
          </table:table-cell>
          <table:table-cell table:number-columns-repeated="1017"/>
        </table:table-row>
        <table:table-row table:style-name="ro1">
          <table:table-cell office:value-type="float" office:value="1323">
            <text:p>1323</text:p>
          </table:table-cell>
          <table:table-cell office:value-type="time" office:time-value="PT12H04M04.068S">
            <text:p>12:04:04.07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240">
            <text:p>24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324">
            <text:p>1324</text:p>
          </table:table-cell>
          <table:table-cell office:value-type="time" office:time-value="PT12H04M04.309S">
            <text:p>12:04:04.31</text:p>
          </table:table-cell>
          <table:table-cell office:value-type="string">
            <text:p>TC0003_PlannerC 3-15</text:p>
          </table:table-cell>
          <table:table-cell office:value-type="string">
            <text:p>/channels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25">
            <text:p>1325</text:p>
          </table:table-cell>
          <table:table-cell office:value-type="time" office:time-value="PT12H04M04.322S">
            <text:p>12:04:04.32</text:p>
          </table:table-cell>
          <table:table-cell office:value-type="string">
            <text:p>TC0003_PlannerC 3-15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26">
            <text:p>1326</text:p>
          </table:table-cell>
          <table:table-cell office:value-type="time" office:time-value="PT12H04M04.329S">
            <text:p>12:04:04.33</text:p>
          </table:table-cell>
          <table:table-cell office:value-type="string">
            <text:p>TC0003_PlannerC 3-15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27">
            <text:p>1327</text:p>
          </table:table-cell>
          <table:table-cell office:value-type="time" office:time-value="PT12H04M03.696S">
            <text:p>12:04:03.70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640">
            <text:p>640</text:p>
          </table:table-cell>
          <table:table-cell office:value-type="string">
            <text:p>Success</text:p>
          </table:table-cell>
          <table:table-cell office:value-type="float" office:value="881">
            <text:p>881</text:p>
          </table:table-cell>
          <table:table-cell table:number-columns-repeated="1017"/>
        </table:table-row>
        <table:table-row table:style-name="ro1">
          <table:table-cell office:value-type="float" office:value="1328">
            <text:p>1328</text:p>
          </table:table-cell>
          <table:table-cell office:value-type="time" office:time-value="PT12H04M03.661S">
            <text:p>12:04:03.66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708">
            <text:p>708</text:p>
          </table:table-cell>
          <table:table-cell office:value-type="string">
            <text:p>Success</text:p>
          </table:table-cell>
          <table:table-cell office:value-type="float" office:value="881">
            <text:p>881</text:p>
          </table:table-cell>
          <table:table-cell table:number-columns-repeated="1017"/>
        </table:table-row>
        <table:table-row table:style-name="ro1">
          <table:table-cell office:value-type="float" office:value="1329">
            <text:p>1329</text:p>
          </table:table-cell>
          <table:table-cell office:value-type="time" office:time-value="PT12H04M04.271S">
            <text:p>12:04:04.27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881">
            <text:p>881</text:p>
          </table:table-cell>
          <table:table-cell table:number-columns-repeated="1017"/>
        </table:table-row>
        <table:table-row table:style-name="ro1">
          <table:table-cell office:value-type="float" office:value="1330">
            <text:p>1330</text:p>
          </table:table-cell>
          <table:table-cell office:value-type="time" office:time-value="PT12H04M04.031S">
            <text:p>12:04:04.03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339">
            <text:p>339</text:p>
          </table:table-cell>
          <table:table-cell office:value-type="string">
            <text:p>Success</text:p>
          </table:table-cell>
          <table:table-cell office:value-type="float" office:value="881">
            <text:p>881</text:p>
          </table:table-cell>
          <table:table-cell table:number-columns-repeated="1017"/>
        </table:table-row>
        <table:table-row table:style-name="ro1">
          <table:table-cell office:value-type="float" office:value="1331">
            <text:p>1331</text:p>
          </table:table-cell>
          <table:table-cell office:value-type="time" office:time-value="PT12H04M04.372S">
            <text:p>12:04:04.37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881">
            <text:p>881</text:p>
          </table:table-cell>
          <table:table-cell table:number-columns-repeated="1017"/>
        </table:table-row>
        <table:table-row table:style-name="ro1">
          <table:table-cell office:value-type="float" office:value="1332">
            <text:p>1332</text:p>
          </table:table-cell>
          <table:table-cell office:value-type="time" office:time-value="PT12H04M04.373S">
            <text:p>12:04:04.37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881">
            <text:p>881</text:p>
          </table:table-cell>
          <table:table-cell table:number-columns-repeated="1017"/>
        </table:table-row>
        <table:table-row table:style-name="ro1">
          <table:table-cell office:value-type="float" office:value="1333">
            <text:p>1333</text:p>
          </table:table-cell>
          <table:table-cell office:value-type="time" office:time-value="PT12H04M00.363S">
            <text:p>12:04:00.36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4549">
            <text:p>4549</text:p>
          </table:table-cell>
          <table:table-cell office:value-type="string">
            <text:p>Success</text:p>
          </table:table-cell>
          <table:table-cell office:value-type="float" office:value="77738">
            <text:p>77738</text:p>
          </table:table-cell>
          <table:table-cell table:number-columns-repeated="1017"/>
        </table:table-row>
        <table:table-row table:style-name="ro1">
          <table:table-cell office:value-type="float" office:value="1334">
            <text:p>1334</text:p>
          </table:table-cell>
          <table:table-cell office:value-type="time" office:time-value="PT12H04M04.003S">
            <text:p>12:04:04.00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364">
            <text:p>1364</text:p>
          </table:table-cell>
          <table:table-cell office:value-type="string">
            <text:p>Success</text:p>
          </table:table-cell>
          <table:table-cell office:value-type="float" office:value="44660">
            <text:p>44660</text:p>
          </table:table-cell>
          <table:table-cell table:number-columns-repeated="1017"/>
        </table:table-row>
        <table:table-row table:style-name="ro1">
          <table:table-cell office:value-type="float" office:value="1335">
            <text:p>1335</text:p>
          </table:table-cell>
          <table:table-cell office:value-type="time" office:time-value="PT12H04M04.064S">
            <text:p>12:04:04.06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325">
            <text:p>1325</text:p>
          </table:table-cell>
          <table:table-cell office:value-type="string">
            <text:p>Success</text:p>
          </table:table-cell>
          <table:table-cell office:value-type="float" office:value="44660">
            <text:p>44660</text:p>
          </table:table-cell>
          <table:table-cell table:number-columns-repeated="1017"/>
        </table:table-row>
        <table:table-row table:style-name="ro1">
          <table:table-cell office:value-type="float" office:value="1336">
            <text:p>1336</text:p>
          </table:table-cell>
          <table:table-cell office:value-type="time" office:time-value="PT12H04M05.369S">
            <text:p>12:04:05.37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131">
            <text:p>1131</text:p>
          </table:table-cell>
          <table:table-cell table:number-columns-repeated="1017"/>
        </table:table-row>
        <table:table-row table:style-name="ro1">
          <table:table-cell office:value-type="float" office:value="1337">
            <text:p>1337</text:p>
          </table:table-cell>
          <table:table-cell office:value-type="time" office:time-value="PT12H04M03.986S">
            <text:p>12:04:03.99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416">
            <text:p>1416</text:p>
          </table:table-cell>
          <table:table-cell office:value-type="string">
            <text:p>Success</text:p>
          </table:table-cell>
          <table:table-cell office:value-type="float" office:value="44660">
            <text:p>44660</text:p>
          </table:table-cell>
          <table:table-cell table:number-columns-repeated="1017"/>
        </table:table-row>
        <table:table-row table:style-name="ro1">
          <table:table-cell office:value-type="float" office:value="1338">
            <text:p>1338</text:p>
          </table:table-cell>
          <table:table-cell office:value-type="time" office:time-value="PT12H04M04.03S">
            <text:p>12:04:04.03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374">
            <text:p>1374</text:p>
          </table:table-cell>
          <table:table-cell office:value-type="string">
            <text:p>Success</text:p>
          </table:table-cell>
          <table:table-cell office:value-type="float" office:value="44660">
            <text:p>44660</text:p>
          </table:table-cell>
          <table:table-cell table:number-columns-repeated="1017"/>
        </table:table-row>
        <table:table-row table:style-name="ro1">
          <table:table-cell office:value-type="float" office:value="1339">
            <text:p>1339</text:p>
          </table:table-cell>
          <table:table-cell office:value-type="time" office:time-value="PT12H04M03.979S">
            <text:p>12:04:03.98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434">
            <text:p>1434</text:p>
          </table:table-cell>
          <table:table-cell office:value-type="string">
            <text:p>Success</text:p>
          </table:table-cell>
          <table:table-cell office:value-type="float" office:value="44660">
            <text:p>44660</text:p>
          </table:table-cell>
          <table:table-cell table:number-columns-repeated="1017"/>
        </table:table-row>
        <table:table-row table:style-name="ro1">
          <table:table-cell office:value-type="float" office:value="1340">
            <text:p>1340</text:p>
          </table:table-cell>
          <table:table-cell office:value-type="time" office:time-value="PT12H04M05.402S">
            <text:p>12:04:05.40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131">
            <text:p>1131</text:p>
          </table:table-cell>
          <table:table-cell table:number-columns-repeated="1017"/>
        </table:table-row>
        <table:table-row table:style-name="ro1">
          <table:table-cell office:value-type="float" office:value="1341">
            <text:p>1341</text:p>
          </table:table-cell>
          <table:table-cell office:value-type="time" office:time-value="PT12H04M05.39S">
            <text:p>12:04:05.39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42">
            <text:p>1342</text:p>
          </table:table-cell>
          <table:table-cell office:value-type="time" office:time-value="PT12H04M05.404S">
            <text:p>12:04:05.40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131">
            <text:p>1131</text:p>
          </table:table-cell>
          <table:table-cell table:number-columns-repeated="1017"/>
        </table:table-row>
        <table:table-row table:style-name="ro1">
          <table:table-cell office:value-type="float" office:value="1343">
            <text:p>1343</text:p>
          </table:table-cell>
          <table:table-cell office:value-type="time" office:time-value="PT12H04M05.417S">
            <text:p>12:04:05.42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44">
            <text:p>1344</text:p>
          </table:table-cell>
          <table:table-cell office:value-type="time" office:time-value="PT12H04M05.414S">
            <text:p>12:04:05.41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131">
            <text:p>1131</text:p>
          </table:table-cell>
          <table:table-cell table:number-columns-repeated="1017"/>
        </table:table-row>
        <table:table-row table:style-name="ro1">
          <table:table-cell office:value-type="float" office:value="1345">
            <text:p>1345</text:p>
          </table:table-cell>
          <table:table-cell office:value-type="time" office:time-value="PT12H04M05.436S">
            <text:p>12:04:05.44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1131">
            <text:p>1131</text:p>
          </table:table-cell>
          <table:table-cell table:number-columns-repeated="1017"/>
        </table:table-row>
        <table:table-row table:style-name="ro1">
          <table:table-cell office:value-type="float" office:value="1346">
            <text:p>1346</text:p>
          </table:table-cell>
          <table:table-cell office:value-type="time" office:time-value="PT12H04M05.427S">
            <text:p>12:04:05.43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1131">
            <text:p>1131</text:p>
          </table:table-cell>
          <table:table-cell table:number-columns-repeated="1017"/>
        </table:table-row>
        <table:table-row table:style-name="ro1">
          <table:table-cell office:value-type="float" office:value="1347">
            <text:p>1347</text:p>
          </table:table-cell>
          <table:table-cell office:value-type="time" office:time-value="PT12H04M05.416S">
            <text:p>12:04:05.42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1131">
            <text:p>1131</text:p>
          </table:table-cell>
          <table:table-cell table:number-columns-repeated="1017"/>
        </table:table-row>
        <table:table-row table:style-name="ro1">
          <table:table-cell office:value-type="float" office:value="1348">
            <text:p>1348</text:p>
          </table:table-cell>
          <table:table-cell office:value-type="time" office:time-value="PT12H04M05.394S">
            <text:p>12:04:05.39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63">
            <text:p>163</text:p>
          </table:table-cell>
          <table:table-cell office:value-type="string">
            <text:p>Success</text:p>
          </table:table-cell>
          <table:table-cell office:value-type="float" office:value="1131">
            <text:p>1131</text:p>
          </table:table-cell>
          <table:table-cell table:number-columns-repeated="1017"/>
        </table:table-row>
        <table:table-row table:style-name="ro1">
          <table:table-cell office:value-type="float" office:value="1349">
            <text:p>1349</text:p>
          </table:table-cell>
          <table:table-cell office:value-type="time" office:time-value="PT12H04M05.436S">
            <text:p>12:04:05.44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72">
            <text:p>172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350">
            <text:p>1350</text:p>
          </table:table-cell>
          <table:table-cell office:value-type="time" office:time-value="PT12H04M05.608S">
            <text:p>12:04:05.61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961">
            <text:p>961</text:p>
          </table:table-cell>
          <table:table-cell table:number-columns-repeated="1017"/>
        </table:table-row>
        <table:table-row table:style-name="ro1">
          <table:table-cell office:value-type="float" office:value="1351">
            <text:p>1351</text:p>
          </table:table-cell>
          <table:table-cell office:value-type="time" office:time-value="PT12H04M04.913S">
            <text:p>12:04:04.91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775">
            <text:p>775</text:p>
          </table:table-cell>
          <table:table-cell office:value-type="string">
            <text:p>Success</text:p>
          </table:table-cell>
          <table:table-cell office:value-type="float" office:value="44660">
            <text:p>44660</text:p>
          </table:table-cell>
          <table:table-cell table:number-columns-repeated="1017"/>
        </table:table-row>
        <table:table-row table:style-name="ro1">
          <table:table-cell office:value-type="float" office:value="1352">
            <text:p>1352</text:p>
          </table:table-cell>
          <table:table-cell office:value-type="time" office:time-value="PT12H04M02.767S">
            <text:p>12:04:02.77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2962">
            <text:p>2962</text:p>
          </table:table-cell>
          <table:table-cell office:value-type="string">
            <text:p>Success</text:p>
          </table:table-cell>
          <table:table-cell office:value-type="float" office:value="77738">
            <text:p>77738</text:p>
          </table:table-cell>
          <table:table-cell table:number-columns-repeated="1017"/>
        </table:table-row>
        <table:table-row table:style-name="ro1">
          <table:table-cell office:value-type="float" office:value="1353">
            <text:p>1353</text:p>
          </table:table-cell>
          <table:table-cell office:value-type="time" office:time-value="PT12H04M00.562S">
            <text:p>12:04:00.56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5180">
            <text:p>5180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354">
            <text:p>1354</text:p>
          </table:table-cell>
          <table:table-cell office:value-type="time" office:time-value="PT12H04M04.151S">
            <text:p>12:04:04.15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1596">
            <text:p>1596</text:p>
          </table:table-cell>
          <table:table-cell office:value-type="string">
            <text:p>Success</text:p>
          </table:table-cell>
          <table:table-cell office:value-type="float" office:value="44660">
            <text:p>44660</text:p>
          </table:table-cell>
          <table:table-cell table:number-columns-repeated="1017"/>
        </table:table-row>
        <table:table-row table:style-name="ro1">
          <table:table-cell office:value-type="float" office:value="1355">
            <text:p>1355</text:p>
          </table:table-cell>
          <table:table-cell office:value-type="time" office:time-value="PT12H04M05.647S">
            <text:p>12:04:05.65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44660">
            <text:p>44660</text:p>
          </table:table-cell>
          <table:table-cell table:number-columns-repeated="1017"/>
        </table:table-row>
        <table:table-row table:style-name="ro1">
          <table:table-cell office:value-type="float" office:value="1356">
            <text:p>1356</text:p>
          </table:table-cell>
          <table:table-cell office:value-type="time" office:time-value="PT12H04M05.539S">
            <text:p>12:04:05.54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219">
            <text:p>219</text:p>
          </table:table-cell>
          <table:table-cell office:value-type="string">
            <text:p>Success</text:p>
          </table:table-cell>
          <table:table-cell office:value-type="float" office:value="1216">
            <text:p>1216</text:p>
          </table:table-cell>
          <table:table-cell table:number-columns-repeated="1017"/>
        </table:table-row>
        <table:table-row table:style-name="ro1">
          <table:table-cell office:value-type="float" office:value="1357">
            <text:p>1357</text:p>
          </table:table-cell>
          <table:table-cell office:value-type="time" office:time-value="PT12H03M59.794S">
            <text:p>12:03:59.79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5986">
            <text:p>5986</text:p>
          </table:table-cell>
          <table:table-cell office:value-type="string">
            <text:p>Success</text:p>
          </table:table-cell>
          <table:table-cell office:value-type="float" office:value="77738">
            <text:p>77738</text:p>
          </table:table-cell>
          <table:table-cell table:number-columns-repeated="1017"/>
        </table:table-row>
        <table:table-row table:style-name="ro1">
          <table:table-cell office:value-type="float" office:value="1358">
            <text:p>1358</text:p>
          </table:table-cell>
          <table:table-cell office:value-type="time" office:time-value="PT12H04M05.541S">
            <text:p>12:04:05.54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251">
            <text:p>251</text:p>
          </table:table-cell>
          <table:table-cell office:value-type="string">
            <text:p>Success</text:p>
          </table:table-cell>
          <table:table-cell office:value-type="float" office:value="1216">
            <text:p>1216</text:p>
          </table:table-cell>
          <table:table-cell table:number-columns-repeated="1017"/>
        </table:table-row>
        <table:table-row table:style-name="ro1">
          <table:table-cell office:value-type="float" office:value="1359">
            <text:p>1359</text:p>
          </table:table-cell>
          <table:table-cell office:value-type="time" office:time-value="PT12H04M05.546S">
            <text:p>12:04:05.55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248">
            <text:p>248</text:p>
          </table:table-cell>
          <table:table-cell office:value-type="string">
            <text:p>Success</text:p>
          </table:table-cell>
          <table:table-cell office:value-type="float" office:value="1216">
            <text:p>1216</text:p>
          </table:table-cell>
          <table:table-cell table:number-columns-repeated="1017"/>
        </table:table-row>
        <table:table-row table:style-name="ro1">
          <table:table-cell office:value-type="float" office:value="1360">
            <text:p>1360</text:p>
          </table:table-cell>
          <table:table-cell office:value-type="time" office:time-value="PT12H04M05.688S">
            <text:p>12:04:05.69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1258">
            <text:p>1258</text:p>
          </table:table-cell>
          <table:table-cell table:number-columns-repeated="1017"/>
        </table:table-row>
        <table:table-row table:style-name="ro1">
          <table:table-cell office:value-type="float" office:value="1361">
            <text:p>1361</text:p>
          </table:table-cell>
          <table:table-cell office:value-type="time" office:time-value="PT12H04M05.743S">
            <text:p>12:04:05.74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309">
            <text:p>309</text:p>
          </table:table-cell>
          <table:table-cell table:number-columns-repeated="1017"/>
        </table:table-row>
        <table:table-row table:style-name="ro1">
          <table:table-cell office:value-type="float" office:value="1362">
            <text:p>1362</text:p>
          </table:table-cell>
          <table:table-cell office:value-type="time" office:time-value="PT12H04M00.453S">
            <text:p>12:04:00.45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5387">
            <text:p>5387</text:p>
          </table:table-cell>
          <table:table-cell office:value-type="string">
            <text:p>Success</text:p>
          </table:table-cell>
          <table:table-cell office:value-type="float" office:value="47976">
            <text:p>47976</text:p>
          </table:table-cell>
          <table:table-cell table:number-columns-repeated="1017"/>
        </table:table-row>
        <table:table-row table:style-name="ro1">
          <table:table-cell office:value-type="float" office:value="1363">
            <text:p>1363</text:p>
          </table:table-cell>
          <table:table-cell office:value-type="time" office:time-value="PT12H04M05.75S">
            <text:p>12:04:05.75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1310">
            <text:p>1310</text:p>
          </table:table-cell>
          <table:table-cell table:number-columns-repeated="1017"/>
        </table:table-row>
        <table:table-row table:style-name="ro1">
          <table:table-cell office:value-type="float" office:value="1364">
            <text:p>1364</text:p>
          </table:table-cell>
          <table:table-cell office:value-type="time" office:time-value="PT12H04M05.559S">
            <text:p>12:04:05.56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333">
            <text:p>333</text:p>
          </table:table-cell>
          <table:table-cell office:value-type="string">
            <text:p>Success</text:p>
          </table:table-cell>
          <table:table-cell office:value-type="float" office:value="1258">
            <text:p>1258</text:p>
          </table:table-cell>
          <table:table-cell table:number-columns-repeated="1017"/>
        </table:table-row>
        <table:table-row table:style-name="ro1">
          <table:table-cell office:value-type="float" office:value="1365">
            <text:p>1365</text:p>
          </table:table-cell>
          <table:table-cell office:value-type="time" office:time-value="PT12H04M05.84S">
            <text:p>12:04:05.84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1">
          <table:table-cell office:value-type="float" office:value="1366">
            <text:p>1366</text:p>
          </table:table-cell>
          <table:table-cell office:value-type="time" office:time-value="PT12H04M05.805S">
            <text:p>12:04:05.81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1258">
            <text:p>1258</text:p>
          </table:table-cell>
          <table:table-cell table:number-columns-repeated="1017"/>
        </table:table-row>
        <table:table-row table:style-name="ro1">
          <table:table-cell office:value-type="float" office:value="1367">
            <text:p>1367</text:p>
          </table:table-cell>
          <table:table-cell office:value-type="time" office:time-value="PT12H04M05.924S">
            <text:p>12:04:05.92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300">
            <text:p>1300</text:p>
          </table:table-cell>
          <table:table-cell table:number-columns-repeated="1017"/>
        </table:table-row>
        <table:table-row table:style-name="ro1">
          <table:table-cell office:value-type="float" office:value="1368">
            <text:p>1368</text:p>
          </table:table-cell>
          <table:table-cell office:value-type="time" office:time-value="PT12H04M05.729S">
            <text:p>12:04:05.73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602">
            <text:p>602</text:p>
          </table:table-cell>
          <table:table-cell office:value-type="string">
            <text:p>Success</text:p>
          </table:table-cell>
          <table:table-cell office:value-type="float" office:value="44660">
            <text:p>44660</text:p>
          </table:table-cell>
          <table:table-cell table:number-columns-repeated="1017"/>
        </table:table-row>
        <table:table-row table:style-name="ro1">
          <table:table-cell office:value-type="float" office:value="1369">
            <text:p>1369</text:p>
          </table:table-cell>
          <table:table-cell office:value-type="time" office:time-value="PT12H04M06.333S">
            <text:p>12:04:06.33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0">
            <text:p>1300</text:p>
          </table:table-cell>
          <table:table-cell table:number-columns-repeated="1017"/>
        </table:table-row>
        <table:table-row table:style-name="ro1">
          <table:table-cell office:value-type="float" office:value="1370">
            <text:p>1370</text:p>
          </table:table-cell>
          <table:table-cell office:value-type="time" office:time-value="PT12H04M06.348S">
            <text:p>12:04:06.35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40">
            <text:p>1340</text:p>
          </table:table-cell>
          <table:table-cell table:number-columns-repeated="1017"/>
        </table:table-row>
        <table:table-row table:style-name="ro1">
          <table:table-cell office:value-type="float" office:value="1371">
            <text:p>1371</text:p>
          </table:table-cell>
          <table:table-cell office:value-type="time" office:time-value="PT12H04M06.377S">
            <text:p>12:04:06.38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382">
            <text:p>1382</text:p>
          </table:table-cell>
          <table:table-cell table:number-columns-repeated="1017"/>
        </table:table-row>
        <table:table-row table:style-name="ro1">
          <table:table-cell office:value-type="float" office:value="1372">
            <text:p>1372</text:p>
          </table:table-cell>
          <table:table-cell office:value-type="time" office:time-value="PT12H04M05.782S">
            <text:p>12:04:05.78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784">
            <text:p>784</text:p>
          </table:table-cell>
          <table:table-cell office:value-type="string">
            <text:p>Success</text:p>
          </table:table-cell>
          <table:table-cell office:value-type="float" office:value="44662">
            <text:p>44662</text:p>
          </table:table-cell>
          <table:table-cell table:number-columns-repeated="1017"/>
        </table:table-row>
        <table:table-row table:style-name="ro1">
          <table:table-cell office:value-type="float" office:value="1373">
            <text:p>1373</text:p>
          </table:table-cell>
          <table:table-cell office:value-type="time" office:time-value="PT12H04M06.567S">
            <text:p>12:04:06.57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506">
            <text:p>1506</text:p>
          </table:table-cell>
          <table:table-cell table:number-columns-repeated="1017"/>
        </table:table-row>
        <table:table-row table:style-name="ro1">
          <table:table-cell office:value-type="float" office:value="1374">
            <text:p>1374</text:p>
          </table:table-cell>
          <table:table-cell office:value-type="time" office:time-value="PT12H04M06.584S">
            <text:p>12:04:06.58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1548">
            <text:p>1548</text:p>
          </table:table-cell>
          <table:table-cell table:number-columns-repeated="1017"/>
        </table:table-row>
        <table:table-row table:style-name="ro1">
          <table:table-cell office:value-type="float" office:value="1375">
            <text:p>1375</text:p>
          </table:table-cell>
          <table:table-cell office:value-type="time" office:time-value="PT12H04M06.719S">
            <text:p>12:04:06.72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548">
            <text:p>1548</text:p>
          </table:table-cell>
          <table:table-cell table:number-columns-repeated="1017"/>
        </table:table-row>
        <table:table-row table:style-name="ro1">
          <table:table-cell office:value-type="float" office:value="1376">
            <text:p>1376</text:p>
          </table:table-cell>
          <table:table-cell office:value-type="time" office:time-value="PT12H04M03.376S">
            <text:p>12:04:03.38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3407">
            <text:p>3407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377">
            <text:p>1377</text:p>
          </table:table-cell>
          <table:table-cell office:value-type="time" office:time-value="PT12H04M00.744S">
            <text:p>12:04:00.74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6042">
            <text:p>6042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378">
            <text:p>1378</text:p>
          </table:table-cell>
          <table:table-cell office:value-type="time" office:time-value="PT12H04M04.026S">
            <text:p>12:04:04.03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778">
            <text:p>2778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379">
            <text:p>1379</text:p>
          </table:table-cell>
          <table:table-cell office:value-type="time" office:time-value="PT12H04M02.785S">
            <text:p>12:04:02.79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4034">
            <text:p>4034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380">
            <text:p>1380</text:p>
          </table:table-cell>
          <table:table-cell office:value-type="time" office:time-value="PT12H04M06.786S">
            <text:p>12:04:06.79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309">
            <text:p>309</text:p>
          </table:table-cell>
          <table:table-cell table:number-columns-repeated="1017"/>
        </table:table-row>
        <table:table-row table:style-name="ro1">
          <table:table-cell office:value-type="float" office:value="1381">
            <text:p>1381</text:p>
          </table:table-cell>
          <table:table-cell office:value-type="time" office:time-value="PT12H04M06.787S">
            <text:p>12:04:06.79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309">
            <text:p>309</text:p>
          </table:table-cell>
          <table:table-cell table:number-columns-repeated="1017"/>
        </table:table-row>
        <table:table-row table:style-name="ro1">
          <table:table-cell office:value-type="float" office:value="1382">
            <text:p>1382</text:p>
          </table:table-cell>
          <table:table-cell office:value-type="time" office:time-value="PT12H04M06.819S">
            <text:p>12:04:06.82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1">
          <table:table-cell office:value-type="float" office:value="1383">
            <text:p>1383</text:p>
          </table:table-cell>
          <table:table-cell office:value-type="time" office:time-value="PT12H04M06.805S">
            <text:p>12:04:06.81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1">
          <table:table-cell office:value-type="float" office:value="1384">
            <text:p>1384</text:p>
          </table:table-cell>
          <table:table-cell office:value-type="time" office:time-value="PT12H04M04.257S">
            <text:p>12:04:04.26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912">
            <text:p>2912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385">
            <text:p>1385</text:p>
          </table:table-cell>
          <table:table-cell office:value-type="time" office:time-value="PT12H04M04.127S">
            <text:p>12:04:04.13</text:p>
          </table:table-cell>
          <table:table-cell office:value-type="string">
            <text:p>TC0003_PlannerC 3-9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063">
            <text:p>3063</text:p>
          </table:table-cell>
          <table:table-cell office:value-type="string">
            <text:p>Success</text:p>
          </table:table-cell>
          <table:table-cell office:value-type="float" office:value="36709">
            <text:p>36709</text:p>
          </table:table-cell>
          <table:table-cell table:number-columns-repeated="1017"/>
        </table:table-row>
        <table:table-row table:style-name="ro1">
          <table:table-cell office:value-type="float" office:value="1386">
            <text:p>1386</text:p>
          </table:table-cell>
          <table:table-cell office:value-type="time" office:time-value="PT12H04M04.37S">
            <text:p>12:04:04.37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829">
            <text:p>2829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387">
            <text:p>1387</text:p>
          </table:table-cell>
          <table:table-cell office:value-type="time" office:time-value="PT12H04M04.39S">
            <text:p>12:04:04.39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872">
            <text:p>2872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388">
            <text:p>1388</text:p>
          </table:table-cell>
          <table:table-cell office:value-type="time" office:time-value="PT12H04M06.826S">
            <text:p>12:04:06.83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435">
            <text:p>435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389">
            <text:p>1389</text:p>
          </table:table-cell>
          <table:table-cell office:value-type="time" office:time-value="PT12H04M06.844S">
            <text:p>12:04:06.84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421">
            <text:p>421</text:p>
          </table:table-cell>
          <table:table-cell office:value-type="string">
            <text:p>Success</text:p>
          </table:table-cell>
          <table:table-cell office:value-type="float" office:value="47976">
            <text:p>47976</text:p>
          </table:table-cell>
          <table:table-cell table:number-columns-repeated="1017"/>
        </table:table-row>
        <table:table-row table:style-name="ro1">
          <table:table-cell office:value-type="float" office:value="1390">
            <text:p>1390</text:p>
          </table:table-cell>
          <table:table-cell office:value-type="time" office:time-value="PT12H04M03.097S">
            <text:p>12:04:03.10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4193">
            <text:p>4193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391">
            <text:p>1391</text:p>
          </table:table-cell>
          <table:table-cell office:value-type="time" office:time-value="PT12H04M04.337S">
            <text:p>12:04:04.34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959">
            <text:p>2959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392">
            <text:p>1392</text:p>
          </table:table-cell>
          <table:table-cell office:value-type="time" office:time-value="PT12H04M06.845S">
            <text:p>12:04:06.85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461">
            <text:p>461</text:p>
          </table:table-cell>
          <table:table-cell office:value-type="string">
            <text:p>Success</text:p>
          </table:table-cell>
          <table:table-cell office:value-type="float" office:value="47976">
            <text:p>47976</text:p>
          </table:table-cell>
          <table:table-cell table:number-columns-repeated="1017"/>
        </table:table-row>
        <table:table-row table:style-name="ro1">
          <table:table-cell office:value-type="float" office:value="1393">
            <text:p>1393</text:p>
          </table:table-cell>
          <table:table-cell office:value-type="time" office:time-value="PT12H04M06.83S">
            <text:p>12:04:06.83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479">
            <text:p>479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394">
            <text:p>1394</text:p>
          </table:table-cell>
          <table:table-cell office:value-type="time" office:time-value="PT12H04M03.996S">
            <text:p>12:04:04.00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3314">
            <text:p>3314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395">
            <text:p>1395</text:p>
          </table:table-cell>
          <table:table-cell office:value-type="time" office:time-value="PT12H04M01.94S">
            <text:p>12:04:01.94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5377">
            <text:p>5377</text:p>
          </table:table-cell>
          <table:table-cell office:value-type="string">
            <text:p>Success</text:p>
          </table:table-cell>
          <table:table-cell office:value-type="float" office:value="76400">
            <text:p>76400</text:p>
          </table:table-cell>
          <table:table-cell table:number-columns-repeated="1017"/>
        </table:table-row>
        <table:table-row table:style-name="ro1">
          <table:table-cell office:value-type="float" office:value="1396">
            <text:p>1396</text:p>
          </table:table-cell>
          <table:table-cell office:value-type="time" office:time-value="PT12H04M07.308S">
            <text:p>12:04:07.31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1">
          <table:table-cell office:value-type="float" office:value="1397">
            <text:p>1397</text:p>
          </table:table-cell>
          <table:table-cell office:value-type="time" office:time-value="PT12H04M07.292S">
            <text:p>12:04:07.29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1">
          <table:table-cell office:value-type="float" office:value="1398">
            <text:p>1398</text:p>
          </table:table-cell>
          <table:table-cell office:value-type="time" office:time-value="PT12H04M07.288S">
            <text:p>12:04:07.29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1">
          <table:table-cell office:value-type="float" office:value="1399">
            <text:p>1399</text:p>
          </table:table-cell>
          <table:table-cell office:value-type="time" office:time-value="PT12H04M07.311S">
            <text:p>12:04:07.31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1">
          <table:table-cell office:value-type="float" office:value="1400">
            <text:p>1400</text:p>
          </table:table-cell>
          <table:table-cell office:value-type="time" office:time-value="PT12H04M07.309S">
            <text:p>12:04:07.31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1">
          <table:table-cell office:value-type="float" office:value="1401">
            <text:p>1401</text:p>
          </table:table-cell>
          <table:table-cell office:value-type="time" office:time-value="PT12H04M07.319S">
            <text:p>12:04:07.32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590">
            <text:p>1590</text:p>
          </table:table-cell>
          <table:table-cell table:number-columns-repeated="1017"/>
        </table:table-row>
        <table:table-row table:style-name="ro1">
          <table:table-cell office:value-type="float" office:value="1402">
            <text:p>1402</text:p>
          </table:table-cell>
          <table:table-cell office:value-type="time" office:time-value="PT12H04M07.276S">
            <text:p>12:04:07.28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1">
          <table:table-cell office:value-type="float" office:value="1403">
            <text:p>1403</text:p>
          </table:table-cell>
          <table:table-cell office:value-type="time" office:time-value="PT12H04M07.351S">
            <text:p>12:04:07.35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386">
            <text:p>386</text:p>
          </table:table-cell>
          <table:table-cell office:value-type="string">
            <text:p>Success</text:p>
          </table:table-cell>
          <table:table-cell office:value-type="float" office:value="44662">
            <text:p>44662</text:p>
          </table:table-cell>
          <table:table-cell table:number-columns-repeated="1017"/>
        </table:table-row>
        <table:table-row table:style-name="ro1">
          <table:table-cell office:value-type="float" office:value="1404">
            <text:p>1404</text:p>
          </table:table-cell>
          <table:table-cell office:value-type="time" office:time-value="PT12H04M07.738S">
            <text:p>12:04:07.74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1642">
            <text:p>1642</text:p>
          </table:table-cell>
          <table:table-cell table:number-columns-repeated="1017"/>
        </table:table-row>
        <table:table-row table:style-name="ro1">
          <table:table-cell office:value-type="float" office:value="1405">
            <text:p>1405</text:p>
          </table:table-cell>
          <table:table-cell office:value-type="time" office:time-value="PT12H04M04.093S">
            <text:p>12:04:04.09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774">
            <text:p>3774</text:p>
          </table:table-cell>
          <table:table-cell office:value-type="string">
            <text:p>Success</text:p>
          </table:table-cell>
          <table:table-cell office:value-type="float" office:value="48648">
            <text:p>48648</text:p>
          </table:table-cell>
          <table:table-cell table:number-columns-repeated="1017"/>
        </table:table-row>
        <table:table-row table:style-name="ro1">
          <table:table-cell office:value-type="float" office:value="1406">
            <text:p>1406</text:p>
          </table:table-cell>
          <table:table-cell office:value-type="time" office:time-value="PT12H04M05.892S">
            <text:p>12:04:05.89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005">
            <text:p>2005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407">
            <text:p>1407</text:p>
          </table:table-cell>
          <table:table-cell office:value-type="time" office:time-value="PT12H04M07.298S">
            <text:p>12:04:07.30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621">
            <text:p>621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408">
            <text:p>1408</text:p>
          </table:table-cell>
          <table:table-cell office:value-type="time" office:time-value="PT12H04M03.401S">
            <text:p>12:04:03.40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4526">
            <text:p>4526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409">
            <text:p>1409</text:p>
          </table:table-cell>
          <table:table-cell office:value-type="time" office:time-value="PT12H04M07.371S">
            <text:p>12:04:07.37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571">
            <text:p>571</text:p>
          </table:table-cell>
          <table:table-cell office:value-type="string">
            <text:p>Success</text:p>
          </table:table-cell>
          <table:table-cell office:value-type="float" office:value="48648">
            <text:p>48648</text:p>
          </table:table-cell>
          <table:table-cell table:number-columns-repeated="1017"/>
        </table:table-row>
        <table:table-row table:style-name="ro1">
          <table:table-cell office:value-type="float" office:value="1410">
            <text:p>1410</text:p>
          </table:table-cell>
          <table:table-cell office:value-type="time" office:time-value="PT12H04M07.348S">
            <text:p>12:04:07.35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608">
            <text:p>608</text:p>
          </table:table-cell>
          <table:table-cell office:value-type="string">
            <text:p>Success</text:p>
          </table:table-cell>
          <table:table-cell office:value-type="float" office:value="47976">
            <text:p>47976</text:p>
          </table:table-cell>
          <table:table-cell table:number-columns-repeated="1017"/>
        </table:table-row>
        <table:table-row table:style-name="ro1">
          <table:table-cell office:value-type="float" office:value="1411">
            <text:p>1411</text:p>
          </table:table-cell>
          <table:table-cell office:value-type="time" office:time-value="PT12H04M06.415S">
            <text:p>12:04:06.42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548">
            <text:p>1548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412">
            <text:p>1412</text:p>
          </table:table-cell>
          <table:table-cell office:value-type="time" office:time-value="PT12H04M07.929S">
            <text:p>12:04:07.93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309">
            <text:p>309</text:p>
          </table:table-cell>
          <table:table-cell table:number-columns-repeated="1017"/>
        </table:table-row>
        <table:table-row table:style-name="ro1">
          <table:table-cell office:value-type="float" office:value="1413">
            <text:p>1413</text:p>
          </table:table-cell>
          <table:table-cell office:value-type="time" office:time-value="PT12H04M07.869S">
            <text:p>12:04:07.87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44662">
            <text:p>44662</text:p>
          </table:table-cell>
          <table:table-cell table:number-columns-repeated="1017"/>
        </table:table-row>
        <table:table-row table:style-name="ro1">
          <table:table-cell office:value-type="float" office:value="1414">
            <text:p>1414</text:p>
          </table:table-cell>
          <table:table-cell office:value-type="time" office:time-value="PT12H04M05.968S">
            <text:p>12:04:05.97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007">
            <text:p>2007</text:p>
          </table:table-cell>
          <table:table-cell office:value-type="string">
            <text:p>Success</text:p>
          </table:table-cell>
          <table:table-cell office:value-type="float" office:value="45896">
            <text:p>45896</text:p>
          </table:table-cell>
          <table:table-cell table:number-columns-repeated="1017"/>
        </table:table-row>
        <table:table-row table:style-name="ro1">
          <table:table-cell office:value-type="float" office:value="1415">
            <text:p>1415</text:p>
          </table:table-cell>
          <table:table-cell office:value-type="time" office:time-value="PT12H04M07.973S">
            <text:p>12:04:07.97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66">
            <text:p>266</text:p>
          </table:table-cell>
          <table:table-cell table:number-columns-repeated="1017"/>
        </table:table-row>
        <table:table-row table:style-name="ro1">
          <table:table-cell office:value-type="float" office:value="1416">
            <text:p>1416</text:p>
          </table:table-cell>
          <table:table-cell office:value-type="time" office:time-value="PT12H04M01.891S">
            <text:p>12:04:01.89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6104">
            <text:p>6104</text:p>
          </table:table-cell>
          <table:table-cell office:value-type="string">
            <text:p>Success</text:p>
          </table:table-cell>
          <table:table-cell office:value-type="float" office:value="77738">
            <text:p>77738</text:p>
          </table:table-cell>
          <table:table-cell table:number-columns-repeated="1017"/>
        </table:table-row>
        <table:table-row table:style-name="ro1">
          <table:table-cell office:value-type="float" office:value="1417">
            <text:p>1417</text:p>
          </table:table-cell>
          <table:table-cell office:value-type="time" office:time-value="PT12H04M07.956S">
            <text:p>12:04:07.96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1">
          <table:table-cell office:value-type="float" office:value="1418">
            <text:p>1418</text:p>
          </table:table-cell>
          <table:table-cell office:value-type="time" office:time-value="PT12H04M07.918S">
            <text:p>12:04:07.92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299">
            <text:p>299</text:p>
          </table:table-cell>
          <table:table-cell office:value-type="string">
            <text:p>Success</text:p>
          </table:table-cell>
          <table:table-cell office:value-type="float" office:value="44662">
            <text:p>44662</text:p>
          </table:table-cell>
          <table:table-cell table:number-columns-repeated="1017"/>
        </table:table-row>
        <table:table-row table:style-name="ro1">
          <table:table-cell office:value-type="float" office:value="1419">
            <text:p>1419</text:p>
          </table:table-cell>
          <table:table-cell office:value-type="time" office:time-value="PT12H04M07.997S">
            <text:p>12:04:08.00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32">
            <text:p>232</text:p>
          </table:table-cell>
          <table:table-cell office:value-type="string">
            <text:p>Success</text:p>
          </table:table-cell>
          <table:table-cell office:value-type="float" office:value="44662">
            <text:p>44662</text:p>
          </table:table-cell>
          <table:table-cell table:number-columns-repeated="1017"/>
        </table:table-row>
        <table:table-row table:style-name="ro1">
          <table:table-cell office:value-type="float" office:value="1420">
            <text:p>1420</text:p>
          </table:table-cell>
          <table:table-cell office:value-type="time" office:time-value="PT12H04M07.942S">
            <text:p>12:04:07.94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309">
            <text:p>309</text:p>
          </table:table-cell>
          <table:table-cell office:value-type="string">
            <text:p>Success</text:p>
          </table:table-cell>
          <table:table-cell office:value-type="float" office:value="44662">
            <text:p>44662</text:p>
          </table:table-cell>
          <table:table-cell table:number-columns-repeated="1017"/>
        </table:table-row>
        <table:table-row table:style-name="ro1">
          <table:table-cell office:value-type="float" office:value="1421">
            <text:p>1421</text:p>
          </table:table-cell>
          <table:table-cell office:value-type="time" office:time-value="PT12H04M08.229S">
            <text:p>12:04:08.23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630">
            <text:p>1630</text:p>
          </table:table-cell>
          <table:table-cell table:number-columns-repeated="1017"/>
        </table:table-row>
        <table:table-row table:style-name="ro1">
          <table:table-cell office:value-type="float" office:value="1422">
            <text:p>1422</text:p>
          </table:table-cell>
          <table:table-cell office:value-type="time" office:time-value="PT12H04M08.253S">
            <text:p>12:04:08.25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325">
            <text:p>325</text:p>
          </table:table-cell>
          <table:table-cell table:number-columns-repeated="1017"/>
        </table:table-row>
        <table:table-row table:style-name="ro1">
          <table:table-cell office:value-type="float" office:value="1423">
            <text:p>1423</text:p>
          </table:table-cell>
          <table:table-cell office:value-type="time" office:time-value="PT12H04M08.254S">
            <text:p>12:04:08.25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1630">
            <text:p>1630</text:p>
          </table:table-cell>
          <table:table-cell table:number-columns-repeated="1017"/>
        </table:table-row>
        <table:table-row table:style-name="ro1">
          <table:table-cell office:value-type="float" office:value="1424">
            <text:p>1424</text:p>
          </table:table-cell>
          <table:table-cell office:value-type="time" office:time-value="PT12H04M08.343S">
            <text:p>12:04:08.34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630">
            <text:p>1630</text:p>
          </table:table-cell>
          <table:table-cell table:number-columns-repeated="1017"/>
        </table:table-row>
        <table:table-row table:style-name="ro1">
          <table:table-cell office:value-type="float" office:value="1425">
            <text:p>1425</text:p>
          </table:table-cell>
          <table:table-cell office:value-type="time" office:time-value="PT12H04M07.263S">
            <text:p>12:04:07.26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132">
            <text:p>1132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426">
            <text:p>1426</text:p>
          </table:table-cell>
          <table:table-cell office:value-type="time" office:time-value="PT12H04M07.189S">
            <text:p>12:04:07.19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248">
            <text:p>1248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427">
            <text:p>1427</text:p>
          </table:table-cell>
          <table:table-cell office:value-type="time" office:time-value="PT12H04M04.195S">
            <text:p>12:04:04.20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4277">
            <text:p>4277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428">
            <text:p>1428</text:p>
          </table:table-cell>
          <table:table-cell office:value-type="time" office:time-value="PT12H04M03.895S">
            <text:p>12:04:03.90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4585">
            <text:p>4585</text:p>
          </table:table-cell>
          <table:table-cell office:value-type="string">
            <text:p>Success</text:p>
          </table:table-cell>
          <table:table-cell office:value-type="float" office:value="77738">
            <text:p>77738</text:p>
          </table:table-cell>
          <table:table-cell table:number-columns-repeated="1017"/>
        </table:table-row>
        <table:table-row table:style-name="ro1">
          <table:table-cell office:value-type="float" office:value="1429">
            <text:p>1429</text:p>
          </table:table-cell>
          <table:table-cell office:value-type="time" office:time-value="PT12H04M05.795S">
            <text:p>12:04:05.80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701">
            <text:p>2701</text:p>
          </table:table-cell>
          <table:table-cell office:value-type="string">
            <text:p>Success</text:p>
          </table:table-cell>
          <table:table-cell office:value-type="float" office:value="45896">
            <text:p>45896</text:p>
          </table:table-cell>
          <table:table-cell table:number-columns-repeated="1017"/>
        </table:table-row>
        <table:table-row table:style-name="ro1">
          <table:table-cell office:value-type="float" office:value="1430">
            <text:p>1430</text:p>
          </table:table-cell>
          <table:table-cell office:value-type="time" office:time-value="PT12H04M04.389S">
            <text:p>12:04:04.39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4116">
            <text:p>4116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431">
            <text:p>1431</text:p>
          </table:table-cell>
          <table:table-cell office:value-type="time" office:time-value="PT12H04M05.793S">
            <text:p>12:04:05.79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757">
            <text:p>2757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432">
            <text:p>1432</text:p>
          </table:table-cell>
          <table:table-cell office:value-type="time" office:time-value="PT12H04M04.029S">
            <text:p>12:04:04.03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4565">
            <text:p>4565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433">
            <text:p>1433</text:p>
          </table:table-cell>
          <table:table-cell office:value-type="time" office:time-value="PT12H04M03.416S">
            <text:p>12:04:03.42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5182">
            <text:p>5182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434">
            <text:p>1434</text:p>
          </table:table-cell>
          <table:table-cell office:value-type="time" office:time-value="PT12H04M08.363S">
            <text:p>12:04:08.36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40">
            <text:p>240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435">
            <text:p>1435</text:p>
          </table:table-cell>
          <table:table-cell office:value-type="time" office:time-value="PT12H04M08.593S">
            <text:p>12:04:08.59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409">
            <text:p>409</text:p>
          </table:table-cell>
          <table:table-cell table:number-columns-repeated="1017"/>
        </table:table-row>
        <table:table-row table:style-name="ro1">
          <table:table-cell office:value-type="float" office:value="1436">
            <text:p>1436</text:p>
          </table:table-cell>
          <table:table-cell office:value-type="time" office:time-value="PT12H04M08.599S">
            <text:p>12:04:08.60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309">
            <text:p>309</text:p>
          </table:table-cell>
          <table:table-cell table:number-columns-repeated="1017"/>
        </table:table-row>
        <table:table-row table:style-name="ro1">
          <table:table-cell office:value-type="float" office:value="1437">
            <text:p>1437</text:p>
          </table:table-cell>
          <table:table-cell office:value-type="time" office:time-value="PT12H04M08.397S">
            <text:p>12:04:08.40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272">
            <text:p>272</text:p>
          </table:table-cell>
          <table:table-cell office:value-type="string">
            <text:p>Success</text:p>
          </table:table-cell>
          <table:table-cell office:value-type="float" office:value="44662">
            <text:p>44662</text:p>
          </table:table-cell>
          <table:table-cell table:number-columns-repeated="1017"/>
        </table:table-row>
        <table:table-row table:style-name="ro1">
          <table:table-cell office:value-type="float" office:value="1438">
            <text:p>1438</text:p>
          </table:table-cell>
          <table:table-cell office:value-type="time" office:time-value="PT12H04M08.439S">
            <text:p>12:04:08.44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250">
            <text:p>250</text:p>
          </table:table-cell>
          <table:table-cell office:value-type="string">
            <text:p>Success</text:p>
          </table:table-cell>
          <table:table-cell office:value-type="float" office:value="44662">
            <text:p>44662</text:p>
          </table:table-cell>
          <table:table-cell table:number-columns-repeated="1017"/>
        </table:table-row>
        <table:table-row table:style-name="ro1">
          <table:table-cell office:value-type="float" office:value="1439">
            <text:p>1439</text:p>
          </table:table-cell>
          <table:table-cell office:value-type="time" office:time-value="PT12H04M04.046S">
            <text:p>12:04:04.05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4649">
            <text:p>4649</text:p>
          </table:table-cell>
          <table:table-cell office:value-type="string">
            <text:p>Success</text:p>
          </table:table-cell>
          <table:table-cell office:value-type="float" office:value="47976">
            <text:p>47976</text:p>
          </table:table-cell>
          <table:table-cell table:number-columns-repeated="1017"/>
        </table:table-row>
        <table:table-row table:style-name="ro1">
          <table:table-cell office:value-type="float" office:value="1440">
            <text:p>1440</text:p>
          </table:table-cell>
          <table:table-cell office:value-type="time" office:time-value="PT12H04M04.029S">
            <text:p>12:04:04.03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4671">
            <text:p>4671</text:p>
          </table:table-cell>
          <table:table-cell office:value-type="string">
            <text:p>Success</text:p>
          </table:table-cell>
          <table:table-cell office:value-type="float" office:value="45896">
            <text:p>45896</text:p>
          </table:table-cell>
          <table:table-cell table:number-columns-repeated="1017"/>
        </table:table-row>
        <table:table-row table:style-name="ro1">
          <table:table-cell office:value-type="float" office:value="1441">
            <text:p>1441</text:p>
          </table:table-cell>
          <table:table-cell office:value-type="time" office:time-value="PT12H04M08.218S">
            <text:p>12:04:08.22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482">
            <text:p>482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442">
            <text:p>1442</text:p>
          </table:table-cell>
          <table:table-cell office:value-type="time" office:time-value="PT12H04M05.895S">
            <text:p>12:04:05.90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2812">
            <text:p>2812</text:p>
          </table:table-cell>
          <table:table-cell office:value-type="string">
            <text:p>Success</text:p>
          </table:table-cell>
          <table:table-cell office:value-type="float" office:value="48648">
            <text:p>48648</text:p>
          </table:table-cell>
          <table:table-cell table:number-columns-repeated="1017"/>
        </table:table-row>
        <table:table-row table:style-name="ro1">
          <table:table-cell office:value-type="float" office:value="1443">
            <text:p>1443</text:p>
          </table:table-cell>
          <table:table-cell office:value-type="time" office:time-value="PT12H04M08.48S">
            <text:p>12:04:08.48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238">
            <text:p>238</text:p>
          </table:table-cell>
          <table:table-cell office:value-type="string">
            <text:p>Success</text:p>
          </table:table-cell>
          <table:table-cell office:value-type="float" office:value="44662">
            <text:p>44662</text:p>
          </table:table-cell>
          <table:table-cell table:number-columns-repeated="1017"/>
        </table:table-row>
        <table:table-row table:style-name="ro1">
          <table:table-cell office:value-type="float" office:value="1444">
            <text:p>1444</text:p>
          </table:table-cell>
          <table:table-cell office:value-type="time" office:time-value="PT12H04M08.696S">
            <text:p>12:04:08.70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1">
          <table:table-cell office:value-type="float" office:value="1445">
            <text:p>1445</text:p>
          </table:table-cell>
          <table:table-cell office:value-type="time" office:time-value="PT12H04M08.701S">
            <text:p>12:04:08.70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409">
            <text:p>409</text:p>
          </table:table-cell>
          <table:table-cell table:number-columns-repeated="1017"/>
        </table:table-row>
        <table:table-row table:style-name="ro1">
          <table:table-cell office:value-type="float" office:value="1446">
            <text:p>1446</text:p>
          </table:table-cell>
          <table:table-cell office:value-type="time" office:time-value="PT12H04M08.719S">
            <text:p>12:04:08.72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672">
            <text:p>1672</text:p>
          </table:table-cell>
          <table:table-cell table:number-columns-repeated="1017"/>
        </table:table-row>
        <table:table-row table:style-name="ro1">
          <table:table-cell office:value-type="float" office:value="1447">
            <text:p>1447</text:p>
          </table:table-cell>
          <table:table-cell office:value-type="time" office:time-value="PT12H04M08.752S">
            <text:p>12:04:08.75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672">
            <text:p>1672</text:p>
          </table:table-cell>
          <table:table-cell table:number-columns-repeated="1017"/>
        </table:table-row>
        <table:table-row table:style-name="ro1">
          <table:table-cell office:value-type="float" office:value="1448">
            <text:p>1448</text:p>
          </table:table-cell>
          <table:table-cell office:value-type="time" office:time-value="PT12H04M08.795S">
            <text:p>12:04:08.80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672">
            <text:p>1672</text:p>
          </table:table-cell>
          <table:table-cell table:number-columns-repeated="1017"/>
        </table:table-row>
        <table:table-row table:style-name="ro1">
          <table:table-cell office:value-type="float" office:value="1449">
            <text:p>1449</text:p>
          </table:table-cell>
          <table:table-cell office:value-type="time" office:time-value="PT12H04M08.703S">
            <text:p>12:04:08.70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50">
            <text:p>1450</text:p>
          </table:table-cell>
          <table:table-cell office:value-type="time" office:time-value="PT12H04M08.848S">
            <text:p>12:04:08.85</text:p>
          </table:table-cell>
          <table:table-cell office:value-type="string">
            <text:p>TC0002_PlannerB 2-8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51">
            <text:p>1451</text:p>
          </table:table-cell>
          <table:table-cell office:value-type="time" office:time-value="PT12H04M08.858S">
            <text:p>12:04:08.86</text:p>
          </table:table-cell>
          <table:table-cell office:value-type="string">
            <text:p>TC0002_PlannerB 2-8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52">
            <text:p>1452</text:p>
          </table:table-cell>
          <table:table-cell office:value-type="time" office:time-value="PT12H04M08.863S">
            <text:p>12:04:08.86</text:p>
          </table:table-cell>
          <table:table-cell office:value-type="string">
            <text:p>TC0002_PlannerB 2-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53">
            <text:p>1453</text:p>
          </table:table-cell>
          <table:table-cell office:value-type="time" office:time-value="PT12H04M08.669S">
            <text:p>12:04:08.67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458">
            <text:p>458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454">
            <text:p>1454</text:p>
          </table:table-cell>
          <table:table-cell office:value-type="time" office:time-value="PT12H04M05.856S">
            <text:p>12:04:05.86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3305">
            <text:p>3305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455">
            <text:p>1455</text:p>
          </table:table-cell>
          <table:table-cell office:value-type="time" office:time-value="PT12H04M04.301S">
            <text:p>12:04:04.30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4875">
            <text:p>4875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456">
            <text:p>1456</text:p>
          </table:table-cell>
          <table:table-cell office:value-type="time" office:time-value="PT12H04M05.756S">
            <text:p>12:04:05.76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3430">
            <text:p>3430</text:p>
          </table:table-cell>
          <table:table-cell office:value-type="string">
            <text:p>Success</text:p>
          </table:table-cell>
          <table:table-cell office:value-type="float" office:value="60036">
            <text:p>60036</text:p>
          </table:table-cell>
          <table:table-cell table:number-columns-repeated="1017"/>
        </table:table-row>
        <table:table-row table:style-name="ro1">
          <table:table-cell office:value-type="float" office:value="1457">
            <text:p>1457</text:p>
          </table:table-cell>
          <table:table-cell office:value-type="time" office:time-value="PT12H04M09.161S">
            <text:p>12:04:09.16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509">
            <text:p>509</text:p>
          </table:table-cell>
          <table:table-cell table:number-columns-repeated="1017"/>
        </table:table-row>
        <table:table-row table:style-name="ro1">
          <table:table-cell office:value-type="float" office:value="1458">
            <text:p>1458</text:p>
          </table:table-cell>
          <table:table-cell office:value-type="time" office:time-value="PT12H04M04.039S">
            <text:p>12:04:04.04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5173">
            <text:p>5173</text:p>
          </table:table-cell>
          <table:table-cell office:value-type="string">
            <text:p>Success</text:p>
          </table:table-cell>
          <table:table-cell office:value-type="float" office:value="77738">
            <text:p>77738</text:p>
          </table:table-cell>
          <table:table-cell table:number-columns-repeated="1017"/>
        </table:table-row>
        <table:table-row table:style-name="ro1">
          <table:table-cell office:value-type="float" office:value="1459">
            <text:p>1459</text:p>
          </table:table-cell>
          <table:table-cell office:value-type="time" office:time-value="PT12H04M07.975S">
            <text:p>12:04:07.98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243">
            <text:p>1243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460">
            <text:p>1460</text:p>
          </table:table-cell>
          <table:table-cell office:value-type="time" office:time-value="PT12H04M05.811S">
            <text:p>12:04:05.81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3410">
            <text:p>3410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461">
            <text:p>1461</text:p>
          </table:table-cell>
          <table:table-cell office:value-type="time" office:time-value="PT12H04M03.117S">
            <text:p>12:04:03.12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6104">
            <text:p>6104</text:p>
          </table:table-cell>
          <table:table-cell office:value-type="string">
            <text:p>Success</text:p>
          </table:table-cell>
          <table:table-cell office:value-type="float" office:value="77742">
            <text:p>77742</text:p>
          </table:table-cell>
          <table:table-cell table:number-columns-repeated="1017"/>
        </table:table-row>
        <table:table-row table:style-name="ro1">
          <table:table-cell office:value-type="float" office:value="1462">
            <text:p>1462</text:p>
          </table:table-cell>
          <table:table-cell office:value-type="time" office:time-value="PT12H04M07.347S">
            <text:p>12:04:07.35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887">
            <text:p>1887</text:p>
          </table:table-cell>
          <table:table-cell office:value-type="string">
            <text:p>Success</text:p>
          </table:table-cell>
          <table:table-cell office:value-type="float" office:value="47976">
            <text:p>47976</text:p>
          </table:table-cell>
          <table:table-cell table:number-columns-repeated="1017"/>
        </table:table-row>
        <table:table-row table:style-name="ro1">
          <table:table-cell office:value-type="float" office:value="1463">
            <text:p>1463</text:p>
          </table:table-cell>
          <table:table-cell office:value-type="time" office:time-value="PT12H04M04.029S">
            <text:p>12:04:04.03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5205">
            <text:p>5205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464">
            <text:p>1464</text:p>
          </table:table-cell>
          <table:table-cell office:value-type="time" office:time-value="PT12H04M09.221S">
            <text:p>12:04:09.22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1">
          <table:table-cell office:value-type="float" office:value="1465">
            <text:p>1465</text:p>
          </table:table-cell>
          <table:table-cell office:value-type="time" office:time-value="PT12H04M09.241S">
            <text:p>12:04:09.24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1">
          <table:table-cell office:value-type="float" office:value="1466">
            <text:p>1466</text:p>
          </table:table-cell>
          <table:table-cell office:value-type="time" office:time-value="PT12H04M09.235S">
            <text:p>12:04:09.24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1">
          <table:table-cell office:value-type="float" office:value="1467">
            <text:p>1467</text:p>
          </table:table-cell>
          <table:table-cell office:value-type="time" office:time-value="PT12H04M09.128S">
            <text:p>12:04:09.13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68">
            <text:p>1468</text:p>
          </table:table-cell>
          <table:table-cell office:value-type="time" office:time-value="PT12H04M09.29S">
            <text:p>12:04:09.29</text:p>
          </table:table-cell>
          <table:table-cell office:value-type="string">
            <text:p>TC0002_PlannerB 2-6</text:p>
          </table:table-cell>
          <table:table-cell office:value-type="string">
            <text:p>/channels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69">
            <text:p>1469</text:p>
          </table:table-cell>
          <table:table-cell office:value-type="time" office:time-value="PT12H04M09.302S">
            <text:p>12:04:09.30</text:p>
          </table:table-cell>
          <table:table-cell office:value-type="string">
            <text:p>TC0002_PlannerB 2-6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70">
            <text:p>1470</text:p>
          </table:table-cell>
          <table:table-cell office:value-type="time" office:time-value="PT12H04M09.307S">
            <text:p>12:04:09.31</text:p>
          </table:table-cell>
          <table:table-cell office:value-type="string">
            <text:p>TC0002_PlannerB 2-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71">
            <text:p>1471</text:p>
          </table:table-cell>
          <table:table-cell office:value-type="time" office:time-value="PT12H04M04.066S">
            <text:p>12:04:04.07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5587">
            <text:p>5587</text:p>
          </table:table-cell>
          <table:table-cell office:value-type="string">
            <text:p>Success</text:p>
          </table:table-cell>
          <table:table-cell office:value-type="float" office:value="60040">
            <text:p>60040</text:p>
          </table:table-cell>
          <table:table-cell table:number-columns-repeated="1017"/>
        </table:table-row>
        <table:table-row table:style-name="ro1">
          <table:table-cell office:value-type="float" office:value="1472">
            <text:p>1472</text:p>
          </table:table-cell>
          <table:table-cell office:value-type="time" office:time-value="PT12H04M09.176S">
            <text:p>12:04:09.18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602">
            <text:p>602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473">
            <text:p>1473</text:p>
          </table:table-cell>
          <table:table-cell office:value-type="time" office:time-value="PT12H04M08.604S">
            <text:p>12:04:08.60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249">
            <text:p>1249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474">
            <text:p>1474</text:p>
          </table:table-cell>
          <table:table-cell office:value-type="time" office:time-value="PT12H04M04.025S">
            <text:p>12:04:04.03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5840">
            <text:p>5840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475">
            <text:p>1475</text:p>
          </table:table-cell>
          <table:table-cell office:value-type="time" office:time-value="PT12H04M07.899S">
            <text:p>12:04:07.90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973">
            <text:p>1973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476">
            <text:p>1476</text:p>
          </table:table-cell>
          <table:table-cell office:value-type="time" office:time-value="PT12H04M08.739S">
            <text:p>12:04:08.74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151">
            <text:p>1151</text:p>
          </table:table-cell>
          <table:table-cell office:value-type="string">
            <text:p>Success</text:p>
          </table:table-cell>
          <table:table-cell office:value-type="float" office:value="47259">
            <text:p>47259</text:p>
          </table:table-cell>
          <table:table-cell table:number-columns-repeated="1017"/>
        </table:table-row>
        <table:table-row table:style-name="ro1">
          <table:table-cell office:value-type="float" office:value="1477">
            <text:p>1477</text:p>
          </table:table-cell>
          <table:table-cell office:value-type="time" office:time-value="PT12H04M06.752S">
            <text:p>12:04:06.75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3145">
            <text:p>3145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478">
            <text:p>1478</text:p>
          </table:table-cell>
          <table:table-cell office:value-type="time" office:time-value="PT12H04M09.866S">
            <text:p>12:04:09.87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1">
          <table:table-cell office:value-type="float" office:value="1479">
            <text:p>1479</text:p>
          </table:table-cell>
          <table:table-cell office:value-type="time" office:time-value="PT12H04M09.891S">
            <text:p>12:04:09.89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1">
          <table:table-cell office:value-type="float" office:value="1480">
            <text:p>1480</text:p>
          </table:table-cell>
          <table:table-cell office:value-type="time" office:time-value="PT12H04M05.759S">
            <text:p>12:04:05.76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4160">
            <text:p>4160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481">
            <text:p>1481</text:p>
          </table:table-cell>
          <table:table-cell office:value-type="time" office:time-value="PT12H04M08.689S">
            <text:p>12:04:08.69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569">
            <text:p>1569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482">
            <text:p>1482</text:p>
          </table:table-cell>
          <table:table-cell office:value-type="time" office:time-value="PT12H04M07.329S">
            <text:p>12:04:07.33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2992">
            <text:p>2992</text:p>
          </table:table-cell>
          <table:table-cell office:value-type="string">
            <text:p>Success</text:p>
          </table:table-cell>
          <table:table-cell office:value-type="float" office:value="48648">
            <text:p>48648</text:p>
          </table:table-cell>
          <table:table-cell table:number-columns-repeated="1017"/>
        </table:table-row>
        <table:table-row table:style-name="ro1">
          <table:table-cell office:value-type="float" office:value="1483">
            <text:p>1483</text:p>
          </table:table-cell>
          <table:table-cell office:value-type="time" office:time-value="PT12H04M08.659S">
            <text:p>12:04:08.66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672">
            <text:p>1672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484">
            <text:p>1484</text:p>
          </table:table-cell>
          <table:table-cell office:value-type="time" office:time-value="PT12H04M09.654S">
            <text:p>12:04:09.65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685">
            <text:p>685</text:p>
          </table:table-cell>
          <table:table-cell office:value-type="string">
            <text:p>Success</text:p>
          </table:table-cell>
          <table:table-cell office:value-type="float" office:value="22115">
            <text:p>22115</text:p>
          </table:table-cell>
          <table:table-cell table:number-columns-repeated="1017"/>
        </table:table-row>
        <table:table-row table:style-name="ro1">
          <table:table-cell office:value-type="float" office:value="1485">
            <text:p>1485</text:p>
          </table:table-cell>
          <table:table-cell office:value-type="time" office:time-value="PT12H04M07.201S">
            <text:p>12:04:07.20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3149">
            <text:p>3149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486">
            <text:p>1486</text:p>
          </table:table-cell>
          <table:table-cell office:value-type="time" office:time-value="PT12H04M07.2S">
            <text:p>12:04:07.20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3160">
            <text:p>3160</text:p>
          </table:table-cell>
          <table:table-cell office:value-type="string">
            <text:p>Success</text:p>
          </table:table-cell>
          <table:table-cell office:value-type="float" office:value="38741">
            <text:p>38741</text:p>
          </table:table-cell>
          <table:table-cell table:number-columns-repeated="1017"/>
        </table:table-row>
        <table:table-row table:style-name="ro1">
          <table:table-cell office:value-type="float" office:value="1487">
            <text:p>1487</text:p>
          </table:table-cell>
          <table:table-cell office:value-type="time" office:time-value="PT12H04M07.345S">
            <text:p>12:04:07.35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3015">
            <text:p>3015</text:p>
          </table:table-cell>
          <table:table-cell office:value-type="string">
            <text:p>Success</text:p>
          </table:table-cell>
          <table:table-cell office:value-type="float" office:value="47976">
            <text:p>47976</text:p>
          </table:table-cell>
          <table:table-cell table:number-columns-repeated="1017"/>
        </table:table-row>
        <table:table-row table:style-name="ro1">
          <table:table-cell office:value-type="float" office:value="1488">
            <text:p>1488</text:p>
          </table:table-cell>
          <table:table-cell office:value-type="time" office:time-value="PT12H04M07.992S">
            <text:p>12:04:07.99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371">
            <text:p>2371</text:p>
          </table:table-cell>
          <table:table-cell office:value-type="string">
            <text:p>Success</text:p>
          </table:table-cell>
          <table:table-cell office:value-type="float" office:value="49306">
            <text:p>49306</text:p>
          </table:table-cell>
          <table:table-cell table:number-columns-repeated="1017"/>
        </table:table-row>
        <table:table-row table:style-name="ro1">
          <table:table-cell office:value-type="float" office:value="1489">
            <text:p>1489</text:p>
          </table:table-cell>
          <table:table-cell office:value-type="time" office:time-value="PT12H04M08.269S">
            <text:p>12:04:08.27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098">
            <text:p>2098</text:p>
          </table:table-cell>
          <table:table-cell office:value-type="string">
            <text:p>Success</text:p>
          </table:table-cell>
          <table:table-cell office:value-type="float" office:value="49306">
            <text:p>49306</text:p>
          </table:table-cell>
          <table:table-cell table:number-columns-repeated="1017"/>
        </table:table-row>
        <table:table-row table:style-name="ro1">
          <table:table-cell office:value-type="float" office:value="1490">
            <text:p>1490</text:p>
          </table:table-cell>
          <table:table-cell office:value-type="time" office:time-value="PT12H04M07.806S">
            <text:p>12:04:07.81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575">
            <text:p>2575</text:p>
          </table:table-cell>
          <table:table-cell office:value-type="string">
            <text:p>Success</text:p>
          </table:table-cell>
          <table:table-cell office:value-type="float" office:value="45896">
            <text:p>45896</text:p>
          </table:table-cell>
          <table:table-cell table:number-columns-repeated="1017"/>
        </table:table-row>
        <table:table-row table:style-name="ro1">
          <table:table-cell office:value-type="float" office:value="1491">
            <text:p>1491</text:p>
          </table:table-cell>
          <table:table-cell office:value-type="time" office:time-value="PT12H04M07.969S">
            <text:p>12:04:07.97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415">
            <text:p>2415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492">
            <text:p>1492</text:p>
          </table:table-cell>
          <table:table-cell office:value-type="time" office:time-value="PT12H04M10.36S">
            <text:p>12:04:10.36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1">
          <table:table-cell office:value-type="float" office:value="1493">
            <text:p>1493</text:p>
          </table:table-cell>
          <table:table-cell office:value-type="time" office:time-value="PT12H04M07.329S">
            <text:p>12:04:07.33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3051">
            <text:p>3051</text:p>
          </table:table-cell>
          <table:table-cell office:value-type="string">
            <text:p>Success</text:p>
          </table:table-cell>
          <table:table-cell office:value-type="float" office:value="47976">
            <text:p>47976</text:p>
          </table:table-cell>
          <table:table-cell table:number-columns-repeated="1017"/>
        </table:table-row>
        <table:table-row table:style-name="ro1">
          <table:table-cell office:value-type="float" office:value="1494">
            <text:p>1494</text:p>
          </table:table-cell>
          <table:table-cell office:value-type="time" office:time-value="PT12H04M09.186S">
            <text:p>12:04:09.19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201">
            <text:p>1201</text:p>
          </table:table-cell>
          <table:table-cell office:value-type="string">
            <text:p>Success</text:p>
          </table:table-cell>
          <table:table-cell office:value-type="float" office:value="22115">
            <text:p>22115</text:p>
          </table:table-cell>
          <table:table-cell table:number-columns-repeated="1017"/>
        </table:table-row>
        <table:table-row table:style-name="ro1">
          <table:table-cell office:value-type="float" office:value="1495">
            <text:p>1495</text:p>
          </table:table-cell>
          <table:table-cell office:value-type="time" office:time-value="PT12H04M10.332S">
            <text:p>12:04:10.33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1">
          <table:table-cell office:value-type="float" office:value="1496">
            <text:p>1496</text:p>
          </table:table-cell>
          <table:table-cell office:value-type="time" office:time-value="PT12H04M10.382S">
            <text:p>12:04:10.38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559">
            <text:p>559</text:p>
          </table:table-cell>
          <table:table-cell table:number-columns-repeated="1017"/>
        </table:table-row>
        <table:table-row table:style-name="ro1">
          <table:table-cell office:value-type="float" office:value="1497">
            <text:p>1497</text:p>
          </table:table-cell>
          <table:table-cell office:value-type="time" office:time-value="PT12H04M10.384S">
            <text:p>12:04:10.38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1">
          <table:table-cell office:value-type="float" office:value="1498">
            <text:p>1498</text:p>
          </table:table-cell>
          <table:table-cell office:value-type="time" office:time-value="PT12H04M09.78S">
            <text:p>12:04:09.78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633">
            <text:p>633</text:p>
          </table:table-cell>
          <table:table-cell office:value-type="string">
            <text:p>Success</text:p>
          </table:table-cell>
          <table:table-cell office:value-type="float" office:value="42505">
            <text:p>42505</text:p>
          </table:table-cell>
          <table:table-cell table:number-columns-repeated="1017"/>
        </table:table-row>
        <table:table-row table:style-name="ro1">
          <table:table-cell office:value-type="float" office:value="1499">
            <text:p>1499</text:p>
          </table:table-cell>
          <table:table-cell office:value-type="time" office:time-value="PT12H04M10.387S">
            <text:p>12:04:10.39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1">
          <table:table-cell office:value-type="float" office:value="1500">
            <text:p>1500</text:p>
          </table:table-cell>
          <table:table-cell office:value-type="time" office:time-value="PT12H04M10.258S">
            <text:p>12:04:10.26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70">
            <text:p>17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01">
            <text:p>1501</text:p>
          </table:table-cell>
          <table:table-cell office:value-type="time" office:time-value="PT12H04M10.43S">
            <text:p>12:04:10.43</text:p>
          </table:table-cell>
          <table:table-cell office:value-type="string">
            <text:p>TC0002_PlannerB 2-14</text:p>
          </table:table-cell>
          <table:table-cell office:value-type="string">
            <text:p>/channels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02">
            <text:p>1502</text:p>
          </table:table-cell>
          <table:table-cell office:value-type="time" office:time-value="PT12H04M10.445S">
            <text:p>12:04:10.45</text:p>
          </table:table-cell>
          <table:table-cell office:value-type="string">
            <text:p>TC0002_PlannerB 2-14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03">
            <text:p>1503</text:p>
          </table:table-cell>
          <table:table-cell office:value-type="time" office:time-value="PT12H04M10.45S">
            <text:p>12:04:10.45</text:p>
          </table:table-cell>
          <table:table-cell office:value-type="string">
            <text:p>TC0002_PlannerB 2-1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04">
            <text:p>1504</text:p>
          </table:table-cell>
          <table:table-cell office:value-type="time" office:time-value="PT12H04M09.854S">
            <text:p>12:04:09.85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772">
            <text:p>772</text:p>
          </table:table-cell>
          <table:table-cell office:value-type="string">
            <text:p>Success</text:p>
          </table:table-cell>
          <table:table-cell office:value-type="float" office:value="42505">
            <text:p>42505</text:p>
          </table:table-cell>
          <table:table-cell table:number-columns-repeated="1017"/>
        </table:table-row>
        <table:table-row table:style-name="ro1">
          <table:table-cell office:value-type="float" office:value="1505">
            <text:p>1505</text:p>
          </table:table-cell>
          <table:table-cell office:value-type="time" office:time-value="PT12H04M09.223S">
            <text:p>12:04:09.22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470">
            <text:p>1470</text:p>
          </table:table-cell>
          <table:table-cell office:value-type="string">
            <text:p>Success</text:p>
          </table:table-cell>
          <table:table-cell office:value-type="float" office:value="42505">
            <text:p>42505</text:p>
          </table:table-cell>
          <table:table-cell table:number-columns-repeated="1017"/>
        </table:table-row>
        <table:table-row table:style-name="ro1">
          <table:table-cell office:value-type="float" office:value="1506">
            <text:p>1506</text:p>
          </table:table-cell>
          <table:table-cell office:value-type="time" office:time-value="PT12H04M10.693S">
            <text:p>12:04:10.69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714">
            <text:p>1714</text:p>
          </table:table-cell>
          <table:table-cell table:number-columns-repeated="1017"/>
        </table:table-row>
        <table:table-row table:style-name="ro1">
          <table:table-cell office:value-type="float" office:value="1507">
            <text:p>1507</text:p>
          </table:table-cell>
          <table:table-cell office:value-type="time" office:time-value="PT12H04M09.22S">
            <text:p>12:04:09.22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510">
            <text:p>1510</text:p>
          </table:table-cell>
          <table:table-cell office:value-type="string">
            <text:p>Success</text:p>
          </table:table-cell>
          <table:table-cell office:value-type="float" office:value="42505">
            <text:p>42505</text:p>
          </table:table-cell>
          <table:table-cell table:number-columns-repeated="1017"/>
        </table:table-row>
        <table:table-row table:style-name="ro1">
          <table:table-cell office:value-type="float" office:value="1508">
            <text:p>1508</text:p>
          </table:table-cell>
          <table:table-cell office:value-type="time" office:time-value="PT12H04M08.708S">
            <text:p>12:04:08.71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030">
            <text:p>2030</text:p>
          </table:table-cell>
          <table:table-cell office:value-type="string">
            <text:p>Success</text:p>
          </table:table-cell>
          <table:table-cell office:value-type="float" office:value="43583">
            <text:p>43583</text:p>
          </table:table-cell>
          <table:table-cell table:number-columns-repeated="1017"/>
        </table:table-row>
        <table:table-row table:style-name="ro1">
          <table:table-cell office:value-type="float" office:value="1509">
            <text:p>1509</text:p>
          </table:table-cell>
          <table:table-cell office:value-type="time" office:time-value="PT12H04M09.873S">
            <text:p>12:04:09.87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868">
            <text:p>868</text:p>
          </table:table-cell>
          <table:table-cell office:value-type="string">
            <text:p>Success</text:p>
          </table:table-cell>
          <table:table-cell office:value-type="float" office:value="42505">
            <text:p>42505</text:p>
          </table:table-cell>
          <table:table-cell table:number-columns-repeated="1017"/>
        </table:table-row>
        <table:table-row table:style-name="ro1">
          <table:table-cell office:value-type="float" office:value="1510">
            <text:p>1510</text:p>
          </table:table-cell>
          <table:table-cell office:value-type="time" office:time-value="PT12H04M10.74S">
            <text:p>12:04:10.74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66">
            <text:p>266</text:p>
          </table:table-cell>
          <table:table-cell table:number-columns-repeated="1017"/>
        </table:table-row>
        <table:table-row table:style-name="ro1">
          <table:table-cell office:value-type="float" office:value="1511">
            <text:p>1511</text:p>
          </table:table-cell>
          <table:table-cell office:value-type="time" office:time-value="PT12H04M10.714S">
            <text:p>12:04:10.71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1714">
            <text:p>1714</text:p>
          </table:table-cell>
          <table:table-cell table:number-columns-repeated="1017"/>
        </table:table-row>
        <table:table-row table:style-name="ro1">
          <table:table-cell office:value-type="float" office:value="1512">
            <text:p>1512</text:p>
          </table:table-cell>
          <table:table-cell office:value-type="time" office:time-value="PT12H04M10.77S">
            <text:p>12:04:10.77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714">
            <text:p>1714</text:p>
          </table:table-cell>
          <table:table-cell table:number-columns-repeated="1017"/>
        </table:table-row>
        <table:table-row table:style-name="ro1">
          <table:table-cell office:value-type="float" office:value="1513">
            <text:p>1513</text:p>
          </table:table-cell>
          <table:table-cell office:value-type="time" office:time-value="PT12H04M09.214S">
            <text:p>12:04:09.21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728">
            <text:p>1728</text:p>
          </table:table-cell>
          <table:table-cell office:value-type="string">
            <text:p>Success</text:p>
          </table:table-cell>
          <table:table-cell office:value-type="float" office:value="42405">
            <text:p>42405</text:p>
          </table:table-cell>
          <table:table-cell table:number-columns-repeated="1017"/>
        </table:table-row>
        <table:table-row table:style-name="ro1">
          <table:table-cell office:value-type="float" office:value="1514">
            <text:p>1514</text:p>
          </table:table-cell>
          <table:table-cell office:value-type="time" office:time-value="PT12H04M10.943S">
            <text:p>12:04:10.94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714">
            <text:p>1714</text:p>
          </table:table-cell>
          <table:table-cell table:number-columns-repeated="1017"/>
        </table:table-row>
        <table:table-row table:style-name="ro1">
          <table:table-cell office:value-type="float" office:value="1515">
            <text:p>1515</text:p>
          </table:table-cell>
          <table:table-cell office:value-type="time" office:time-value="PT12H04M10.96S">
            <text:p>12:04:10.96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714">
            <text:p>1714</text:p>
          </table:table-cell>
          <table:table-cell table:number-columns-repeated="1017"/>
        </table:table-row>
        <table:table-row table:style-name="ro1">
          <table:table-cell office:value-type="float" office:value="1516">
            <text:p>1516</text:p>
          </table:table-cell>
          <table:table-cell office:value-type="time" office:time-value="PT12H04M10.977S">
            <text:p>12:04:10.98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714">
            <text:p>1714</text:p>
          </table:table-cell>
          <table:table-cell table:number-columns-repeated="1017"/>
        </table:table-row>
        <table:table-row table:style-name="ro1">
          <table:table-cell office:value-type="float" office:value="1517">
            <text:p>1517</text:p>
          </table:table-cell>
          <table:table-cell office:value-type="time" office:time-value="PT12H04M10.351S">
            <text:p>12:04:10.35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097">
            <text:p>1097</text:p>
          </table:table-cell>
          <table:table-cell office:value-type="string">
            <text:p>Success</text:p>
          </table:table-cell>
          <table:table-cell office:value-type="float" office:value="41426">
            <text:p>41426</text:p>
          </table:table-cell>
          <table:table-cell table:number-columns-repeated="1017"/>
        </table:table-row>
        <table:table-row table:style-name="ro1">
          <table:table-cell office:value-type="float" office:value="1518">
            <text:p>1518</text:p>
          </table:table-cell>
          <table:table-cell office:value-type="time" office:time-value="PT12H04M10.322S">
            <text:p>12:04:10.32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136">
            <text:p>1136</text:p>
          </table:table-cell>
          <table:table-cell office:value-type="string">
            <text:p>Success</text:p>
          </table:table-cell>
          <table:table-cell office:value-type="float" office:value="41426">
            <text:p>41426</text:p>
          </table:table-cell>
          <table:table-cell table:number-columns-repeated="1017"/>
        </table:table-row>
        <table:table-row table:style-name="ro1">
          <table:table-cell office:value-type="float" office:value="1519">
            <text:p>1519</text:p>
          </table:table-cell>
          <table:table-cell office:value-type="time" office:time-value="PT12H04M10.361S">
            <text:p>12:04:10.36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105">
            <text:p>1105</text:p>
          </table:table-cell>
          <table:table-cell office:value-type="string">
            <text:p>Success</text:p>
          </table:table-cell>
          <table:table-cell office:value-type="float" office:value="41426">
            <text:p>41426</text:p>
          </table:table-cell>
          <table:table-cell table:number-columns-repeated="1017"/>
        </table:table-row>
        <table:table-row table:style-name="ro1">
          <table:table-cell office:value-type="float" office:value="1520">
            <text:p>1520</text:p>
          </table:table-cell>
          <table:table-cell office:value-type="time" office:time-value="PT12H04M11.46S">
            <text:p>12:04:11.46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66">
            <text:p>266</text:p>
          </table:table-cell>
          <table:table-cell table:number-columns-repeated="1017"/>
        </table:table-row>
        <table:table-row table:style-name="ro1">
          <table:table-cell office:value-type="float" office:value="1521">
            <text:p>1521</text:p>
          </table:table-cell>
          <table:table-cell office:value-type="time" office:time-value="PT12H04M11.469S">
            <text:p>12:04:11.47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22">
            <text:p>1522</text:p>
          </table:table-cell>
          <table:table-cell office:value-type="time" office:time-value="PT12H04M11.553S">
            <text:p>12:04:11.55</text:p>
          </table:table-cell>
          <table:table-cell office:value-type="string">
            <text:p>TC0003_PlannerC 3-9</text:p>
          </table:table-cell>
          <table:table-cell office:value-type="string">
            <text:p>/channels/logout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23">
            <text:p>1523</text:p>
          </table:table-cell>
          <table:table-cell office:value-type="time" office:time-value="PT12H04M11.577S">
            <text:p>12:04:11.58</text:p>
          </table:table-cell>
          <table:table-cell office:value-type="string">
            <text:p>TC0003_PlannerC 3-9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24">
            <text:p>1524</text:p>
          </table:table-cell>
          <table:table-cell office:value-type="time" office:time-value="PT12H04M11.581S">
            <text:p>12:04:11.58</text:p>
          </table:table-cell>
          <table:table-cell office:value-type="string">
            <text:p>TC0003_PlannerC 3-9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25">
            <text:p>1525</text:p>
          </table:table-cell>
          <table:table-cell office:value-type="time" office:time-value="PT12H04M08.474S">
            <text:p>12:04:08.47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3188">
            <text:p>3188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526">
            <text:p>1526</text:p>
          </table:table-cell>
          <table:table-cell office:value-type="time" office:time-value="PT12H04M11.45S">
            <text:p>12:04:11.45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242">
            <text:p>242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527">
            <text:p>1527</text:p>
          </table:table-cell>
          <table:table-cell office:value-type="time" office:time-value="PT12H04M10.628S">
            <text:p>12:04:10.63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065">
            <text:p>1065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528">
            <text:p>1528</text:p>
          </table:table-cell>
          <table:table-cell office:value-type="time" office:time-value="PT12H04M11.693S">
            <text:p>12:04:11.69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29">
            <text:p>1529</text:p>
          </table:table-cell>
          <table:table-cell office:value-type="time" office:time-value="PT12H04M11.747S">
            <text:p>12:04:11.75</text:p>
          </table:table-cell>
          <table:table-cell office:value-type="string">
            <text:p>TC0002_PlannerB 2-10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30">
            <text:p>1530</text:p>
          </table:table-cell>
          <table:table-cell office:value-type="time" office:time-value="PT12H04M11.755S">
            <text:p>12:04:11.76</text:p>
          </table:table-cell>
          <table:table-cell office:value-type="string">
            <text:p>TC0002_PlannerB 2-10</text:p>
          </table:table-cell>
          <table:table-cell office:value-type="string">
            <text:p>/channels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31">
            <text:p>1531</text:p>
          </table:table-cell>
          <table:table-cell office:value-type="time" office:time-value="PT12H04M11.765S">
            <text:p>12:04:11.77</text:p>
          </table:table-cell>
          <table:table-cell office:value-type="string">
            <text:p>TC0002_PlannerB 2-10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32">
            <text:p>1532</text:p>
          </table:table-cell>
          <table:table-cell office:value-type="time" office:time-value="PT12H04M11.695S">
            <text:p>12:04:11.70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33">
            <text:p>1533</text:p>
          </table:table-cell>
          <table:table-cell office:value-type="time" office:time-value="PT12H04M10.365S">
            <text:p>12:04:10.37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493">
            <text:p>1493</text:p>
          </table:table-cell>
          <table:table-cell office:value-type="string">
            <text:p>Success</text:p>
          </table:table-cell>
          <table:table-cell office:value-type="float" office:value="19757">
            <text:p>19757</text:p>
          </table:table-cell>
          <table:table-cell table:number-columns-repeated="1017"/>
        </table:table-row>
        <table:table-row table:style-name="ro1">
          <table:table-cell office:value-type="float" office:value="1534">
            <text:p>1534</text:p>
          </table:table-cell>
          <table:table-cell office:value-type="time" office:time-value="PT12H04M08.002S">
            <text:p>12:04:08.00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859">
            <text:p>3859</text:p>
          </table:table-cell>
          <table:table-cell office:value-type="string">
            <text:p>Success</text:p>
          </table:table-cell>
          <table:table-cell office:value-type="float" office:value="48648">
            <text:p>48648</text:p>
          </table:table-cell>
          <table:table-cell table:number-columns-repeated="1017"/>
        </table:table-row>
        <table:table-row table:style-name="ro1">
          <table:table-cell office:value-type="float" office:value="1535">
            <text:p>1535</text:p>
          </table:table-cell>
          <table:table-cell office:value-type="time" office:time-value="PT12H04M11.816S">
            <text:p>12:04:11.82</text:p>
          </table:table-cell>
          <table:table-cell office:value-type="string">
            <text:p>TC0002_PlannerB 2-12</text:p>
          </table:table-cell>
          <table:table-cell office:value-type="string">
            <text:p>/channels/logout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36">
            <text:p>1536</text:p>
          </table:table-cell>
          <table:table-cell office:value-type="time" office:time-value="PT12H04M08.819S">
            <text:p>12:04:08.82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3047">
            <text:p>3047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537">
            <text:p>1537</text:p>
          </table:table-cell>
          <table:table-cell office:value-type="time" office:time-value="PT12H04M11.866S">
            <text:p>12:04:11.87</text:p>
          </table:table-cell>
          <table:table-cell office:value-type="string">
            <text:p>TC0002_PlannerB 2-12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38">
            <text:p>1538</text:p>
          </table:table-cell>
          <table:table-cell office:value-type="time" office:time-value="PT12H04M11.873S">
            <text:p>12:04:11.87</text:p>
          </table:table-cell>
          <table:table-cell office:value-type="string">
            <text:p>TC0002_PlannerB 2-12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39">
            <text:p>1539</text:p>
          </table:table-cell>
          <table:table-cell office:value-type="time" office:time-value="PT12H04M11.859S">
            <text:p>12:04:11.86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40">
            <text:p>1540</text:p>
          </table:table-cell>
          <table:table-cell office:value-type="time" office:time-value="PT12H04M09.898S">
            <text:p>12:04:09.90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064">
            <text:p>2064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541">
            <text:p>1541</text:p>
          </table:table-cell>
          <table:table-cell office:value-type="time" office:time-value="PT12H04M10.732S">
            <text:p>12:04:10.73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240">
            <text:p>1240</text:p>
          </table:table-cell>
          <table:table-cell office:value-type="string">
            <text:p>Success</text:p>
          </table:table-cell>
          <table:table-cell office:value-type="float" office:value="17014">
            <text:p>17014</text:p>
          </table:table-cell>
          <table:table-cell table:number-columns-repeated="1017"/>
        </table:table-row>
        <table:table-row table:style-name="ro1">
          <table:table-cell office:value-type="float" office:value="1542">
            <text:p>1542</text:p>
          </table:table-cell>
          <table:table-cell office:value-type="time" office:time-value="PT12H04M08.507S">
            <text:p>12:04:08.51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3474">
            <text:p>3474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543">
            <text:p>1543</text:p>
          </table:table-cell>
          <table:table-cell office:value-type="time" office:time-value="PT12H04M09.909S">
            <text:p>12:04:09.91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2084">
            <text:p>2084</text:p>
          </table:table-cell>
          <table:table-cell office:value-type="string">
            <text:p>Success</text:p>
          </table:table-cell>
          <table:table-cell office:value-type="float" office:value="47976">
            <text:p>47976</text:p>
          </table:table-cell>
          <table:table-cell table:number-columns-repeated="1017"/>
        </table:table-row>
        <table:table-row table:style-name="ro1">
          <table:table-cell office:value-type="float" office:value="1544">
            <text:p>1544</text:p>
          </table:table-cell>
          <table:table-cell office:value-type="time" office:time-value="PT12H04M10.789S">
            <text:p>12:04:10.79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211">
            <text:p>1211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545">
            <text:p>1545</text:p>
          </table:table-cell>
          <table:table-cell office:value-type="time" office:time-value="PT12H04M11.95S">
            <text:p>12:04:11.95</text:p>
          </table:table-cell>
          <table:table-cell office:value-type="string">
            <text:p>TC0001_PlannerA 1-11</text:p>
          </table:table-cell>
          <table:table-cell office:value-type="string">
            <text:p>/channels/logout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46">
            <text:p>1546</text:p>
          </table:table-cell>
          <table:table-cell office:value-type="time" office:time-value="PT12H04M11.994S">
            <text:p>12:04:11.99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1">
          <table:table-cell office:value-type="float" office:value="1547">
            <text:p>1547</text:p>
          </table:table-cell>
          <table:table-cell office:value-type="time" office:time-value="PT12H04M10.369S">
            <text:p>12:04:10.37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665">
            <text:p>1665</text:p>
          </table:table-cell>
          <table:table-cell office:value-type="string">
            <text:p>Success</text:p>
          </table:table-cell>
          <table:table-cell office:value-type="float" office:value="19761">
            <text:p>19761</text:p>
          </table:table-cell>
          <table:table-cell table:number-columns-repeated="1017"/>
        </table:table-row>
        <table:table-row table:style-name="ro1">
          <table:table-cell office:value-type="float" office:value="1548">
            <text:p>1548</text:p>
          </table:table-cell>
          <table:table-cell office:value-type="time" office:time-value="PT12H04M09.205S">
            <text:p>12:04:09.21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831">
            <text:p>2831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549">
            <text:p>1549</text:p>
          </table:table-cell>
          <table:table-cell office:value-type="time" office:time-value="PT12H04M09.256S">
            <text:p>12:04:09.26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2794">
            <text:p>2794</text:p>
          </table:table-cell>
          <table:table-cell office:value-type="string">
            <text:p>Success</text:p>
          </table:table-cell>
          <table:table-cell office:value-type="float" office:value="48648">
            <text:p>48648</text:p>
          </table:table-cell>
          <table:table-cell table:number-columns-repeated="1017"/>
        </table:table-row>
        <table:table-row table:style-name="ro1">
          <table:table-cell office:value-type="float" office:value="1550">
            <text:p>1550</text:p>
          </table:table-cell>
          <table:table-cell office:value-type="time" office:time-value="PT12H04M12.009S">
            <text:p>12:04:12.01</text:p>
          </table:table-cell>
          <table:table-cell office:value-type="string">
            <text:p>TC0001_PlannerA 1-11</text:p>
          </table:table-cell>
          <table:table-cell office:value-type="string">
            <text:p>/channels/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1">
            <text:p>1551</text:p>
          </table:table-cell>
          <table:table-cell office:value-type="time" office:time-value="PT12H04M12.053S">
            <text:p>12:04:12.05</text:p>
          </table:table-cell>
          <table:table-cell office:value-type="string">
            <text:p>TC0001_PlannerA 1-11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52">
            <text:p>1552</text:p>
          </table:table-cell>
          <table:table-cell office:value-type="time" office:time-value="PT12H04M12.038S">
            <text:p>12:04:12.04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  <table:table-cell table:number-columns-repeated="1017"/>
        </table:table-row>
        <table:table-row table:style-name="ro1">
          <table:table-cell office:value-type="float" office:value="1553">
            <text:p>1553</text:p>
          </table:table-cell>
          <table:table-cell office:value-type="time" office:time-value="PT12H04M08.722S">
            <text:p>12:04:08.72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361">
            <text:p>3361</text:p>
          </table:table-cell>
          <table:table-cell office:value-type="string">
            <text:p>Success</text:p>
          </table:table-cell>
          <table:table-cell office:value-type="float" office:value="48648">
            <text:p>48648</text:p>
          </table:table-cell>
          <table:table-cell table:number-columns-repeated="1017"/>
        </table:table-row>
        <table:table-row table:style-name="ro1">
          <table:table-cell office:value-type="float" office:value="1554">
            <text:p>1554</text:p>
          </table:table-cell>
          <table:table-cell office:value-type="time" office:time-value="PT12H04M12.035S">
            <text:p>12:04:12.04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54">
            <text:p>25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55">
            <text:p>1555</text:p>
          </table:table-cell>
          <table:table-cell office:value-type="time" office:time-value="PT12H04M12.292S">
            <text:p>12:04:12.29</text:p>
          </table:table-cell>
          <table:table-cell office:value-type="string">
            <text:p>TC0001_PlannerA 1-18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6">
            <text:p>1556</text:p>
          </table:table-cell>
          <table:table-cell office:value-type="time" office:time-value="PT12H04M12.3S">
            <text:p>12:04:12.30</text:p>
          </table:table-cell>
          <table:table-cell office:value-type="string">
            <text:p>TC0001_PlannerA 1-18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7">
            <text:p>1557</text:p>
          </table:table-cell>
          <table:table-cell office:value-type="time" office:time-value="PT12H04M12.304S">
            <text:p>12:04:12.30</text:p>
          </table:table-cell>
          <table:table-cell office:value-type="string">
            <text:p>TC0001_PlannerA 1-1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58">
            <text:p>1558</text:p>
          </table:table-cell>
          <table:table-cell office:value-type="time" office:time-value="PT12H04M11.972S">
            <text:p>12:04:11.97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477">
            <text:p>47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59">
            <text:p>1559</text:p>
          </table:table-cell>
          <table:table-cell office:value-type="time" office:time-value="PT12H04M12.45S">
            <text:p>12:04:12.45</text:p>
          </table:table-cell>
          <table:table-cell office:value-type="string">
            <text:p>TC0002_PlannerB 2-2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60">
            <text:p>1560</text:p>
          </table:table-cell>
          <table:table-cell office:value-type="time" office:time-value="PT12H04M12.459S">
            <text:p>12:04:12.46</text:p>
          </table:table-cell>
          <table:table-cell office:value-type="string">
            <text:p>TC0002_PlannerB 2-2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61">
            <text:p>1561</text:p>
          </table:table-cell>
          <table:table-cell office:value-type="time" office:time-value="PT12H04M12.464S">
            <text:p>12:04:12.46</text:p>
          </table:table-cell>
          <table:table-cell office:value-type="string">
            <text:p>TC0002_PlannerB 2-2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62">
            <text:p>1562</text:p>
          </table:table-cell>
          <table:table-cell office:value-type="time" office:time-value="PT12H04M10.741S">
            <text:p>12:04:10.74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896">
            <text:p>1896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1563">
            <text:p>1563</text:p>
          </table:table-cell>
          <table:table-cell office:value-type="time" office:time-value="PT12H04M10.997S">
            <text:p>12:04:11.00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676">
            <text:p>1676</text:p>
          </table:table-cell>
          <table:table-cell office:value-type="string">
            <text:p>Success</text:p>
          </table:table-cell>
          <table:table-cell office:value-type="float" office:value="45896">
            <text:p>45896</text:p>
          </table:table-cell>
          <table:table-cell table:number-columns-repeated="1017"/>
        </table:table-row>
        <table:table-row table:style-name="ro1">
          <table:table-cell office:value-type="float" office:value="1564">
            <text:p>1564</text:p>
          </table:table-cell>
          <table:table-cell office:value-type="time" office:time-value="PT12H04M10.415S">
            <text:p>12:04:10.42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260">
            <text:p>2260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565">
            <text:p>1565</text:p>
          </table:table-cell>
          <table:table-cell office:value-type="time" office:time-value="PT12H04M07.964S">
            <text:p>12:04:07.96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4723">
            <text:p>4723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566">
            <text:p>1566</text:p>
          </table:table-cell>
          <table:table-cell office:value-type="time" office:time-value="PT12H04M09.255S">
            <text:p>12:04:09.26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3463">
            <text:p>3463</text:p>
          </table:table-cell>
          <table:table-cell office:value-type="string">
            <text:p>Success</text:p>
          </table:table-cell>
          <table:table-cell office:value-type="float" office:value="47976">
            <text:p>47976</text:p>
          </table:table-cell>
          <table:table-cell table:number-columns-repeated="1017"/>
        </table:table-row>
        <table:table-row table:style-name="ro1">
          <table:table-cell office:value-type="float" office:value="1567">
            <text:p>1567</text:p>
          </table:table-cell>
          <table:table-cell office:value-type="time" office:time-value="PT12H04M08.552S">
            <text:p>12:04:08.55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4169">
            <text:p>4169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568">
            <text:p>1568</text:p>
          </table:table-cell>
          <table:table-cell office:value-type="time" office:time-value="PT12H04M10.42S">
            <text:p>12:04:10.42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2309">
            <text:p>2309</text:p>
          </table:table-cell>
          <table:table-cell office:value-type="string">
            <text:p>Success</text:p>
          </table:table-cell>
          <table:table-cell office:value-type="float" office:value="48648">
            <text:p>48648</text:p>
          </table:table-cell>
          <table:table-cell table:number-columns-repeated="1017"/>
        </table:table-row>
        <table:table-row table:style-name="ro1">
          <table:table-cell office:value-type="float" office:value="1569">
            <text:p>1569</text:p>
          </table:table-cell>
          <table:table-cell office:value-type="time" office:time-value="PT12H04M12.72S">
            <text:p>12:04:12.72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1">
          <table:table-cell office:value-type="float" office:value="1570">
            <text:p>1570</text:p>
          </table:table-cell>
          <table:table-cell office:value-type="time" office:time-value="PT12H04M12.637S">
            <text:p>12:04:12.64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278">
            <text:p>27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71">
            <text:p>1571</text:p>
          </table:table-cell>
          <table:table-cell office:value-type="time" office:time-value="PT12H04M12.92S">
            <text:p>12:04:12.92</text:p>
          </table:table-cell>
          <table:table-cell office:value-type="string">
            <text:p>TC0002_PlannerB 2-20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72">
            <text:p>1572</text:p>
          </table:table-cell>
          <table:table-cell office:value-type="time" office:time-value="PT12H04M12.928S">
            <text:p>12:04:12.93</text:p>
          </table:table-cell>
          <table:table-cell office:value-type="string">
            <text:p>TC0002_PlannerB 2-20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73">
            <text:p>1573</text:p>
          </table:table-cell>
          <table:table-cell office:value-type="time" office:time-value="PT12H04M12.933S">
            <text:p>12:04:12.93</text:p>
          </table:table-cell>
          <table:table-cell office:value-type="string">
            <text:p>TC0002_PlannerB 2-20</text:p>
          </table:table-cell>
          <table:table-cell office:value-type="string">
            <text:p>/channels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74">
            <text:p>1574</text:p>
          </table:table-cell>
          <table:table-cell office:value-type="time" office:time-value="PT12H04M11.862S">
            <text:p>12:04:11.86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382">
            <text:p>1382</text:p>
          </table:table-cell>
          <table:table-cell office:value-type="string">
            <text:p>Success</text:p>
          </table:table-cell>
          <table:table-cell office:value-type="float" office:value="36914">
            <text:p>36914</text:p>
          </table:table-cell>
          <table:table-cell table:number-columns-repeated="1017"/>
        </table:table-row>
        <table:table-row table:style-name="ro1">
          <table:table-cell office:value-type="float" office:value="1575">
            <text:p>1575</text:p>
          </table:table-cell>
          <table:table-cell office:value-type="time" office:time-value="PT12H04M13.245S">
            <text:p>12:04:13.25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325">
            <text:p>325</text:p>
          </table:table-cell>
          <table:table-cell table:number-columns-repeated="1017"/>
        </table:table-row>
        <table:table-row table:style-name="ro1">
          <table:table-cell office:value-type="float" office:value="1576">
            <text:p>1576</text:p>
          </table:table-cell>
          <table:table-cell office:value-type="time" office:time-value="PT12H04M12.676S">
            <text:p>12:04:12.68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773">
            <text:p>77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77">
            <text:p>1577</text:p>
          </table:table-cell>
          <table:table-cell office:value-type="time" office:time-value="PT12H04M13.449S">
            <text:p>12:04:13.45</text:p>
          </table:table-cell>
          <table:table-cell office:value-type="string">
            <text:p>TC0002_PlannerB 2-18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78">
            <text:p>1578</text:p>
          </table:table-cell>
          <table:table-cell office:value-type="time" office:time-value="PT12H04M13.457S">
            <text:p>12:04:13.46</text:p>
          </table:table-cell>
          <table:table-cell office:value-type="string">
            <text:p>TC0002_PlannerB 2-18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79">
            <text:p>1579</text:p>
          </table:table-cell>
          <table:table-cell office:value-type="time" office:time-value="PT12H04M13.461S">
            <text:p>12:04:13.46</text:p>
          </table:table-cell>
          <table:table-cell office:value-type="string">
            <text:p>TC0002_PlannerB 2-18</text:p>
          </table:table-cell>
          <table:table-cell office:value-type="string">
            <text:p>/channels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80">
            <text:p>1580</text:p>
          </table:table-cell>
          <table:table-cell office:value-type="time" office:time-value="PT12H04M08.623S">
            <text:p>12:04:08.62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5054">
            <text:p>5054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581">
            <text:p>1581</text:p>
          </table:table-cell>
          <table:table-cell office:value-type="time" office:time-value="PT12H04M10.388S">
            <text:p>12:04:10.39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3323">
            <text:p>3323</text:p>
          </table:table-cell>
          <table:table-cell office:value-type="string">
            <text:p>Success</text:p>
          </table:table-cell>
          <table:table-cell office:value-type="float" office:value="77738">
            <text:p>77738</text:p>
          </table:table-cell>
          <table:table-cell table:number-columns-repeated="1017"/>
        </table:table-row>
        <table:table-row table:style-name="ro1">
          <table:table-cell office:value-type="float" office:value="1582">
            <text:p>1582</text:p>
          </table:table-cell>
          <table:table-cell office:value-type="time" office:time-value="PT12H04M09.262S">
            <text:p>12:04:09.26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4484">
            <text:p>4484</text:p>
          </table:table-cell>
          <table:table-cell office:value-type="string">
            <text:p>Success</text:p>
          </table:table-cell>
          <table:table-cell office:value-type="float" office:value="47976">
            <text:p>47976</text:p>
          </table:table-cell>
          <table:table-cell table:number-columns-repeated="1017"/>
        </table:table-row>
        <table:table-row table:style-name="ro1">
          <table:table-cell office:value-type="float" office:value="1583">
            <text:p>1583</text:p>
          </table:table-cell>
          <table:table-cell office:value-type="time" office:time-value="PT12H04M10.386S">
            <text:p>12:04:10.39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373">
            <text:p>3373</text:p>
          </table:table-cell>
          <table:table-cell office:value-type="string">
            <text:p>Success</text:p>
          </table:table-cell>
          <table:table-cell office:value-type="float" office:value="48648">
            <text:p>48648</text:p>
          </table:table-cell>
          <table:table-cell table:number-columns-repeated="1017"/>
        </table:table-row>
        <table:table-row table:style-name="ro1">
          <table:table-cell office:value-type="float" office:value="1584">
            <text:p>1584</text:p>
          </table:table-cell>
          <table:table-cell office:value-type="time" office:time-value="PT12H04M10.398S">
            <text:p>12:04:10.40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3375">
            <text:p>3375</text:p>
          </table:table-cell>
          <table:table-cell office:value-type="string">
            <text:p>Success</text:p>
          </table:table-cell>
          <table:table-cell office:value-type="float" office:value="47976">
            <text:p>47976</text:p>
          </table:table-cell>
          <table:table-cell table:number-columns-repeated="1017"/>
        </table:table-row>
        <table:table-row table:style-name="ro1">
          <table:table-cell office:value-type="float" office:value="1585">
            <text:p>1585</text:p>
          </table:table-cell>
          <table:table-cell office:value-type="time" office:time-value="PT12H04M08.497S">
            <text:p>12:04:08.50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5285">
            <text:p>5285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586">
            <text:p>1586</text:p>
          </table:table-cell>
          <table:table-cell office:value-type="time" office:time-value="PT12H04M13.679S">
            <text:p>12:04:13.68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  <table:table-cell table:number-columns-repeated="1017"/>
        </table:table-row>
        <table:table-row table:style-name="ro1">
          <table:table-cell office:value-type="float" office:value="1587">
            <text:p>1587</text:p>
          </table:table-cell>
          <table:table-cell office:value-type="time" office:time-value="PT12H04M09.92S">
            <text:p>12:04:09.92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3874">
            <text:p>3874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588">
            <text:p>1588</text:p>
          </table:table-cell>
          <table:table-cell office:value-type="time" office:time-value="PT12H04M13.773S">
            <text:p>12:04:13.77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1">
          <table:table-cell office:value-type="float" office:value="1589">
            <text:p>1589</text:p>
          </table:table-cell>
          <table:table-cell office:value-type="time" office:time-value="PT12H04M10.756S">
            <text:p>12:04:10.76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3052">
            <text:p>3052</text:p>
          </table:table-cell>
          <table:table-cell office:value-type="string">
            <text:p>Success</text:p>
          </table:table-cell>
          <table:table-cell office:value-type="float" office:value="49306">
            <text:p>49306</text:p>
          </table:table-cell>
          <table:table-cell table:number-columns-repeated="1017"/>
        </table:table-row>
        <table:table-row table:style-name="ro1">
          <table:table-cell office:value-type="float" office:value="1590">
            <text:p>1590</text:p>
          </table:table-cell>
          <table:table-cell office:value-type="time" office:time-value="PT12H04M13.745S">
            <text:p>12:04:13.75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1">
          <table:table-cell office:value-type="float" office:value="1591">
            <text:p>1591</text:p>
          </table:table-cell>
          <table:table-cell office:value-type="time" office:time-value="PT12H04M11.478S">
            <text:p>12:04:11.48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350">
            <text:p>2350</text:p>
          </table:table-cell>
          <table:table-cell office:value-type="string">
            <text:p>Success</text:p>
          </table:table-cell>
          <table:table-cell office:value-type="float" office:value="49306">
            <text:p>49306</text:p>
          </table:table-cell>
          <table:table-cell table:number-columns-repeated="1017"/>
        </table:table-row>
        <table:table-row table:style-name="ro1">
          <table:table-cell office:value-type="float" office:value="1592">
            <text:p>1592</text:p>
          </table:table-cell>
          <table:table-cell office:value-type="time" office:time-value="PT12H04M12.674S">
            <text:p>12:04:12.67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154">
            <text:p>1154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593">
            <text:p>1593</text:p>
          </table:table-cell>
          <table:table-cell office:value-type="time" office:time-value="PT12H04M11.867S">
            <text:p>12:04:11.87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972">
            <text:p>1972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594">
            <text:p>1594</text:p>
          </table:table-cell>
          <table:table-cell office:value-type="time" office:time-value="PT12H04M10.404S">
            <text:p>12:04:10.40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3436">
            <text:p>3436</text:p>
          </table:table-cell>
          <table:table-cell office:value-type="string">
            <text:p>Success</text:p>
          </table:table-cell>
          <table:table-cell office:value-type="float" office:value="47976">
            <text:p>47976</text:p>
          </table:table-cell>
          <table:table-cell table:number-columns-repeated="1017"/>
        </table:table-row>
        <table:table-row table:style-name="ro1">
          <table:table-cell office:value-type="float" office:value="1595">
            <text:p>1595</text:p>
          </table:table-cell>
          <table:table-cell office:value-type="time" office:time-value="PT12H04M10.34S">
            <text:p>12:04:10.34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3501">
            <text:p>3501</text:p>
          </table:table-cell>
          <table:table-cell office:value-type="string">
            <text:p>Success</text:p>
          </table:table-cell>
          <table:table-cell office:value-type="float" office:value="77742">
            <text:p>77742</text:p>
          </table:table-cell>
          <table:table-cell table:number-columns-repeated="1017"/>
        </table:table-row>
        <table:table-row table:style-name="ro1">
          <table:table-cell office:value-type="float" office:value="1596">
            <text:p>1596</text:p>
          </table:table-cell>
          <table:table-cell office:value-type="time" office:time-value="PT12H04M13.841S">
            <text:p>12:04:13.84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1">
          <table:table-cell office:value-type="float" office:value="1597">
            <text:p>1597</text:p>
          </table:table-cell>
          <table:table-cell office:value-type="time" office:time-value="PT12H04M11.664S">
            <text:p>12:04:11.66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2197">
            <text:p>2197</text:p>
          </table:table-cell>
          <table:table-cell office:value-type="string">
            <text:p>Success</text:p>
          </table:table-cell>
          <table:table-cell office:value-type="float" office:value="39750">
            <text:p>39750</text:p>
          </table:table-cell>
          <table:table-cell table:number-columns-repeated="1017"/>
        </table:table-row>
        <table:table-row table:style-name="ro1">
          <table:table-cell office:value-type="float" office:value="1598">
            <text:p>1598</text:p>
          </table:table-cell>
          <table:table-cell office:value-type="time" office:time-value="PT12H04M11.964S">
            <text:p>12:04:11.96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2048">
            <text:p>2048</text:p>
          </table:table-cell>
          <table:table-cell office:value-type="string">
            <text:p>Success</text:p>
          </table:table-cell>
          <table:table-cell office:value-type="float" office:value="34757">
            <text:p>34757</text:p>
          </table:table-cell>
          <table:table-cell table:number-columns-repeated="1017"/>
        </table:table-row>
        <table:table-row table:style-name="ro1">
          <table:table-cell office:value-type="float" office:value="1599">
            <text:p>1599</text:p>
          </table:table-cell>
          <table:table-cell office:value-type="time" office:time-value="PT12H04M12.051S">
            <text:p>12:04:12.05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969">
            <text:p>1969</text:p>
          </table:table-cell>
          <table:table-cell office:value-type="string">
            <text:p>Success</text:p>
          </table:table-cell>
          <table:table-cell office:value-type="float" office:value="36714">
            <text:p>36714</text:p>
          </table:table-cell>
          <table:table-cell table:number-columns-repeated="1017"/>
        </table:table-row>
        <table:table-row table:style-name="ro1">
          <table:table-cell office:value-type="float" office:value="1600">
            <text:p>1600</text:p>
          </table:table-cell>
          <table:table-cell office:value-type="time" office:time-value="PT12H04M14.022S">
            <text:p>12:04:14.02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66">
            <text:p>266</text:p>
          </table:table-cell>
          <table:table-cell table:number-columns-repeated="1017"/>
        </table:table-row>
        <table:table-row table:style-name="ro1">
          <table:table-cell office:value-type="float" office:value="1601">
            <text:p>1601</text:p>
          </table:table-cell>
          <table:table-cell office:value-type="time" office:time-value="PT12H04M11.983S">
            <text:p>12:04:11.98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2120">
            <text:p>2120</text:p>
          </table:table-cell>
          <table:table-cell office:value-type="string">
            <text:p>Success</text:p>
          </table:table-cell>
          <table:table-cell office:value-type="float" office:value="35736">
            <text:p>35736</text:p>
          </table:table-cell>
          <table:table-cell table:number-columns-repeated="1017"/>
        </table:table-row>
        <table:table-row table:style-name="ro1">
          <table:table-cell office:value-type="float" office:value="1602">
            <text:p>1602</text:p>
          </table:table-cell>
          <table:table-cell office:value-type="time" office:time-value="PT12H04M12.084S">
            <text:p>12:04:12.08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2054">
            <text:p>2054</text:p>
          </table:table-cell>
          <table:table-cell office:value-type="string">
            <text:p>Success</text:p>
          </table:table-cell>
          <table:table-cell office:value-type="float" office:value="33779">
            <text:p>33779</text:p>
          </table:table-cell>
          <table:table-cell table:number-columns-repeated="1017"/>
        </table:table-row>
        <table:table-row table:style-name="ro1">
          <table:table-cell office:value-type="float" office:value="1603">
            <text:p>1603</text:p>
          </table:table-cell>
          <table:table-cell office:value-type="time" office:time-value="PT12H04M13.712S">
            <text:p>12:04:13.71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440">
            <text:p>440</text:p>
          </table:table-cell>
          <table:table-cell office:value-type="string">
            <text:p>Success</text:p>
          </table:table-cell>
          <table:table-cell office:value-type="float" office:value="32800">
            <text:p>32800</text:p>
          </table:table-cell>
          <table:table-cell table:number-columns-repeated="1017"/>
        </table:table-row>
        <table:table-row table:style-name="ro1">
          <table:table-cell office:value-type="float" office:value="1604">
            <text:p>1604</text:p>
          </table:table-cell>
          <table:table-cell office:value-type="time" office:time-value="PT12H04M14.139S">
            <text:p>12:04:14.14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66">
            <text:p>266</text:p>
          </table:table-cell>
          <table:table-cell table:number-columns-repeated="1017"/>
        </table:table-row>
        <table:table-row table:style-name="ro1">
          <table:table-cell office:value-type="float" office:value="1605">
            <text:p>1605</text:p>
          </table:table-cell>
          <table:table-cell office:value-type="time" office:time-value="PT12H04M12.722S">
            <text:p>12:04:12.72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451">
            <text:p>1451</text:p>
          </table:table-cell>
          <table:table-cell office:value-type="string">
            <text:p>Success</text:p>
          </table:table-cell>
          <table:table-cell office:value-type="float" office:value="33779">
            <text:p>33779</text:p>
          </table:table-cell>
          <table:table-cell table:number-columns-repeated="1017"/>
        </table:table-row>
        <table:table-row table:style-name="ro1">
          <table:table-cell office:value-type="float" office:value="1606">
            <text:p>1606</text:p>
          </table:table-cell>
          <table:table-cell office:value-type="time" office:time-value="PT12H04M14.154S">
            <text:p>12:04:14.15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796">
            <text:p>1796</text:p>
          </table:table-cell>
          <table:table-cell table:number-columns-repeated="1017"/>
        </table:table-row>
        <table:table-row table:style-name="ro1">
          <table:table-cell office:value-type="float" office:value="1607">
            <text:p>1607</text:p>
          </table:table-cell>
          <table:table-cell office:value-type="time" office:time-value="PT12H04M13.841S">
            <text:p>12:04:13.84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341">
            <text:p>341</text:p>
          </table:table-cell>
          <table:table-cell office:value-type="string">
            <text:p>Success</text:p>
          </table:table-cell>
          <table:table-cell office:value-type="float" office:value="32800">
            <text:p>32800</text:p>
          </table:table-cell>
          <table:table-cell table:number-columns-repeated="1017"/>
        </table:table-row>
        <table:table-row table:style-name="ro1">
          <table:table-cell office:value-type="float" office:value="1608">
            <text:p>1608</text:p>
          </table:table-cell>
          <table:table-cell office:value-type="time" office:time-value="PT12H04M12.689S">
            <text:p>12:04:12.69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497">
            <text:p>1497</text:p>
          </table:table-cell>
          <table:table-cell office:value-type="string">
            <text:p>Success</text:p>
          </table:table-cell>
          <table:table-cell office:value-type="float" office:value="33779">
            <text:p>33779</text:p>
          </table:table-cell>
          <table:table-cell table:number-columns-repeated="1017"/>
        </table:table-row>
        <table:table-row table:style-name="ro1">
          <table:table-cell office:value-type="float" office:value="1609">
            <text:p>1609</text:p>
          </table:table-cell>
          <table:table-cell office:value-type="time" office:time-value="PT12H04M12.73S">
            <text:p>12:04:12.73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469">
            <text:p>1469</text:p>
          </table:table-cell>
          <table:table-cell office:value-type="string">
            <text:p>Success</text:p>
          </table:table-cell>
          <table:table-cell office:value-type="float" office:value="33779">
            <text:p>33779</text:p>
          </table:table-cell>
          <table:table-cell table:number-columns-repeated="1017"/>
        </table:table-row>
        <table:table-row table:style-name="ro1">
          <table:table-cell office:value-type="float" office:value="1610">
            <text:p>1610</text:p>
          </table:table-cell>
          <table:table-cell office:value-type="time" office:time-value="PT12H04M13.829S">
            <text:p>12:04:13.83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379">
            <text:p>379</text:p>
          </table:table-cell>
          <table:table-cell office:value-type="string">
            <text:p>Success</text:p>
          </table:table-cell>
          <table:table-cell office:value-type="float" office:value="32800">
            <text:p>32800</text:p>
          </table:table-cell>
          <table:table-cell table:number-columns-repeated="1017"/>
        </table:table-row>
        <table:table-row table:style-name="ro1">
          <table:table-cell office:value-type="float" office:value="1611">
            <text:p>1611</text:p>
          </table:table-cell>
          <table:table-cell office:value-type="time" office:time-value="PT12H04M14.201S">
            <text:p>12:04:14.20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66">
            <text:p>266</text:p>
          </table:table-cell>
          <table:table-cell table:number-columns-repeated="1017"/>
        </table:table-row>
        <table:table-row table:style-name="ro1">
          <table:table-cell office:value-type="float" office:value="1612">
            <text:p>1612</text:p>
          </table:table-cell>
          <table:table-cell office:value-type="time" office:time-value="PT12H04M13.843S">
            <text:p>12:04:13.84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391">
            <text:p>391</text:p>
          </table:table-cell>
          <table:table-cell office:value-type="string">
            <text:p>Success</text:p>
          </table:table-cell>
          <table:table-cell office:value-type="float" office:value="32800">
            <text:p>32800</text:p>
          </table:table-cell>
          <table:table-cell table:number-columns-repeated="1017"/>
        </table:table-row>
        <table:table-row table:style-name="ro1">
          <table:table-cell office:value-type="float" office:value="1613">
            <text:p>1613</text:p>
          </table:table-cell>
          <table:table-cell office:value-type="time" office:time-value="PT12H04M14.234S">
            <text:p>12:04:14.23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796">
            <text:p>1796</text:p>
          </table:table-cell>
          <table:table-cell table:number-columns-repeated="1017"/>
        </table:table-row>
        <table:table-row table:style-name="ro1">
          <table:table-cell office:value-type="float" office:value="1614">
            <text:p>1614</text:p>
          </table:table-cell>
          <table:table-cell office:value-type="time" office:time-value="PT12H04M14.183S">
            <text:p>12:04:14.18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1796">
            <text:p>1796</text:p>
          </table:table-cell>
          <table:table-cell table:number-columns-repeated="1017"/>
        </table:table-row>
        <table:table-row table:style-name="ro1">
          <table:table-cell office:value-type="float" office:value="1615">
            <text:p>1615</text:p>
          </table:table-cell>
          <table:table-cell office:value-type="time" office:time-value="PT12H04M14.249S">
            <text:p>12:04:14.25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796">
            <text:p>1796</text:p>
          </table:table-cell>
          <table:table-cell table:number-columns-repeated="1017"/>
        </table:table-row>
        <table:table-row table:style-name="ro1">
          <table:table-cell office:value-type="float" office:value="1616">
            <text:p>1616</text:p>
          </table:table-cell>
          <table:table-cell office:value-type="time" office:time-value="PT12H04M14.266S">
            <text:p>12:04:14.27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796">
            <text:p>1796</text:p>
          </table:table-cell>
          <table:table-cell table:number-columns-repeated="1017"/>
        </table:table-row>
        <table:table-row table:style-name="ro1">
          <table:table-cell office:value-type="float" office:value="1617">
            <text:p>1617</text:p>
          </table:table-cell>
          <table:table-cell office:value-type="time" office:time-value="PT12H04M14.262S">
            <text:p>12:04:14.26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796">
            <text:p>1796</text:p>
          </table:table-cell>
          <table:table-cell table:number-columns-repeated="1017"/>
        </table:table-row>
        <table:table-row table:style-name="ro1">
          <table:table-cell office:value-type="float" office:value="1618">
            <text:p>1618</text:p>
          </table:table-cell>
          <table:table-cell office:value-type="time" office:time-value="PT12H04M13.794S">
            <text:p>12:04:13.79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546">
            <text:p>546</text:p>
          </table:table-cell>
          <table:table-cell office:value-type="string">
            <text:p>Success</text:p>
          </table:table-cell>
          <table:table-cell office:value-type="float" office:value="32800">
            <text:p>32800</text:p>
          </table:table-cell>
          <table:table-cell table:number-columns-repeated="1017"/>
        </table:table-row>
        <table:table-row table:style-name="ro1">
          <table:table-cell office:value-type="float" office:value="1619">
            <text:p>1619</text:p>
          </table:table-cell>
          <table:table-cell office:value-type="time" office:time-value="PT12H04M13.783S">
            <text:p>12:04:13.78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631">
            <text:p>631</text:p>
          </table:table-cell>
          <table:table-cell office:value-type="string">
            <text:p>Success</text:p>
          </table:table-cell>
          <table:table-cell office:value-type="float" office:value="32800">
            <text:p>32800</text:p>
          </table:table-cell>
          <table:table-cell table:number-columns-repeated="1017"/>
        </table:table-row>
        <table:table-row table:style-name="ro1">
          <table:table-cell office:value-type="float" office:value="1620">
            <text:p>1620</text:p>
          </table:table-cell>
          <table:table-cell office:value-type="time" office:time-value="PT12H04M13.76S">
            <text:p>12:04:13.76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667">
            <text:p>667</text:p>
          </table:table-cell>
          <table:table-cell office:value-type="string">
            <text:p>Success</text:p>
          </table:table-cell>
          <table:table-cell office:value-type="float" office:value="32802">
            <text:p>32802</text:p>
          </table:table-cell>
          <table:table-cell table:number-columns-repeated="1017"/>
        </table:table-row>
        <table:table-row table:style-name="ro1">
          <table:table-cell office:value-type="float" office:value="1621">
            <text:p>1621</text:p>
          </table:table-cell>
          <table:table-cell office:value-type="time" office:time-value="PT12H04M14.427S">
            <text:p>12:04:14.43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325">
            <text:p>325</text:p>
          </table:table-cell>
          <table:table-cell table:number-columns-repeated="1017"/>
        </table:table-row>
        <table:table-row table:style-name="ro1">
          <table:table-cell office:value-type="float" office:value="1622">
            <text:p>1622</text:p>
          </table:table-cell>
          <table:table-cell office:value-type="time" office:time-value="PT12H04M14.105S">
            <text:p>12:04:14.11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726">
            <text:p>726</text:p>
          </table:table-cell>
          <table:table-cell office:value-type="string">
            <text:p>Success</text:p>
          </table:table-cell>
          <table:table-cell office:value-type="float" office:value="15615">
            <text:p>15615</text:p>
          </table:table-cell>
          <table:table-cell table:number-columns-repeated="1017"/>
        </table:table-row>
        <table:table-row table:style-name="ro1">
          <table:table-cell office:value-type="float" office:value="1623">
            <text:p>1623</text:p>
          </table:table-cell>
          <table:table-cell office:value-type="time" office:time-value="PT12H04M14.831S">
            <text:p>12:04:14.83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24">
            <text:p>1624</text:p>
          </table:table-cell>
          <table:table-cell office:value-type="time" office:time-value="PT12H04M14.013S">
            <text:p>12:04:14.01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896">
            <text:p>896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625">
            <text:p>1625</text:p>
          </table:table-cell>
          <table:table-cell office:value-type="time" office:time-value="PT12H04M14.877S">
            <text:p>12:04:14.88</text:p>
          </table:table-cell>
          <table:table-cell office:value-type="string">
            <text:p>TC0002_PlannerB 2-9</text:p>
          </table:table-cell>
          <table:table-cell office:value-type="string">
            <text:p>/channels/logout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26">
            <text:p>1626</text:p>
          </table:table-cell>
          <table:table-cell office:value-type="time" office:time-value="PT12H04M10.399S">
            <text:p>12:04:10.40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4538">
            <text:p>4538</text:p>
          </table:table-cell>
          <table:table-cell office:value-type="string">
            <text:p>Success</text:p>
          </table:table-cell>
          <table:table-cell office:value-type="float" office:value="47259">
            <text:p>47259</text:p>
          </table:table-cell>
          <table:table-cell table:number-columns-repeated="1017"/>
        </table:table-row>
        <table:table-row table:style-name="ro1">
          <table:table-cell office:value-type="float" office:value="1627">
            <text:p>1627</text:p>
          </table:table-cell>
          <table:table-cell office:value-type="time" office:time-value="PT12H04M13.861S">
            <text:p>12:04:13.86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078">
            <text:p>1078</text:p>
          </table:table-cell>
          <table:table-cell office:value-type="string">
            <text:p>Success</text:p>
          </table:table-cell>
          <table:table-cell office:value-type="float" office:value="15611">
            <text:p>15611</text:p>
          </table:table-cell>
          <table:table-cell table:number-columns-repeated="1017"/>
        </table:table-row>
        <table:table-row table:style-name="ro1">
          <table:table-cell office:value-type="float" office:value="1628">
            <text:p>1628</text:p>
          </table:table-cell>
          <table:table-cell office:value-type="time" office:time-value="PT12H04M14.939S">
            <text:p>12:04:14.94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  <table:table-cell table:number-columns-repeated="1017"/>
        </table:table-row>
        <table:table-row table:style-name="ro1">
          <table:table-cell office:value-type="float" office:value="1629">
            <text:p>1629</text:p>
          </table:table-cell>
          <table:table-cell office:value-type="time" office:time-value="PT12H04M12S">
            <text:p>12:04:12.00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955">
            <text:p>2955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630">
            <text:p>1630</text:p>
          </table:table-cell>
          <table:table-cell office:value-type="time" office:time-value="PT12H04M14.924S">
            <text:p>12:04:14.92</text:p>
          </table:table-cell>
          <table:table-cell office:value-type="string">
            <text:p>TC0002_PlannerB 2-9</text:p>
          </table:table-cell>
          <table:table-cell office:value-type="string">
            <text:p>/channels/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31">
            <text:p>1631</text:p>
          </table:table-cell>
          <table:table-cell office:value-type="time" office:time-value="PT12H04M14.19S">
            <text:p>12:04:14.19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780">
            <text:p>780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632">
            <text:p>1632</text:p>
          </table:table-cell>
          <table:table-cell office:value-type="time" office:time-value="PT12H04M13.809S">
            <text:p>12:04:13.81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164">
            <text:p>1164</text:p>
          </table:table-cell>
          <table:table-cell office:value-type="string">
            <text:p>Success</text:p>
          </table:table-cell>
          <table:table-cell office:value-type="float" office:value="19759">
            <text:p>19759</text:p>
          </table:table-cell>
          <table:table-cell table:number-columns-repeated="1017"/>
        </table:table-row>
        <table:table-row table:style-name="ro1">
          <table:table-cell office:value-type="float" office:value="1633">
            <text:p>1633</text:p>
          </table:table-cell>
          <table:table-cell office:value-type="time" office:time-value="PT12H04M12.068S">
            <text:p>12:04:12.07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2906">
            <text:p>2906</text:p>
          </table:table-cell>
          <table:table-cell office:value-type="string">
            <text:p>Success</text:p>
          </table:table-cell>
          <table:table-cell office:value-type="float" office:value="47976">
            <text:p>47976</text:p>
          </table:table-cell>
          <table:table-cell table:number-columns-repeated="1017"/>
        </table:table-row>
        <table:table-row table:style-name="ro1">
          <table:table-cell office:value-type="float" office:value="1634">
            <text:p>1634</text:p>
          </table:table-cell>
          <table:table-cell office:value-type="time" office:time-value="PT12H04M14.965S">
            <text:p>12:04:14.97</text:p>
          </table:table-cell>
          <table:table-cell office:value-type="string">
            <text:p>TC0002_PlannerB 2-9</text:p>
          </table:table-cell>
          <table:table-cell office:value-type="string">
            <text:p>/channels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35">
            <text:p>1635</text:p>
          </table:table-cell>
          <table:table-cell office:value-type="time" office:time-value="PT12H04M14.976S">
            <text:p>12:04:14.98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1">
          <table:table-cell office:value-type="float" office:value="1636">
            <text:p>1636</text:p>
          </table:table-cell>
          <table:table-cell office:value-type="time" office:time-value="PT12H04M14.91S">
            <text:p>12:04:14.91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37">
            <text:p>1637</text:p>
          </table:table-cell>
          <table:table-cell office:value-type="time" office:time-value="PT12H04M12.764S">
            <text:p>12:04:12.76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2242">
            <text:p>2242</text:p>
          </table:table-cell>
          <table:table-cell office:value-type="string">
            <text:p>Success</text:p>
          </table:table-cell>
          <table:table-cell office:value-type="float" office:value="48648">
            <text:p>48648</text:p>
          </table:table-cell>
          <table:table-cell table:number-columns-repeated="1017"/>
        </table:table-row>
        <table:table-row table:style-name="ro1">
          <table:table-cell office:value-type="float" office:value="1638">
            <text:p>1638</text:p>
          </table:table-cell>
          <table:table-cell office:value-type="time" office:time-value="PT12H04M09.917S">
            <text:p>12:04:09.92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5093">
            <text:p>5093</text:p>
          </table:table-cell>
          <table:table-cell office:value-type="string">
            <text:p>Success</text:p>
          </table:table-cell>
          <table:table-cell office:value-type="float" office:value="47973">
            <text:p>47973</text:p>
          </table:table-cell>
          <table:table-cell table:number-columns-repeated="1017"/>
        </table:table-row>
        <table:table-row table:style-name="ro1">
          <table:table-cell office:value-type="float" office:value="1639">
            <text:p>1639</text:p>
          </table:table-cell>
          <table:table-cell office:value-type="time" office:time-value="PT12H04M15.011S">
            <text:p>12:04:15.01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1">
          <table:table-cell office:value-type="float" office:value="1640">
            <text:p>1640</text:p>
          </table:table-cell>
          <table:table-cell office:value-type="time" office:time-value="PT12H04M15.001S">
            <text:p>12:04:15.00</text:p>
          </table:table-cell>
          <table:table-cell office:value-type="string">
            <text:p>TC0002_PlannerB 2-19</text:p>
          </table:table-cell>
          <table:table-cell office:value-type="string">
            <text:p>/channels/logout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1">
            <text:p>1641</text:p>
          </table:table-cell>
          <table:table-cell office:value-type="time" office:time-value="PT12H04M15.036S">
            <text:p>12:04:15.04</text:p>
          </table:table-cell>
          <table:table-cell office:value-type="string">
            <text:p>TC0002_PlannerB 2-19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2">
            <text:p>1642</text:p>
          </table:table-cell>
          <table:table-cell office:value-type="time" office:time-value="PT12H04M14.974S">
            <text:p>12:04:14.97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43">
            <text:p>1643</text:p>
          </table:table-cell>
          <table:table-cell office:value-type="time" office:time-value="PT12H04M15.042S">
            <text:p>12:04:15.04</text:p>
          </table:table-cell>
          <table:table-cell office:value-type="string">
            <text:p>TC0002_PlannerB 2-19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44">
            <text:p>1644</text:p>
          </table:table-cell>
          <table:table-cell office:value-type="time" office:time-value="PT12H04M15.046S">
            <text:p>12:04:15.05</text:p>
          </table:table-cell>
          <table:table-cell office:value-type="string">
            <text:p>TC0001_PlannerA 1-19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5">
            <text:p>1645</text:p>
          </table:table-cell>
          <table:table-cell office:value-type="time" office:time-value="PT12H04M15.055S">
            <text:p>12:04:15.06</text:p>
          </table:table-cell>
          <table:table-cell office:value-type="string">
            <text:p>TC0001_PlannerA 1-19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6">
            <text:p>1646</text:p>
          </table:table-cell>
          <table:table-cell office:value-type="time" office:time-value="PT12H04M15.059S">
            <text:p>12:04:15.06</text:p>
          </table:table-cell>
          <table:table-cell office:value-type="string">
            <text:p>TC0001_PlannerA 1-19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47">
            <text:p>1647</text:p>
          </table:table-cell>
          <table:table-cell office:value-type="time" office:time-value="PT12H04M14.973S">
            <text:p>12:04:14.97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48">
            <text:p>1648</text:p>
          </table:table-cell>
          <table:table-cell office:value-type="time" office:time-value="PT12H04M15.095S">
            <text:p>12:04:15.10</text:p>
          </table:table-cell>
          <table:table-cell office:value-type="string">
            <text:p>TC0002_PlannerB 2-5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9">
            <text:p>1649</text:p>
          </table:table-cell>
          <table:table-cell office:value-type="time" office:time-value="PT12H04M15.103S">
            <text:p>12:04:15.10</text:p>
          </table:table-cell>
          <table:table-cell office:value-type="string">
            <text:p>TC0002_PlannerB 2-5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0">
            <text:p>1650</text:p>
          </table:table-cell>
          <table:table-cell office:value-type="time" office:time-value="PT12H04M15.108S">
            <text:p>12:04:15.11</text:p>
          </table:table-cell>
          <table:table-cell office:value-type="string">
            <text:p>TC0002_PlannerB 2-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51">
            <text:p>1651</text:p>
          </table:table-cell>
          <table:table-cell office:value-type="time" office:time-value="PT12H04M14.941S">
            <text:p>12:04:14.94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204">
            <text:p>20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52">
            <text:p>1652</text:p>
          </table:table-cell>
          <table:table-cell office:value-type="time" office:time-value="PT12H04M15.145S">
            <text:p>12:04:15.15</text:p>
          </table:table-cell>
          <table:table-cell office:value-type="string">
            <text:p>TC0002_PlannerB 2-11</text:p>
          </table:table-cell>
          <table:table-cell office:value-type="string">
            <text:p>/channels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3">
            <text:p>1653</text:p>
          </table:table-cell>
          <table:table-cell office:value-type="time" office:time-value="PT12H04M15.159S">
            <text:p>12:04:15.16</text:p>
          </table:table-cell>
          <table:table-cell office:value-type="string">
            <text:p>TC0002_PlannerB 2-11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4">
            <text:p>1654</text:p>
          </table:table-cell>
          <table:table-cell office:value-type="time" office:time-value="PT12H04M15.164S">
            <text:p>12:04:15.16</text:p>
          </table:table-cell>
          <table:table-cell office:value-type="string">
            <text:p>TC0002_PlannerB 2-11</text:p>
          </table:table-cell>
          <table:table-cell office:value-type="string">
            <text:p>/channels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55">
            <text:p>1655</text:p>
          </table:table-cell>
          <table:table-cell office:value-type="time" office:time-value="PT12H04M14.415S">
            <text:p>12:04:14.42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979">
            <text:p>979</text:p>
          </table:table-cell>
          <table:table-cell office:value-type="string">
            <text:p>Success</text:p>
          </table:table-cell>
          <table:table-cell office:value-type="float" office:value="15610">
            <text:p>15610</text:p>
          </table:table-cell>
          <table:table-cell table:number-columns-repeated="1017"/>
        </table:table-row>
        <table:table-row table:style-name="ro1">
          <table:table-cell office:value-type="float" office:value="1656">
            <text:p>1656</text:p>
          </table:table-cell>
          <table:table-cell office:value-type="time" office:time-value="PT12H04M13.804S">
            <text:p>12:04:13.80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608">
            <text:p>1608</text:p>
          </table:table-cell>
          <table:table-cell office:value-type="string">
            <text:p>Success</text:p>
          </table:table-cell>
          <table:table-cell office:value-type="float" office:value="48648">
            <text:p>48648</text:p>
          </table:table-cell>
          <table:table-cell table:number-columns-repeated="1017"/>
        </table:table-row>
        <table:table-row table:style-name="ro1">
          <table:table-cell office:value-type="float" office:value="1657">
            <text:p>1657</text:p>
          </table:table-cell>
          <table:table-cell office:value-type="time" office:time-value="PT12H04M15.027S">
            <text:p>12:04:15.03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93">
            <text:p>393</text:p>
          </table:table-cell>
          <table:table-cell office:value-type="string">
            <text:p>Success</text:p>
          </table:table-cell>
          <table:table-cell office:value-type="float" office:value="48643">
            <text:p>48643</text:p>
          </table:table-cell>
          <table:table-cell table:number-columns-repeated="1017"/>
        </table:table-row>
        <table:table-row table:style-name="ro1">
          <table:table-cell office:value-type="float" office:value="1658">
            <text:p>1658</text:p>
          </table:table-cell>
          <table:table-cell office:value-type="time" office:time-value="PT12H04M15.396S">
            <text:p>12:04:15.40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59">
            <text:p>1659</text:p>
          </table:table-cell>
          <table:table-cell office:value-type="time" office:time-value="PT12H04M14.21S">
            <text:p>12:04:14.21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316">
            <text:p>1316</text:p>
          </table:table-cell>
          <table:table-cell office:value-type="string">
            <text:p>Success</text:p>
          </table:table-cell>
          <table:table-cell office:value-type="float" office:value="17014">
            <text:p>17014</text:p>
          </table:table-cell>
          <table:table-cell table:number-columns-repeated="1017"/>
        </table:table-row>
        <table:table-row table:style-name="ro1">
          <table:table-cell office:value-type="float" office:value="1660">
            <text:p>1660</text:p>
          </table:table-cell>
          <table:table-cell office:value-type="time" office:time-value="PT12H04M14.174S">
            <text:p>12:04:14.17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369">
            <text:p>1369</text:p>
          </table:table-cell>
          <table:table-cell office:value-type="string">
            <text:p>Success</text:p>
          </table:table-cell>
          <table:table-cell office:value-type="float" office:value="15611">
            <text:p>15611</text:p>
          </table:table-cell>
          <table:table-cell table:number-columns-repeated="1017"/>
        </table:table-row>
        <table:table-row table:style-name="ro1">
          <table:table-cell office:value-type="float" office:value="1661">
            <text:p>1661</text:p>
          </table:table-cell>
          <table:table-cell office:value-type="time" office:time-value="PT12H04M14.184S">
            <text:p>12:04:14.18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369">
            <text:p>1369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662">
            <text:p>1662</text:p>
          </table:table-cell>
          <table:table-cell office:value-type="time" office:time-value="PT12H04M15.5S">
            <text:p>12:04:15.50</text:p>
          </table:table-cell>
          <table:table-cell office:value-type="string">
            <text:p>TC0002_PlannerB 2-1</text:p>
          </table:table-cell>
          <table:table-cell office:value-type="string">
            <text:p>/channels/logout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3">
            <text:p>1663</text:p>
          </table:table-cell>
          <table:table-cell office:value-type="time" office:time-value="PT12H04M14.442S">
            <text:p>12:04:14.44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132">
            <text:p>1132</text:p>
          </table:table-cell>
          <table:table-cell office:value-type="string">
            <text:p>Success</text:p>
          </table:table-cell>
          <table:table-cell office:value-type="float" office:value="49306">
            <text:p>49306</text:p>
          </table:table-cell>
          <table:table-cell table:number-columns-repeated="1017"/>
        </table:table-row>
        <table:table-row table:style-name="ro1">
          <table:table-cell office:value-type="float" office:value="1664">
            <text:p>1664</text:p>
          </table:table-cell>
          <table:table-cell office:value-type="time" office:time-value="PT12H04M13.829S">
            <text:p>12:04:13.83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749">
            <text:p>1749</text:p>
          </table:table-cell>
          <table:table-cell office:value-type="string">
            <text:p>Success</text:p>
          </table:table-cell>
          <table:table-cell office:value-type="float" office:value="19759">
            <text:p>19759</text:p>
          </table:table-cell>
          <table:table-cell table:number-columns-repeated="1017"/>
        </table:table-row>
        <table:table-row table:style-name="ro1">
          <table:table-cell office:value-type="float" office:value="1665">
            <text:p>1665</text:p>
          </table:table-cell>
          <table:table-cell office:value-type="time" office:time-value="PT12H04M15.567S">
            <text:p>12:04:15.57</text:p>
          </table:table-cell>
          <table:table-cell office:value-type="string">
            <text:p>TC0002_PlannerB 2-1</text:p>
          </table:table-cell>
          <table:table-cell office:value-type="string">
            <text:p>/channels/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6">
            <text:p>1666</text:p>
          </table:table-cell>
          <table:table-cell office:value-type="time" office:time-value="PT12H04M13.859S">
            <text:p>12:04:13.86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725">
            <text:p>1725</text:p>
          </table:table-cell>
          <table:table-cell office:value-type="string">
            <text:p>Success</text:p>
          </table:table-cell>
          <table:table-cell office:value-type="float" office:value="48648">
            <text:p>48648</text:p>
          </table:table-cell>
          <table:table-cell table:number-columns-repeated="1017"/>
        </table:table-row>
        <table:table-row table:style-name="ro1">
          <table:table-cell office:value-type="float" office:value="1667">
            <text:p>1667</text:p>
          </table:table-cell>
          <table:table-cell office:value-type="time" office:time-value="PT12H04M15.582S">
            <text:p>12:04:15.58</text:p>
          </table:table-cell>
          <table:table-cell office:value-type="string">
            <text:p>TC0002_PlannerB 2-1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68">
            <text:p>1668</text:p>
          </table:table-cell>
          <table:table-cell office:value-type="time" office:time-value="PT12H04M13.811S">
            <text:p>12:04:13.81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776">
            <text:p>1776</text:p>
          </table:table-cell>
          <table:table-cell office:value-type="string">
            <text:p>Success</text:p>
          </table:table-cell>
          <table:table-cell office:value-type="float" office:value="48648">
            <text:p>48648</text:p>
          </table:table-cell>
          <table:table-cell table:number-columns-repeated="1017"/>
        </table:table-row>
        <table:table-row table:style-name="ro1">
          <table:table-cell office:value-type="float" office:value="1669">
            <text:p>1669</text:p>
          </table:table-cell>
          <table:table-cell office:value-type="time" office:time-value="PT12H04M15.544S">
            <text:p>12:04:15.54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70">
            <text:p>1670</text:p>
          </table:table-cell>
          <table:table-cell office:value-type="time" office:time-value="PT12H04M15.62S">
            <text:p>12:04:15.62</text:p>
          </table:table-cell>
          <table:table-cell office:value-type="string">
            <text:p>TC0002_PlannerB 2-15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71">
            <text:p>1671</text:p>
          </table:table-cell>
          <table:table-cell office:value-type="time" office:time-value="PT12H04M15.627S">
            <text:p>12:04:15.63</text:p>
          </table:table-cell>
          <table:table-cell office:value-type="string">
            <text:p>TC0002_PlannerB 2-15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72">
            <text:p>1672</text:p>
          </table:table-cell>
          <table:table-cell office:value-type="time" office:time-value="PT12H04M15.632S">
            <text:p>12:04:15.63</text:p>
          </table:table-cell>
          <table:table-cell office:value-type="string">
            <text:p>TC0002_PlannerB 2-15</text:p>
          </table:table-cell>
          <table:table-cell office:value-type="string">
            <text:p>/channels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73">
            <text:p>1673</text:p>
          </table:table-cell>
          <table:table-cell office:value-type="time" office:time-value="PT12H04M15.58S">
            <text:p>12:04:15.58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272">
            <text:p>27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74">
            <text:p>1674</text:p>
          </table:table-cell>
          <table:table-cell office:value-type="time" office:time-value="PT12H04M15.854S">
            <text:p>12:04:15.85</text:p>
          </table:table-cell>
          <table:table-cell office:value-type="string">
            <text:p>TC0001_PlannerA 1-12</text:p>
          </table:table-cell>
          <table:table-cell office:value-type="string">
            <text:p>/channels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75">
            <text:p>1675</text:p>
          </table:table-cell>
          <table:table-cell office:value-type="time" office:time-value="PT12H04M15.866S">
            <text:p>12:04:15.87</text:p>
          </table:table-cell>
          <table:table-cell office:value-type="string">
            <text:p>TC0001_PlannerA 1-12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76">
            <text:p>1676</text:p>
          </table:table-cell>
          <table:table-cell office:value-type="time" office:time-value="PT12H04M15.87S">
            <text:p>12:04:15.87</text:p>
          </table:table-cell>
          <table:table-cell office:value-type="string">
            <text:p>TC0001_PlannerA 1-12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77">
            <text:p>1677</text:p>
          </table:table-cell>
          <table:table-cell office:value-type="time" office:time-value="PT12H04M15.554S">
            <text:p>12:04:15.55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331">
            <text:p>33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78">
            <text:p>1678</text:p>
          </table:table-cell>
          <table:table-cell office:value-type="time" office:time-value="PT12H04M15.885S">
            <text:p>12:04:15.89</text:p>
          </table:table-cell>
          <table:table-cell office:value-type="string">
            <text:p>TC0002_PlannerB 2-13</text:p>
          </table:table-cell>
          <table:table-cell office:value-type="string">
            <text:p>/channels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79">
            <text:p>1679</text:p>
          </table:table-cell>
          <table:table-cell office:value-type="time" office:time-value="PT12H04M15.892S">
            <text:p>12:04:15.89</text:p>
          </table:table-cell>
          <table:table-cell office:value-type="string">
            <text:p>TC0002_PlannerB 2-13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80">
            <text:p>1680</text:p>
          </table:table-cell>
          <table:table-cell office:value-type="time" office:time-value="PT12H04M15.897S">
            <text:p>12:04:15.90</text:p>
          </table:table-cell>
          <table:table-cell office:value-type="string">
            <text:p>TC0002_PlannerB 2-1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81">
            <text:p>1681</text:p>
          </table:table-cell>
          <table:table-cell office:value-type="time" office:time-value="PT12H04M15.525S">
            <text:p>12:04:15.53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487">
            <text:p>48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82">
            <text:p>1682</text:p>
          </table:table-cell>
          <table:table-cell office:value-type="time" office:time-value="PT12H04M14.341S">
            <text:p>12:04:14.34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683">
            <text:p>1683</text:p>
          </table:table-cell>
          <table:table-cell office:value-type="string">
            <text:p>Success</text:p>
          </table:table-cell>
          <table:table-cell office:value-type="float" office:value="15615">
            <text:p>15615</text:p>
          </table:table-cell>
          <table:table-cell table:number-columns-repeated="1017"/>
        </table:table-row>
        <table:table-row table:style-name="ro1">
          <table:table-cell office:value-type="float" office:value="1683">
            <text:p>1683</text:p>
          </table:table-cell>
          <table:table-cell office:value-type="time" office:time-value="PT12H04M16.014S">
            <text:p>12:04:16.01</text:p>
          </table:table-cell>
          <table:table-cell office:value-type="string">
            <text:p>TC0002_PlannerB 2-3</text:p>
          </table:table-cell>
          <table:table-cell office:value-type="string">
            <text:p>/channels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84">
            <text:p>1684</text:p>
          </table:table-cell>
          <table:table-cell office:value-type="time" office:time-value="PT12H04M16.03S">
            <text:p>12:04:16.03</text:p>
          </table:table-cell>
          <table:table-cell office:value-type="string">
            <text:p>TC0002_PlannerB 2-3</text:p>
          </table:table-cell>
          <table:table-cell office:value-type="string">
            <text:p>/channels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85">
            <text:p>1685</text:p>
          </table:table-cell>
          <table:table-cell office:value-type="time" office:time-value="PT12H04M14.033S">
            <text:p>12:04:14.03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008">
            <text:p>2008</text:p>
          </table:table-cell>
          <table:table-cell office:value-type="string">
            <text:p>Success</text:p>
          </table:table-cell>
          <table:table-cell office:value-type="float" office:value="49306">
            <text:p>49306</text:p>
          </table:table-cell>
          <table:table-cell table:number-columns-repeated="1017"/>
        </table:table-row>
        <table:table-row table:style-name="ro1">
          <table:table-cell office:value-type="float" office:value="1686">
            <text:p>1686</text:p>
          </table:table-cell>
          <table:table-cell office:value-type="time" office:time-value="PT12H04M16.043S">
            <text:p>12:04:16.04</text:p>
          </table:table-cell>
          <table:table-cell office:value-type="string">
            <text:p>TC0002_PlannerB 2-3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87">
            <text:p>1687</text:p>
          </table:table-cell>
          <table:table-cell office:value-type="time" office:time-value="PT12H04M16.025S">
            <text:p>12:04:16.03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88">
            <text:p>1688</text:p>
          </table:table-cell>
          <table:table-cell office:value-type="time" office:time-value="PT12H04M16.099S">
            <text:p>12:04:16.10</text:p>
          </table:table-cell>
          <table:table-cell office:value-type="string">
            <text:p>TC0002_PlannerB 2-7</text:p>
          </table:table-cell>
          <table:table-cell office:value-type="string">
            <text:p>/channels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89">
            <text:p>1689</text:p>
          </table:table-cell>
          <table:table-cell office:value-type="time" office:time-value="PT12H04M12.036S">
            <text:p>12:04:12.04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4121">
            <text:p>4121</text:p>
          </table:table-cell>
          <table:table-cell office:value-type="string">
            <text:p>Success</text:p>
          </table:table-cell>
          <table:table-cell office:value-type="float" office:value="48648">
            <text:p>48648</text:p>
          </table:table-cell>
          <table:table-cell table:number-columns-repeated="1017"/>
        </table:table-row>
        <table:table-row table:style-name="ro1">
          <table:table-cell office:value-type="float" office:value="1690">
            <text:p>1690</text:p>
          </table:table-cell>
          <table:table-cell office:value-type="time" office:time-value="PT12H04M13.79S">
            <text:p>12:04:13.79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2365">
            <text:p>2365</text:p>
          </table:table-cell>
          <table:table-cell office:value-type="string">
            <text:p>Success</text:p>
          </table:table-cell>
          <table:table-cell office:value-type="float" office:value="47976">
            <text:p>47976</text:p>
          </table:table-cell>
          <table:table-cell table:number-columns-repeated="1017"/>
        </table:table-row>
        <table:table-row table:style-name="ro1">
          <table:table-cell office:value-type="float" office:value="1691">
            <text:p>1691</text:p>
          </table:table-cell>
          <table:table-cell office:value-type="time" office:time-value="PT12H04M14.289S">
            <text:p>12:04:14.29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873">
            <text:p>1873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692">
            <text:p>1692</text:p>
          </table:table-cell>
          <table:table-cell office:value-type="time" office:time-value="PT12H04M14.172S">
            <text:p>12:04:14.17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011">
            <text:p>2011</text:p>
          </table:table-cell>
          <table:table-cell office:value-type="string">
            <text:p>Success</text:p>
          </table:table-cell>
          <table:table-cell office:value-type="float" office:value="49306">
            <text:p>49306</text:p>
          </table:table-cell>
          <table:table-cell table:number-columns-repeated="1017"/>
        </table:table-row>
        <table:table-row table:style-name="ro1">
          <table:table-cell office:value-type="float" office:value="1693">
            <text:p>1693</text:p>
          </table:table-cell>
          <table:table-cell office:value-type="time" office:time-value="PT12H04M16.116S">
            <text:p>12:04:16.12</text:p>
          </table:table-cell>
          <table:table-cell office:value-type="string">
            <text:p>TC0002_PlannerB 2-7</text:p>
          </table:table-cell>
          <table:table-cell office:value-type="string">
            <text:p>/channels/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4">
            <text:p>1694</text:p>
          </table:table-cell>
          <table:table-cell office:value-type="time" office:time-value="PT12H04M14.953S">
            <text:p>12:04:14.95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235">
            <text:p>1235</text:p>
          </table:table-cell>
          <table:table-cell office:value-type="string">
            <text:p>Success</text:p>
          </table:table-cell>
          <table:table-cell office:value-type="float" office:value="47973">
            <text:p>47973</text:p>
          </table:table-cell>
          <table:table-cell table:number-columns-repeated="1017"/>
        </table:table-row>
        <table:table-row table:style-name="ro1">
          <table:table-cell office:value-type="float" office:value="1695">
            <text:p>1695</text:p>
          </table:table-cell>
          <table:table-cell office:value-type="time" office:time-value="PT12H04M14.285S">
            <text:p>12:04:14.29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909">
            <text:p>1909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696">
            <text:p>1696</text:p>
          </table:table-cell>
          <table:table-cell office:value-type="time" office:time-value="PT12H04M16.186S">
            <text:p>12:04:16.19</text:p>
          </table:table-cell>
          <table:table-cell office:value-type="string">
            <text:p>TC0002_PlannerB 2-7</text:p>
          </table:table-cell>
          <table:table-cell office:value-type="string">
            <text:p>/channels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97">
            <text:p>1697</text:p>
          </table:table-cell>
          <table:table-cell office:value-type="time" office:time-value="PT12H04M14.221S">
            <text:p>12:04:14.22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978">
            <text:p>1978</text:p>
          </table:table-cell>
          <table:table-cell office:value-type="string">
            <text:p>Success</text:p>
          </table:table-cell>
          <table:table-cell office:value-type="float" office:value="49306">
            <text:p>49306</text:p>
          </table:table-cell>
          <table:table-cell table:number-columns-repeated="1017"/>
        </table:table-row>
        <table:table-row table:style-name="ro1">
          <table:table-cell office:value-type="float" office:value="1698">
            <text:p>1698</text:p>
          </table:table-cell>
          <table:table-cell office:value-type="time" office:time-value="PT12H04M13.26S">
            <text:p>12:04:13.26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941">
            <text:p>2941</text:p>
          </table:table-cell>
          <table:table-cell office:value-type="string">
            <text:p>Success</text:p>
          </table:table-cell>
          <table:table-cell office:value-type="float" office:value="49306">
            <text:p>49306</text:p>
          </table:table-cell>
          <table:table-cell table:number-columns-repeated="1017"/>
        </table:table-row>
        <table:table-row table:style-name="ro1">
          <table:table-cell office:value-type="float" office:value="1699">
            <text:p>1699</text:p>
          </table:table-cell>
          <table:table-cell office:value-type="time" office:time-value="PT12H04M16.189S">
            <text:p>12:04:16.19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1">
          <table:table-cell office:value-type="float" office:value="1700">
            <text:p>1700</text:p>
          </table:table-cell>
          <table:table-cell office:value-type="time" office:time-value="PT12H04M14.999S">
            <text:p>12:04:15.00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226">
            <text:p>1226</text:p>
          </table:table-cell>
          <table:table-cell office:value-type="string">
            <text:p>Success</text:p>
          </table:table-cell>
          <table:table-cell office:value-type="float" office:value="48648">
            <text:p>48648</text:p>
          </table:table-cell>
          <table:table-cell table:number-columns-repeated="1017"/>
        </table:table-row>
        <table:table-row table:style-name="ro1">
          <table:table-cell office:value-type="float" office:value="1701">
            <text:p>1701</text:p>
          </table:table-cell>
          <table:table-cell office:value-type="time" office:time-value="PT12H04M16.158S">
            <text:p>12:04:16.16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1">
          <table:table-cell office:value-type="float" office:value="1702">
            <text:p>1702</text:p>
          </table:table-cell>
          <table:table-cell office:value-type="time" office:time-value="PT12H04M15.42S">
            <text:p>12:04:15.42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063">
            <text:p>1063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703">
            <text:p>1703</text:p>
          </table:table-cell>
          <table:table-cell office:value-type="time" office:time-value="PT12H04M16.485S">
            <text:p>12:04:16.49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325">
            <text:p>325</text:p>
          </table:table-cell>
          <table:table-cell table:number-columns-repeated="1017"/>
        </table:table-row>
        <table:table-row table:style-name="ro1">
          <table:table-cell office:value-type="float" office:value="1704">
            <text:p>1704</text:p>
          </table:table-cell>
          <table:table-cell office:value-type="time" office:time-value="PT12H04M15.413S">
            <text:p>12:04:15.41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172">
            <text:p>1172</text:p>
          </table:table-cell>
          <table:table-cell office:value-type="string">
            <text:p>Success</text:p>
          </table:table-cell>
          <table:table-cell office:value-type="float" office:value="24954">
            <text:p>24954</text:p>
          </table:table-cell>
          <table:table-cell table:number-columns-repeated="1017"/>
        </table:table-row>
        <table:table-row table:style-name="ro1">
          <table:table-cell office:value-type="float" office:value="1705">
            <text:p>1705</text:p>
          </table:table-cell>
          <table:table-cell office:value-type="time" office:time-value="PT12H04M15.586S">
            <text:p>12:04:15.59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017">
            <text:p>1017</text:p>
          </table:table-cell>
          <table:table-cell office:value-type="string">
            <text:p>Success</text:p>
          </table:table-cell>
          <table:table-cell office:value-type="float" office:value="20935">
            <text:p>20935</text:p>
          </table:table-cell>
          <table:table-cell table:number-columns-repeated="1017"/>
        </table:table-row>
        <table:table-row table:style-name="ro1">
          <table:table-cell office:value-type="float" office:value="1706">
            <text:p>1706</text:p>
          </table:table-cell>
          <table:table-cell office:value-type="time" office:time-value="PT12H04M15.007S">
            <text:p>12:04:15.01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598">
            <text:p>1598</text:p>
          </table:table-cell>
          <table:table-cell office:value-type="string">
            <text:p>Success</text:p>
          </table:table-cell>
          <table:table-cell office:value-type="float" office:value="27210">
            <text:p>27210</text:p>
          </table:table-cell>
          <table:table-cell table:number-columns-repeated="1017"/>
        </table:table-row>
        <table:table-row table:style-name="ro1">
          <table:table-cell office:value-type="float" office:value="1707">
            <text:p>1707</text:p>
          </table:table-cell>
          <table:table-cell office:value-type="time" office:time-value="PT12H04M14.957S">
            <text:p>12:04:14.96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650">
            <text:p>1650</text:p>
          </table:table-cell>
          <table:table-cell office:value-type="string">
            <text:p>Success</text:p>
          </table:table-cell>
          <table:table-cell office:value-type="float" office:value="27210">
            <text:p>27210</text:p>
          </table:table-cell>
          <table:table-cell table:number-columns-repeated="1017"/>
        </table:table-row>
        <table:table-row table:style-name="ro1">
          <table:table-cell office:value-type="float" office:value="1708">
            <text:p>1708</text:p>
          </table:table-cell>
          <table:table-cell office:value-type="time" office:time-value="PT12H04M16.587S">
            <text:p>12:04:16.59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325">
            <text:p>325</text:p>
          </table:table-cell>
          <table:table-cell table:number-columns-repeated="1017"/>
        </table:table-row>
        <table:table-row table:style-name="ro1">
          <table:table-cell office:value-type="float" office:value="1709">
            <text:p>1709</text:p>
          </table:table-cell>
          <table:table-cell office:value-type="time" office:time-value="PT12H04M16.605S">
            <text:p>12:04:16.61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325">
            <text:p>325</text:p>
          </table:table-cell>
          <table:table-cell table:number-columns-repeated="1017"/>
        </table:table-row>
        <table:table-row table:style-name="ro1">
          <table:table-cell office:value-type="float" office:value="1710">
            <text:p>1710</text:p>
          </table:table-cell>
          <table:table-cell office:value-type="time" office:time-value="PT12H04M16.606S">
            <text:p>12:04:16.61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325">
            <text:p>325</text:p>
          </table:table-cell>
          <table:table-cell table:number-columns-repeated="1017"/>
        </table:table-row>
        <table:table-row table:style-name="ro1">
          <table:table-cell office:value-type="float" office:value="1711">
            <text:p>1711</text:p>
          </table:table-cell>
          <table:table-cell office:value-type="time" office:time-value="PT12H04M15.589S">
            <text:p>12:04:15.59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038">
            <text:p>1038</text:p>
          </table:table-cell>
          <table:table-cell office:value-type="string">
            <text:p>Success</text:p>
          </table:table-cell>
          <table:table-cell office:value-type="float" office:value="20935">
            <text:p>20935</text:p>
          </table:table-cell>
          <table:table-cell table:number-columns-repeated="1017"/>
        </table:table-row>
        <table:table-row table:style-name="ro1">
          <table:table-cell office:value-type="float" office:value="1712">
            <text:p>1712</text:p>
          </table:table-cell>
          <table:table-cell office:value-type="time" office:time-value="PT12H04M16.158S">
            <text:p>12:04:16.16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471">
            <text:p>471</text:p>
          </table:table-cell>
          <table:table-cell office:value-type="string">
            <text:p>Success</text:p>
          </table:table-cell>
          <table:table-cell office:value-type="float" office:value="20935">
            <text:p>20935</text:p>
          </table:table-cell>
          <table:table-cell table:number-columns-repeated="1017"/>
        </table:table-row>
        <table:table-row table:style-name="ro1">
          <table:table-cell office:value-type="float" office:value="1713">
            <text:p>1713</text:p>
          </table:table-cell>
          <table:table-cell office:value-type="time" office:time-value="PT12H04M16.63S">
            <text:p>12:04:16.63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66">
            <text:p>266</text:p>
          </table:table-cell>
          <table:table-cell table:number-columns-repeated="1017"/>
        </table:table-row>
        <table:table-row table:style-name="ro1">
          <table:table-cell office:value-type="float" office:value="1714">
            <text:p>1714</text:p>
          </table:table-cell>
          <table:table-cell office:value-type="time" office:time-value="PT12H04M16.629S">
            <text:p>12:04:16.63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325">
            <text:p>325</text:p>
          </table:table-cell>
          <table:table-cell table:number-columns-repeated="1017"/>
        </table:table-row>
        <table:table-row table:style-name="ro1">
          <table:table-cell office:value-type="float" office:value="1715">
            <text:p>1715</text:p>
          </table:table-cell>
          <table:table-cell office:value-type="time" office:time-value="PT12H04M16.225S">
            <text:p>12:04:16.23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454">
            <text:p>454</text:p>
          </table:table-cell>
          <table:table-cell office:value-type="string">
            <text:p>Success</text:p>
          </table:table-cell>
          <table:table-cell office:value-type="float" office:value="20935">
            <text:p>20935</text:p>
          </table:table-cell>
          <table:table-cell table:number-columns-repeated="1017"/>
        </table:table-row>
        <table:table-row table:style-name="ro1">
          <table:table-cell office:value-type="float" office:value="1716">
            <text:p>1716</text:p>
          </table:table-cell>
          <table:table-cell office:value-type="time" office:time-value="PT12H04M16.681S">
            <text:p>12:04:16.68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325">
            <text:p>325</text:p>
          </table:table-cell>
          <table:table-cell table:number-columns-repeated="1017"/>
        </table:table-row>
        <table:table-row table:style-name="ro1">
          <table:table-cell office:value-type="float" office:value="1717">
            <text:p>1717</text:p>
          </table:table-cell>
          <table:table-cell office:value-type="time" office:time-value="PT12H04M16.608S">
            <text:p>12:04:16.61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453">
            <text:p>453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1718">
            <text:p>1718</text:p>
          </table:table-cell>
          <table:table-cell office:value-type="time" office:time-value="PT12H04M15.575S">
            <text:p>12:04:15.58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515">
            <text:p>1515</text:p>
          </table:table-cell>
          <table:table-cell office:value-type="string">
            <text:p>Success</text:p>
          </table:table-cell>
          <table:table-cell office:value-type="float" office:value="19759">
            <text:p>19759</text:p>
          </table:table-cell>
          <table:table-cell table:number-columns-repeated="1017"/>
        </table:table-row>
        <table:table-row table:style-name="ro1">
          <table:table-cell office:value-type="float" office:value="1719">
            <text:p>1719</text:p>
          </table:table-cell>
          <table:table-cell office:value-type="time" office:time-value="PT12H04M16.162S">
            <text:p>12:04:16.16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932">
            <text:p>932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720">
            <text:p>1720</text:p>
          </table:table-cell>
          <table:table-cell office:value-type="time" office:time-value="PT12H04M16.222S">
            <text:p>12:04:16.22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877">
            <text:p>877</text:p>
          </table:table-cell>
          <table:table-cell office:value-type="string">
            <text:p>Success</text:p>
          </table:table-cell>
          <table:table-cell office:value-type="float" office:value="48643">
            <text:p>48643</text:p>
          </table:table-cell>
          <table:table-cell table:number-columns-repeated="1017"/>
        </table:table-row>
        <table:table-row table:style-name="ro1">
          <table:table-cell office:value-type="float" office:value="1721">
            <text:p>1721</text:p>
          </table:table-cell>
          <table:table-cell office:value-type="time" office:time-value="PT12H04M16.227S">
            <text:p>12:04:16.23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885">
            <text:p>885</text:p>
          </table:table-cell>
          <table:table-cell office:value-type="string">
            <text:p>Success</text:p>
          </table:table-cell>
          <table:table-cell office:value-type="float" office:value="48648">
            <text:p>48648</text:p>
          </table:table-cell>
          <table:table-cell table:number-columns-repeated="1017"/>
        </table:table-row>
        <table:table-row table:style-name="ro1">
          <table:table-cell office:value-type="float" office:value="1722">
            <text:p>1722</text:p>
          </table:table-cell>
          <table:table-cell office:value-type="time" office:time-value="PT12H04M17.063S">
            <text:p>12:04:17.06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23">
            <text:p>1723</text:p>
          </table:table-cell>
          <table:table-cell office:value-type="time" office:time-value="PT12H04M17.13S">
            <text:p>12:04:17.13</text:p>
          </table:table-cell>
          <table:table-cell office:value-type="string">
            <text:p>TC0002_PlannerB 2-4</text:p>
          </table:table-cell>
          <table:table-cell office:value-type="string">
            <text:p>/channels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24">
            <text:p>1724</text:p>
          </table:table-cell>
          <table:table-cell office:value-type="time" office:time-value="PT12H04M17.142S">
            <text:p>12:04:17.14</text:p>
          </table:table-cell>
          <table:table-cell office:value-type="string">
            <text:p>TC0002_PlannerB 2-4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25">
            <text:p>1725</text:p>
          </table:table-cell>
          <table:table-cell office:value-type="time" office:time-value="PT12H04M17.146S">
            <text:p>12:04:17.15</text:p>
          </table:table-cell>
          <table:table-cell office:value-type="string">
            <text:p>TC0002_PlannerB 2-4</text:p>
          </table:table-cell>
          <table:table-cell office:value-type="string">
            <text:p>/channels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26">
            <text:p>1726</text:p>
          </table:table-cell>
          <table:table-cell office:value-type="time" office:time-value="PT12H04M17.092S">
            <text:p>12:04:17.09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27">
            <text:p>1727</text:p>
          </table:table-cell>
          <table:table-cell office:value-type="time" office:time-value="PT12H04M17.168S">
            <text:p>12:04:17.17</text:p>
          </table:table-cell>
          <table:table-cell office:value-type="string">
            <text:p>TC0001_PlannerA 1-4</text:p>
          </table:table-cell>
          <table:table-cell office:value-type="string">
            <text:p>/channels/logout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28">
            <text:p>1728</text:p>
          </table:table-cell>
          <table:table-cell office:value-type="time" office:time-value="PT12H04M16.201S">
            <text:p>12:04:16.20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002">
            <text:p>1002</text:p>
          </table:table-cell>
          <table:table-cell office:value-type="string">
            <text:p>Success</text:p>
          </table:table-cell>
          <table:table-cell office:value-type="float" office:value="19761">
            <text:p>19761</text:p>
          </table:table-cell>
          <table:table-cell table:number-columns-repeated="1017"/>
        </table:table-row>
        <table:table-row table:style-name="ro1">
          <table:table-cell office:value-type="float" office:value="1729">
            <text:p>1729</text:p>
          </table:table-cell>
          <table:table-cell office:value-type="time" office:time-value="PT12H04M16.043S">
            <text:p>12:04:16.04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176">
            <text:p>1176</text:p>
          </table:table-cell>
          <table:table-cell office:value-type="string">
            <text:p>Success</text:p>
          </table:table-cell>
          <table:table-cell office:value-type="float" office:value="19757">
            <text:p>19757</text:p>
          </table:table-cell>
          <table:table-cell table:number-columns-repeated="1017"/>
        </table:table-row>
        <table:table-row table:style-name="ro1">
          <table:table-cell office:value-type="float" office:value="1730">
            <text:p>1730</text:p>
          </table:table-cell>
          <table:table-cell office:value-type="time" office:time-value="PT12H04M17.191S">
            <text:p>12:04:17.19</text:p>
          </table:table-cell>
          <table:table-cell office:value-type="string">
            <text:p>TC0001_PlannerA 1-4</text:p>
          </table:table-cell>
          <table:table-cell office:value-type="string">
            <text:p>/channels/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1">
            <text:p>1731</text:p>
          </table:table-cell>
          <table:table-cell office:value-type="time" office:time-value="PT12H04M17.225S">
            <text:p>12:04:17.23</text:p>
          </table:table-cell>
          <table:table-cell office:value-type="string">
            <text:p>TC0001_PlannerA 1-4</text:p>
          </table:table-cell>
          <table:table-cell office:value-type="string">
            <text:p>/channels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32">
            <text:p>1732</text:p>
          </table:table-cell>
          <table:table-cell office:value-type="time" office:time-value="PT12H04M16.203S">
            <text:p>12:04:16.20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038">
            <text:p>1038</text:p>
          </table:table-cell>
          <table:table-cell office:value-type="string">
            <text:p>Success</text:p>
          </table:table-cell>
          <table:table-cell office:value-type="float" office:value="19757">
            <text:p>19757</text:p>
          </table:table-cell>
          <table:table-cell table:number-columns-repeated="1017"/>
        </table:table-row>
        <table:table-row table:style-name="ro1">
          <table:table-cell office:value-type="float" office:value="1733">
            <text:p>1733</text:p>
          </table:table-cell>
          <table:table-cell office:value-type="time" office:time-value="PT12H04M16.185S">
            <text:p>12:04:16.19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074">
            <text:p>1074</text:p>
          </table:table-cell>
          <table:table-cell office:value-type="string">
            <text:p>Success</text:p>
          </table:table-cell>
          <table:table-cell office:value-type="float" office:value="19761">
            <text:p>19761</text:p>
          </table:table-cell>
          <table:table-cell table:number-columns-repeated="1017"/>
        </table:table-row>
        <table:table-row table:style-name="ro1">
          <table:table-cell office:value-type="float" office:value="1734">
            <text:p>1734</text:p>
          </table:table-cell>
          <table:table-cell office:value-type="time" office:time-value="PT12H04M16.625S">
            <text:p>12:04:16.63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644">
            <text:p>644</text:p>
          </table:table-cell>
          <table:table-cell office:value-type="string">
            <text:p>Success</text:p>
          </table:table-cell>
          <table:table-cell office:value-type="float" office:value="49306">
            <text:p>49306</text:p>
          </table:table-cell>
          <table:table-cell table:number-columns-repeated="1017"/>
        </table:table-row>
        <table:table-row table:style-name="ro1">
          <table:table-cell office:value-type="float" office:value="1735">
            <text:p>1735</text:p>
          </table:table-cell>
          <table:table-cell office:value-type="time" office:time-value="PT12H04M16.644S">
            <text:p>12:04:16.64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634">
            <text:p>634</text:p>
          </table:table-cell>
          <table:table-cell office:value-type="string">
            <text:p>Success</text:p>
          </table:table-cell>
          <table:table-cell office:value-type="float" office:value="49306">
            <text:p>49306</text:p>
          </table:table-cell>
          <table:table-cell table:number-columns-repeated="1017"/>
        </table:table-row>
        <table:table-row table:style-name="ro1">
          <table:table-cell office:value-type="float" office:value="1736">
            <text:p>1736</text:p>
          </table:table-cell>
          <table:table-cell office:value-type="time" office:time-value="PT12H04M16.627S">
            <text:p>12:04:16.63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657">
            <text:p>657</text:p>
          </table:table-cell>
          <table:table-cell office:value-type="string">
            <text:p>Success</text:p>
          </table:table-cell>
          <table:table-cell office:value-type="float" office:value="49306">
            <text:p>49306</text:p>
          </table:table-cell>
          <table:table-cell table:number-columns-repeated="1017"/>
        </table:table-row>
        <table:table-row table:style-name="ro1">
          <table:table-cell office:value-type="float" office:value="1737">
            <text:p>1737</text:p>
          </table:table-cell>
          <table:table-cell office:value-type="time" office:time-value="PT12H04M16.623S">
            <text:p>12:04:16.62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662">
            <text:p>662</text:p>
          </table:table-cell>
          <table:table-cell office:value-type="string">
            <text:p>Success</text:p>
          </table:table-cell>
          <table:table-cell office:value-type="float" office:value="49306">
            <text:p>49306</text:p>
          </table:table-cell>
          <table:table-cell table:number-columns-repeated="1017"/>
        </table:table-row>
        <table:table-row table:style-name="ro1">
          <table:table-cell office:value-type="float" office:value="1738">
            <text:p>1738</text:p>
          </table:table-cell>
          <table:table-cell office:value-type="time" office:time-value="PT12H04M16.695S">
            <text:p>12:04:16.70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599">
            <text:p>599</text:p>
          </table:table-cell>
          <table:table-cell office:value-type="string">
            <text:p>Success</text:p>
          </table:table-cell>
          <table:table-cell office:value-type="float" office:value="49306">
            <text:p>49306</text:p>
          </table:table-cell>
          <table:table-cell table:number-columns-repeated="1017"/>
        </table:table-row>
        <table:table-row table:style-name="ro1">
          <table:table-cell office:value-type="float" office:value="1739">
            <text:p>1739</text:p>
          </table:table-cell>
          <table:table-cell office:value-type="time" office:time-value="PT12H04M16.498S">
            <text:p>12:04:16.50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799">
            <text:p>799</text:p>
          </table:table-cell>
          <table:table-cell office:value-type="string">
            <text:p>Success</text:p>
          </table:table-cell>
          <table:table-cell office:value-type="float" office:value="49299">
            <text:p>49299</text:p>
          </table:table-cell>
          <table:table-cell table:number-columns-repeated="1017"/>
        </table:table-row>
        <table:table-row table:style-name="ro1">
          <table:table-cell office:value-type="float" office:value="1740">
            <text:p>1740</text:p>
          </table:table-cell>
          <table:table-cell office:value-type="time" office:time-value="PT12H04M16.197S">
            <text:p>12:04:16.20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111">
            <text:p>1111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741">
            <text:p>1741</text:p>
          </table:table-cell>
          <table:table-cell office:value-type="time" office:time-value="PT12H04M17.22S">
            <text:p>12:04:17.22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42">
            <text:p>1742</text:p>
          </table:table-cell>
          <table:table-cell office:value-type="time" office:time-value="PT12H04M17.331S">
            <text:p>12:04:17.33</text:p>
          </table:table-cell>
          <table:table-cell office:value-type="string">
            <text:p>TC0001_PlannerA 1-8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3">
            <text:p>1743</text:p>
          </table:table-cell>
          <table:table-cell office:value-type="time" office:time-value="PT12H04M17.339S">
            <text:p>12:04:17.34</text:p>
          </table:table-cell>
          <table:table-cell office:value-type="string">
            <text:p>TC0001_PlannerA 1-8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4">
            <text:p>1744</text:p>
          </table:table-cell>
          <table:table-cell office:value-type="time" office:time-value="PT12H04M17.343S">
            <text:p>12:04:17.34</text:p>
          </table:table-cell>
          <table:table-cell office:value-type="string">
            <text:p>TC0001_PlannerA 1-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45">
            <text:p>1745</text:p>
          </table:table-cell>
          <table:table-cell office:value-type="time" office:time-value="PT12H04M17.26S">
            <text:p>12:04:17.26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89">
            <text:p>18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46">
            <text:p>1746</text:p>
          </table:table-cell>
          <table:table-cell office:value-type="time" office:time-value="PT12H04M17.449S">
            <text:p>12:04:17.45</text:p>
          </table:table-cell>
          <table:table-cell office:value-type="string">
            <text:p>TC0001_PlannerA 1-16</text:p>
          </table:table-cell>
          <table:table-cell office:value-type="string">
            <text:p>/channels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7">
            <text:p>1747</text:p>
          </table:table-cell>
          <table:table-cell office:value-type="time" office:time-value="PT12H04M17.461S">
            <text:p>12:04:17.46</text:p>
          </table:table-cell>
          <table:table-cell office:value-type="string">
            <text:p>TC0001_PlannerA 1-16</text:p>
          </table:table-cell>
          <table:table-cell office:value-type="string">
            <text:p>/channels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8">
            <text:p>1748</text:p>
          </table:table-cell>
          <table:table-cell office:value-type="time" office:time-value="PT12H04M17.472S">
            <text:p>12:04:17.47</text:p>
          </table:table-cell>
          <table:table-cell office:value-type="string">
            <text:p>TC0001_PlannerA 1-16</text:p>
          </table:table-cell>
          <table:table-cell office:value-type="string">
            <text:p>/channels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49">
            <text:p>1749</text:p>
          </table:table-cell>
          <table:table-cell office:value-type="time" office:time-value="PT12H04M17.202S">
            <text:p>12:04:17.20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308">
            <text:p>30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50">
            <text:p>1750</text:p>
          </table:table-cell>
          <table:table-cell office:value-type="time" office:time-value="PT12H04M17.512S">
            <text:p>12:04:17.51</text:p>
          </table:table-cell>
          <table:table-cell office:value-type="string">
            <text:p>TC0001_PlannerA 1-20</text:p>
          </table:table-cell>
          <table:table-cell office:value-type="string">
            <text:p>/channels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1">
            <text:p>1751</text:p>
          </table:table-cell>
          <table:table-cell office:value-type="time" office:time-value="PT12H04M17.534S">
            <text:p>12:04:17.53</text:p>
          </table:table-cell>
          <table:table-cell office:value-type="string">
            <text:p>TC0001_PlannerA 1-20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2">
            <text:p>1752</text:p>
          </table:table-cell>
          <table:table-cell office:value-type="time" office:time-value="PT12H04M17.538S">
            <text:p>12:04:17.54</text:p>
          </table:table-cell>
          <table:table-cell office:value-type="string">
            <text:p>TC0001_PlannerA 1-20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53">
            <text:p>1753</text:p>
          </table:table-cell>
          <table:table-cell office:value-type="time" office:time-value="PT12H04M17.299S">
            <text:p>12:04:17.30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98">
            <text:p>298</text:p>
          </table:table-cell>
          <table:table-cell office:value-type="string">
            <text:p>Success</text:p>
          </table:table-cell>
          <table:table-cell office:value-type="float" office:value="19754">
            <text:p>19754</text:p>
          </table:table-cell>
          <table:table-cell table:number-columns-repeated="1017"/>
        </table:table-row>
        <table:table-row table:style-name="ro1">
          <table:table-cell office:value-type="float" office:value="1754">
            <text:p>1754</text:p>
          </table:table-cell>
          <table:table-cell office:value-type="time" office:time-value="PT12H04M17.241S">
            <text:p>12:04:17.24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365">
            <text:p>36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55">
            <text:p>1755</text:p>
          </table:table-cell>
          <table:table-cell office:value-type="time" office:time-value="PT12H04M17.296S">
            <text:p>12:04:17.30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18">
            <text:p>318</text:p>
          </table:table-cell>
          <table:table-cell office:value-type="string">
            <text:p>Success</text:p>
          </table:table-cell>
          <table:table-cell office:value-type="float" office:value="19760">
            <text:p>19760</text:p>
          </table:table-cell>
          <table:table-cell table:number-columns-repeated="1017"/>
        </table:table-row>
        <table:table-row table:style-name="ro1">
          <table:table-cell office:value-type="float" office:value="1756">
            <text:p>1756</text:p>
          </table:table-cell>
          <table:table-cell office:value-type="time" office:time-value="PT12H04M17.272S">
            <text:p>12:04:17.27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348">
            <text:p>348</text:p>
          </table:table-cell>
          <table:table-cell office:value-type="string">
            <text:p>Success</text:p>
          </table:table-cell>
          <table:table-cell office:value-type="float" office:value="19759">
            <text:p>19759</text:p>
          </table:table-cell>
          <table:table-cell table:number-columns-repeated="1017"/>
        </table:table-row>
        <table:table-row table:style-name="ro1">
          <table:table-cell office:value-type="float" office:value="1757">
            <text:p>1757</text:p>
          </table:table-cell>
          <table:table-cell office:value-type="time" office:time-value="PT12H04M17.288S">
            <text:p>12:04:17.29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333">
            <text:p>333</text:p>
          </table:table-cell>
          <table:table-cell office:value-type="string">
            <text:p>Success</text:p>
          </table:table-cell>
          <table:table-cell office:value-type="float" office:value="19759">
            <text:p>19759</text:p>
          </table:table-cell>
          <table:table-cell table:number-columns-repeated="1017"/>
        </table:table-row>
        <table:table-row table:style-name="ro1">
          <table:table-cell office:value-type="float" office:value="1758">
            <text:p>1758</text:p>
          </table:table-cell>
          <table:table-cell office:value-type="time" office:time-value="PT12H04M17.283S">
            <text:p>12:04:17.28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350">
            <text:p>350</text:p>
          </table:table-cell>
          <table:table-cell office:value-type="string">
            <text:p>Success</text:p>
          </table:table-cell>
          <table:table-cell office:value-type="float" office:value="19761">
            <text:p>19761</text:p>
          </table:table-cell>
          <table:table-cell table:number-columns-repeated="1017"/>
        </table:table-row>
        <table:table-row table:style-name="ro1">
          <table:table-cell office:value-type="float" office:value="1759">
            <text:p>1759</text:p>
          </table:table-cell>
          <table:table-cell office:value-type="time" office:time-value="PT12H04M17.608S">
            <text:p>12:04:17.61</text:p>
          </table:table-cell>
          <table:table-cell office:value-type="string">
            <text:p>TC0001_PlannerA 1-15</text:p>
          </table:table-cell>
          <table:table-cell office:value-type="string">
            <text:p>/channels/logout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0">
            <text:p>1760</text:p>
          </table:table-cell>
          <table:table-cell office:value-type="time" office:time-value="PT12H04M17.641S">
            <text:p>12:04:17.64</text:p>
          </table:table-cell>
          <table:table-cell office:value-type="string">
            <text:p>TC0001_PlannerA 1-15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1">
            <text:p>1761</text:p>
          </table:table-cell>
          <table:table-cell office:value-type="time" office:time-value="PT12H04M17.647S">
            <text:p>12:04:17.65</text:p>
          </table:table-cell>
          <table:table-cell office:value-type="string">
            <text:p>TC0001_PlannerA 1-1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62">
            <text:p>1762</text:p>
          </table:table-cell>
          <table:table-cell office:value-type="time" office:time-value="PT12H04M17.598S">
            <text:p>12:04:17.60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63">
            <text:p>1763</text:p>
          </table:table-cell>
          <table:table-cell office:value-type="time" office:time-value="PT12H04M17.706S">
            <text:p>12:04:17.71</text:p>
          </table:table-cell>
          <table:table-cell office:value-type="string">
            <text:p>TC0001_PlannerA 1-2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4">
            <text:p>1764</text:p>
          </table:table-cell>
          <table:table-cell office:value-type="time" office:time-value="PT12H04M17.715S">
            <text:p>12:04:17.72</text:p>
          </table:table-cell>
          <table:table-cell office:value-type="string">
            <text:p>TC0001_PlannerA 1-2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5">
            <text:p>1765</text:p>
          </table:table-cell>
          <table:table-cell office:value-type="time" office:time-value="PT12H04M17.72S">
            <text:p>12:04:17.72</text:p>
          </table:table-cell>
          <table:table-cell office:value-type="string">
            <text:p>TC0001_PlannerA 1-2</text:p>
          </table:table-cell>
          <table:table-cell office:value-type="string">
            <text:p>/channels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66">
            <text:p>1766</text:p>
          </table:table-cell>
          <table:table-cell office:value-type="time" office:time-value="PT12H04M17.633S">
            <text:p>12:04:17.63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67">
            <text:p>1767</text:p>
          </table:table-cell>
          <table:table-cell office:value-type="time" office:time-value="PT12H04M17.751S">
            <text:p>12:04:17.75</text:p>
          </table:table-cell>
          <table:table-cell office:value-type="string">
            <text:p>TC0001_PlannerA 1-9</text:p>
          </table:table-cell>
          <table:table-cell office:value-type="string">
            <text:p>/channels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8">
            <text:p>1768</text:p>
          </table:table-cell>
          <table:table-cell office:value-type="time" office:time-value="PT12H04M17.756S">
            <text:p>12:04:17.76</text:p>
          </table:table-cell>
          <table:table-cell office:value-type="string">
            <text:p>TC0001_PlannerA 1-9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9">
            <text:p>1769</text:p>
          </table:table-cell>
          <table:table-cell office:value-type="time" office:time-value="PT12H04M17.761S">
            <text:p>12:04:17.76</text:p>
          </table:table-cell>
          <table:table-cell office:value-type="string">
            <text:p>TC0001_PlannerA 1-9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70">
            <text:p>1770</text:p>
          </table:table-cell>
          <table:table-cell office:value-type="time" office:time-value="PT12H04M17.621S">
            <text:p>12:04:17.62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212">
            <text:p>21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71">
            <text:p>1771</text:p>
          </table:table-cell>
          <table:table-cell office:value-type="time" office:time-value="PT12H04M17.835S">
            <text:p>12:04:17.84</text:p>
          </table:table-cell>
          <table:table-cell office:value-type="string">
            <text:p>TC0001_PlannerA 1-6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72">
            <text:p>1772</text:p>
          </table:table-cell>
          <table:table-cell office:value-type="time" office:time-value="PT12H04M17.842S">
            <text:p>12:04:17.84</text:p>
          </table:table-cell>
          <table:table-cell office:value-type="string">
            <text:p>TC0001_PlannerA 1-6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73">
            <text:p>1773</text:p>
          </table:table-cell>
          <table:table-cell office:value-type="time" office:time-value="PT12H04M17.847S">
            <text:p>12:04:17.85</text:p>
          </table:table-cell>
          <table:table-cell office:value-type="string">
            <text:p>TC0001_PlannerA 1-6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74">
            <text:p>1774</text:p>
          </table:table-cell>
          <table:table-cell office:value-type="time" office:time-value="PT12H04M17.62S">
            <text:p>12:04:17.62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237">
            <text:p>23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75">
            <text:p>1775</text:p>
          </table:table-cell>
          <table:table-cell office:value-type="time" office:time-value="PT12H04M17.858S">
            <text:p>12:04:17.86</text:p>
          </table:table-cell>
          <table:table-cell office:value-type="string">
            <text:p>TC0001_PlannerA 1-13</text:p>
          </table:table-cell>
          <table:table-cell office:value-type="string">
            <text:p>/channels/logout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76">
            <text:p>1776</text:p>
          </table:table-cell>
          <table:table-cell office:value-type="time" office:time-value="PT12H04M17.898S">
            <text:p>12:04:17.90</text:p>
          </table:table-cell>
          <table:table-cell office:value-type="string">
            <text:p>TC0001_PlannerA 1-13</text:p>
          </table:table-cell>
          <table:table-cell office:value-type="string">
            <text:p>/channels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77">
            <text:p>1777</text:p>
          </table:table-cell>
          <table:table-cell office:value-type="time" office:time-value="PT12H04M17.615S">
            <text:p>12:04:17.62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293">
            <text:p>29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78">
            <text:p>1778</text:p>
          </table:table-cell>
          <table:table-cell office:value-type="time" office:time-value="PT12H04M17.907S">
            <text:p>12:04:17.91</text:p>
          </table:table-cell>
          <table:table-cell office:value-type="string">
            <text:p>TC0001_PlannerA 1-13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time" office:time-value="PT12H04M16.645S">
            <text:p>12:04:16.65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278">
            <text:p>1278</text:p>
          </table:table-cell>
          <table:table-cell office:value-type="string">
            <text:p>Success</text:p>
          </table:table-cell>
          <table:table-cell office:value-type="float" office:value="49306">
            <text:p>49306</text:p>
          </table:table-cell>
          <table:table-cell table:number-columns-repeated="1017"/>
        </table:table-row>
        <table:table-row table:style-name="ro1">
          <table:table-cell office:value-type="float" office:value="1780">
            <text:p>1780</text:p>
          </table:table-cell>
          <table:table-cell office:value-type="time" office:time-value="PT12H04M17.908S">
            <text:p>12:04:17.91</text:p>
          </table:table-cell>
          <table:table-cell office:value-type="string">
            <text:p>TC0001_PlannerA 1-17</text:p>
          </table:table-cell>
          <table:table-cell office:value-type="string">
            <text:p>/channels/logout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1">
            <text:p>1781</text:p>
          </table:table-cell>
          <table:table-cell office:value-type="time" office:time-value="PT12H04M17.284S">
            <text:p>12:04:17.28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649">
            <text:p>649</text:p>
          </table:table-cell>
          <table:table-cell office:value-type="string">
            <text:p>Success</text:p>
          </table:table-cell>
          <table:table-cell office:value-type="float" office:value="19761">
            <text:p>19761</text:p>
          </table:table-cell>
          <table:table-cell table:number-columns-repeated="1017"/>
        </table:table-row>
        <table:table-row table:style-name="ro1">
          <table:table-cell office:value-type="float" office:value="1782">
            <text:p>1782</text:p>
          </table:table-cell>
          <table:table-cell office:value-type="time" office:time-value="PT12H04M17.932S">
            <text:p>12:04:17.93</text:p>
          </table:table-cell>
          <table:table-cell office:value-type="string">
            <text:p>TC0001_PlannerA 1-17</text:p>
          </table:table-cell>
          <table:table-cell office:value-type="string">
            <text:p>/channels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3">
            <text:p>1783</text:p>
          </table:table-cell>
          <table:table-cell office:value-type="time" office:time-value="PT12H04M17.94S">
            <text:p>12:04:17.94</text:p>
          </table:table-cell>
          <table:table-cell office:value-type="string">
            <text:p>TC0001_PlannerA 1-1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84">
            <text:p>1784</text:p>
          </table:table-cell>
          <table:table-cell office:value-type="time" office:time-value="PT12H04M17.935S">
            <text:p>12:04:17.94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85">
            <text:p>1785</text:p>
          </table:table-cell>
          <table:table-cell office:value-type="time" office:time-value="PT12H04M18.026S">
            <text:p>12:04:18.03</text:p>
          </table:table-cell>
          <table:table-cell office:value-type="string">
            <text:p>TC0001_PlannerA 1-7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6">
            <text:p>1786</text:p>
          </table:table-cell>
          <table:table-cell office:value-type="time" office:time-value="PT12H04M17.925S">
            <text:p>12:04:17.93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19763">
            <text:p>19763</text:p>
          </table:table-cell>
          <table:table-cell table:number-columns-repeated="1017"/>
        </table:table-row>
        <table:table-row table:style-name="ro1">
          <table:table-cell office:value-type="float" office:value="1787">
            <text:p>1787</text:p>
          </table:table-cell>
          <table:table-cell office:value-type="time" office:time-value="PT12H04M18.035S">
            <text:p>12:04:18.04</text:p>
          </table:table-cell>
          <table:table-cell office:value-type="string">
            <text:p>TC0001_PlannerA 1-7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8">
            <text:p>1788</text:p>
          </table:table-cell>
          <table:table-cell office:value-type="time" office:time-value="PT12H04M18.04S">
            <text:p>12:04:18.04</text:p>
          </table:table-cell>
          <table:table-cell office:value-type="string">
            <text:p>TC0001_PlannerA 1-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89">
            <text:p>1789</text:p>
          </table:table-cell>
          <table:table-cell office:value-type="time" office:time-value="PT12H04M18.035S">
            <text:p>12:04:18.04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90">
            <text:p>1790</text:p>
          </table:table-cell>
          <table:table-cell office:value-type="time" office:time-value="PT12H04M18.14S">
            <text:p>12:04:18.14</text:p>
          </table:table-cell>
          <table:table-cell office:value-type="string">
            <text:p>TC0001_PlannerA 1-10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1">
            <text:p>1791</text:p>
          </table:table-cell>
          <table:table-cell office:value-type="time" office:time-value="PT12H04M18.147S">
            <text:p>12:04:18.15</text:p>
          </table:table-cell>
          <table:table-cell office:value-type="string">
            <text:p>TC0001_PlannerA 1-10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2">
            <text:p>1792</text:p>
          </table:table-cell>
          <table:table-cell office:value-type="time" office:time-value="PT12H04M18.152S">
            <text:p>12:04:18.15</text:p>
          </table:table-cell>
          <table:table-cell office:value-type="string">
            <text:p>TC0001_PlannerA 1-1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93">
            <text:p>1793</text:p>
          </table:table-cell>
          <table:table-cell office:value-type="time" office:time-value="PT12H04M17.309S">
            <text:p>12:04:17.31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882">
            <text:p>882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1794">
            <text:p>1794</text:p>
          </table:table-cell>
          <table:table-cell office:value-type="time" office:time-value="PT12H04M17.096S">
            <text:p>12:04:17.10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156">
            <text:p>1156</text:p>
          </table:table-cell>
          <table:table-cell office:value-type="string">
            <text:p>Success</text:p>
          </table:table-cell>
          <table:table-cell office:value-type="float" office:value="17101">
            <text:p>17101</text:p>
          </table:table-cell>
          <table:table-cell table:number-columns-repeated="1017"/>
        </table:table-row>
        <table:table-row table:style-name="ro1">
          <table:table-cell office:value-type="float" office:value="1795">
            <text:p>1795</text:p>
          </table:table-cell>
          <table:table-cell office:value-type="time" office:time-value="PT12H04M17.099S">
            <text:p>12:04:17.10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154">
            <text:p>1154</text:p>
          </table:table-cell>
          <table:table-cell office:value-type="string">
            <text:p>Success</text:p>
          </table:table-cell>
          <table:table-cell office:value-type="float" office:value="11030">
            <text:p>11030</text:p>
          </table:table-cell>
          <table:table-cell table:number-columns-repeated="1017"/>
        </table:table-row>
        <table:table-row table:style-name="ro1">
          <table:table-cell office:value-type="float" office:value="1796">
            <text:p>1796</text:p>
          </table:table-cell>
          <table:table-cell office:value-type="time" office:time-value="PT12H04M17.112S">
            <text:p>12:04:17.11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186">
            <text:p>1186</text:p>
          </table:table-cell>
          <table:table-cell office:value-type="string">
            <text:p>Success</text:p>
          </table:table-cell>
          <table:table-cell office:value-type="float" office:value="19257">
            <text:p>19257</text:p>
          </table:table-cell>
          <table:table-cell table:number-columns-repeated="1017"/>
        </table:table-row>
        <table:table-row table:style-name="ro1">
          <table:table-cell office:value-type="float" office:value="1797">
            <text:p>1797</text:p>
          </table:table-cell>
          <table:table-cell office:value-type="time" office:time-value="PT12H04M18.254S">
            <text:p>12:04:18.25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325">
            <text:p>325</text:p>
          </table:table-cell>
          <table:table-cell table:number-columns-repeated="1017"/>
        </table:table-row>
        <table:table-row table:style-name="ro1">
          <table:table-cell office:value-type="float" office:value="1798">
            <text:p>1798</text:p>
          </table:table-cell>
          <table:table-cell office:value-type="time" office:time-value="PT12H04M18.192S">
            <text:p>12:04:18.19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1799">
            <text:p>1799</text:p>
          </table:table-cell>
          <table:table-cell office:value-type="time" office:time-value="PT12H04M18.298S">
            <text:p>12:04:18.30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325">
            <text:p>325</text:p>
          </table:table-cell>
          <table:table-cell table:number-columns-repeated="1017"/>
        </table:table-row>
        <table:table-row table:style-name="ro1">
          <table:table-cell office:value-type="float" office:value="1800">
            <text:p>1800</text:p>
          </table:table-cell>
          <table:table-cell office:value-type="time" office:time-value="PT12H04M18.307S">
            <text:p>12:04:18.31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01">
            <text:p>1801</text:p>
          </table:table-cell>
          <table:table-cell office:value-type="time" office:time-value="PT12H04M18.333S">
            <text:p>12:04:18.33</text:p>
          </table:table-cell>
          <table:table-cell office:value-type="string">
            <text:p>TC0002_PlannerB 2-16</text:p>
          </table:table-cell>
          <table:table-cell office:value-type="string">
            <text:p>/channels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2">
            <text:p>1802</text:p>
          </table:table-cell>
          <table:table-cell office:value-type="time" office:time-value="PT12H04M18.346S">
            <text:p>12:04:18.35</text:p>
          </table:table-cell>
          <table:table-cell office:value-type="string">
            <text:p>TC0002_PlannerB 2-16</text:p>
          </table:table-cell>
          <table:table-cell office:value-type="string">
            <text:p>/channels/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3">
            <text:p>1803</text:p>
          </table:table-cell>
          <table:table-cell office:value-type="time" office:time-value="PT12H04M18.367S">
            <text:p>12:04:18.37</text:p>
          </table:table-cell>
          <table:table-cell office:value-type="string">
            <text:p>TC0002_PlannerB 2-16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04">
            <text:p>1804</text:p>
          </table:table-cell>
          <table:table-cell office:value-type="time" office:time-value="PT12H04M18.253S">
            <text:p>12:04:18.25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226">
            <text:p>226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805">
            <text:p>1805</text:p>
          </table:table-cell>
          <table:table-cell office:value-type="time" office:time-value="PT12H04M18.321S">
            <text:p>12:04:18.32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49306">
            <text:p>49306</text:p>
          </table:table-cell>
          <table:table-cell table:number-columns-repeated="1017"/>
        </table:table-row>
        <table:table-row table:style-name="ro1">
          <table:table-cell office:value-type="float" office:value="1806">
            <text:p>1806</text:p>
          </table:table-cell>
          <table:table-cell office:value-type="time" office:time-value="PT12H04M18.304S">
            <text:p>12:04:18.30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05">
            <text:p>205</text:p>
          </table:table-cell>
          <table:table-cell office:value-type="string">
            <text:p>Success</text:p>
          </table:table-cell>
          <table:table-cell office:value-type="float" office:value="49299">
            <text:p>49299</text:p>
          </table:table-cell>
          <table:table-cell table:number-columns-repeated="1017"/>
        </table:table-row>
        <table:table-row table:style-name="ro1">
          <table:table-cell office:value-type="float" office:value="1807">
            <text:p>1807</text:p>
          </table:table-cell>
          <table:table-cell office:value-type="time" office:time-value="PT12H04M18.479S">
            <text:p>12:04:18.48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08">
            <text:p>1808</text:p>
          </table:table-cell>
          <table:table-cell office:value-type="time" office:time-value="PT12H04M18.512S">
            <text:p>12:04:18.51</text:p>
          </table:table-cell>
          <table:table-cell office:value-type="string">
            <text:p>TC0002_PlannerB 2-17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9">
            <text:p>1809</text:p>
          </table:table-cell>
          <table:table-cell office:value-type="time" office:time-value="PT12H04M18.52S">
            <text:p>12:04:18.52</text:p>
          </table:table-cell>
          <table:table-cell office:value-type="string">
            <text:p>TC0002_PlannerB 2-17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time" office:time-value="PT12H04M18.525S">
            <text:p>12:04:18.53</text:p>
          </table:table-cell>
          <table:table-cell office:value-type="string">
            <text:p>TC0002_PlannerB 2-17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11">
            <text:p>1811</text:p>
          </table:table-cell>
          <table:table-cell office:value-type="time" office:time-value="PT12H04M18.499S">
            <text:p>12:04:18.50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19757">
            <text:p>19757</text:p>
          </table:table-cell>
          <table:table-cell table:number-columns-repeated="1017"/>
        </table:table-row>
        <table:table-row table:style-name="ro1">
          <table:table-cell office:value-type="float" office:value="1812">
            <text:p>1812</text:p>
          </table:table-cell>
          <table:table-cell office:value-type="time" office:time-value="PT12H04M18.511S">
            <text:p>12:04:18.51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19752">
            <text:p>19752</text:p>
          </table:table-cell>
          <table:table-cell table:number-columns-repeated="1017"/>
        </table:table-row>
        <table:table-row table:style-name="ro1">
          <table:table-cell office:value-type="float" office:value="1813">
            <text:p>1813</text:p>
          </table:table-cell>
          <table:table-cell office:value-type="time" office:time-value="PT12H04M18.561S">
            <text:p>12:04:18.56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14">
            <text:p>1814</text:p>
          </table:table-cell>
          <table:table-cell office:value-type="time" office:time-value="PT12H04M18.588S">
            <text:p>12:04:18.59</text:p>
          </table:table-cell>
          <table:table-cell office:value-type="string">
            <text:p>TC0001_PlannerA 1-14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5">
            <text:p>1815</text:p>
          </table:table-cell>
          <table:table-cell office:value-type="time" office:time-value="PT12H04M18.596S">
            <text:p>12:04:18.60</text:p>
          </table:table-cell>
          <table:table-cell office:value-type="string">
            <text:p>TC0001_PlannerA 1-14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6">
            <text:p>1816</text:p>
          </table:table-cell>
          <table:table-cell office:value-type="time" office:time-value="PT12H04M18.601S">
            <text:p>12:04:18.60</text:p>
          </table:table-cell>
          <table:table-cell office:value-type="string">
            <text:p>TC0001_PlannerA 1-1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17">
            <text:p>1817</text:p>
          </table:table-cell>
          <table:table-cell office:value-type="time" office:time-value="PT12H04M18.575S">
            <text:p>12:04:18.58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18">
            <text:p>1818</text:p>
          </table:table-cell>
          <table:table-cell office:value-type="time" office:time-value="PT12H04M18.608S">
            <text:p>12:04:18.61</text:p>
          </table:table-cell>
          <table:table-cell office:value-type="string">
            <text:p>TC0001_PlannerA 1-3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9">
            <text:p>1819</text:p>
          </table:table-cell>
          <table:table-cell office:value-type="time" office:time-value="PT12H04M18.616S">
            <text:p>12:04:18.62</text:p>
          </table:table-cell>
          <table:table-cell office:value-type="string">
            <text:p>TC0001_PlannerA 1-3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time" office:time-value="PT12H04M18.62S">
            <text:p>12:04:18.62</text:p>
          </table:table-cell>
          <table:table-cell office:value-type="string">
            <text:p>TC0001_PlannerA 1-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5">11/25/2011</text:date>, <text:time>15:3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5T15:36:23.43</dc:date>
    <meta:document-statistic meta:table-count="1" meta:cell-count="12747" meta:object-count="0"/>
    <meta:generator>OpenOffice.org/3.2$Win32 OpenOffice.org_project/320m12$Build-9483</meta:generator>
  </office:meta>
</office:document-meta>
</file>